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9D50000564D51EBA307E6838C12.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face style:name="Courier New" svg:font-family="'Courier New'" style:font-family-generic="modern"/>
    <style:font-face style:name="ＭＳ 明朝" svg:font-family="'ＭＳ 明朝'"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178.82mm" fo:margin-left="-1.91mm" style:page-number="auto" table:align="left" style:writing-mode="lr-tb"/>
    </style:style>
    <style:style style:name="Table1.A" style:family="table-column">
      <style:table-column-properties style:column-width="89.41mm"/>
    </style:style>
    <style:style style:name="Table1.1" style:family="table-row">
      <style:table-row-properties fo:keep-together="auto"/>
    </style:style>
    <style:style style:name="Table1.A1" style:family="table-cell">
      <style:table-cell-properties style:vertical-align="top" fo:padding-left="1.91mm" fo:padding-right="1.91mm" fo:padding-top="0mm" fo:padding-bottom="0mm" fo:border="none" style:writing-mode="lr-tb"/>
    </style:style>
    <style:style style:name="Table2" style:family="table">
      <style:table-properties style:width="174.43mm" fo:margin-left="-1.91mm" table:align="left" style:writing-mode="lr-tb"/>
    </style:style>
    <style:style style:name="Table2.A" style:family="table-column">
      <style:table-column-properties style:column-width="29.42mm"/>
    </style:style>
    <style:style style:name="Table2.B" style:family="table-column">
      <style:table-column-properties style:column-width="82.5mm"/>
    </style:style>
    <style:style style:name="Table2.C" style:family="table-column">
      <style:table-column-properties style:column-width="62.51mm"/>
    </style:style>
    <style:style style:name="Table2.1" style:family="table-row">
      <style:table-row-properties fo:keep-together="auto"/>
    </style:style>
    <style:style style:name="Table2.A1" style:family="table-cell">
      <style:table-cell-properties style:vertical-align="top" fo:padding-left="1.91mm" fo:padding-right="1.91mm" fo:padding-top="0mm" fo:padding-bottom="0mm" fo:border="none" style:writing-mode="lr-tb"/>
    </style:style>
    <style:style style:name="Table3" style:family="table">
      <style:table-properties style:width="174.03mm" fo:margin-left="-1.5mm" table:align="left" style:writing-mode="lr-tb"/>
    </style:style>
    <style:style style:name="Table3.A" style:family="table-column">
      <style:table-column-properties style:column-width="40.01mm"/>
    </style:style>
    <style:style style:name="Table3.B" style:family="table-column">
      <style:table-column-properties style:column-width="59.41mm"/>
    </style:style>
    <style:style style:name="Table3.C" style:family="table-column">
      <style:table-column-properties style:column-width="74.61mm"/>
    </style:style>
    <style:style style:name="Table3.1" style:family="table-row">
      <style:table-row-properties fo:keep-together="auto"/>
    </style:style>
    <style:style style:name="Table3.A1" style:family="table-cell">
      <style:table-cell-properties style:vertical-align="top" fo:padding-left="1.5mm" fo:padding-right="1.5mm" fo:padding-top="0mm" fo:padding-bottom="0mm" fo:border="none" style:writing-mode="lr-tb"/>
    </style:style>
    <style:style style:name="Table4" style:family="table">
      <style:table-properties style:width="172.53mm" table:align="left" style:writing-mode="lr-tb"/>
    </style:style>
    <style:style style:name="Table4.A" style:family="table-column">
      <style:table-column-properties style:column-width="40.01mm"/>
    </style:style>
    <style:style style:name="Table4.B" style:family="table-column">
      <style:table-column-properties style:column-width="132.52mm"/>
    </style:style>
    <style:style style:name="Table4.1" style:family="table-row">
      <style:table-row-properties fo:keep-together="auto"/>
    </style:style>
    <style:style style:name="Table4.A1" style:family="table-cell">
      <style:table-cell-properties style:vertical-align="top" fo:padding="0mm" fo:border="none" style:writing-mode="lr-tb"/>
    </style:style>
    <style:style style:name="Table4.B1" style:family="table-cell">
      <style:table-cell-properties style:vertical-align="top" style:border-line-width-top="0.79mm 0.79mm 0.79mm" fo:padding="0mm" fo:border-left="none" fo:border-right="none" fo:border-top="6.75pt double #000000" fo:border-bottom="none" style:writing-mode="lr-tb"/>
    </style:style>
    <style:style style:name="Table5" style:family="table">
      <style:table-properties style:width="172.53mm" table:align="left" style:writing-mode="lr-tb"/>
    </style:style>
    <style:style style:name="Table5.A" style:family="table-column">
      <style:table-column-properties style:column-width="40.01mm"/>
    </style:style>
    <style:style style:name="Table5.B" style:family="table-column">
      <style:table-column-properties style:column-width="132.52mm"/>
    </style:style>
    <style:style style:name="Table5.1" style:family="table-row">
      <style:table-row-properties fo:keep-together="auto"/>
    </style:style>
    <style:style style:name="Table5.A1" style:family="table-cell">
      <style:table-cell-properties style:vertical-align="top" fo:padding="0mm" fo:border="none" style:writing-mode="lr-tb"/>
    </style:style>
    <style:style style:name="Table5.B1" style:family="table-cell">
      <style:table-cell-properties style:vertical-align="top" style:border-line-width-top="0.79mm 0.79mm 0.79mm" fo:padding="0mm" fo:border-left="none" fo:border-right="none" fo:border-top="6.75pt double #000000" fo:border-bottom="none" style:writing-mode="lr-tb"/>
    </style:style>
    <style:style style:name="Table6" style:family="table">
      <style:table-properties style:width="171.27mm" fo:margin-left="-1.25mm" fo:break-before="page" table:align="left" style:writing-mode="lr-tb"/>
    </style:style>
    <style:style style:name="Table6.A" style:family="table-column">
      <style:table-column-properties style:column-width="13.78mm"/>
    </style:style>
    <style:style style:name="Table6.B" style:family="table-column">
      <style:table-column-properties style:column-width="11.89mm"/>
    </style:style>
    <style:style style:name="Table6.C" style:family="table-column">
      <style:table-column-properties style:column-width="70.61mm"/>
    </style:style>
    <style:style style:name="Table6.D" style:family="table-column">
      <style:table-column-properties style:column-width="7.5mm"/>
    </style:style>
    <style:style style:name="Table6.E" style:family="table-column">
      <style:table-column-properties style:column-width="18.61mm"/>
    </style:style>
    <style:style style:name="Table6.F" style:family="table-column">
      <style:table-column-properties style:column-width="5.03mm"/>
    </style:style>
    <style:style style:name="Table6.L" style:family="table-column">
      <style:table-column-properties style:column-width="18.73mm"/>
    </style:style>
    <style:style style:name="Table6.1" style:family="table-row">
      <style:table-row-properties fo:keep-together="auto"/>
    </style:style>
    <style:style style:name="Table6.A1" style:family="table-cell">
      <style:table-cell-properties style:vertical-align="top" fo:padding-left="1.15mm" fo:padding-right="1.15mm" fo:padding-top="0mm" fo:padding-bottom="0mm" fo:border="none" style:writing-mode="lr-tb"/>
    </style:style>
    <style:style style:name="Table7" style:family="table">
      <style:table-properties style:width="170.67mm" fo:margin-left="-0.25mm" table:align="left" style:writing-mode="lr-tb"/>
    </style:style>
    <style:style style:name="Table7.A" style:family="table-column">
      <style:table-column-properties style:column-width="14.99mm"/>
    </style:style>
    <style:style style:name="Table7.B" style:family="table-column">
      <style:table-column-properties style:column-width="112.52mm"/>
    </style:style>
    <style:style style:name="Table7.C" style:family="table-column">
      <style:table-column-properties style:column-width="8.5mm"/>
    </style:style>
    <style:style style:name="Table7.E" style:family="table-column">
      <style:table-column-properties style:column-width="8.7mm"/>
    </style:style>
    <style:style style:name="Table7.F" style:family="table-column">
      <style:table-column-properties style:column-width="8.47mm"/>
    </style:style>
    <style:style style:name="Table7.G" style:family="table-column">
      <style:table-column-properties style:column-width="8.87mm"/>
    </style:style>
    <style:style style:name="Table7.1" style:family="table-row">
      <style:table-row-properties fo:keep-together="auto"/>
    </style:style>
    <style:style style:name="Table7.A1" style:family="table-cell">
      <style:table-cell-properties style:vertical-align="top" fo:padding-left="1.89mm" fo:padding-right="1.89mm" fo:padding-top="0mm" fo:padding-bottom="0mm" fo:border-left="1.5pt solid #808080" fo:border-right="none" fo:border-top="1.5pt solid #808080" fo:border-bottom="0.75pt dashed #ffffff" style:writing-mode="lr-tb"/>
    </style:style>
    <style:style style:name="Table7.B1" style:family="table-cell">
      <style:table-cell-properties style:vertical-align="top" fo:padding-left="1.89mm" fo:padding-right="1.89mm" fo:padding-top="0mm" fo:padding-bottom="0mm" fo:border-left="0.75pt dashed #ffffff" fo:border-right="none" fo:border-top="1.5pt solid #808080" fo:border-bottom="0.75pt dashed #ffffff" style:writing-mode="lr-tb"/>
    </style:style>
    <style:style style:name="Table7.C1" style:family="table-cell">
      <style:table-cell-properties style:vertical-align="top" fo:padding-left="1.89mm" fo:padding-right="1.89mm" fo:padding-top="0mm" fo:padding-bottom="0mm" fo:border-left="0.75pt solid #808080" fo:border-right="1.5pt solid #808080" fo:border-top="1.5pt solid #808080" fo:border-bottom="0.75pt solid #808080" style:writing-mode="lr-tb"/>
    </style:style>
    <style:style style:name="Table7.A2" style:family="table-cell">
      <style:table-cell-properties style:vertical-align="top" fo:padding-left="1.89mm" fo:padding-right="1.89mm" fo:padding-top="0mm" fo:padding-bottom="0mm" fo:border-left="1.5pt solid #808080" fo:border-right="none" fo:border-top="0.75pt dashed #ffffff" fo:border-bottom="0.75pt dashed #ffffff" style:writing-mode="lr-tb"/>
    </style:style>
    <style:style style:name="Table7.B2" style:family="table-cell">
      <style:table-cell-properties style:vertical-align="top" fo:padding-left="1.89mm" fo:padding-right="1.89mm" fo:padding-top="0mm" fo:padding-bottom="0mm" fo:border-left="0.75pt solid #808080" fo:border-right="none" fo:border-top="0.75pt dashed #ffffff" fo:border-bottom="0.75pt dashed #ffffff" style:writing-mode="lr-tb"/>
    </style:style>
    <style:style style:name="Table7.C2" style:family="table-cell">
      <style:table-cell-properties style:vertical-align="top" fo:padding-left="1.89mm" fo:padding-right="1.89mm" fo:padding-top="0mm" fo:padding-bottom="0mm" fo:border-left="0.75pt solid #808080" fo:border-right="none" fo:border-top="0.75pt solid #808080" fo:border-bottom="0.75pt dashed #ffffff" style:writing-mode="lr-tb"/>
    </style:style>
    <style:style style:name="Table7.G2" style:family="table-cell">
      <style:table-cell-properties style:vertical-align="top" fo:padding-left="1.89mm" fo:padding-right="1.89mm" fo:padding-top="0mm" fo:padding-bottom="0mm" fo:border-left="0.75pt solid #808080" fo:border-right="1.5pt solid #808080" fo:border-top="0.75pt solid #808080" fo:border-bottom="0.75pt dashed #ffffff" style:writing-mode="lr-tb"/>
    </style:style>
    <style:style style:name="Table7.A3" style:family="table-cell">
      <style:table-cell-properties style:vertical-align="top" fo:padding-left="1.89mm" fo:padding-right="1.89mm" fo:padding-top="0mm" fo:padding-bottom="0mm" fo:border-left="1.5pt solid #808080" fo:border-right="none" fo:border-top="0.75pt solid #808080" fo:border-bottom="0.75pt solid #808080" style:writing-mode="lr-tb"/>
    </style:style>
    <style:style style:name="Table7.B3" style:family="table-cell">
      <style:table-cell-properties style:vertical-align="top" fo:padding-left="1.89mm" fo:padding-right="1.89mm" fo:padding-top="0mm" fo:padding-bottom="0mm" fo:border-left="0.75pt solid #808080" fo:border-right="none" fo:border-top="0.75pt solid #808080" fo:border-bottom="0.75pt solid #808080" style:writing-mode="lr-tb"/>
    </style:style>
    <style:style style:name="Table7.G3" style:family="table-cell">
      <style:table-cell-properties style:vertical-align="top" fo:padding-left="1.89mm" fo:padding-right="1.89mm" fo:padding-top="0mm" fo:padding-bottom="0mm" fo:border-left="0.75pt solid #808080" fo:border-right="1.5pt solid #808080" fo:border-top="0.75pt solid #808080" fo:border-bottom="0.75pt solid #808080" style:writing-mode="lr-tb"/>
    </style:style>
    <style:style style:name="Table7.G30" style:family="table-cell">
      <style:table-cell-properties style:vertical-align="top" fo:padding-left="1.89mm" fo:padding-right="1.89mm" fo:padding-top="0mm" fo:padding-bottom="0mm" fo:border-left="0.75pt solid #808080" fo:border-right="1.5pt solid #808080" fo:border-top="0.75pt dashed #ffffff" fo:border-bottom="0.75pt dashed #ffffff" style:writing-mode="lr-tb"/>
    </style:style>
    <style:style style:name="Table7.A31" style:family="table-cell">
      <style:table-cell-properties style:vertical-align="top" fo:padding-left="1.89mm" fo:padding-right="1.89mm" fo:padding-top="0mm" fo:padding-bottom="0mm" fo:border-left="1.5pt solid #808080" fo:border-right="none" fo:border-top="0.75pt solid #808080" fo:border-bottom="1.5pt solid #808080" style:writing-mode="lr-tb"/>
    </style:style>
    <style:style style:name="Table7.B31" style:family="table-cell">
      <style:table-cell-properties style:vertical-align="top" fo:padding-left="1.89mm" fo:padding-right="1.89mm" fo:padding-top="0mm" fo:padding-bottom="0mm" fo:border-left="0.75pt solid #808080" fo:border-right="none" fo:border-top="0.75pt solid #808080" fo:border-bottom="1.5pt solid #808080" style:writing-mode="lr-tb"/>
    </style:style>
    <style:style style:name="Table7.G31" style:family="table-cell">
      <style:table-cell-properties style:vertical-align="top" fo:padding-left="1.89mm" fo:padding-right="1.89mm" fo:padding-top="0mm" fo:padding-bottom="0mm" fo:border-left="0.75pt solid #808080" fo:border-right="1.5pt solid #808080" fo:border-top="0.75pt solid #808080" fo:border-bottom="1.5pt solid #808080" style:writing-mode="lr-tb"/>
    </style:style>
    <style:style style:name="Table8" style:family="table">
      <style:table-properties style:width="170.18mm" fo:margin-left="-1.91mm" table:align="left" style:writing-mode="lr-tb"/>
    </style:style>
    <style:style style:name="Table8.A" style:family="table-column">
      <style:table-column-properties style:column-width="12.7mm"/>
    </style:style>
    <style:style style:name="Table8.C" style:family="table-column">
      <style:table-column-properties style:column-width="94.03mm"/>
    </style:style>
    <style:style style:name="Table8.D" style:family="table-column">
      <style:table-column-properties style:column-width="7.57mm"/>
    </style:style>
    <style:style style:name="Table8.F" style:family="table-column">
      <style:table-column-properties style:column-width="15.24mm"/>
    </style:style>
    <style:style style:name="Table8.1" style:family="table-row">
      <style:table-row-properties fo:keep-together="auto"/>
    </style:style>
    <style:style style:name="Table8.A1" style:family="table-cell">
      <style:table-cell-properties style:vertical-align="top" fo:padding-left="1.91mm" fo:padding-right="1.91mm" fo:padding-top="0mm" fo:padding-bottom="0mm" fo:border="none" style:writing-mode="lr-tb"/>
    </style:style>
    <style:style style:name="Table9" style:family="table">
      <style:table-properties style:width="170.18mm" fo:margin-left="-1.91mm" table:align="left" style:writing-mode="lr-tb"/>
    </style:style>
    <style:style style:name="Table9.A" style:family="table-column">
      <style:table-column-properties style:column-width="12.7mm"/>
    </style:style>
    <style:style style:name="Table9.C" style:family="table-column">
      <style:table-column-properties style:column-width="94.03mm"/>
    </style:style>
    <style:style style:name="Table9.D" style:family="table-column">
      <style:table-column-properties style:column-width="7.57mm"/>
    </style:style>
    <style:style style:name="Table9.F" style:family="table-column">
      <style:table-column-properties style:column-width="15.24mm"/>
    </style:style>
    <style:style style:name="Table9.1" style:family="table-row">
      <style:table-row-properties fo:keep-together="auto"/>
    </style:style>
    <style:style style:name="Table9.A1" style:family="table-cell">
      <style:table-cell-properties style:vertical-align="top" fo:padding-left="1.91mm" fo:padding-right="1.91mm" fo:padding-top="0mm" fo:padding-bottom="0mm" fo:border="none" style:writing-mode="lr-tb"/>
    </style:style>
    <style:style style:name="Table10" style:family="table">
      <style:table-properties style:width="170.18mm" fo:margin-left="-1.91mm" table:align="left" style:writing-mode="lr-tb"/>
    </style:style>
    <style:style style:name="Table10.A" style:family="table-column">
      <style:table-column-properties style:column-width="12.7mm"/>
    </style:style>
    <style:style style:name="Table10.C" style:family="table-column">
      <style:table-column-properties style:column-width="94.03mm"/>
    </style:style>
    <style:style style:name="Table10.D" style:family="table-column">
      <style:table-column-properties style:column-width="7.57mm"/>
    </style:style>
    <style:style style:name="Table10.F" style:family="table-column">
      <style:table-column-properties style:column-width="15.24mm"/>
    </style:style>
    <style:style style:name="Table10.1" style:family="table-row">
      <style:table-row-properties fo:keep-together="auto"/>
    </style:style>
    <style:style style:name="Table10.A1" style:family="table-cell">
      <style:table-cell-properties style:vertical-align="top" fo:padding-left="1.91mm" fo:padding-right="1.91mm" fo:padding-top="0mm" fo:padding-bottom="0mm" fo:border="none" style:writing-mode="lr-tb"/>
    </style:style>
    <style:style style:name="Table11" style:family="table">
      <style:table-properties style:width="170.18mm" fo:margin-left="-1.91mm" table:align="left" style:writing-mode="lr-tb"/>
    </style:style>
    <style:style style:name="Table11.A" style:family="table-column">
      <style:table-column-properties style:column-width="12.7mm"/>
    </style:style>
    <style:style style:name="Table11.C" style:family="table-column">
      <style:table-column-properties style:column-width="94.03mm"/>
    </style:style>
    <style:style style:name="Table11.D" style:family="table-column">
      <style:table-column-properties style:column-width="7.57mm"/>
    </style:style>
    <style:style style:name="Table11.F" style:family="table-column">
      <style:table-column-properties style:column-width="15.24mm"/>
    </style:style>
    <style:style style:name="Table11.1" style:family="table-row">
      <style:table-row-properties fo:keep-together="auto"/>
    </style:style>
    <style:style style:name="Table11.A1" style:family="table-cell">
      <style:table-cell-properties style:vertical-align="top" fo:padding-left="1.91mm" fo:padding-right="1.91mm" fo:padding-top="0mm" fo:padding-bottom="0mm" fo:border="none" style:writing-mode="lr-tb"/>
    </style:style>
    <style:style style:name="Table12" style:family="table">
      <style:table-properties style:width="170.18mm" fo:margin-left="-1.91mm" table:align="left" style:writing-mode="lr-tb"/>
    </style:style>
    <style:style style:name="Table12.A" style:family="table-column">
      <style:table-column-properties style:column-width="12.7mm"/>
    </style:style>
    <style:style style:name="Table12.C" style:family="table-column">
      <style:table-column-properties style:column-width="94.03mm"/>
    </style:style>
    <style:style style:name="Table12.D" style:family="table-column">
      <style:table-column-properties style:column-width="7.57mm"/>
    </style:style>
    <style:style style:name="Table12.F" style:family="table-column">
      <style:table-column-properties style:column-width="15.24mm"/>
    </style:style>
    <style:style style:name="Table12.1" style:family="table-row">
      <style:table-row-properties fo:keep-together="auto"/>
    </style:style>
    <style:style style:name="Table12.A1" style:family="table-cell">
      <style:table-cell-properties style:vertical-align="top" fo:padding-left="1.91mm" fo:padding-right="1.91mm" fo:padding-top="0mm" fo:padding-bottom="0mm" fo:border="none" style:writing-mode="lr-tb"/>
    </style:style>
    <style:style style:name="Table13" style:family="table">
      <style:table-properties style:width="170.18mm" fo:margin-left="-1.91mm" table:align="left" style:writing-mode="lr-tb"/>
    </style:style>
    <style:style style:name="Table13.A" style:family="table-column">
      <style:table-column-properties style:column-width="12.7mm"/>
    </style:style>
    <style:style style:name="Table13.C" style:family="table-column">
      <style:table-column-properties style:column-width="106.52mm"/>
    </style:style>
    <style:style style:name="Table13.D" style:family="table-column">
      <style:table-column-properties style:column-width="7.78mm"/>
    </style:style>
    <style:style style:name="Table13.E" style:family="table-column">
      <style:table-column-properties style:column-width="15.24mm"/>
    </style:style>
    <style:style style:name="Table13.1" style:family="table-row">
      <style:table-row-properties fo:keep-together="auto"/>
    </style:style>
    <style:style style:name="Table13.A1" style:family="table-cell">
      <style:table-cell-properties style:vertical-align="top" fo:padding-left="1.91mm" fo:padding-right="1.91mm" fo:padding-top="0mm" fo:padding-bottom="0mm" fo:border="none" style:writing-mode="lr-tb"/>
    </style:style>
    <style:style style:name="Table14" style:family="table">
      <style:table-properties style:width="173.2mm" fo:margin-left="-3.18mm" table:align="left" style:writing-mode="lr-tb"/>
    </style:style>
    <style:style style:name="Table14.A" style:family="table-column">
      <style:table-column-properties style:column-width="7.62mm"/>
    </style:style>
    <style:style style:name="Table14.B" style:family="table-column">
      <style:table-column-properties style:column-width="12.7mm"/>
    </style:style>
    <style:style style:name="Table14.C" style:family="table-column">
      <style:table-column-properties style:column-width="7.87mm"/>
    </style:style>
    <style:style style:name="Table14.D" style:family="table-column">
      <style:table-column-properties style:column-width="145.01mm"/>
    </style:style>
    <style:style style:name="Table14.1" style:family="table-row">
      <style:table-row-properties fo:keep-together="auto"/>
    </style:style>
    <style:style style:name="Table14.A1" style:family="table-cell">
      <style:table-cell-properties style:vertical-align="top" fo:padding-left="3.18mm" fo:padding-right="3.18mm" fo:padding-top="0mm" fo:padding-bottom="0mm" fo:border="none" style:writing-mode="lr-tb"/>
    </style:style>
    <style:style style:name="Table15" style:family="table">
      <style:table-properties style:width="173.2mm" fo:margin-left="-3.18mm" table:align="left" style:writing-mode="lr-tb"/>
    </style:style>
    <style:style style:name="Table15.A" style:family="table-column">
      <style:table-column-properties style:column-width="7.62mm"/>
    </style:style>
    <style:style style:name="Table15.B" style:family="table-column">
      <style:table-column-properties style:column-width="12.7mm"/>
    </style:style>
    <style:style style:name="Table15.C" style:family="table-column">
      <style:table-column-properties style:column-width="7.87mm"/>
    </style:style>
    <style:style style:name="Table15.D" style:family="table-column">
      <style:table-column-properties style:column-width="145.01mm"/>
    </style:style>
    <style:style style:name="Table15.1" style:family="table-row">
      <style:table-row-properties fo:keep-together="auto"/>
    </style:style>
    <style:style style:name="Table15.A1" style:family="table-cell">
      <style:table-cell-properties style:vertical-align="top" fo:padding-left="3.18mm" fo:padding-right="3.18mm" fo:padding-top="0mm" fo:padding-bottom="0mm" fo:border="none" style:writing-mode="lr-tb"/>
    </style:style>
    <style:style style:name="Table16" style:family="table">
      <style:table-properties style:width="173.2mm" fo:margin-left="-3.18mm" table:align="left" style:writing-mode="lr-tb"/>
    </style:style>
    <style:style style:name="Table16.A" style:family="table-column">
      <style:table-column-properties style:column-width="7.62mm"/>
    </style:style>
    <style:style style:name="Table16.B" style:family="table-column">
      <style:table-column-properties style:column-width="12.7mm"/>
    </style:style>
    <style:style style:name="Table16.C" style:family="table-column">
      <style:table-column-properties style:column-width="7.87mm"/>
    </style:style>
    <style:style style:name="Table16.D" style:family="table-column">
      <style:table-column-properties style:column-width="145.01mm"/>
    </style:style>
    <style:style style:name="Table16.1" style:family="table-row">
      <style:table-row-properties fo:keep-together="auto"/>
    </style:style>
    <style:style style:name="Table16.A1" style:family="table-cell">
      <style:table-cell-properties style:vertical-align="top" fo:padding-left="3.18mm" fo:padding-right="3.18mm" fo:padding-top="0mm" fo:padding-bottom="0mm" fo:border="none" style:writing-mode="lr-tb"/>
    </style:style>
    <style:style style:name="Table17" style:family="table">
      <style:table-properties style:width="173.2mm" fo:margin-left="-3.18mm" table:align="left" style:writing-mode="lr-tb"/>
    </style:style>
    <style:style style:name="Table17.A" style:family="table-column">
      <style:table-column-properties style:column-width="7.62mm"/>
    </style:style>
    <style:style style:name="Table17.B" style:family="table-column">
      <style:table-column-properties style:column-width="12.7mm"/>
    </style:style>
    <style:style style:name="Table17.C" style:family="table-column">
      <style:table-column-properties style:column-width="7.87mm"/>
    </style:style>
    <style:style style:name="Table17.D" style:family="table-column">
      <style:table-column-properties style:column-width="145.01mm"/>
    </style:style>
    <style:style style:name="Table17.1" style:family="table-row">
      <style:table-row-properties fo:keep-together="auto"/>
    </style:style>
    <style:style style:name="Table17.A1" style:family="table-cell">
      <style:table-cell-properties style:vertical-align="top" fo:padding-left="3.18mm" fo:padding-right="3.18mm" fo:padding-top="0mm" fo:padding-bottom="0mm" fo:border="none" style:writing-mode="lr-tb"/>
    </style:style>
    <style:style style:name="Table18" style:family="table">
      <style:table-properties style:width="173.2mm" fo:margin-left="-3.18mm" table:align="left" style:writing-mode="lr-tb"/>
    </style:style>
    <style:style style:name="Table18.A" style:family="table-column">
      <style:table-column-properties style:column-width="7.62mm"/>
    </style:style>
    <style:style style:name="Table18.B" style:family="table-column">
      <style:table-column-properties style:column-width="12.7mm"/>
    </style:style>
    <style:style style:name="Table18.C" style:family="table-column">
      <style:table-column-properties style:column-width="7.87mm"/>
    </style:style>
    <style:style style:name="Table18.D" style:family="table-column">
      <style:table-column-properties style:column-width="145.01mm"/>
    </style:style>
    <style:style style:name="Table18.1" style:family="table-row">
      <style:table-row-properties fo:keep-together="auto"/>
    </style:style>
    <style:style style:name="Table18.A1" style:family="table-cell">
      <style:table-cell-properties style:vertical-align="top" fo:padding-left="3.18mm" fo:padding-right="3.18mm" fo:padding-top="0mm" fo:padding-bottom="0mm" fo:border="none" style:writing-mode="lr-tb"/>
    </style:style>
    <style:style style:name="P1" style:family="paragraph" style:parent-style-name="Standard">
      <style:text-properties style:font-name="Arial" fo:font-weight="bold" style:font-name-asian="Arial" style:font-weight-asian="bold" style:font-name-complex="Arial" style:font-weight-complex="bold"/>
    </style:style>
    <style:style style:name="P2" style:family="paragraph" style:parent-style-name="Standard">
      <style:paragraph-properties style:line-height-at-least="4.94mm">
        <style:tab-stops>
          <style:tab-stop style:position="27.01mm" style:type="center"/>
          <style:tab-stop style:position="91.99mm" style:type="center"/>
          <style:tab-stop style:position="156.99mm" style:type="center"/>
        </style:tab-stops>
      </style:paragraph-properties>
      <style:text-properties style:font-name="Arial" fo:font-weight="bold" style:font-name-asian="Arial" style:font-weight-asian="bold" style:font-name-complex="Arial" style:font-weight-complex="bold"/>
    </style:style>
    <style:style style:name="P3" style:family="paragraph" style:parent-style-name="Standard">
      <style:paragraph-properties>
        <style:tab-stops>
          <style:tab-stop style:position="10mm"/>
          <style:tab-stop style:position="127.53mm"/>
          <style:tab-stop style:position="132.08mm"/>
          <style:tab-stop style:position="137.16mm"/>
          <style:tab-stop style:position="139.7mm"/>
        </style:tab-stops>
      </style:paragraph-properties>
      <style:text-properties style:font-name="Arial" fo:font-weight="bold" style:font-name-asian="Arial" style:font-weight-asian="bold" style:font-name-complex="Arial" style:font-weight-complex="bold"/>
    </style:style>
    <style:style style:name="P4" style:family="paragraph" style:parent-style-name="Standard">
      <style:paragraph-properties>
        <style:tab-stops>
          <style:tab-stop style:position="10mm"/>
        </style:tab-stops>
      </style:paragraph-properties>
      <style:text-properties style:font-name="Arial" fo:font-weight="bold" style:font-name-asian="Arial" style:font-weight-asian="bold" style:font-name-complex="Arial" style:font-weight-complex="bold"/>
    </style:style>
    <style:style style:name="P5" style:family="paragraph" style:parent-style-name="Standard">
      <style:paragraph-properties fo:text-align="justify" style:justify-single-word="false">
        <style:tab-stops>
          <style:tab-stop style:position="10mm"/>
          <style:tab-stop style:position="22.51mm"/>
        </style:tab-stops>
      </style:paragraph-properties>
      <style:text-properties style:font-name="Arial" fo:font-weight="bold" style:font-name-asian="Arial" style:font-weight-asian="bold" style:font-name-complex="Arial" style:font-weight-complex="bold"/>
    </style:style>
    <style:style style:name="P6" style:family="paragraph" style:parent-style-name="Standard">
      <style:paragraph-properties fo:text-align="justify" style:justify-single-word="false">
        <style:tab-stops>
          <style:tab-stop style:position="0mm"/>
          <style:tab-stop style:position="15.01mm"/>
          <style:tab-stop style:position="24.98mm"/>
          <style:tab-stop style:position="37.47mm"/>
          <style:tab-stop style:position="49.95mm"/>
          <style:tab-stop style:position="62.44mm"/>
          <style:tab-stop style:position="74.93mm"/>
          <style:tab-stop style:position="87.42mm"/>
          <style:tab-stop style:position="99.91mm"/>
          <style:tab-stop style:position="112.4mm"/>
          <style:tab-stop style:position="124.88mm"/>
          <style:tab-stop style:position="137.37mm"/>
          <style:tab-stop style:position="149.86mm"/>
          <style:tab-stop style:position="162.35mm"/>
          <style:tab-stop style:position="165.1mm"/>
        </style:tab-stops>
      </style:paragraph-properties>
      <style:text-properties style:font-name="Arial" fo:font-weight="bold" style:font-name-asian="Arial" style:font-weight-asian="bold" style:font-name-complex="Arial" style:font-weight-complex="bold"/>
    </style:style>
    <style:style style:name="P7" style:family="paragraph" style:parent-style-name="Standard">
      <style:paragraph-properties>
        <style:tab-stops>
          <style:tab-stop style:position="10mm"/>
          <style:tab-stop style:position="22.51mm"/>
        </style:tab-stops>
      </style:paragraph-properties>
      <style:text-properties style:font-name="Arial" fo:font-weight="bold" style:font-name-asian="Arial" style:font-weight-asian="bold" style:font-name-complex="Arial" style:font-weight-complex="bold"/>
    </style:style>
    <style:style style:name="P8" style:family="paragraph" style:parent-style-name="Standard">
      <style:paragraph-properties>
        <style:tab-stops>
          <style:tab-stop style:position="0mm"/>
          <style:tab-stop style:position="12.49mm"/>
          <style:tab-stop style:position="24.98mm"/>
          <style:tab-stop style:position="37.47mm"/>
          <style:tab-stop style:position="49.95mm"/>
          <style:tab-stop style:position="62.44mm"/>
          <style:tab-stop style:position="74.93mm"/>
          <style:tab-stop style:position="87.42mm"/>
          <style:tab-stop style:position="99.91mm"/>
          <style:tab-stop style:position="112.4mm"/>
          <style:tab-stop style:position="124.88mm"/>
          <style:tab-stop style:position="137.37mm"/>
          <style:tab-stop style:position="149.86mm"/>
          <style:tab-stop style:position="162.35mm"/>
          <style:tab-stop style:position="165.1mm"/>
        </style:tab-stops>
      </style:paragraph-properties>
      <style:text-properties style:font-name="Arial" fo:font-weight="bold" style:font-name-asian="Arial" style:font-weight-asian="bold" style:font-name-complex="Arial" style:font-weight-complex="bold"/>
    </style:style>
    <style:style style:name="P9" style:family="paragraph" style:parent-style-name="Standard">
      <style:paragraph-properties>
        <style:tab-stops>
          <style:tab-stop style:position="-12.7mm"/>
          <style:tab-stop style:position="0mm"/>
          <style:tab-stop style:position="7.62mm"/>
          <style:tab-stop style:position="15.24mm"/>
          <style:tab-stop style:position="22.86mm"/>
          <style:tab-stop style:position="30.48mm"/>
          <style:tab-stop style:position="37.47mm"/>
          <style:tab-stop style:position="49.95mm"/>
          <style:tab-stop style:position="62.44mm"/>
          <style:tab-stop style:position="74.93mm"/>
          <style:tab-stop style:position="87.42mm"/>
          <style:tab-stop style:position="99.91mm"/>
          <style:tab-stop style:position="112.4mm"/>
          <style:tab-stop style:position="124.88mm"/>
          <style:tab-stop style:position="137.37mm"/>
          <style:tab-stop style:position="149.86mm"/>
          <style:tab-stop style:position="162.35mm"/>
          <style:tab-stop style:position="165.1mm"/>
        </style:tab-stops>
      </style:paragraph-properties>
      <style:text-properties style:font-name="Arial" fo:font-weight="bold" style:font-name-asian="Arial" style:font-weight-asian="bold" style:font-name-complex="Arial" style:font-weight-complex="bold"/>
    </style:style>
    <style:style style:name="P10" style:family="paragraph" style:parent-style-name="Standard">
      <style:paragraph-properties>
        <style:tab-stops>
          <style:tab-stop style:position="10mm"/>
          <style:tab-stop style:position="110.01mm"/>
          <style:tab-stop style:position="132.08mm"/>
          <style:tab-stop style:position="137.16mm"/>
          <style:tab-stop style:position="139.7mm"/>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P11" style:family="paragraph" style:parent-style-name="Standard">
      <style:paragraph-properties>
        <style:tab-stops>
          <style:tab-stop style:position="5.08mm"/>
          <style:tab-stop style:position="15.24mm"/>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P12" style:family="paragraph" style:parent-style-name="Standard">
      <style:paragraph-properties fo:text-align="center" style:justify-single-word="false"/>
      <style:text-properties style:font-name="Arial" fo:font-size="14pt" fo:font-weight="bold" style:font-name-asian="Arial" style:font-size-asian="14pt" style:font-weight-asian="bold" style:font-name-complex="Arial" style:font-size-complex="14pt" style:font-weight-complex="bold"/>
    </style:style>
    <style:style style:name="P13" style:family="paragraph" style:parent-style-name="Standard">
      <style:paragraph-properties fo:text-align="center" style:justify-single-word="false">
        <style:tab-stops>
          <style:tab-stop style:position="50.8mm"/>
          <style:tab-stop style:position="63.5mm"/>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P14" style:family="paragraph" style:parent-style-name="Standard">
      <style:paragraph-properties fo:text-align="center" style:justify-single-word="false">
        <style:tab-stops>
          <style:tab-stop style:position="0mm"/>
          <style:tab-stop style:position="12.49mm"/>
          <style:tab-stop style:position="24.98mm"/>
          <style:tab-stop style:position="37.47mm"/>
          <style:tab-stop style:position="49.95mm"/>
          <style:tab-stop style:position="62.44mm"/>
          <style:tab-stop style:position="74.93mm"/>
          <style:tab-stop style:position="87.42mm"/>
          <style:tab-stop style:position="99.91mm"/>
          <style:tab-stop style:position="112.4mm"/>
          <style:tab-stop style:position="124.88mm"/>
          <style:tab-stop style:position="137.37mm"/>
          <style:tab-stop style:position="149.86mm"/>
          <style:tab-stop style:position="162.35mm"/>
          <style:tab-stop style:position="165.1mm"/>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P15" style:family="paragraph" style:parent-style-name="Standard">
      <style:text-properties style:font-name="Arial" fo:font-size="16pt" fo:font-weight="bold" style:font-name-asian="Arial" style:font-size-asian="16pt" style:font-weight-asian="bold" style:font-name-complex="Arial" style:font-size-complex="16pt" style:font-weight-complex="bold"/>
    </style:style>
    <style:style style:name="P16" style:family="paragraph" style:parent-style-name="Standard">
      <style:text-properties style:font-name="Arial" fo:font-size="16pt" style:font-name-asian="Arial" style:font-size-asian="16pt" style:font-name-complex="Arial" style:font-size-complex="16pt"/>
    </style:style>
    <style:style style:name="P17" style:family="paragraph" style:parent-style-name="Standard">
      <style:text-properties style:font-name="Arial" style:font-name-asian="Arial" style:font-name-complex="Arial"/>
    </style:style>
    <style:style style:name="P18" style:family="paragraph" style:parent-style-name="Standard">
      <style:paragraph-properties>
        <style:tab-stops>
          <style:tab-stop style:position="10mm"/>
          <style:tab-stop style:position="127.53mm"/>
          <style:tab-stop style:position="132.08mm"/>
          <style:tab-stop style:position="137.16mm"/>
          <style:tab-stop style:position="139.7mm"/>
        </style:tab-stops>
      </style:paragraph-properties>
      <style:text-properties style:font-name="Arial" style:font-name-asian="Arial" style:font-name-complex="Arial"/>
    </style:style>
    <style:style style:name="P19" style:family="paragraph" style:parent-style-name="Standard">
      <style:paragraph-properties fo:hyphenation-ladder-count="no-limit"/>
      <style:text-properties style:font-name="Arial" style:font-name-asian="Arial" style:font-name-complex="Arial" fo:hyphenate="false" fo:hyphenation-remain-char-count="2" fo:hyphenation-push-char-count="2"/>
    </style:style>
    <style:style style:name="P20" style:family="paragraph" style:parent-style-name="Standard">
      <style:paragraph-properties>
        <style:tab-stops>
          <style:tab-stop style:position="0mm"/>
          <style:tab-stop style:position="12.49mm"/>
          <style:tab-stop style:position="24.98mm"/>
          <style:tab-stop style:position="37.47mm"/>
          <style:tab-stop style:position="49.95mm"/>
          <style:tab-stop style:position="62.44mm"/>
          <style:tab-stop style:position="74.93mm"/>
          <style:tab-stop style:position="87.42mm"/>
          <style:tab-stop style:position="99.91mm"/>
          <style:tab-stop style:position="112.4mm"/>
          <style:tab-stop style:position="124.88mm"/>
          <style:tab-stop style:position="137.37mm"/>
          <style:tab-stop style:position="149.86mm"/>
          <style:tab-stop style:position="162.35mm"/>
          <style:tab-stop style:position="165.1mm"/>
        </style:tab-stops>
      </style:paragraph-properties>
      <style:text-properties style:font-name="Arial" style:font-name-asian="Arial" style:font-name-complex="Arial"/>
    </style:style>
    <style:style style:name="P21" style:family="paragraph" style:parent-style-name="Standard">
      <style:paragraph-properties style:snap-to-layout-grid="false">
        <style:tab-stops>
          <style:tab-stop style:position="0mm"/>
          <style:tab-stop style:position="12.49mm"/>
          <style:tab-stop style:position="24.98mm"/>
          <style:tab-stop style:position="37.47mm"/>
          <style:tab-stop style:position="49.95mm"/>
          <style:tab-stop style:position="62.44mm"/>
          <style:tab-stop style:position="74.93mm"/>
          <style:tab-stop style:position="87.42mm"/>
          <style:tab-stop style:position="99.91mm"/>
          <style:tab-stop style:position="112.4mm"/>
          <style:tab-stop style:position="124.88mm"/>
          <style:tab-stop style:position="137.37mm"/>
          <style:tab-stop style:position="149.86mm"/>
          <style:tab-stop style:position="162.35mm"/>
          <style:tab-stop style:position="165.1mm"/>
        </style:tab-stops>
      </style:paragraph-properties>
      <style:text-properties style:font-name="Arial" style:font-name-asian="Arial" style:font-name-complex="Arial"/>
    </style:style>
    <style:style style:name="P22" style:family="paragraph" style:parent-style-name="Standard">
      <style:paragraph-properties>
        <style:tab-stops>
          <style:tab-stop style:position="0mm"/>
        </style:tab-stops>
      </style:paragraph-properties>
      <style:text-properties style:font-name="Arial" style:font-name-asian="Arial" style:font-name-complex="Arial"/>
    </style:style>
    <style:style style:name="P23" style:family="paragraph" style:parent-style-name="Standard">
      <style:paragraph-properties style:snap-to-layout-grid="false">
        <style:tab-stops>
          <style:tab-stop style:position="0mm"/>
        </style:tab-stops>
      </style:paragraph-properties>
      <style:text-properties style:font-name="Arial" style:font-name-asian="Arial" style:font-name-complex="Arial"/>
    </style:style>
    <style:style style:name="P24" style:family="paragraph" style:parent-style-name="Standard">
      <style:paragraph-properties>
        <style:tab-stops>
          <style:tab-stop style:position="0mm"/>
          <style:tab-stop style:position="12.49mm"/>
        </style:tab-stops>
      </style:paragraph-properties>
      <style:text-properties style:font-name="Arial" style:font-name-asian="Arial" style:font-name-complex="Arial"/>
    </style:style>
    <style:style style:name="P25" style:family="paragraph" style:parent-style-name="Standard">
      <style:paragraph-properties style:snap-to-layout-grid="false">
        <style:tab-stops>
          <style:tab-stop style:position="0mm"/>
          <style:tab-stop style:position="12.49mm"/>
        </style:tab-stops>
      </style:paragraph-properties>
      <style:text-properties style:font-name="Arial" style:font-name-asian="Arial" style:font-name-complex="Arial"/>
    </style:style>
    <style:style style:name="P26" style:family="paragraph" style:parent-style-name="Standard">
      <style:paragraph-properties>
        <style:tab-stops>
          <style:tab-stop style:position="0mm"/>
          <style:tab-stop style:position="11.61mm"/>
          <style:tab-stop style:position="24.98mm"/>
          <style:tab-stop style:position="37.47mm"/>
          <style:tab-stop style:position="49.95mm"/>
          <style:tab-stop style:position="62.44mm"/>
          <style:tab-stop style:position="74.93mm"/>
          <style:tab-stop style:position="87.42mm"/>
          <style:tab-stop style:position="99.91mm"/>
          <style:tab-stop style:position="111.62mm"/>
          <style:tab-stop style:position="149.86mm"/>
          <style:tab-stop style:position="162.35mm"/>
          <style:tab-stop style:position="165.1mm"/>
        </style:tab-stops>
      </style:paragraph-properties>
      <style:text-properties style:font-name="Arial" style:font-name-asian="Arial" style:font-name-complex="Arial"/>
    </style:style>
    <style:style style:name="P27" style:family="paragraph" style:parent-style-name="Standard">
      <style:paragraph-properties>
        <style:tab-stops>
          <style:tab-stop style:position="0mm"/>
          <style:tab-stop style:position="12.49mm"/>
          <style:tab-stop style:position="24.98mm"/>
          <style:tab-stop style:position="37.47mm"/>
          <style:tab-stop style:position="49.95mm"/>
          <style:tab-stop style:position="62.44mm"/>
          <style:tab-stop style:position="63.5mm"/>
        </style:tab-stops>
      </style:paragraph-properties>
      <style:text-properties style:font-name="Arial" style:font-name-asian="Arial" style:font-name-complex="Arial"/>
    </style:style>
    <style:style style:name="P28" style:family="paragraph" style:parent-style-name="Standard">
      <style:paragraph-properties style:snap-to-layout-grid="false">
        <style:tab-stops>
          <style:tab-stop style:position="0mm"/>
          <style:tab-stop style:position="12.49mm"/>
          <style:tab-stop style:position="24.98mm"/>
          <style:tab-stop style:position="37.47mm"/>
          <style:tab-stop style:position="49.95mm"/>
          <style:tab-stop style:position="62.44mm"/>
          <style:tab-stop style:position="63.5mm"/>
        </style:tab-stops>
      </style:paragraph-properties>
      <style:text-properties style:font-name="Arial" style:font-name-asian="Arial" style:font-name-complex="Arial"/>
    </style:style>
    <style:style style:name="P29" style:family="paragraph" style:parent-style-name="Standard">
      <style:paragraph-properties>
        <style:tab-stops>
          <style:tab-stop style:position="-12.7mm"/>
          <style:tab-stop style:position="0mm"/>
          <style:tab-stop style:position="12.7mm"/>
        </style:tab-stops>
      </style:paragraph-properties>
      <style:text-properties style:font-name="Arial" style:font-name-asian="Arial" style:font-name-complex="Arial"/>
    </style:style>
    <style:style style:name="P30" style:family="paragraph" style:parent-style-name="Standard">
      <style:paragraph-properties>
        <style:tab-stops>
          <style:tab-stop style:position="10mm"/>
          <style:tab-stop style:position="22.51mm"/>
        </style:tab-stops>
      </style:paragraph-properties>
      <style:text-properties style:font-name="Arial" style:font-name-asian="Arial" style:font-name-complex="Arial"/>
    </style:style>
    <style:style style:name="P31" style:family="paragraph" style:parent-style-name="Standard">
      <style:paragraph-properties>
        <style:tab-stops>
          <style:tab-stop style:position="-12.7mm"/>
          <style:tab-stop style:position="0mm"/>
          <style:tab-stop style:position="7.62mm"/>
          <style:tab-stop style:position="15.24mm"/>
          <style:tab-stop style:position="22.86mm"/>
          <style:tab-stop style:position="30.48mm"/>
          <style:tab-stop style:position="37.47mm"/>
          <style:tab-stop style:position="49.95mm"/>
          <style:tab-stop style:position="62.44mm"/>
          <style:tab-stop style:position="74.93mm"/>
          <style:tab-stop style:position="87.42mm"/>
          <style:tab-stop style:position="99.91mm"/>
          <style:tab-stop style:position="112.4mm"/>
          <style:tab-stop style:position="124.88mm"/>
          <style:tab-stop style:position="137.37mm"/>
          <style:tab-stop style:position="149.86mm"/>
          <style:tab-stop style:position="162.35mm"/>
          <style:tab-stop style:position="165.1mm"/>
        </style:tab-stops>
      </style:paragraph-properties>
      <style:text-properties style:font-name="Arial" style:font-name-asian="Arial" style:font-name-complex="Arial"/>
    </style:style>
    <style:style style:name="P32" style:family="paragraph" style:parent-style-name="Standard">
      <style:text-properties style:font-name="Arial" fo:font-size="12pt" style:font-name-asian="Arial" style:font-size-asian="12pt" style:font-name-complex="Arial" style:font-size-complex="12pt"/>
    </style:style>
    <style:style style:name="P33" style:family="paragraph" style:parent-style-name="Standard">
      <style:paragraph-properties fo:text-align="end" style:justify-single-word="false" style:snap-to-layout-grid="false">
        <style:tab-stops>
          <style:tab-stop style:position="83.82mm"/>
          <style:tab-stop style:position="91.44mm"/>
          <style:tab-stop style:position="93.98mm"/>
        </style:tab-stops>
      </style:paragraph-properties>
      <style:text-properties style:font-name="Arial" fo:font-size="12pt" style:font-name-asian="Arial" style:font-size-asian="12pt" style:font-name-complex="Arial" style:font-size-complex="12pt"/>
    </style:style>
    <style:style style:name="P34" style:family="paragraph" style:parent-style-name="Standard">
      <style:paragraph-properties style:snap-to-layout-grid="false">
        <style:tab-stops>
          <style:tab-stop style:position="83.82mm"/>
          <style:tab-stop style:position="91.44mm"/>
          <style:tab-stop style:position="93.98mm"/>
        </style:tab-stops>
      </style:paragraph-properties>
      <style:text-properties style:font-name="Arial" fo:font-size="12pt" style:font-name-asian="Arial" style:font-size-asian="12pt" style:font-name-complex="Arial" style:font-size-complex="12pt"/>
    </style:style>
    <style:style style:name="P35" style:family="paragraph" style:parent-style-name="Standard">
      <style:text-properties style:font-name="Arial" fo:font-size="12pt" fo:font-weight="bold" style:font-name-asian="Arial" style:font-size-asian="12pt" style:font-weight-asian="bold" style:font-name-complex="Arial" style:font-size-complex="12pt" style:font-weight-complex="bold"/>
    </style:style>
    <style:style style:name="P36" style:family="paragraph" style:parent-style-name="Standard">
      <style:paragraph-properties>
        <style:tab-stops>
          <style:tab-stop style:position="10mm"/>
          <style:tab-stop style:position="110.01mm"/>
          <style:tab-stop style:position="132.08mm"/>
          <style:tab-stop style:position="137.16mm"/>
          <style:tab-stop style:position="139.7mm"/>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P37" style:family="paragraph" style:parent-style-name="Standard">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38" style:family="paragraph" style:parent-style-name="Standard">
      <style:paragraph-properties fo:text-align="center" style:justify-single-word="false">
        <style:tab-stops>
          <style:tab-stop style:position="0mm"/>
          <style:tab-stop style:position="12.49mm"/>
          <style:tab-stop style:position="24.98mm"/>
          <style:tab-stop style:position="37.47mm"/>
          <style:tab-stop style:position="49.95mm"/>
          <style:tab-stop style:position="62.44mm"/>
          <style:tab-stop style:position="74.93mm"/>
          <style:tab-stop style:position="87.42mm"/>
          <style:tab-stop style:position="99.91mm"/>
          <style:tab-stop style:position="112.4mm"/>
          <style:tab-stop style:position="124.88mm"/>
          <style:tab-stop style:position="137.37mm"/>
          <style:tab-stop style:position="149.86mm"/>
          <style:tab-stop style:position="162.35mm"/>
          <style:tab-stop style:position="165.1mm"/>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P39" style:family="paragraph" style:parent-style-name="Standard">
      <style:paragraph-properties fo:text-align="end" style:justify-single-word="false">
        <style:tab-stops>
          <style:tab-stop style:position="83.82mm"/>
          <style:tab-stop style:position="91.44mm"/>
          <style:tab-stop style:position="93.98mm"/>
        </style:tab-stops>
      </style:paragraph-properties>
      <style:text-properties style:font-name="Arial" fo:font-size="25pt" fo:font-weight="bold" style:font-name-asian="Arial" style:font-size-asian="25pt" style:font-weight-asian="bold" style:font-name-complex="Arial" style:font-size-complex="25pt" style:font-weight-complex="bold"/>
    </style:style>
    <style:style style:name="P40" style:family="paragraph" style:parent-style-name="Standard">
      <style:paragraph-properties>
        <style:tab-stops>
          <style:tab-stop style:position="10mm"/>
          <style:tab-stop style:position="125.02mm"/>
          <style:tab-stop style:position="132.08mm"/>
          <style:tab-stop style:position="137.16mm"/>
          <style:tab-stop style:position="139.7mm"/>
        </style:tab-stops>
      </style:paragraph-properties>
      <style:text-properties style:font-name="Arial" fo:font-size="11pt" style:font-name-asian="Arial" style:font-size-asian="11pt" style:font-name-complex="Arial" style:font-size-complex="11pt"/>
    </style:style>
    <style:style style:name="P41" style:family="paragraph" style:parent-style-name="Standard">
      <style:paragraph-properties>
        <style:tab-stops>
          <style:tab-stop style:position="10mm"/>
          <style:tab-stop style:position="110.01mm"/>
          <style:tab-stop style:position="132.08mm"/>
          <style:tab-stop style:position="137.16mm"/>
          <style:tab-stop style:position="139.7mm"/>
        </style:tab-stops>
      </style:paragraph-properties>
      <style:text-properties style:font-name="Arial" fo:font-size="11pt" style:font-name-asian="Arial" style:font-size-asian="11pt" style:font-name-complex="Arial" style:font-size-complex="11pt"/>
    </style:style>
    <style:style style:name="P42" style:family="paragraph" style:parent-style-name="Standard">
      <style:paragraph-properties>
        <style:tab-stops>
          <style:tab-stop style:position="5.08mm"/>
          <style:tab-stop style:position="15.24mm"/>
        </style:tab-stops>
      </style:paragraph-properties>
      <style:text-properties style:font-name="Arial" fo:font-size="11pt" style:font-name-asian="Arial" style:font-size-asian="11pt" style:font-name-complex="Arial" style:font-size-complex="11pt"/>
    </style:style>
    <style:style style:name="P43" style:family="paragraph" style:parent-style-name="Standard">
      <style:paragraph-properties>
        <style:tab-stops>
          <style:tab-stop style:position="5.08mm"/>
          <style:tab-stop style:position="15.24mm"/>
        </style:tab-stops>
      </style:paragraph-properties>
      <style:text-properties style:font-name="Arial" fo:font-size="11pt" fo:font-weight="bold" style:font-name-asian="Arial" style:font-size-asian="11pt" style:font-weight-asian="bold" style:font-name-complex="Arial" style:font-size-complex="11pt" style:font-weight-complex="bold"/>
    </style:style>
    <style:style style:name="P44" style:family="paragraph" style:parent-style-name="Standard">
      <style:paragraph-properties>
        <style:tab-stops>
          <style:tab-stop style:position="5.08mm"/>
          <style:tab-stop style:position="15.24mm"/>
        </style:tab-stops>
      </style:paragraph-properties>
      <style:text-properties style:font-name="Arial" fo:font-size="11pt" fo:font-style="italic" style:font-name-asian="Arial" style:font-size-asian="11pt" style:font-style-asian="italic" style:font-name-complex="Arial" style:font-size-complex="11pt" style:font-style-complex="italic"/>
    </style:style>
    <style:style style:name="P45" style:family="paragraph" style:parent-style-name="Standard">
      <style:paragraph-properties>
        <style:tab-stops>
          <style:tab-stop style:position="-35.01mm"/>
          <style:tab-stop style:position="5.08mm"/>
          <style:tab-stop style:position="15.24mm"/>
        </style:tab-stops>
      </style:paragraph-properties>
      <style:text-properties style:font-name="Arial" fo:font-size="11pt" fo:font-style="italic" style:font-name-asian="Arial" style:font-size-asian="11pt" style:font-style-asian="italic" style:font-name-complex="Arial" style:font-size-complex="11pt" style:font-style-complex="italic"/>
    </style:style>
    <style:style style:name="P46" style:family="paragraph" style:parent-style-name="Standard">
      <style:paragraph-properties fo:text-align="justify" style:justify-single-word="false" fo:hyphenation-ladder-count="no-limit">
        <style:tab-stops>
          <style:tab-stop style:position="-12.7mm"/>
        </style:tab-stops>
      </style:paragraph-properties>
      <style:text-properties style:font-name="Arial" fo:letter-spacing="-0.04mm" style:font-name-asian="Arial" style:font-name-complex="Arial" fo:hyphenate="false" fo:hyphenation-remain-char-count="2" fo:hyphenation-push-char-count="2"/>
    </style:style>
    <style:style style:name="P47" style:family="paragraph" style:parent-style-name="Standard">
      <style:paragraph-properties fo:text-align="justify" style:justify-single-word="false" fo:hyphenation-ladder-count="no-limit"/>
      <style:text-properties style:font-name="Arial" fo:letter-spacing="-0.04mm" style:font-name-asian="Arial" style:font-name-complex="Arial" fo:hyphenate="false" fo:hyphenation-remain-char-count="2" fo:hyphenation-push-char-count="2"/>
    </style:style>
    <style:style style:name="P48" style:family="paragraph" style:parent-style-name="Standard">
      <style:paragraph-properties fo:text-align="justify" style:justify-single-word="false" fo:hyphenation-ladder-count="no-limit" style:snap-to-layout-grid="false"/>
      <style:text-properties style:font-name="Arial" fo:letter-spacing="-0.04mm" style:font-name-asian="Arial" style:font-name-complex="Arial" fo:hyphenate="false" fo:hyphenation-remain-char-count="2" fo:hyphenation-push-char-count="2"/>
    </style:style>
    <style:style style:name="P49" style:family="paragraph" style:parent-style-name="Standard">
      <style:paragraph-properties fo:text-align="justify" style:justify-single-word="false" fo:hyphenation-ladder-count="no-limit">
        <style:tab-stops>
          <style:tab-stop style:position="2.12mm"/>
        </style:tab-stops>
      </style:paragraph-properties>
      <style:text-properties style:font-name="Arial" fo:letter-spacing="-0.04mm" style:font-name-asian="Arial" style:font-name-complex="Arial" fo:hyphenate="false" fo:hyphenation-remain-char-count="2" fo:hyphenation-push-char-count="2"/>
    </style:style>
    <style:style style:name="P50" style:family="paragraph" style:parent-style-name="Standard">
      <style:paragraph-properties fo:hyphenation-ladder-count="no-limit">
        <style:tab-stops>
          <style:tab-stop style:position="-12.7mm"/>
          <style:tab-stop style:position="0mm"/>
        </style:tab-stops>
      </style:paragraph-properties>
      <style:text-properties style:font-name="Arial" fo:letter-spacing="-0.04mm" style:font-name-asian="Arial" style:font-name-complex="Arial" fo:hyphenate="false" fo:hyphenation-remain-char-count="2" fo:hyphenation-push-char-count="2"/>
    </style:style>
    <style:style style:name="P51" style:family="paragraph" style:parent-style-name="Standard">
      <style:paragraph-properties fo:hyphenation-ladder-count="no-limit">
        <style:tab-stops>
          <style:tab-stop style:position="-12.7mm"/>
        </style:tab-stops>
      </style:paragraph-properties>
      <style:text-properties style:font-name="Arial" fo:letter-spacing="-0.04mm" style:font-name-asian="Arial" style:font-name-complex="Arial" fo:hyphenate="false" fo:hyphenation-remain-char-count="2" fo:hyphenation-push-char-count="2"/>
    </style:style>
    <style:style style:name="P52" style:family="paragraph" style:parent-style-name="Standard">
      <style:paragraph-properties fo:hyphenation-ladder-count="no-limit"/>
      <style:text-properties style:font-name="Arial" fo:letter-spacing="-0.04mm" style:font-name-asian="Arial" style:font-name-complex="Arial" fo:hyphenate="false" fo:hyphenation-remain-char-count="2" fo:hyphenation-push-char-count="2"/>
    </style:style>
    <style:style style:name="P53" style:family="paragraph" style:parent-style-name="Standard">
      <style:paragraph-properties fo:hyphenation-ladder-count="no-limit" style:snap-to-layout-grid="false"/>
      <style:text-properties style:font-name="Arial" fo:letter-spacing="-0.04mm" style:font-name-asian="Arial" style:font-name-complex="Arial" fo:hyphenate="false" fo:hyphenation-remain-char-count="2" fo:hyphenation-push-char-count="2"/>
    </style:style>
    <style:style style:name="P54" style:family="paragraph" style:parent-style-name="Standard">
      <style:paragraph-properties fo:hyphenation-ladder-count="no-limit">
        <style:tab-stops>
          <style:tab-stop style:position="10mm"/>
        </style:tab-stops>
      </style:paragraph-properties>
      <style:text-properties style:font-name="Arial" fo:letter-spacing="-0.04mm" style:font-name-asian="Arial" style:font-name-complex="Arial" fo:hyphenate="false" fo:hyphenation-remain-char-count="2" fo:hyphenation-push-char-count="2"/>
    </style:style>
    <style:style style:name="P55" style:family="paragraph" style:parent-style-name="Standard">
      <style:paragraph-properties>
        <style:tab-stops>
          <style:tab-stop style:position="10mm"/>
          <style:tab-stop style:position="22.51mm"/>
        </style:tab-stops>
      </style:paragraph-properties>
      <style:text-properties style:font-name="Arial" fo:letter-spacing="-0.04mm" style:font-name-asian="Arial" style:font-name-complex="Arial"/>
    </style:style>
    <style:style style:name="P56" style:family="paragraph" style:parent-style-name="Standard">
      <style:paragraph-properties fo:hyphenation-ladder-count="no-limit">
        <style:tab-stops>
          <style:tab-stop style:position="10mm"/>
          <style:tab-stop style:position="22.51mm"/>
        </style:tab-stops>
      </style:paragraph-properties>
      <style:text-properties style:font-name="Arial" fo:letter-spacing="-0.04mm" style:font-name-asian="Arial" style:font-name-complex="Arial" fo:hyphenate="false" fo:hyphenation-remain-char-count="2" fo:hyphenation-push-char-count="2"/>
    </style:style>
    <style:style style:name="P57" style:family="paragraph" style:parent-style-name="Standard">
      <style:paragraph-properties fo:hyphenation-ladder-count="no-limit">
        <style:tab-stops>
          <style:tab-stop style:position="-12.7mm"/>
          <style:tab-stop style:position="0mm"/>
          <style:tab-stop style:position="7.51mm"/>
          <style:tab-stop style:position="30mm"/>
        </style:tab-stops>
      </style:paragraph-properties>
      <style:text-properties style:font-name="Arial" fo:letter-spacing="-0.04mm" style:font-name-asian="Arial" style:font-name-complex="Arial" fo:hyphenate="false" fo:hyphenation-remain-char-count="2" fo:hyphenation-push-char-count="2"/>
    </style:style>
    <style:style style:name="P58" style:family="paragraph" style:parent-style-name="Standard">
      <style:paragraph-properties fo:hyphenation-ladder-count="no-limit">
        <style:tab-stops>
          <style:tab-stop style:position="-12.7mm"/>
          <style:tab-stop style:position="12.51mm"/>
        </style:tab-stops>
      </style:paragraph-properties>
      <style:text-properties style:font-name="Arial" fo:letter-spacing="-0.04mm" style:font-name-asian="Arial" style:font-name-complex="Arial" fo:hyphenate="false" fo:hyphenation-remain-char-count="2" fo:hyphenation-push-char-count="2"/>
    </style:style>
    <style:style style:name="P59" style:family="paragraph" style:parent-style-name="Standard">
      <style:paragraph-properties fo:hyphenation-ladder-count="no-limit">
        <style:tab-stops>
          <style:tab-stop style:position="12.51mm"/>
        </style:tab-stops>
      </style:paragraph-properties>
      <style:text-properties style:font-name="Arial" fo:letter-spacing="-0.04mm" style:font-name-asian="Arial" style:font-name-complex="Arial" fo:hyphenate="false" fo:hyphenation-remain-char-count="2" fo:hyphenation-push-char-count="2"/>
    </style:style>
    <style:style style:name="P60" style:family="paragraph" style:parent-style-name="Standard">
      <style:paragraph-properties fo:hyphenation-ladder-count="no-limit">
        <style:tab-stops>
          <style:tab-stop style:position="10mm"/>
        </style:tab-stops>
      </style:paragraph-properties>
      <style:text-properties style:font-name="Arial" fo:letter-spacing="-0.04mm" fo:font-weight="bold" style:font-name-asian="Arial" style:font-weight-asian="bold" style:font-name-complex="Arial" style:font-weight-complex="bold" fo:hyphenate="false" fo:hyphenation-remain-char-count="2" fo:hyphenation-push-char-count="2"/>
    </style:style>
    <style:style style:name="P61" style:family="paragraph" style:parent-style-name="Standard">
      <style:paragraph-properties fo:text-align="justify" style:justify-single-word="false" fo:hyphenation-ladder-count="no-limit"/>
      <style:text-properties style:font-name="Arial" fo:letter-spacing="-0.04mm" fo:font-weight="bold" style:font-name-asian="Arial" style:font-weight-asian="bold" style:font-name-complex="Arial" style:font-weight-complex="bold" fo:hyphenate="false" fo:hyphenation-remain-char-count="2" fo:hyphenation-push-char-count="2"/>
    </style:style>
    <style:style style:name="P62" style:family="paragraph" style:parent-style-name="Standard">
      <style:paragraph-properties fo:text-align="justify" style:justify-single-word="false" fo:hyphenation-ladder-count="no-limit" style:snap-to-layout-grid="false"/>
      <style:text-properties style:font-name="Arial" fo:letter-spacing="-0.04mm" fo:font-weight="bold" style:font-name-asian="Arial" style:font-weight-asian="bold" style:font-name-complex="Arial" style:font-weight-complex="bold" fo:hyphenate="false" fo:hyphenation-remain-char-count="2" fo:hyphenation-push-char-count="2"/>
    </style:style>
    <style:style style:name="P63" style:family="paragraph" style:parent-style-name="Standard">
      <style:paragraph-properties fo:text-align="center" style:justify-single-word="false" fo:hyphenation-ladder-count="no-limit"/>
      <style:text-properties style:font-name="Arial" fo:letter-spacing="-0.04mm" fo:font-weight="bold" style:font-name-asian="Arial" style:font-weight-asian="bold" style:font-name-complex="Arial" style:font-weight-complex="bold" fo:hyphenate="false" fo:hyphenation-remain-char-count="2" fo:hyphenation-push-char-count="2"/>
    </style:style>
    <style:style style:name="P64" style:family="paragraph" style:parent-style-name="Standard">
      <style:paragraph-properties>
        <style:tab-stops>
          <style:tab-stop style:position="10mm"/>
          <style:tab-stop style:position="22.51mm"/>
        </style:tab-stops>
      </style:paragraph-properties>
      <style:text-properties style:font-name="Arial" fo:letter-spacing="-0.04mm" fo:font-weight="bold" style:font-name-asian="Arial" style:font-weight-asian="bold" style:font-name-complex="Arial" style:font-weight-complex="bold"/>
    </style:style>
    <style:style style:name="P65" style:family="paragraph" style:parent-style-name="Standard">
      <style:paragraph-properties style:snap-to-layout-grid="false">
        <style:tab-stops>
          <style:tab-stop style:position="0mm"/>
          <style:tab-stop style:position="12.49mm"/>
        </style:tab-stops>
      </style:paragraph-properties>
      <style:text-properties style:font-name="Arial" fo:language="en" fo:country="US" style:font-name-asian="Arial" style:font-name-complex="Arial"/>
    </style:style>
    <style:style style:name="P66" style:family="paragraph" style:parent-style-name="Standard">
      <style:paragraph-properties>
        <style:tab-stops>
          <style:tab-stop style:position="27.01mm" style:type="center"/>
          <style:tab-stop style:position="91.99mm" style:type="center"/>
          <style:tab-stop style:position="156.99mm" style:type="center"/>
        </style:tab-stops>
      </style:paragraph-properties>
      <style:text-properties style:font-name="Courier" fo:font-weight="bold" style:font-name-asian="Courier" style:font-weight-asian="bold" style:font-name-complex="Courier" style:font-weight-complex="bold"/>
    </style:style>
    <style:style style:name="P67" style:family="paragraph" style:parent-style-name="Standard">
      <style:paragraph-properties>
        <style:tab-stops>
          <style:tab-stop style:position="35.98mm"/>
        </style:tab-stops>
      </style:paragraph-properties>
      <style:text-properties style:font-name="Courier" fo:font-weight="bold" style:font-name-asian="Courier" style:font-weight-asian="bold" style:font-name-complex="Courier" style:font-weight-complex="bold"/>
    </style:style>
    <style:style style:name="P68" style:family="paragraph" style:parent-style-name="Standard">
      <style:paragraph-properties style:line-height-at-least="4.23mm" fo:text-align="center" style:justify-single-word="false">
        <style:tab-stops>
          <style:tab-stop style:position="57.52mm"/>
        </style:tab-stops>
      </style:paragraph-properties>
      <style:text-properties style:font-name="Courier" fo:font-weight="bold" style:font-name-asian="Courier" style:font-weight-asian="bold" style:font-name-complex="Courier" style:font-weight-complex="bold"/>
    </style:style>
    <style:style style:name="P69" style:family="paragraph" style:parent-style-name="Standard">
      <style:paragraph-properties style:line-height-at-least="4.22mm">
        <style:tab-stops>
          <style:tab-stop style:position="-5.01mm"/>
          <style:tab-stop style:position="92.39mm"/>
        </style:tab-stops>
      </style:paragraph-properties>
      <style:text-properties style:font-name="Courier" style:font-name-asian="Courier" style:font-name-complex="Courier"/>
    </style:style>
    <style:style style:name="P70" style:family="paragraph" style:parent-style-name="Standard">
      <style:paragraph-properties fo:line-height="120%"/>
      <style:text-properties style:font-name="Courier" style:text-underline-style="solid" style:text-underline-width="auto" style:text-underline-color="font-color" style:font-name-asian="Courier" style:font-name-complex="Courier"/>
    </style:style>
    <style:style style:name="P71" style:family="paragraph" style:parent-style-name="Standard">
      <style:paragraph-properties fo:line-height="120%" fo:text-align="center" style:justify-single-word="false"/>
    </style:style>
    <style:style style:name="P72" style:family="paragraph" style:parent-style-name="Standard">
      <style:paragraph-properties fo:hyphenation-ladder-count="no-limit">
        <style:tab-stops>
          <style:tab-stop style:position="-12.7mm"/>
        </style:tab-stops>
      </style:paragraph-properties>
      <style:text-properties fo:hyphenate="false" fo:hyphenation-remain-char-count="2" fo:hyphenation-push-char-count="2"/>
    </style:style>
    <style:style style:name="P73" style:family="paragraph" style:parent-style-name="Standard">
      <style:paragraph-properties>
        <style:tab-stops>
          <style:tab-stop style:position="5.08mm"/>
          <style:tab-stop style:position="15.24mm"/>
        </style:tab-stops>
      </style:paragraph-properties>
    </style:style>
    <style:style style:name="P74" style:family="paragraph" style:parent-style-name="Standard">
      <style:paragraph-properties fo:margin-left="0mm" fo:margin-right="4.99mm" style:line-height-at-least="4.94mm" fo:text-align="end" style:justify-single-word="false" fo:text-indent="0mm" style:auto-text-indent="false">
        <style:tab-stops>
          <style:tab-stop style:position="27.01mm" style:type="center"/>
          <style:tab-stop style:position="91.99mm" style:type="center"/>
          <style:tab-stop style:position="156.99mm" style:type="center"/>
        </style:tab-stops>
      </style:paragraph-properties>
      <style:text-properties style:font-name="Arial" fo:font-size="30pt" fo:font-weight="bold" style:font-name-asian="Arial" style:font-size-asian="30pt" style:font-weight-asian="bold" style:font-name-complex="Arial" style:font-size-complex="30pt" style:font-weight-complex="bold"/>
    </style:style>
    <style:style style:name="P75" style:family="paragraph" style:parent-style-name="Standard">
      <style:paragraph-properties fo:padding-left="0mm" fo:padding-right="0mm" fo:padding-top="0mm" fo:padding-bottom="0.35mm" fo:border-left="none" fo:border-right="none" fo:border-top="none" fo:border-bottom="1.5pt solid #000000">
        <style:tab-stops>
          <style:tab-stop style:position="27.01mm" style:type="center"/>
          <style:tab-stop style:position="91.99mm" style:type="center"/>
          <style:tab-stop style:position="156.99mm" style:type="center"/>
        </style:tab-stops>
      </style:paragraph-properties>
      <style:text-properties style:font-name="Courier" fo:font-weight="bold" style:font-name-asian="Courier" style:font-weight-asian="bold" style:font-name-complex="Courier" style:font-weight-complex="bold"/>
    </style:style>
    <style:style style:name="P76" style:family="paragraph" style:parent-style-name="Standard">
      <style:paragraph-properties fo:margin-left="0mm" fo:margin-right="0.58mm" style:line-height-at-least="4.22mm" fo:text-indent="0mm" style:auto-text-indent="false">
        <style:tab-stops>
          <style:tab-stop style:position="-5.01mm"/>
          <style:tab-stop style:position="92.39mm"/>
        </style:tab-stops>
      </style:paragraph-properties>
      <style:text-properties style:font-name="Courier" style:font-name-asian="Courier" style:font-name-complex="Courier"/>
    </style:style>
    <style:style style:name="P77" style:family="paragraph" style:parent-style-name="Standard">
      <style:paragraph-properties fo:margin-left="-1.91mm" fo:margin-right="0mm" style:line-height-at-least="6.97mm" fo:text-indent="0mm" style:auto-text-indent="false">
        <style:tab-stops>
          <style:tab-stop style:position="3.1mm"/>
          <style:tab-stop style:position="29mm"/>
        </style:tab-stops>
      </style:paragraph-properties>
      <style:text-properties style:font-name="Arial" fo:font-size="16pt" fo:font-weight="bold" style:font-name-asian="Arial" style:font-size-asian="16pt" style:font-weight-asian="bold" style:font-name-complex="Arial" style:font-size-complex="16pt" style:font-weight-complex="bold"/>
    </style:style>
    <style:style style:name="P78" style:family="paragraph" style:parent-style-name="Standard">
      <style:paragraph-properties fo:margin-left="-1.91mm" fo:margin-right="0mm" style:line-height-at-least="4.22mm" fo:text-indent="0mm" style:auto-text-indent="false">
        <style:tab-stops>
          <style:tab-stop style:position="0mm"/>
          <style:tab-stop style:position="3.1mm"/>
          <style:tab-stop style:position="92.39mm"/>
        </style:tab-stops>
      </style:paragraph-properties>
      <style:text-properties style:font-name="Arial" fo:font-size="16pt" fo:font-weight="bold" style:font-name-asian="Arial" style:font-size-asian="16pt" style:font-weight-asian="bold" style:font-name-complex="Arial" style:font-size-complex="16pt" style:font-weight-complex="bold"/>
    </style:style>
    <style:style style:name="P79" style:family="paragraph" style:parent-style-name="Standard">
      <style:paragraph-properties fo:margin-left="0mm" fo:margin-right="3.02mm" style:line-height-at-least="4.22mm" fo:text-indent="0mm" style:auto-text-indent="false">
        <style:tab-stops>
          <style:tab-stop style:position="-5.01mm"/>
          <style:tab-stop style:position="92.39mm"/>
        </style:tab-stops>
      </style:paragraph-properties>
      <style:text-properties style:font-name="Courier" style:font-name-asian="Courier" style:font-name-complex="Courier"/>
    </style:style>
    <style:style style:name="P80" style:family="paragraph" style:parent-style-name="Standard">
      <style:paragraph-properties fo:margin-left="0mm" fo:margin-right="3.02mm" style:line-height-at-least="4.22mm" fo:text-indent="0mm" style:auto-text-indent="false" style:snap-to-layout-grid="false">
        <style:tab-stops>
          <style:tab-stop style:position="-5.01mm"/>
          <style:tab-stop style:position="92.39mm"/>
        </style:tab-stops>
      </style:paragraph-properties>
      <style:text-properties style:font-name="Courier" style:font-name-asian="Courier" style:font-name-complex="Courier"/>
    </style:style>
    <style:style style:name="P81" style:family="paragraph" style:parent-style-name="Standard">
      <style:paragraph-properties fo:margin-left="5.01mm" fo:margin-right="3.02mm" style:line-height-at-least="4.22mm" fo:text-indent="0mm" style:auto-text-indent="false">
        <style:tab-stops>
          <style:tab-stop style:position="-5.01mm"/>
          <style:tab-stop style:position="92.39mm"/>
        </style:tab-stops>
      </style:paragraph-properties>
      <style:text-properties style:font-name="Courier" style:font-name-asian="Courier" style:font-name-complex="Courier"/>
    </style:style>
    <style:style style:name="P82" style:family="paragraph" style:parent-style-name="Standard">
      <style:paragraph-properties fo:margin-left="5.01mm" fo:margin-right="3.02mm" style:line-height-at-least="4.22mm" fo:text-indent="0mm" style:auto-text-indent="false">
        <style:tab-stops>
          <style:tab-stop style:position="-5.01mm"/>
          <style:tab-stop style:position="91.99mm"/>
          <style:tab-stop style:position="105.97mm"/>
        </style:tab-stops>
      </style:paragraph-properties>
      <style:text-properties style:font-name="Courier" style:font-name-asian="Courier" style:font-name-complex="Courier"/>
    </style:style>
    <style:style style:name="P83" style:family="paragraph" style:parent-style-name="Standard">
      <style:paragraph-properties fo:margin-left="5.01mm" fo:margin-right="3.02mm" fo:line-height="4.94mm" fo:text-indent="0mm" style:auto-text-indent="false">
        <style:tab-stops>
          <style:tab-stop style:position="-5.01mm"/>
          <style:tab-stop style:position="92.39mm"/>
        </style:tab-stops>
      </style:paragraph-properties>
      <style:text-properties style:font-name="Courier" style:font-name-asian="Courier" style:font-name-complex="Courier"/>
    </style:style>
    <style:style style:name="P84" style:family="paragraph" style:parent-style-name="Standard">
      <style:paragraph-properties fo:margin-left="5.01mm" fo:margin-right="3.02mm" fo:line-height="4.94mm" fo:text-indent="0mm" style:auto-text-indent="false">
        <style:tab-stops>
          <style:tab-stop style:position="-5.01mm"/>
          <style:tab-stop style:position="92.39mm"/>
        </style:tab-stops>
      </style:paragraph-properties>
      <style:text-properties style:font-name="Courier" style:text-underline-style="solid" style:text-underline-width="auto" style:text-underline-color="font-color" style:font-name-asian="Courier" style:font-name-complex="Courier"/>
    </style:style>
    <style:style style:name="P85" style:family="paragraph" style:parent-style-name="Standard">
      <style:paragraph-properties fo:margin-left="5.01mm" fo:margin-right="3.02mm" style:line-height-at-least="4.22mm" fo:text-indent="0mm" style:auto-text-indent="false">
        <style:tab-stops>
          <style:tab-stop style:position="-5.01mm"/>
        </style:tab-stops>
      </style:paragraph-properties>
      <style:text-properties style:font-name="Arial" style:font-name-asian="Arial" style:font-name-complex="Arial"/>
    </style:style>
    <style:style style:name="P86" style:family="paragraph" style:parent-style-name="Standard">
      <style:paragraph-properties fo:margin-left="5.01mm" fo:margin-right="3.02mm" fo:line-height="4.94mm" fo:text-indent="0mm" style:auto-text-indent="false">
        <style:tab-stops>
          <style:tab-stop style:position="-5.01mm"/>
          <style:tab-stop style:position="92.39mm"/>
        </style:tab-stops>
      </style:paragraph-properties>
    </style:style>
    <style:style style:name="P87" style:family="paragraph" style:parent-style-name="Standard">
      <style:paragraph-properties style:line-height-at-least="6.97mm">
        <style:tab-stops>
          <style:tab-stop style:position="29mm"/>
        </style:tab-stops>
      </style:paragraph-properties>
      <style:text-properties style:font-name="Courier" fo:font-size="18pt" fo:font-weight="bold" style:font-name-asian="Courier" style:font-size-asian="18pt" style:font-weight-asian="bold" style:font-name-complex="Courier" style:font-size-complex="18pt" style:font-weight-complex="bold"/>
    </style:style>
    <style:style style:name="P88" style:family="paragraph" style:parent-style-name="Standard">
      <style:paragraph-properties fo:margin-top="3.44mm" fo:margin-bottom="0mm" loext:contextual-spacing="false" fo:line-height="0.02mm">
        <style:tab-stops>
          <style:tab-stop style:position="29mm"/>
        </style:tab-stops>
      </style:paragraph-properties>
      <style:text-properties style:font-name="Courier" style:font-name-asian="Courier" style:font-name-complex="Courier"/>
    </style:style>
    <style:style style:name="P89" style:family="paragraph" style:parent-style-name="Standard">
      <style:paragraph-properties fo:margin-left="8.75mm" fo:margin-right="19.76mm" fo:line-height="4.94mm" fo:text-indent="0mm" style:auto-text-indent="false">
        <style:tab-stops>
          <style:tab-stop style:position="-27.59mm"/>
          <style:tab-stop style:position="-2.61mm"/>
          <style:tab-stop style:position="9.88mm"/>
          <style:tab-stop style:position="22.37mm"/>
          <style:tab-stop style:position="34.85mm"/>
          <style:tab-stop style:position="47.34mm"/>
          <style:tab-stop style:position="59.83mm"/>
          <style:tab-stop style:position="72.32mm"/>
          <style:tab-stop style:position="84.81mm"/>
          <style:tab-stop style:position="97.3mm"/>
          <style:tab-stop style:position="109.78mm"/>
          <style:tab-stop style:position="122.27mm"/>
          <style:tab-stop style:position="134.76mm"/>
          <style:tab-stop style:position="147.25mm"/>
        </style:tab-stops>
      </style:paragraph-properties>
      <style:text-properties style:font-name="Courier" style:font-name-asian="Courier" style:font-name-complex="Courier"/>
    </style:style>
    <style:style style:name="P90" style:family="paragraph" style:parent-style-name="Standard">
      <style:paragraph-properties fo:margin-left="8.75mm" fo:margin-right="19.76mm" fo:line-height="4.94mm" fo:text-align="center" style:justify-single-word="false" fo:text-indent="0mm" style:auto-text-indent="false">
        <style:tab-stops>
          <style:tab-stop style:position="-27.59mm"/>
          <style:tab-stop style:position="-2.61mm"/>
          <style:tab-stop style:position="9.88mm"/>
          <style:tab-stop style:position="22.37mm"/>
          <style:tab-stop style:position="34.85mm"/>
          <style:tab-stop style:position="47.34mm"/>
          <style:tab-stop style:position="59.83mm"/>
          <style:tab-stop style:position="72.32mm"/>
          <style:tab-stop style:position="84.81mm"/>
          <style:tab-stop style:position="97.3mm"/>
          <style:tab-stop style:position="109.78mm"/>
          <style:tab-stop style:position="122.27mm"/>
          <style:tab-stop style:position="134.76mm"/>
          <style:tab-stop style:position="147.25mm"/>
        </style:tab-stops>
      </style:paragraph-properties>
      <style:text-properties style:font-name="Courier" fo:font-weight="bold" style:font-name-asian="Courier" style:font-weight-asian="bold" style:font-name-complex="Courier" style:font-weight-complex="bold"/>
    </style:style>
    <style:style style:name="P91" style:family="paragraph" style:parent-style-name="Standard">
      <style:paragraph-properties fo:margin-left="8.75mm" fo:margin-right="19.76mm" fo:line-height="4.94mm" fo:text-indent="0mm" style:auto-text-indent="false" fo:padding="0.35mm" fo:border="0.74pt solid #000000">
        <style:tab-stops>
          <style:tab-stop style:position="-27.59mm"/>
          <style:tab-stop style:position="-2.61mm"/>
          <style:tab-stop style:position="9.88mm"/>
          <style:tab-stop style:position="15.01mm"/>
          <style:tab-stop style:position="22.37mm"/>
          <style:tab-stop style:position="34.85mm"/>
          <style:tab-stop style:position="47.34mm"/>
          <style:tab-stop style:position="59.83mm"/>
          <style:tab-stop style:position="72.32mm"/>
          <style:tab-stop style:position="84.81mm"/>
          <style:tab-stop style:position="97.3mm"/>
          <style:tab-stop style:position="109.78mm"/>
          <style:tab-stop style:position="122.27mm"/>
          <style:tab-stop style:position="134.76mm"/>
          <style:tab-stop style:position="147.25mm"/>
        </style:tab-stops>
      </style:paragraph-properties>
      <style:text-properties style:font-name="Courier" style:font-name-asian="Courier" style:font-name-complex="Courier"/>
    </style:style>
    <style:style style:name="P92" style:family="paragraph" style:parent-style-name="Standard">
      <style:paragraph-properties fo:margin-left="8.75mm" fo:margin-right="19.76mm" fo:line-height="4.94mm" fo:text-indent="0mm" style:auto-text-indent="false" fo:padding="0.35mm" fo:border="0.74pt solid #000000">
        <style:tab-stops>
          <style:tab-stop style:position="-27.59mm"/>
          <style:tab-stop style:position="-2.61mm"/>
          <style:tab-stop style:position="9.88mm"/>
          <style:tab-stop style:position="22.37mm"/>
          <style:tab-stop style:position="34.85mm"/>
          <style:tab-stop style:position="47.34mm"/>
          <style:tab-stop style:position="59.83mm"/>
          <style:tab-stop style:position="72.32mm"/>
          <style:tab-stop style:position="84.81mm"/>
          <style:tab-stop style:position="97.3mm"/>
          <style:tab-stop style:position="109.78mm"/>
          <style:tab-stop style:position="122.27mm"/>
          <style:tab-stop style:position="134.76mm"/>
          <style:tab-stop style:position="147.25mm"/>
        </style:tab-stops>
      </style:paragraph-properties>
      <style:text-properties style:font-name="Courier" style:font-name-asian="Courier" style:font-name-complex="Courier"/>
    </style:style>
    <style:style style:name="P93" style:family="paragraph" style:parent-style-name="Standard">
      <style:paragraph-properties fo:margin-left="8.75mm" fo:margin-right="19.76mm" fo:line-height="4.94mm" fo:text-align="center" style:justify-single-word="false" fo:text-indent="0mm" style:auto-text-indent="false" fo:padding="0.35mm" fo:border="0.74pt solid #000000">
        <style:tab-stops>
          <style:tab-stop style:position="-27.59mm"/>
          <style:tab-stop style:position="-2.61mm"/>
          <style:tab-stop style:position="9.88mm"/>
          <style:tab-stop style:position="22.37mm"/>
          <style:tab-stop style:position="34.85mm"/>
          <style:tab-stop style:position="47.34mm"/>
          <style:tab-stop style:position="59.83mm"/>
          <style:tab-stop style:position="72.32mm"/>
          <style:tab-stop style:position="84.81mm"/>
          <style:tab-stop style:position="97.3mm"/>
          <style:tab-stop style:position="109.78mm"/>
          <style:tab-stop style:position="122.27mm"/>
          <style:tab-stop style:position="134.76mm"/>
          <style:tab-stop style:position="147.25mm"/>
        </style:tab-stops>
      </style:paragraph-properties>
      <style:text-properties style:font-name="Courier" style:font-name-asian="Courier" style:font-name-complex="Courier"/>
    </style:style>
    <style:style style:name="P94" style:family="paragraph" style:parent-style-name="Standard">
      <style:paragraph-properties fo:margin-left="1.99mm" fo:margin-right="13mm" fo:line-height="4.94mm" fo:text-indent="0mm" style:auto-text-indent="false">
        <style:tab-stops>
          <style:tab-stop style:position="-20.83mm"/>
          <style:tab-stop style:position="4.15mm"/>
          <style:tab-stop style:position="16.63mm"/>
          <style:tab-stop style:position="29.12mm"/>
          <style:tab-stop style:position="41.61mm"/>
          <style:tab-stop style:position="54.1mm"/>
          <style:tab-stop style:position="66.59mm"/>
          <style:tab-stop style:position="79.08mm"/>
          <style:tab-stop style:position="91.56mm"/>
          <style:tab-stop style:position="104.05mm"/>
          <style:tab-stop style:position="116.54mm"/>
          <style:tab-stop style:position="129.03mm"/>
          <style:tab-stop style:position="141.52mm"/>
          <style:tab-stop style:position="154.01mm"/>
        </style:tab-stops>
      </style:paragraph-properties>
      <style:text-properties style:font-name="Courier" style:font-name-asian="Courier" style:font-name-complex="Courier"/>
    </style:style>
    <style:style style:name="P95" style:family="paragraph" style:parent-style-name="Standard">
      <style:paragraph-properties fo:margin-left="0mm" fo:margin-right="0mm" fo:text-align="end" style:justify-single-word="false" fo:text-indent="0.02mm" style:auto-text-indent="false">
        <style:tab-stops>
          <style:tab-stop style:position="83.82mm"/>
          <style:tab-stop style:position="91.44mm"/>
          <style:tab-stop style:position="93.98mm"/>
        </style:tab-stops>
      </style:paragraph-properties>
      <style:text-properties style:font-name="Arial" fo:font-size="12pt" style:font-name-asian="Arial" style:font-size-asian="12pt" style:font-name-complex="Arial" style:font-size-complex="12pt"/>
    </style:style>
    <style:style style:name="P96" style:family="paragraph" style:parent-style-name="Standard">
      <style:paragraph-properties fo:margin-left="0mm" fo:margin-right="0mm" fo:text-align="end" style:justify-single-word="false" fo:text-indent="0.02mm" style:auto-text-indent="false" style:snap-to-layout-grid="false">
        <style:tab-stops>
          <style:tab-stop style:position="83.82mm"/>
          <style:tab-stop style:position="91.44mm"/>
          <style:tab-stop style:position="93.98mm"/>
        </style:tab-stops>
      </style:paragraph-properties>
      <style:text-properties style:font-name="Arial" fo:font-size="12pt" style:font-name-asian="Arial" style:font-size-asian="12pt" style:font-name-complex="Arial" style:font-size-complex="12pt"/>
    </style:style>
    <style:style style:name="P97" style:family="paragraph" style:parent-style-name="Standard">
      <style:paragraph-properties fo:margin-left="0mm" fo:margin-right="0mm" fo:text-align="end" style:justify-single-word="false" fo:text-indent="0.02mm" style:auto-text-indent="false">
        <style:tab-stops>
          <style:tab-stop style:position="83.82mm"/>
          <style:tab-stop style:position="91.44mm"/>
          <style:tab-stop style:position="93.98mm"/>
        </style:tab-stops>
      </style:paragraph-properties>
      <style:text-properties style:font-name="Arial" fo:font-size="11pt" style:font-name-asian="Arial" style:font-size-asian="11pt" style:font-name-complex="Arial" style:font-size-complex="11pt"/>
    </style:style>
    <style:style style:name="P98" style:family="paragraph" style:parent-style-name="Standard">
      <style:paragraph-properties fo:margin-left="0mm" fo:margin-right="0.49mm" fo:text-align="end" style:justify-single-word="false" fo:text-indent="0.02mm" style:auto-text-indent="false" style:snap-to-layout-grid="false">
        <style:tab-stops>
          <style:tab-stop style:position="83.82mm"/>
          <style:tab-stop style:position="91.44mm"/>
          <style:tab-stop style:position="93.98mm"/>
        </style:tab-stops>
      </style:paragraph-properties>
      <style:text-properties style:font-name="Arial" fo:font-size="16pt" style:font-name-asian="Arial" style:font-size-asian="16pt" style:font-name-complex="Arial" style:font-size-complex="16pt"/>
    </style:style>
    <style:style style:name="P99" style:family="paragraph" style:parent-style-name="Standard">
      <style:paragraph-properties fo:margin-left="38.01mm" fo:margin-right="0mm" fo:text-indent="0mm" style:auto-text-indent="false">
        <style:tab-stops>
          <style:tab-stop style:position="83.82mm"/>
          <style:tab-stop style:position="91.44mm"/>
          <style:tab-stop style:position="93.98mm"/>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P100" style:family="paragraph" style:parent-style-name="Standard">
      <style:paragraph-properties fo:margin-left="38.01mm" fo:margin-right="0mm" fo:text-indent="0mm" style:auto-text-indent="false">
        <style:tab-stops>
          <style:tab-stop style:position="83.82mm"/>
          <style:tab-stop style:position="91.44mm"/>
          <style:tab-stop style:position="93.98mm"/>
        </style:tab-stops>
      </style:paragraph-properties>
      <style:text-properties style:font-name="Arial" fo:font-size="14pt" style:font-name-asian="Arial" style:font-size-asian="14pt" style:font-name-complex="Arial" style:font-size-complex="14pt"/>
    </style:style>
    <style:style style:name="P101" style:family="paragraph" style:parent-style-name="Standard">
      <style:paragraph-properties fo:margin-left="40.01mm" fo:margin-right="0mm" fo:text-indent="0mm" style:auto-text-indent="false">
        <style:tab-stops>
          <style:tab-stop style:position="83.82mm"/>
          <style:tab-stop style:position="91.44mm"/>
          <style:tab-stop style:position="93.98mm"/>
        </style:tab-stops>
      </style:paragraph-properties>
      <style:text-properties style:font-name="Arial" fo:font-size="16pt" fo:font-weight="bold" style:font-name-asian="Arial" style:font-size-asian="16pt" style:font-weight-asian="bold" style:font-name-complex="Arial" style:font-size-complex="16pt" style:font-weight-complex="bold"/>
    </style:style>
    <style:style style:name="P102" style:family="paragraph" style:parent-style-name="Standard">
      <style:paragraph-properties fo:margin-left="40.01mm" fo:margin-right="0mm" fo:text-indent="0mm" style:auto-text-indent="false">
        <style:tab-stops>
          <style:tab-stop style:position="83.82mm"/>
          <style:tab-stop style:position="91.44mm"/>
          <style:tab-stop style:position="93.98mm"/>
        </style:tab-stops>
      </style:paragraph-properties>
      <style:text-properties style:font-name="Arial" fo:font-size="16pt" style:font-name-asian="Arial" style:font-size-asian="16pt" style:font-name-complex="Arial" style:font-size-complex="16pt"/>
    </style:style>
    <style:style style:name="P103" style:family="paragraph" style:parent-style-name="Standard">
      <style:paragraph-properties fo:margin-left="10mm" fo:margin-right="-10.12mm" fo:text-indent="-10mm" style:auto-text-indent="false">
        <style:tab-stops>
          <style:tab-stop style:position="127.53mm"/>
          <style:tab-stop style:position="170.02mm" style:type="right"/>
        </style:tab-stops>
      </style:paragraph-properties>
      <style:text-properties style:font-name="Arial" fo:font-weight="bold" style:font-name-asian="Arial" style:font-weight-asian="bold" style:font-name-complex="Arial" style:font-weight-complex="bold"/>
    </style:style>
    <style:style style:name="P104" style:family="paragraph" style:parent-style-name="Standard">
      <style:paragraph-properties fo:margin-left="10mm" fo:margin-right="-10.12mm" fo:text-indent="-10mm" style:auto-text-indent="false">
        <style:tab-stops>
          <style:tab-stop style:position="20mm"/>
          <style:tab-stop style:position="127.53mm"/>
          <style:tab-stop style:position="170.02mm" style:type="right"/>
        </style:tab-stops>
      </style:paragraph-properties>
      <style:text-properties style:font-name="Arial" fo:font-weight="bold" style:font-name-asian="Arial" style:font-weight-asian="bold" style:font-name-complex="Arial" style:font-weight-complex="bold"/>
    </style:style>
    <style:style style:name="P105" style:family="paragraph" style:parent-style-name="Standard">
      <style:paragraph-properties fo:margin-left="0mm" fo:margin-right="2.1mm" fo:text-indent="0mm" style:auto-text-indent="false"/>
      <style:text-properties style:font-name="Arial" fo:font-weight="bold" style:font-name-asian="Arial" style:font-weight-asian="bold" style:font-name-complex="Arial" style:font-weight-complex="bold"/>
    </style:style>
    <style:style style:name="P106" style:family="paragraph" style:parent-style-name="Standard">
      <style:paragraph-properties fo:margin-left="0mm" fo:margin-right="2.1mm" fo:text-indent="0mm" style:auto-text-indent="false">
        <style:tab-stops>
          <style:tab-stop style:position="10mm"/>
          <style:tab-stop style:position="20mm"/>
          <style:tab-stop style:position="127.53mm"/>
        </style:tab-stops>
      </style:paragraph-properties>
      <style:text-properties style:font-name="Arial" fo:font-weight="bold" style:font-name-asian="Arial" style:font-weight-asian="bold" style:font-name-complex="Arial" style:font-weight-complex="bold"/>
    </style:style>
    <style:style style:name="P107" style:family="paragraph" style:parent-style-name="Standard">
      <style:paragraph-properties fo:margin-left="0mm" fo:margin-right="2.1mm" fo:text-indent="0mm" style:auto-text-indent="false">
        <style:tab-stops>
          <style:tab-stop style:position="10mm"/>
        </style:tab-stops>
      </style:paragraph-properties>
      <style:text-properties style:font-name="Arial" fo:font-weight="bold" style:font-name-asian="Arial" style:font-weight-asian="bold" style:font-name-complex="Arial" style:font-weight-complex="bold"/>
    </style:style>
    <style:style style:name="P108" style:family="paragraph" style:parent-style-name="Standard">
      <style:paragraph-properties fo:margin-left="0mm" fo:margin-right="2.1mm" fo:text-indent="0mm" style:auto-text-indent="false">
        <style:tab-stops>
          <style:tab-stop style:position="0mm"/>
          <style:tab-stop style:position="12.49mm"/>
          <style:tab-stop style:position="24.98mm"/>
          <style:tab-stop style:position="37.47mm"/>
          <style:tab-stop style:position="49.95mm"/>
          <style:tab-stop style:position="62.44mm"/>
          <style:tab-stop style:position="74.93mm"/>
          <style:tab-stop style:position="87.42mm"/>
          <style:tab-stop style:position="99.91mm"/>
          <style:tab-stop style:position="112.4mm"/>
          <style:tab-stop style:position="124.88mm"/>
          <style:tab-stop style:position="137.37mm"/>
          <style:tab-stop style:position="149.86mm"/>
          <style:tab-stop style:position="162.35mm"/>
          <style:tab-stop style:position="165.1mm"/>
        </style:tab-stops>
      </style:paragraph-properties>
      <style:text-properties style:font-name="Arial" fo:font-weight="bold" style:font-name-asian="Arial" style:font-weight-asian="bold" style:font-name-complex="Arial" style:font-weight-complex="bold"/>
    </style:style>
    <style:style style:name="P109" style:family="paragraph" style:parent-style-name="Standard">
      <style:paragraph-properties fo:margin-left="0mm" fo:margin-right="2.1mm" fo:text-indent="0mm" style:auto-text-indent="false"/>
      <style:text-properties style:font-name="Arial" fo:font-size="12pt" fo:font-weight="bold" style:font-name-asian="Arial" style:font-size-asian="12pt" style:font-weight-asian="bold" style:font-name-complex="Arial" style:font-size-complex="12pt" style:font-weight-complex="bold"/>
    </style:style>
    <style:style style:name="P110" style:family="paragraph" style:parent-style-name="Standard">
      <style:paragraph-properties fo:margin-left="0mm" fo:margin-right="2.1mm" fo:text-indent="0mm" style:auto-text-indent="false">
        <style:tab-stops>
          <style:tab-stop style:position="10mm"/>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P111" style:family="paragraph" style:parent-style-name="Standard">
      <style:paragraph-properties fo:margin-left="0mm" fo:margin-right="2.1mm" fo:text-indent="0mm" style:auto-text-indent="false"/>
      <style:text-properties style:font-name="Arial" fo:font-size="12pt" style:font-name-asian="Arial" style:font-size-asian="12pt" style:font-name-complex="Arial" style:font-size-complex="12pt"/>
    </style:style>
    <style:style style:name="P112" style:family="paragraph" style:parent-style-name="Standard">
      <style:paragraph-properties fo:margin-left="0mm" fo:margin-right="2.1mm" fo:text-indent="0mm" style:auto-text-indent="false"/>
      <style:text-properties style:font-name="Arial" style:font-name-asian="Arial" style:font-name-complex="Arial"/>
    </style:style>
    <style:style style:name="P113" style:family="paragraph" style:parent-style-name="Standard">
      <style:paragraph-properties fo:margin-left="0mm" fo:margin-right="2.1mm" fo:text-indent="0mm" style:auto-text-indent="false">
        <style:tab-stops>
          <style:tab-stop style:position="10mm"/>
        </style:tab-stops>
      </style:paragraph-properties>
      <style:text-properties style:font-name="Arial" style:font-name-asian="Arial" style:font-name-complex="Arial"/>
    </style:style>
    <style:style style:name="P114" style:family="paragraph" style:parent-style-name="Standard">
      <style:paragraph-properties fo:margin-left="0mm" fo:margin-right="2.1mm" fo:text-indent="0mm" style:auto-text-indent="false"/>
      <style:text-properties style:font-name="Arial" fo:letter-spacing="-0.04mm" style:font-name-asian="Arial" style:font-name-complex="Arial"/>
    </style:style>
    <style:style style:name="P115" style:family="paragraph" style:parent-style-name="Standard">
      <style:paragraph-properties fo:margin-left="0mm" fo:margin-right="2.1mm" fo:text-indent="0mm" style:auto-text-indent="false">
        <style:tab-stops>
          <style:tab-stop style:position="10mm"/>
        </style:tab-stops>
      </style:paragraph-properties>
      <style:text-properties style:font-name="Arial" fo:letter-spacing="-0.04mm" style:font-name-asian="Arial" style:font-name-complex="Arial"/>
    </style:style>
    <style:style style:name="P116" style:family="paragraph" style:parent-style-name="Standard">
      <style:paragraph-properties fo:margin-left="0mm" fo:margin-right="2.1mm" fo:text-indent="0mm" style:auto-text-indent="false"/>
      <style:text-properties style:font-name="Arial" fo:letter-spacing="-0.04mm" fo:font-weight="bold" style:font-name-asian="Arial" style:font-weight-asian="bold" style:font-name-complex="Arial" style:font-weight-complex="bold"/>
    </style:style>
    <style:style style:name="P117" style:family="paragraph" style:parent-style-name="Standard">
      <style:paragraph-properties fo:margin-left="0mm" fo:margin-right="2.1mm" fo:text-indent="0mm" style:auto-text-indent="false">
        <style:tab-stops>
          <style:tab-stop style:position="10mm"/>
        </style:tab-stops>
      </style:paragraph-properties>
      <style:text-properties style:font-name="Arial" fo:letter-spacing="-0.04mm" fo:font-weight="bold" style:font-name-asian="Arial" style:font-weight-asian="bold" style:font-name-complex="Arial" style:font-weight-complex="bold"/>
    </style:style>
    <style:style style:name="P118" style:family="paragraph" style:parent-style-name="Standard">
      <style:paragraph-properties fo:margin-left="0mm" fo:margin-right="2.1mm" fo:text-indent="0mm" style:auto-text-indent="false" fo:break-before="page">
        <style:tab-stops>
          <style:tab-stop style:position="10mm"/>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P119" style:family="paragraph" style:parent-style-name="Standard">
      <style:paragraph-properties fo:margin-left="0mm" fo:margin-right="2.1mm" fo:text-indent="0mm" style:auto-text-indent="false" fo:break-before="page">
        <style:tab-stops>
          <style:tab-stop style:position="0mm"/>
          <style:tab-stop style:position="12.49mm"/>
          <style:tab-stop style:position="24.98mm"/>
          <style:tab-stop style:position="37.47mm"/>
          <style:tab-stop style:position="49.95mm"/>
          <style:tab-stop style:position="62.44mm"/>
          <style:tab-stop style:position="74.93mm"/>
          <style:tab-stop style:position="87.42mm"/>
          <style:tab-stop style:position="99.91mm"/>
          <style:tab-stop style:position="112.4mm"/>
          <style:tab-stop style:position="124.88mm"/>
          <style:tab-stop style:position="137.37mm"/>
          <style:tab-stop style:position="149.86mm"/>
          <style:tab-stop style:position="162.35mm"/>
          <style:tab-stop style:position="165.1mm"/>
        </style:tab-stops>
      </style:paragraph-properties>
      <style:text-properties style:font-name="Arial" fo:letter-spacing="-0.04mm" fo:font-weight="bold" style:font-name-asian="Arial" style:font-weight-asian="bold" style:font-name-complex="Arial" style:font-weight-complex="bold"/>
    </style:style>
    <style:style style:name="P120" style:family="paragraph" style:parent-style-name="Standard">
      <style:paragraph-properties fo:break-before="page"/>
    </style:style>
    <style:style style:name="P121" style:family="paragraph" style:parent-style-name="Standard">
      <style:paragraph-properties fo:break-before="page">
        <style:tab-stops>
          <style:tab-stop style:position="10mm"/>
          <style:tab-stop style:position="22.51mm"/>
        </style:tab-stops>
      </style:paragraph-properties>
      <style:text-properties style:font-name="Arial" fo:font-weight="bold" style:font-name-asian="Arial" style:font-weight-asian="bold" style:font-name-complex="Arial" style:font-weight-complex="bold"/>
    </style:style>
    <style:style style:name="P122" style:family="paragraph" style:parent-style-name="Standard">
      <style:paragraph-properties fo:break-before="page">
        <style:tab-stops>
          <style:tab-stop style:position="5.08mm"/>
          <style:tab-stop style:position="15.24mm"/>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P123" style:family="paragraph" style:parent-style-name="Standard">
      <style:paragraph-properties fo:break-before="page">
        <style:tab-stops>
          <style:tab-stop style:position="5.08mm"/>
          <style:tab-stop style:position="15.24mm"/>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P124" style:family="paragraph" style:parent-style-name="Standard">
      <style:paragraph-properties fo:text-align="center" style:justify-single-word="false" fo:break-before="page">
        <style:tab-stops>
          <style:tab-stop style:position="50.8mm"/>
          <style:tab-stop style:position="63.5mm"/>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P125" style:family="paragraph" style:parent-style-name="Standard">
      <style:paragraph-properties fo:text-align="center" style:justify-single-word="false" fo:break-before="page">
        <style:tab-stops>
          <style:tab-stop style:position="0mm"/>
          <style:tab-stop style:position="12.49mm"/>
          <style:tab-stop style:position="24.98mm"/>
          <style:tab-stop style:position="37.47mm"/>
          <style:tab-stop style:position="49.95mm"/>
          <style:tab-stop style:position="62.44mm"/>
          <style:tab-stop style:position="74.93mm"/>
          <style:tab-stop style:position="87.42mm"/>
          <style:tab-stop style:position="99.91mm"/>
          <style:tab-stop style:position="112.4mm"/>
          <style:tab-stop style:position="124.88mm"/>
          <style:tab-stop style:position="137.37mm"/>
          <style:tab-stop style:position="149.86mm"/>
          <style:tab-stop style:position="162.35mm"/>
          <style:tab-stop style:position="165.1mm"/>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P126" style:family="paragraph" style:parent-style-name="Standard">
      <style:paragraph-properties fo:break-before="page">
        <style:tab-stops>
          <style:tab-stop style:position="0mm"/>
          <style:tab-stop style:position="12.49mm"/>
          <style:tab-stop style:position="24.98mm"/>
          <style:tab-stop style:position="37.47mm"/>
          <style:tab-stop style:position="49.95mm"/>
          <style:tab-stop style:position="62.44mm"/>
          <style:tab-stop style:position="74.93mm"/>
          <style:tab-stop style:position="87.42mm"/>
          <style:tab-stop style:position="99.91mm"/>
          <style:tab-stop style:position="112.4mm"/>
          <style:tab-stop style:position="124.88mm"/>
          <style:tab-stop style:position="137.37mm"/>
          <style:tab-stop style:position="149.86mm"/>
          <style:tab-stop style:position="162.35mm"/>
          <style:tab-stop style:position="165.1mm"/>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P127" style:family="paragraph" style:parent-style-name="Standard">
      <style:paragraph-properties fo:hyphenation-ladder-count="no-limit" fo:break-before="page">
        <style:tab-stops>
          <style:tab-stop style:position="-12.7mm"/>
          <style:tab-stop style:position="0mm"/>
        </style:tab-stops>
      </style:paragraph-properties>
      <style:text-properties style:font-name="Arial" fo:letter-spacing="-0.04mm" style:font-name-asian="Arial" style:font-name-complex="Arial" fo:hyphenate="false" fo:hyphenation-remain-char-count="2" fo:hyphenation-push-char-count="2"/>
    </style:style>
    <style:style style:name="P128" style:family="paragraph" style:parent-style-name="Standard">
      <style:paragraph-properties fo:hyphenation-ladder-count="no-limit" fo:break-before="page">
        <style:tab-stops>
          <style:tab-stop style:position="10mm"/>
        </style:tab-stops>
      </style:paragraph-properties>
      <style:text-properties style:font-name="Arial" fo:letter-spacing="-0.04mm" fo:font-weight="bold" style:font-name-asian="Arial" style:font-weight-asian="bold" style:font-name-complex="Arial" style:font-weight-complex="bold" fo:hyphenate="false" fo:hyphenation-remain-char-count="2" fo:hyphenation-push-char-count="2"/>
    </style:style>
    <style:style style:name="P129" style:family="paragraph" style:parent-style-name="Standard">
      <style:paragraph-properties fo:hyphenation-ladder-count="no-limit" fo:break-before="page" fo:padding-left="0mm" fo:padding-right="0mm" fo:padding-top="0.35mm" fo:padding-bottom="0mm" fo:border-left="none" fo:border-right="none" fo:border-top="0.74pt solid #000000" fo:border-bottom="none">
        <style:tab-stops>
          <style:tab-stop style:position="-12.7mm"/>
        </style:tab-stops>
      </style:paragraph-properties>
      <style:text-properties style:font-name="Arial" fo:letter-spacing="-0.04mm" style:font-name-asian="Arial" style:font-name-complex="Arial" fo:hyphenate="false" fo:hyphenation-remain-char-count="2" fo:hyphenation-push-char-count="2"/>
    </style:style>
    <style:style style:name="P130" style:family="paragraph" style:parent-style-name="Standard">
      <style:paragraph-properties fo:margin-left="42.51mm" fo:margin-right="0mm" fo:text-indent="-42.51mm" style:auto-text-indent="false">
        <style:tab-stops>
          <style:tab-stop style:position="7.5mm"/>
          <style:tab-stop style:position="37.5mm"/>
          <style:tab-stop style:position="42.51mm"/>
        </style:tab-stops>
      </style:paragraph-properties>
      <style:text-properties style:font-name="Arial" fo:font-size="11pt" fo:font-style="italic" style:font-name-asian="Arial" style:font-size-asian="11pt" style:font-style-asian="italic" style:font-name-complex="Arial" style:font-size-complex="11pt" style:font-style-complex="italic"/>
    </style:style>
    <style:style style:name="P131" style:family="paragraph" style:parent-style-name="Standard">
      <style:paragraph-properties fo:margin-left="0mm" fo:margin-right="40.01mm" fo:text-indent="0mm" style:auto-text-indent="false">
        <style:tab-stops>
          <style:tab-stop style:position="5.08mm"/>
          <style:tab-stop style:position="15.24mm"/>
        </style:tab-stops>
      </style:paragraph-properties>
      <style:text-properties style:font-name="Arial" fo:font-size="11pt" fo:font-weight="bold" style:font-name-asian="Arial" style:font-size-asian="11pt" style:font-weight-asian="bold" style:font-name-complex="Arial" style:font-size-complex="11pt" style:font-weight-complex="bold"/>
    </style:style>
    <style:style style:name="P132" style:family="paragraph" style:parent-style-name="Standard">
      <style:paragraph-properties fo:margin-left="0mm" fo:margin-right="40.01mm" fo:text-indent="0mm" style:auto-text-indent="false">
        <style:tab-stops>
          <style:tab-stop style:position="5.08mm"/>
          <style:tab-stop style:position="15.24mm"/>
        </style:tab-stops>
      </style:paragraph-properties>
      <style:text-properties style:font-name="Arial" fo:font-size="11pt" style:font-name-asian="Arial" style:font-size-asian="11pt" style:font-name-complex="Arial" style:font-size-complex="11pt"/>
    </style:style>
    <style:style style:name="P133" style:family="paragraph" style:parent-style-name="Standard">
      <style:paragraph-properties fo:margin-left="0mm" fo:margin-right="40.01mm" fo:text-indent="0mm" style:auto-text-indent="false">
        <style:tab-stops>
          <style:tab-stop style:position="5.08mm"/>
          <style:tab-stop style:position="10mm"/>
        </style:tab-stops>
      </style:paragraph-properties>
      <style:text-properties style:font-name="Arial" fo:font-size="11pt" style:font-name-asian="Arial" style:font-size-asian="11pt" style:font-name-complex="Arial" style:font-size-complex="11pt"/>
    </style:style>
    <style:style style:name="P134" style:family="paragraph" style:parent-style-name="Standard">
      <style:paragraph-properties fo:margin-left="10mm" fo:margin-right="2.1mm" fo:text-indent="-10mm" style:auto-text-indent="false"/>
      <style:text-properties style:font-name="Arial" fo:font-weight="bold" style:font-name-asian="Arial" style:font-weight-asian="bold" style:font-name-complex="Arial" style:font-weight-complex="bold"/>
    </style:style>
    <style:style style:name="P135" style:family="paragraph" style:parent-style-name="Standard">
      <style:paragraph-properties fo:margin-left="10mm" fo:margin-right="2.1mm" fo:text-indent="-10mm" style:auto-text-indent="false"/>
      <style:text-properties style:font-name="Arial" fo:font-size="12pt" fo:font-weight="bold" style:font-name-asian="Arial" style:font-size-asian="12pt" style:font-weight-asian="bold" style:font-name-complex="Arial" style:font-size-complex="12pt" style:font-weight-complex="bold"/>
    </style:style>
    <style:style style:name="P136" style:family="paragraph" style:parent-style-name="Standard">
      <style:paragraph-properties fo:margin-left="10mm" fo:margin-right="2.1mm" fo:text-indent="-10mm" style:auto-text-indent="false"/>
      <style:text-properties style:font-name="Arial" fo:letter-spacing="-0.04mm" style:font-name-asian="Arial" style:font-name-complex="Arial"/>
    </style:style>
    <style:style style:name="P137" style:family="paragraph" style:parent-style-name="Standard">
      <style:paragraph-properties fo:margin-left="10mm" fo:margin-right="2.1mm" fo:text-indent="-10mm" style:auto-text-indent="false"/>
      <style:text-properties style:font-name="Arial" style:font-name-asian="Arial" style:font-name-complex="Arial"/>
    </style:style>
    <style:style style:name="P138" style:family="paragraph" style:parent-style-name="Standard">
      <style:paragraph-properties fo:margin-left="25.01mm" fo:margin-right="2.1mm" fo:text-indent="-25.01mm" style:auto-text-indent="false">
        <style:tab-stops>
          <style:tab-stop style:position="25.01mm"/>
        </style:tab-stops>
      </style:paragraph-properties>
      <style:text-properties style:font-name="Arial" style:font-name-asian="Arial" style:font-name-complex="Arial"/>
    </style:style>
    <style:style style:name="P139" style:family="paragraph" style:parent-style-name="Standard">
      <style:paragraph-properties fo:margin-left="22.51mm" fo:margin-right="0mm" fo:text-align="justify" style:justify-single-word="false" fo:hyphenation-ladder-count="no-limit" fo:text-indent="-22.51mm" style:auto-text-indent="false" fo:break-before="page">
        <style:tab-stops>
          <style:tab-stop style:position="7.51mm"/>
          <style:tab-stop style:position="15.01mm"/>
          <style:tab-stop style:position="22.51mm"/>
          <style:tab-stop style:position="30mm"/>
        </style:tab-stops>
      </style:paragraph-properties>
      <style:text-properties style:font-name="Arial" fo:letter-spacing="-0.04mm" fo:font-weight="bold" style:font-name-asian="Arial" style:font-weight-asian="bold" style:font-name-complex="Arial" style:font-weight-complex="bold" fo:hyphenate="false" fo:hyphenation-remain-char-count="2" fo:hyphenation-push-char-count="2"/>
    </style:style>
    <style:style style:name="P140" style:family="paragraph" style:parent-style-name="Standard">
      <style:paragraph-properties fo:margin-left="22.51mm" fo:margin-right="0mm" fo:hyphenation-ladder-count="no-limit" fo:text-indent="-22.51mm" style:auto-text-indent="false" fo:break-before="page">
        <style:tab-stops>
          <style:tab-stop style:position="-12.7mm"/>
          <style:tab-stop style:position="0mm"/>
        </style:tab-stops>
      </style:paragraph-properties>
      <style:text-properties style:font-name="Arial" fo:letter-spacing="-0.04mm" style:font-name-asian="Arial" style:font-name-complex="Arial" fo:hyphenate="false" fo:hyphenation-remain-char-count="2" fo:hyphenation-push-char-count="2"/>
    </style:style>
    <style:style style:name="P141" style:family="paragraph" style:parent-style-name="Standard">
      <style:paragraph-properties fo:margin-left="22.51mm" fo:margin-right="0mm" fo:text-align="justify" style:justify-single-word="false" fo:hyphenation-ladder-count="no-limit" fo:text-indent="-22.51mm" style:auto-text-indent="false">
        <style:tab-stops>
          <style:tab-stop style:position="7.51mm"/>
          <style:tab-stop style:position="15.01mm"/>
          <style:tab-stop style:position="22.51mm"/>
          <style:tab-stop style:position="30mm"/>
        </style:tab-stops>
      </style:paragraph-properties>
      <style:text-properties fo:hyphenate="false" fo:hyphenation-remain-char-count="2" fo:hyphenation-push-char-count="2"/>
    </style:style>
    <style:style style:name="P142" style:family="paragraph" style:parent-style-name="Standard">
      <style:paragraph-properties fo:margin-left="22.51mm" fo:margin-right="0mm" fo:text-align="justify" style:justify-single-word="false" fo:hyphenation-ladder-count="no-limit" fo:text-indent="-22.51mm" style:auto-text-indent="false">
        <style:tab-stops>
          <style:tab-stop style:position="7.51mm"/>
          <style:tab-stop style:position="15.01mm"/>
          <style:tab-stop style:position="22.51mm"/>
          <style:tab-stop style:position="30mm"/>
        </style:tab-stops>
      </style:paragraph-properties>
      <style:text-properties style:font-name="Arial" fo:letter-spacing="-0.04mm" style:font-name-asian="Arial" style:font-name-complex="Arial" fo:hyphenate="false" fo:hyphenation-remain-char-count="2" fo:hyphenation-push-char-count="2"/>
    </style:style>
    <style:style style:name="P143" style:family="paragraph" style:parent-style-name="Standard">
      <style:paragraph-properties fo:margin-left="22.51mm" fo:margin-right="0mm" fo:hyphenation-ladder-count="no-limit" fo:text-indent="-22.51mm" style:auto-text-indent="false">
        <style:tab-stops>
          <style:tab-stop style:position="-12.7mm"/>
          <style:tab-stop style:position="0mm"/>
          <style:tab-stop style:position="22.51mm"/>
        </style:tab-stops>
      </style:paragraph-properties>
      <style:text-properties style:font-name="Arial" fo:letter-spacing="-0.04mm" style:font-name-asian="Arial" style:font-name-complex="Arial" fo:hyphenate="false" fo:hyphenation-remain-char-count="2" fo:hyphenation-push-char-count="2"/>
    </style:style>
    <style:style style:name="P144" style:family="paragraph" style:parent-style-name="Standard">
      <style:paragraph-properties fo:margin-left="22.51mm" fo:margin-right="0mm" fo:hyphenation-ladder-count="no-limit" fo:text-indent="-22.51mm" style:auto-text-indent="false">
        <style:tab-stops>
          <style:tab-stop style:position="-12.7mm"/>
          <style:tab-stop style:position="22.51mm"/>
        </style:tab-stops>
      </style:paragraph-properties>
      <style:text-properties style:font-name="Arial" fo:letter-spacing="-0.04mm" style:font-name-asian="Arial" style:font-name-complex="Arial" fo:hyphenate="false" fo:hyphenation-remain-char-count="2" fo:hyphenation-push-char-count="2"/>
    </style:style>
    <style:style style:name="P145" style:family="paragraph" style:parent-style-name="Standard">
      <style:paragraph-properties fo:margin-left="22.51mm" fo:margin-right="0mm" fo:hyphenation-ladder-count="no-limit" fo:text-indent="-22.51mm" style:auto-text-indent="false">
        <style:tab-stops>
          <style:tab-stop style:position="-12.7mm"/>
          <style:tab-stop style:position="0mm"/>
        </style:tab-stops>
      </style:paragraph-properties>
      <style:text-properties style:font-name="Arial" fo:letter-spacing="-0.04mm" style:font-name-asian="Arial" style:font-name-complex="Arial" fo:hyphenate="false" fo:hyphenation-remain-char-count="2" fo:hyphenation-push-char-count="2"/>
    </style:style>
    <style:style style:name="P146" style:family="paragraph" style:parent-style-name="Standard">
      <style:paragraph-properties fo:margin-left="22.51mm" fo:margin-right="0mm" fo:hyphenation-ladder-count="no-limit" fo:text-indent="-22.51mm" style:auto-text-indent="false">
        <style:tab-stops>
          <style:tab-stop style:position="-12.7mm"/>
        </style:tab-stops>
      </style:paragraph-properties>
      <style:text-properties style:font-name="Arial" fo:letter-spacing="-0.04mm" style:font-name-asian="Arial" style:font-name-complex="Arial" fo:hyphenate="false" fo:hyphenation-remain-char-count="2" fo:hyphenation-push-char-count="2"/>
    </style:style>
    <style:style style:name="P147" style:family="paragraph" style:parent-style-name="Standard">
      <style:paragraph-properties fo:margin-left="22.51mm" fo:margin-right="0mm" fo:text-align="justify" style:justify-single-word="false" fo:hyphenation-ladder-count="no-limit" fo:text-indent="-22.51mm" style:auto-text-indent="false">
        <style:tab-stops>
          <style:tab-stop style:position="7.51mm"/>
          <style:tab-stop style:position="15.01mm"/>
          <style:tab-stop style:position="22.51mm"/>
          <style:tab-stop style:position="30mm"/>
        </style:tab-stops>
      </style:paragraph-properties>
      <style:text-properties style:font-name="Arial" fo:letter-spacing="-0.04mm" fo:font-weight="bold" style:font-name-asian="Arial" style:font-weight-asian="bold" style:font-name-complex="Arial" style:font-weight-complex="bold" fo:hyphenate="false" fo:hyphenation-remain-char-count="2" fo:hyphenation-push-char-count="2"/>
    </style:style>
    <style:style style:name="P148" style:family="paragraph" style:parent-style-name="Standard">
      <style:paragraph-properties fo:margin-left="30mm" fo:margin-right="0mm" fo:text-align="justify" style:justify-single-word="false" fo:hyphenation-ladder-count="no-limit" fo:text-indent="-30mm" style:auto-text-indent="false">
        <style:tab-stops>
          <style:tab-stop style:position="-12.7mm"/>
          <style:tab-stop style:position="7.51mm"/>
          <style:tab-stop style:position="15.01mm"/>
          <style:tab-stop style:position="22.51mm"/>
          <style:tab-stop style:position="30mm"/>
        </style:tab-stops>
      </style:paragraph-properties>
      <style:text-properties fo:hyphenate="false" fo:hyphenation-remain-char-count="2" fo:hyphenation-push-char-count="2"/>
    </style:style>
    <style:style style:name="P149" style:family="paragraph" style:parent-style-name="Standard">
      <style:paragraph-properties fo:margin-left="30mm" fo:margin-right="0mm" fo:text-align="justify" style:justify-single-word="false" fo:hyphenation-ladder-count="no-limit" fo:text-indent="-30mm" style:auto-text-indent="false">
        <style:tab-stops>
          <style:tab-stop style:position="-12.7mm"/>
          <style:tab-stop style:position="7.51mm"/>
          <style:tab-stop style:position="15.01mm"/>
          <style:tab-stop style:position="22.51mm"/>
          <style:tab-stop style:position="30mm"/>
        </style:tab-stops>
      </style:paragraph-properties>
      <style:text-properties style:font-name="Arial" fo:letter-spacing="-0.04mm" style:font-name-asian="Arial" style:font-name-complex="Arial" fo:hyphenate="false" fo:hyphenation-remain-char-count="2" fo:hyphenation-push-char-count="2"/>
    </style:style>
    <style:style style:name="P150" style:family="paragraph" style:parent-style-name="Standard">
      <style:paragraph-properties fo:margin-left="30mm" fo:margin-right="0mm" fo:hyphenation-ladder-count="no-limit" fo:text-indent="-30mm" style:auto-text-indent="false">
        <style:tab-stops>
          <style:tab-stop style:position="-12.7mm"/>
          <style:tab-stop style:position="7.51mm"/>
          <style:tab-stop style:position="30mm"/>
        </style:tab-stops>
      </style:paragraph-properties>
      <style:text-properties style:font-name="Arial" fo:letter-spacing="-0.04mm" style:font-name-asian="Arial" style:font-name-complex="Arial" fo:hyphenate="false" fo:hyphenation-remain-char-count="2" fo:hyphenation-push-char-count="2"/>
    </style:style>
    <style:style style:name="P151" style:family="paragraph" style:parent-style-name="Standard">
      <style:paragraph-properties fo:margin-left="15.01mm" fo:margin-right="0mm" fo:text-align="justify" style:justify-single-word="false" fo:hyphenation-ladder-count="no-limit" fo:text-indent="-15.01mm" style:auto-text-indent="false">
        <style:tab-stops>
          <style:tab-stop style:position="-12.7mm"/>
          <style:tab-stop style:position="7.51mm"/>
          <style:tab-stop style:position="15.01mm"/>
          <style:tab-stop style:position="30mm"/>
        </style:tab-stops>
      </style:paragraph-properties>
      <style:text-properties fo:hyphenate="false" fo:hyphenation-remain-char-count="2" fo:hyphenation-push-char-count="2"/>
    </style:style>
    <style:style style:name="P152" style:family="paragraph" style:parent-style-name="Standard">
      <style:paragraph-properties fo:margin-left="15.01mm" fo:margin-right="0mm" fo:hyphenation-ladder-count="no-limit" fo:text-indent="-15.01mm" style:auto-text-indent="false">
        <style:tab-stops>
          <style:tab-stop style:position="-12.7mm"/>
          <style:tab-stop style:position="7.51mm"/>
        </style:tab-stops>
      </style:paragraph-properties>
      <style:text-properties style:font-name="Arial" fo:letter-spacing="-0.04mm" style:font-name-asian="Arial" style:font-name-complex="Arial" fo:hyphenate="false" fo:hyphenation-remain-char-count="2" fo:hyphenation-push-char-count="2"/>
    </style:style>
    <style:style style:name="P153" style:family="paragraph" style:parent-style-name="Standard">
      <style:paragraph-properties fo:margin-left="15.01mm" fo:margin-right="0mm" fo:hyphenation-ladder-count="no-limit" fo:text-indent="-15.01mm" style:auto-text-indent="false">
        <style:tab-stops>
          <style:tab-stop style:position="7.51mm"/>
        </style:tab-stops>
      </style:paragraph-properties>
      <style:text-properties style:font-name="Arial" fo:letter-spacing="-0.04mm" style:font-name-asian="Arial" style:font-name-complex="Arial" fo:hyphenate="false" fo:hyphenation-remain-char-count="2" fo:hyphenation-push-char-count="2"/>
    </style:style>
    <style:style style:name="P154" style:family="paragraph" style:parent-style-name="Standard">
      <style:paragraph-properties fo:margin-left="7.51mm" fo:margin-right="0mm" fo:hyphenation-ladder-count="no-limit" fo:text-indent="-7.51mm" style:auto-text-indent="false">
        <style:tab-stops>
          <style:tab-stop style:position="-12.7mm"/>
          <style:tab-stop style:position="0mm"/>
          <style:tab-stop style:position="7.51mm"/>
        </style:tab-stops>
      </style:paragraph-properties>
      <style:text-properties style:font-name="Arial" fo:letter-spacing="-0.04mm" style:font-name-asian="Arial" style:font-name-complex="Arial" fo:hyphenate="false" fo:hyphenation-remain-char-count="2" fo:hyphenation-push-char-count="2"/>
    </style:style>
    <style:style style:name="P155" style:family="paragraph" style:parent-style-name="Standard">
      <style:paragraph-properties fo:margin-left="7.51mm" fo:margin-right="0mm" fo:hyphenation-ladder-count="no-limit" fo:text-indent="-7.51mm" style:auto-text-indent="false">
        <style:tab-stops>
          <style:tab-stop style:position="-12.7mm"/>
          <style:tab-stop style:position="7.51mm"/>
        </style:tab-stops>
      </style:paragraph-properties>
      <style:text-properties style:font-name="Arial" fo:letter-spacing="-0.04mm" style:font-name-asian="Arial" style:font-name-complex="Arial" fo:hyphenate="false" fo:hyphenation-remain-char-count="2" fo:hyphenation-push-char-count="2"/>
    </style:style>
    <style:style style:name="P156" style:family="paragraph" style:parent-style-name="Standard">
      <style:paragraph-properties fo:margin-left="7.51mm" fo:margin-right="0mm" fo:hyphenation-ladder-count="no-limit" fo:text-indent="-7.51mm" style:auto-text-indent="false">
        <style:tab-stops>
          <style:tab-stop style:position="-12.7mm"/>
          <style:tab-stop style:position="7.51mm"/>
          <style:tab-stop style:position="30mm"/>
        </style:tab-stops>
      </style:paragraph-properties>
      <style:text-properties style:font-name="Arial" fo:letter-spacing="-0.04mm" style:font-name-asian="Arial" style:font-name-complex="Arial" fo:hyphenate="false" fo:hyphenation-remain-char-count="2" fo:hyphenation-push-char-count="2"/>
    </style:style>
    <style:style style:name="P157" style:family="paragraph" style:parent-style-name="Standard">
      <style:paragraph-properties fo:margin-left="12.7mm" fo:margin-right="0mm" fo:text-indent="-12.7mm" style:auto-text-indent="false">
        <style:tab-stops>
          <style:tab-stop style:position="-12.7mm"/>
          <style:tab-stop style:position="0mm"/>
          <style:tab-stop style:position="12.7mm"/>
        </style:tab-stops>
      </style:paragraph-properties>
      <style:text-properties style:font-name="Arial" style:font-name-asian="Arial" style:font-name-complex="Arial" text:display="none"/>
    </style:style>
    <style:style style:name="P158" style:family="paragraph" style:parent-style-name="Standard">
      <style:paragraph-properties fo:margin-left="12.7mm" fo:margin-right="0mm" fo:hyphenation-ladder-count="no-limit" fo:text-indent="-12.7mm" style:auto-text-indent="false">
        <style:tab-stops>
          <style:tab-stop style:position="-12.7mm"/>
          <style:tab-stop style:position="0mm"/>
        </style:tab-stops>
      </style:paragraph-properties>
      <style:text-properties style:font-name="Arial" fo:letter-spacing="-0.04mm" style:font-name-asian="Arial" style:font-name-complex="Arial" fo:hyphenate="false" fo:hyphenation-remain-char-count="2" fo:hyphenation-push-char-count="2"/>
    </style:style>
    <style:style style:name="P159" style:family="paragraph" style:parent-style-name="Standard">
      <style:paragraph-properties fo:margin-left="12.7mm" fo:margin-right="0mm" fo:hyphenation-ladder-count="no-limit" fo:text-indent="-12.7mm" style:auto-text-indent="false"/>
      <style:text-properties style:font-name="Arial" fo:letter-spacing="-0.04mm" style:font-name-asian="Arial" style:font-name-complex="Arial" fo:hyphenate="false" fo:hyphenation-remain-char-count="2" fo:hyphenation-push-char-count="2"/>
    </style:style>
    <style:style style:name="P160" style:family="paragraph" style:parent-style-name="Standard">
      <style:paragraph-properties fo:margin-left="12.7mm" fo:margin-right="0mm" fo:hyphenation-ladder-count="no-limit" fo:text-indent="-12.7mm" style:auto-text-indent="false">
        <style:tab-stops>
          <style:tab-stop style:position="-12.7mm"/>
          <style:tab-stop style:position="0mm"/>
          <style:tab-stop style:position="7.51mm"/>
          <style:tab-stop style:position="30mm"/>
        </style:tab-stops>
      </style:paragraph-properties>
      <style:text-properties style:font-name="Arial" fo:letter-spacing="-0.04mm" style:font-name-asian="Arial" style:font-name-complex="Arial" fo:hyphenate="false" fo:hyphenation-remain-char-count="2" fo:hyphenation-push-char-count="2"/>
    </style:style>
    <style:style style:name="P161" style:family="paragraph" style:parent-style-name="Standard">
      <style:paragraph-properties fo:margin-left="12.7mm" fo:margin-right="0mm" fo:hyphenation-ladder-count="no-limit" fo:text-indent="-12.7mm" style:auto-text-indent="false" fo:break-before="page" fo:padding-left="0mm" fo:padding-right="0mm" fo:padding-top="0.35mm" fo:padding-bottom="0mm" fo:border-left="none" fo:border-right="none" fo:border-top="0.74pt solid #000000" fo:border-bottom="none">
        <style:tab-stops>
          <style:tab-stop style:position="-12.7mm"/>
          <style:tab-stop style:position="0mm"/>
        </style:tab-stops>
      </style:paragraph-properties>
      <style:text-properties style:font-name="Arial" fo:letter-spacing="-0.04mm" style:font-name-asian="Arial" style:font-name-complex="Arial" fo:hyphenate="false" fo:hyphenation-remain-char-count="2" fo:hyphenation-push-char-count="2"/>
    </style:style>
    <style:style style:name="P162" style:family="paragraph" style:parent-style-name="Standard">
      <style:paragraph-properties fo:margin-left="12.7mm" fo:margin-right="0mm" fo:hyphenation-ladder-count="no-limit" fo:text-indent="-12.7mm" style:auto-text-indent="false" fo:padding-left="0mm" fo:padding-right="0mm" fo:padding-top="0mm" fo:padding-bottom="0.35mm" fo:border-left="none" fo:border-right="none" fo:border-top="none" fo:border-bottom="0.74pt solid #000000">
        <style:tab-stops>
          <style:tab-stop style:position="-12.7mm"/>
          <style:tab-stop style:position="0mm"/>
          <style:tab-stop style:position="7.51mm"/>
          <style:tab-stop style:position="30mm"/>
        </style:tab-stops>
      </style:paragraph-properties>
      <style:text-properties style:font-name="Arial" fo:letter-spacing="-0.04mm" style:font-name-asian="Arial" style:font-name-complex="Arial" fo:hyphenate="false" fo:hyphenation-remain-char-count="2" fo:hyphenation-push-char-count="2"/>
    </style:style>
    <style:style style:name="P163" style:family="paragraph" style:parent-style-name="Standard">
      <style:paragraph-properties fo:margin-left="12.51mm" fo:margin-right="0mm" fo:hyphenation-ladder-count="no-limit" fo:text-indent="-12.51mm" style:auto-text-indent="false"/>
      <style:text-properties style:font-name="Arial" fo:letter-spacing="-0.04mm" style:font-name-asian="Arial" style:font-name-complex="Arial" fo:hyphenate="false" fo:hyphenation-remain-char-count="2" fo:hyphenation-push-char-count="2"/>
    </style:style>
    <style:style style:name="P164" style:family="paragraph" style:parent-style-name="Standard">
      <style:paragraph-properties fo:margin-left="12.51mm" fo:margin-right="0mm" fo:hyphenation-ladder-count="no-limit" fo:text-indent="-12.51mm" style:auto-text-indent="false">
        <style:tab-stops>
          <style:tab-stop style:position="-12.7mm"/>
          <style:tab-stop style:position="12.51mm"/>
        </style:tab-stops>
      </style:paragraph-properties>
      <style:text-properties style:font-name="Arial" fo:letter-spacing="-0.04mm" style:font-name-asian="Arial" style:font-name-complex="Arial" fo:hyphenate="false" fo:hyphenation-remain-char-count="2" fo:hyphenation-push-char-count="2"/>
    </style:style>
    <style:style style:name="P165" style:family="paragraph" style:parent-style-name="Standard">
      <style:paragraph-properties fo:margin-left="17.52mm" fo:margin-right="0mm" fo:hyphenation-ladder-count="no-limit" fo:text-indent="-17.52mm" style:auto-text-indent="false">
        <style:tab-stops>
          <style:tab-stop style:position="-12.7mm"/>
          <style:tab-stop style:position="0mm"/>
        </style:tab-stops>
      </style:paragraph-properties>
      <style:text-properties style:font-name="Arial" fo:letter-spacing="-0.04mm" style:font-name-asian="Arial" style:font-name-complex="Arial" fo:hyphenate="false" fo:hyphenation-remain-char-count="2" fo:hyphenation-push-char-count="2"/>
    </style:style>
    <style:style style:name="P166" style:family="paragraph" style:parent-style-name="Standard">
      <style:paragraph-properties fo:margin-left="17.52mm" fo:margin-right="0mm" fo:hyphenation-ladder-count="no-limit" fo:text-indent="-17.52mm" style:auto-text-indent="false">
        <style:tab-stops>
          <style:tab-stop style:position="-12.7mm"/>
        </style:tab-stops>
      </style:paragraph-properties>
      <style:text-properties style:font-name="Arial" fo:letter-spacing="-0.04mm" style:font-name-asian="Arial" style:font-name-complex="Arial" fo:hyphenate="false" fo:hyphenation-remain-char-count="2" fo:hyphenation-push-char-count="2"/>
    </style:style>
    <style:style style:name="P167" style:family="paragraph" style:parent-style-name="Standard">
      <style:paragraph-properties fo:margin-left="17.52mm" fo:margin-right="0mm" fo:hyphenation-ladder-count="no-limit" fo:text-indent="-17.52mm" style:auto-text-indent="false" fo:break-before="page">
        <style:tab-stops>
          <style:tab-stop style:position="-12.7mm"/>
          <style:tab-stop style:position="0mm"/>
        </style:tab-stops>
      </style:paragraph-properties>
      <style:text-properties style:font-name="Arial" fo:letter-spacing="-0.04mm" style:font-name-asian="Arial" style:font-name-complex="Arial" fo:hyphenate="false" fo:hyphenation-remain-char-count="2" fo:hyphenation-push-char-count="2"/>
    </style:style>
    <style:style style:name="P168" style:family="paragraph" style:parent-style-name="Standard">
      <style:paragraph-properties fo:margin-left="27.52mm" fo:margin-right="0mm" fo:hyphenation-ladder-count="no-limit" fo:text-indent="-27.52mm" style:auto-text-indent="false">
        <style:tab-stops>
          <style:tab-stop style:position="-12.7mm"/>
          <style:tab-stop style:position="0mm"/>
        </style:tab-stops>
      </style:paragraph-properties>
      <style:text-properties style:font-name="Arial" fo:letter-spacing="-0.04mm" style:font-name-asian="Arial" style:font-name-complex="Arial" fo:hyphenate="false" fo:hyphenation-remain-char-count="2" fo:hyphenation-push-char-count="2"/>
    </style:style>
    <style:style style:name="P169" style:family="paragraph" style:parent-style-name="Standard">
      <style:paragraph-properties fo:margin-left="27.52mm" fo:margin-right="0mm" fo:hyphenation-ladder-count="no-limit" fo:text-indent="-27.52mm" style:auto-text-indent="false">
        <style:tab-stops>
          <style:tab-stop style:position="-12.7mm"/>
        </style:tab-stops>
      </style:paragraph-properties>
      <style:text-properties style:font-name="Arial" fo:letter-spacing="-0.04mm" style:font-name-asian="Arial" style:font-name-complex="Arial" fo:hyphenate="false" fo:hyphenation-remain-char-count="2" fo:hyphenation-push-char-count="2"/>
    </style:style>
    <style:style style:name="P170" style:family="paragraph" style:parent-style-name="Standard">
      <style:paragraph-properties fo:margin-left="27.52mm" fo:margin-right="0mm" fo:text-align="justify" style:justify-single-word="false" fo:hyphenation-ladder-count="no-limit" fo:text-indent="-27.52mm" style:auto-text-indent="false">
        <style:tab-stops>
          <style:tab-stop style:position="-12.7mm"/>
          <style:tab-stop style:position="0mm"/>
          <style:tab-stop style:position="12.51mm"/>
          <style:tab-stop style:position="20mm"/>
        </style:tab-stops>
      </style:paragraph-properties>
      <style:text-properties style:font-name="Arial" fo:letter-spacing="-0.04mm" style:font-name-asian="Arial" style:font-name-complex="Arial" fo:hyphenate="false" fo:hyphenation-remain-char-count="2" fo:hyphenation-push-char-count="2"/>
    </style:style>
    <style:style style:name="P171" style:family="paragraph" style:parent-style-name="Standard">
      <style:paragraph-properties fo:margin-left="10mm" fo:margin-right="0mm" fo:text-align="justify" style:justify-single-word="false" fo:hyphenation-ladder-count="no-limit" fo:text-indent="-10mm" style:auto-text-indent="false">
        <style:tab-stops>
          <style:tab-stop style:position="-12.7mm"/>
          <style:tab-stop style:position="22.51mm"/>
        </style:tab-stops>
      </style:paragraph-properties>
      <style:text-properties style:font-name="Arial" fo:letter-spacing="-0.04mm" style:font-name-asian="Arial" style:font-name-complex="Arial" fo:hyphenate="false" fo:hyphenation-remain-char-count="2" fo:hyphenation-push-char-count="2"/>
    </style:style>
    <style:style style:name="P172" style:family="paragraph" style:parent-style-name="Standard">
      <style:paragraph-properties fo:padding-left="0mm" fo:padding-right="0mm" fo:padding-top="0mm" fo:padding-bottom="0.35mm" fo:border-left="none" fo:border-right="none" fo:border-top="none" fo:border-bottom="0.74pt solid #000000">
        <style:tab-stops>
          <style:tab-stop style:position="0mm"/>
          <style:tab-stop style:position="12.49mm"/>
          <style:tab-stop style:position="24.98mm"/>
          <style:tab-stop style:position="37.47mm"/>
          <style:tab-stop style:position="49.95mm"/>
          <style:tab-stop style:position="62.44mm"/>
          <style:tab-stop style:position="74.93mm"/>
          <style:tab-stop style:position="87.42mm"/>
          <style:tab-stop style:position="99.91mm"/>
          <style:tab-stop style:position="112.4mm"/>
          <style:tab-stop style:position="124.88mm"/>
          <style:tab-stop style:position="137.37mm"/>
          <style:tab-stop style:position="149.86mm"/>
          <style:tab-stop style:position="162.35mm"/>
          <style:tab-stop style:position="165.1mm"/>
        </style:tab-stops>
      </style:paragraph-properties>
      <style:text-properties style:font-name="Arial" style:font-name-asian="Arial" style:font-name-complex="Arial"/>
    </style:style>
    <style:style style:name="P173" style:family="paragraph" style:parent-style-name="Standard">
      <style:paragraph-properties fo:padding-left="0mm" fo:padding-right="0mm" fo:padding-top="0mm" fo:padding-bottom="0.35mm" fo:border-left="none" fo:border-right="none" fo:border-top="none" fo:border-bottom="0.74pt solid #000000">
        <style:tab-stops>
          <style:tab-stop style:position="-12.7mm"/>
          <style:tab-stop style:position="0mm"/>
          <style:tab-stop style:position="12.7mm"/>
        </style:tab-stops>
      </style:paragraph-properties>
      <style:text-properties style:font-name="Arial" style:font-name-asian="Arial" style:font-name-complex="Arial"/>
    </style:style>
    <style:style style:name="P174" style:family="paragraph" style:parent-style-name="Standard">
      <style:paragraph-properties fo:padding-left="0mm" fo:padding-right="0mm" fo:padding-top="0mm" fo:padding-bottom="0.35mm" fo:border-left="none" fo:border-right="none" fo:border-top="none" fo:border-bottom="0.74pt solid #000000">
        <style:tab-stops>
          <style:tab-stop style:position="22.51mm"/>
          <style:tab-stop style:position="35.01mm"/>
        </style:tab-stops>
      </style:paragraph-properties>
      <style:text-properties style:font-name="Arial" style:font-name-asian="Arial" style:font-name-complex="Arial"/>
    </style:style>
    <style:style style:name="P175" style:family="paragraph" style:parent-style-name="Standard">
      <style:paragraph-properties fo:padding-left="0mm" fo:padding-right="0mm" fo:padding-top="0mm" fo:padding-bottom="0.35mm" fo:border-left="none" fo:border-right="none" fo:border-top="none" fo:border-bottom="0.74pt solid #000000"/>
      <style:text-properties style:font-name="Arial" fo:font-size="14pt" fo:font-weight="bold" style:font-name-asian="Arial" style:font-size-asian="14pt" style:font-weight-asian="bold" style:font-name-complex="Arial" style:font-size-complex="14pt" style:font-weight-complex="bold"/>
    </style:style>
    <style:style style:name="P176" style:family="paragraph" style:parent-style-name="Standard">
      <style:paragraph-properties fo:padding-left="0mm" fo:padding-right="0mm" fo:padding-top="0mm" fo:padding-bottom="0.35mm" fo:border-left="none" fo:border-right="none" fo:border-top="none" fo:border-bottom="0.74pt solid #000000">
        <style:tab-stops>
          <style:tab-stop style:position="-12.7mm"/>
          <style:tab-stop style:position="0mm"/>
          <style:tab-stop style:position="7.62mm"/>
          <style:tab-stop style:position="15.24mm"/>
          <style:tab-stop style:position="22.86mm"/>
          <style:tab-stop style:position="30.48mm"/>
          <style:tab-stop style:position="37.47mm"/>
          <style:tab-stop style:position="49.95mm"/>
          <style:tab-stop style:position="62.44mm"/>
          <style:tab-stop style:position="74.93mm"/>
          <style:tab-stop style:position="87.42mm"/>
          <style:tab-stop style:position="99.91mm"/>
          <style:tab-stop style:position="112.4mm"/>
          <style:tab-stop style:position="124.88mm"/>
          <style:tab-stop style:position="137.37mm"/>
          <style:tab-stop style:position="149.86mm"/>
          <style:tab-stop style:position="162.35mm"/>
          <style:tab-stop style:position="165.1mm"/>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P177" style:family="paragraph" style:parent-style-name="Standard">
      <style:paragraph-properties fo:hyphenation-ladder-count="no-limit" fo:padding-left="0mm" fo:padding-right="0mm" fo:padding-top="0mm" fo:padding-bottom="0.35mm" fo:border-left="none" fo:border-right="none" fo:border-top="none" fo:border-bottom="0.74pt solid #000000">
        <style:tab-stops>
          <style:tab-stop style:position="-12.7mm"/>
        </style:tab-stops>
      </style:paragraph-properties>
      <style:text-properties style:font-name="Arial" fo:letter-spacing="-0.04mm" style:font-name-asian="Arial" style:font-name-complex="Arial" fo:hyphenate="false" fo:hyphenation-remain-char-count="2" fo:hyphenation-push-char-count="2"/>
    </style:style>
    <style:style style:name="P178" style:family="paragraph" style:parent-style-name="Standard">
      <style:paragraph-properties fo:hyphenation-ladder-count="no-limit" fo:padding-left="0mm" fo:padding-right="0mm" fo:padding-top="0mm" fo:padding-bottom="0.35mm" fo:border-left="none" fo:border-right="none" fo:border-top="none" fo:border-bottom="0.74pt solid #000000">
        <style:tab-stops>
          <style:tab-stop style:position="-12.7mm"/>
          <style:tab-stop style:position="0mm"/>
          <style:tab-stop style:position="7.51mm"/>
          <style:tab-stop style:position="30mm"/>
        </style:tab-stops>
      </style:paragraph-properties>
      <style:text-properties style:font-name="Arial" fo:letter-spacing="-0.04mm" style:font-name-asian="Arial" style:font-name-complex="Arial" fo:hyphenate="false" fo:hyphenation-remain-char-count="2" fo:hyphenation-push-char-count="2"/>
    </style:style>
    <style:style style:name="P179" style:family="paragraph" style:parent-style-name="Standard">
      <style:paragraph-properties fo:hyphenation-ladder-count="no-limit" fo:padding-left="0mm" fo:padding-right="0mm" fo:padding-top="0mm" fo:padding-bottom="0.35mm" fo:border-left="none" fo:border-right="none" fo:border-top="none" fo:border-bottom="0.74pt solid #000000"/>
      <style:text-properties style:font-name="Arial" fo:letter-spacing="-0.04mm" style:font-name-asian="Arial" style:font-name-complex="Arial" fo:hyphenate="false" fo:hyphenation-remain-char-count="2" fo:hyphenation-push-char-count="2"/>
    </style:style>
    <style:style style:name="P180" style:family="paragraph" style:parent-style-name="Standard">
      <style:paragraph-properties fo:hyphenation-ladder-count="no-limit" fo:padding-left="0mm" fo:padding-right="0mm" fo:padding-top="0mm" fo:padding-bottom="0.35mm" fo:border-left="none" fo:border-right="none" fo:border-top="none" fo:border-bottom="0.74pt solid #000000">
        <style:tab-stops>
          <style:tab-stop style:position="-12.7mm"/>
        </style:tab-stops>
      </style:paragraph-properties>
      <style:text-properties style:font-name="Arial" fo:letter-spacing="-0.04mm" fo:font-weight="bold" style:font-name-asian="Arial" style:font-weight-asian="bold" style:font-name-complex="Arial" style:font-weight-complex="bold" fo:hyphenate="false" fo:hyphenation-remain-char-count="2" fo:hyphenation-push-char-count="2"/>
    </style:style>
    <style:style style:name="P181" style:family="paragraph" style:parent-style-name="Standard">
      <style:paragraph-properties fo:padding-left="0mm" fo:padding-right="0mm" fo:padding-top="0mm" fo:padding-bottom="0.35mm" fo:border-left="none" fo:border-right="none" fo:border-top="none" fo:border-bottom="0.74pt solid #000000"/>
      <style:text-properties style:font-name="Arial" fo:font-weight="bold" style:font-name-asian="Arial" style:font-weight-asian="bold" style:font-name-complex="Arial" style:font-weight-complex="bold"/>
    </style:style>
    <style:style style:name="P182" style:family="paragraph" style:parent-style-name="Standard">
      <style:paragraph-properties fo:margin-left="1.99mm" fo:margin-right="0mm" fo:text-indent="0mm" style:auto-text-indent="false">
        <style:tab-stops>
          <style:tab-stop style:position="0mm"/>
          <style:tab-stop style:position="12.49mm"/>
        </style:tab-stops>
      </style:paragraph-properties>
      <style:text-properties style:font-name="Arial" style:font-name-asian="Arial" style:font-name-complex="Arial"/>
    </style:style>
    <style:style style:name="P183" style:family="paragraph" style:parent-style-name="Standard">
      <style:paragraph-properties fo:margin-left="1.99mm" fo:margin-right="0mm" fo:text-indent="0mm" style:auto-text-indent="false" style:snap-to-layout-grid="false">
        <style:tab-stops>
          <style:tab-stop style:position="0mm"/>
          <style:tab-stop style:position="12.49mm"/>
        </style:tab-stops>
      </style:paragraph-properties>
      <style:text-properties style:font-name="Arial" style:font-name-asian="Arial" style:font-name-complex="Arial"/>
    </style:style>
    <style:style style:name="P184" style:family="paragraph" style:parent-style-name="Standard">
      <style:paragraph-properties fo:margin-left="32.51mm" fo:margin-right="-0.11mm" fo:text-indent="-32.51mm" style:auto-text-indent="false">
        <style:tab-stops>
          <style:tab-stop style:position="-12.7mm"/>
          <style:tab-stop style:position="0mm"/>
          <style:tab-stop style:position="7.51mm"/>
        </style:tab-stops>
      </style:paragraph-properties>
      <style:text-properties style:font-name="Arial" style:font-name-asian="Arial" style:font-name-complex="Arial"/>
    </style:style>
    <style:style style:name="P185" style:family="paragraph" style:parent-style-name="Standard">
      <style:paragraph-properties fo:padding-left="0mm" fo:padding-right="0mm" fo:padding-top="0.35mm" fo:padding-bottom="0mm" fo:border-left="none" fo:border-right="none" fo:border-top="0.74pt solid #000000" fo:border-bottom="none">
        <style:tab-stops>
          <style:tab-stop style:position="50.8mm"/>
          <style:tab-stop style:position="63.5mm"/>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P186" style:family="paragraph" style:parent-style-name="Standard">
      <style:paragraph-properties fo:hyphenation-ladder-count="no-limit" fo:padding-left="0mm" fo:padding-right="0mm" fo:padding-top="0.35mm" fo:padding-bottom="0mm" fo:border-left="none" fo:border-right="none" fo:border-top="0.74pt solid #000000" fo:border-bottom="none">
        <style:tab-stops>
          <style:tab-stop style:position="-12.7mm"/>
        </style:tab-stops>
      </style:paragraph-properties>
      <style:text-properties style:font-name="Arial" fo:letter-spacing="-0.04mm" style:font-name-asian="Arial" style:font-name-complex="Arial" fo:hyphenate="false" fo:hyphenation-remain-char-count="2" fo:hyphenation-push-char-count="2"/>
    </style:style>
    <style:style style:name="P187" style:family="paragraph" style:parent-style-name="Standard">
      <style:paragraph-properties fo:margin-top="0.35mm" fo:margin-bottom="0.35mm" loext:contextual-spacing="false" fo:text-align="justify" style:justify-single-word="false" fo:hyphenation-ladder-count="no-limit"/>
      <style:text-properties style:font-name="Arial" fo:letter-spacing="-0.04mm" style:font-name-asian="Arial" style:font-name-complex="Arial" fo:hyphenate="false" fo:hyphenation-remain-char-count="2" fo:hyphenation-push-char-count="2"/>
    </style:style>
    <style:style style:name="P188" style:family="paragraph" style:parent-style-name="Standard">
      <style:paragraph-properties fo:margin-top="0.35mm" fo:margin-bottom="0.35mm" loext:contextual-spacing="false" fo:text-align="center" style:justify-single-word="false" fo:hyphenation-ladder-count="no-limit"/>
      <style:text-properties style:font-name="Arial" fo:letter-spacing="-0.04mm" style:font-name-asian="Arial" style:font-name-complex="Arial" fo:hyphenate="false" fo:hyphenation-remain-char-count="2" fo:hyphenation-push-char-count="2"/>
    </style:style>
    <style:style style:name="P189" style:family="paragraph" style:parent-style-name="Standard">
      <style:paragraph-properties fo:margin-left="25.4mm" fo:margin-right="0mm" fo:text-align="justify" style:justify-single-word="false" fo:hyphenation-ladder-count="no-limit" fo:text-indent="-25.4mm" style:auto-text-indent="false">
        <style:tab-stops>
          <style:tab-stop style:position="10mm"/>
          <style:tab-stop style:position="22.51mm"/>
        </style:tab-stops>
      </style:paragraph-properties>
      <style:text-properties style:font-name="Arial" fo:letter-spacing="-0.04mm" style:font-name-asian="Arial" style:font-name-complex="Arial" fo:hyphenate="false" fo:hyphenation-remain-char-count="2" fo:hyphenation-push-char-count="2"/>
    </style:style>
    <style:style style:name="P190" style:family="paragraph" style:parent-style-name="Standard">
      <style:paragraph-properties fo:margin-left="25.4mm" fo:margin-right="0mm" fo:hyphenation-ladder-count="no-limit" fo:text-indent="-25.4mm" style:auto-text-indent="false">
        <style:tab-stops>
          <style:tab-stop style:position="10mm"/>
          <style:tab-stop style:position="22.51mm"/>
        </style:tab-stops>
      </style:paragraph-properties>
      <style:text-properties style:font-name="Arial" fo:letter-spacing="-0.04mm" style:font-name-asian="Arial" style:font-name-complex="Arial" fo:hyphenate="false" fo:hyphenation-remain-char-count="2" fo:hyphenation-push-char-count="2"/>
    </style:style>
    <style:style style:name="P191" style:family="paragraph" style:parent-style-name="Standard">
      <style:paragraph-properties fo:margin-left="20mm" fo:margin-right="0mm" fo:hyphenation-ladder-count="no-limit" fo:text-indent="-20mm" style:auto-text-indent="false">
        <style:tab-stops>
          <style:tab-stop style:position="-12.7mm"/>
          <style:tab-stop style:position="0mm"/>
          <style:tab-stop style:position="20mm"/>
        </style:tab-stops>
      </style:paragraph-properties>
      <style:text-properties style:font-name="Arial" fo:letter-spacing="-0.04mm" style:font-name-asian="Arial" style:font-name-complex="Arial" fo:hyphenate="false" fo:hyphenation-remain-char-count="2" fo:hyphenation-push-char-count="2"/>
    </style:style>
    <style:style style:name="P192" style:family="paragraph" style:parent-style-name="Standard">
      <style:paragraph-properties fo:margin-left="38.1mm" fo:margin-right="0mm" fo:hyphenation-ladder-count="no-limit" fo:text-indent="-38.1mm" style:auto-text-indent="false">
        <style:tab-stops>
          <style:tab-stop style:position="-12.7mm"/>
          <style:tab-stop style:position="0mm"/>
          <style:tab-stop style:position="7.51mm"/>
          <style:tab-stop style:position="30mm"/>
        </style:tab-stops>
      </style:paragraph-properties>
      <style:text-properties fo:hyphenate="false" fo:hyphenation-remain-char-count="2" fo:hyphenation-push-char-count="2"/>
    </style:style>
    <style:style style:name="P193" style:family="paragraph" style:parent-style-name="Standard">
      <style:paragraph-properties fo:margin-left="38.1mm" fo:margin-right="0mm" fo:hyphenation-ladder-count="no-limit" fo:text-indent="-38.1mm" style:auto-text-indent="false">
        <style:tab-stops>
          <style:tab-stop style:position="-12.7mm"/>
          <style:tab-stop style:position="0mm"/>
          <style:tab-stop style:position="7.51mm"/>
          <style:tab-stop style:position="30mm"/>
        </style:tab-stops>
      </style:paragraph-properties>
      <style:text-properties style:font-name="Arial" fo:letter-spacing="-0.04mm" style:font-name-asian="Arial" style:font-name-complex="Arial" fo:hyphenate="false" fo:hyphenation-remain-char-count="2" fo:hyphenation-push-char-count="2"/>
    </style:style>
    <style:style style:name="P194" style:family="paragraph" style:parent-style-name="Standard">
      <style:paragraph-properties fo:margin-left="-0.39mm" fo:margin-right="0mm" fo:text-align="justify" style:justify-single-word="false" fo:hyphenation-ladder-count="no-limit" fo:text-indent="0.39mm" style:auto-text-indent="false">
        <style:tab-stops>
          <style:tab-stop style:position="2.12mm"/>
        </style:tab-stops>
      </style:paragraph-properties>
      <style:text-properties style:font-name="Arial" fo:letter-spacing="-0.04mm" style:font-name-asian="Arial" style:font-name-complex="Arial" fo:hyphenate="false" fo:hyphenation-remain-char-count="2" fo:hyphenation-push-char-count="2"/>
    </style:style>
    <style:style style:name="P195" style:family="paragraph" style:parent-style-name="Standard">
      <style:paragraph-properties fo:margin-left="177.8mm" fo:margin-right="0mm" fo:hyphenation-ladder-count="no-limit" fo:text-indent="-177.8mm" style:auto-text-indent="false">
        <style:tab-stops>
          <style:tab-stop style:position="-12.7mm"/>
          <style:tab-stop style:position="0mm"/>
          <style:tab-stop style:position="12.7mm"/>
          <style:tab-stop style:position="25.4mm"/>
          <style:tab-stop style:position="38.1mm"/>
          <style:tab-stop style:position="50.8mm"/>
          <style:tab-stop style:position="63.5mm"/>
          <style:tab-stop style:position="76.2mm"/>
          <style:tab-stop style:position="88.9mm"/>
          <style:tab-stop style:position="101.6mm"/>
          <style:tab-stop style:position="114.3mm"/>
          <style:tab-stop style:position="127mm"/>
          <style:tab-stop style:position="139.7mm"/>
          <style:tab-stop style:position="152.4mm"/>
          <style:tab-stop style:position="165.1mm"/>
        </style:tab-stops>
      </style:paragraph-properties>
      <style:text-properties style:font-name="Arial" fo:letter-spacing="-0.04mm" style:font-name-asian="Arial" style:font-name-complex="Arial" fo:hyphenate="false" fo:hyphenation-remain-char-count="2" fo:hyphenation-push-char-count="2"/>
    </style:style>
    <style:style style:name="P196" style:family="paragraph" style:parent-style-name="Standard">
      <style:paragraph-properties fo:margin-left="-0.11mm" fo:margin-right="0mm" fo:text-indent="0mm" style:auto-text-indent="false">
        <style:tab-stops>
          <style:tab-stop style:position="10mm"/>
          <style:tab-stop style:position="22.51mm"/>
        </style:tab-stops>
      </style:paragraph-properties>
      <style:text-properties style:font-name="Arial" fo:font-weight="bold" style:font-name-asian="Arial" style:font-weight-asian="bold" style:font-name-complex="Arial" style:font-weight-complex="bold"/>
    </style:style>
    <style:style style:name="P197" style:family="paragraph" style:parent-style-name="Standard">
      <style:paragraph-properties fo:margin-left="-0.11mm" fo:margin-right="0mm" fo:text-indent="0mm" style:auto-text-indent="false">
        <style:tab-stops>
          <style:tab-stop style:position="10mm"/>
          <style:tab-stop style:position="22.51mm"/>
        </style:tab-stops>
      </style:paragraph-properties>
      <style:text-properties style:font-name="Arial" style:font-name-asian="Arial" style:font-name-complex="Arial"/>
    </style:style>
    <style:style style:name="P198" style:family="paragraph" style:parent-style-name="Standard">
      <style:paragraph-properties fo:margin-left="4.32mm" fo:margin-right="0mm" fo:hyphenation-ladder-count="no-limit" fo:text-indent="-4.32mm" style:auto-text-indent="false">
        <style:tab-stops>
          <style:tab-stop style:position="4.32mm"/>
        </style:tab-stops>
      </style:paragraph-properties>
      <style:text-properties style:font-name="Arial" fo:letter-spacing="-0.04mm" style:font-name-asian="Arial" style:font-name-complex="Arial" fo:hyphenate="false" fo:hyphenation-remain-char-count="2" fo:hyphenation-push-char-count="2"/>
    </style:style>
    <style:style style:name="P199" style:family="paragraph" style:parent-style-name="Standard">
      <style:paragraph-properties fo:margin-left="4.32mm" fo:margin-right="0mm" fo:hyphenation-ladder-count="no-limit" fo:text-indent="-4.32mm" style:auto-text-indent="false"/>
      <style:text-properties style:font-name="Arial" fo:letter-spacing="-0.04mm" style:font-name-asian="Arial" style:font-name-complex="Arial" fo:hyphenate="false" fo:hyphenation-remain-char-count="2" fo:hyphenation-push-char-count="2"/>
    </style:style>
    <style:style style:name="P200" style:family="paragraph" style:parent-style-name="Standard" style:master-page-name="Convert_20_1">
      <style:paragraph-properties style:page-number="auto">
        <style:tab-stops>
          <style:tab-stop style:position="10mm"/>
          <style:tab-stop style:position="110.01mm"/>
          <style:tab-stop style:position="132.08mm"/>
          <style:tab-stop style:position="137.16mm"/>
          <style:tab-stop style:position="139.7mm"/>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P201" style:family="paragraph" style:parent-style-name="Standard" style:master-page-name="Convert_20_2">
      <style:paragraph-properties style:page-number="auto"/>
      <style:text-properties style:font-name="Arial" fo:font-size="12pt" style:font-name-asian="Arial" style:font-size-asian="12pt" style:font-name-complex="Arial" style:font-size-complex="12pt"/>
    </style:style>
    <style:style style:name="P202" style:family="paragraph" style:parent-style-name="Footer">
      <style:paragraph-properties fo:text-align="end" style:justify-single-word="false"/>
      <style:text-properties style:font-name="Courier" style:font-name-asian="Courier" style:font-name-complex="Courier"/>
    </style:style>
    <style:style style:name="P203" style:family="paragraph" style:parent-style-name="Footer">
      <style:text-properties fo:font-size="11pt" fo:font-weight="bold" style:font-size-asian="11pt" style:font-weight-asian="bold" style:font-size-complex="11pt" style:font-weight-complex="bold"/>
    </style:style>
    <style:style style:name="P204" style:family="paragraph" style:parent-style-name="Footer">
      <style:text-properties fo:font-size="11pt" style:font-size-asian="11pt" style:font-size-complex="11pt"/>
    </style:style>
    <style:style style:name="P205" style:family="paragraph" style:parent-style-name="Header">
      <style:text-properties style:font-name="Helv" fo:font-size="11pt" fo:font-weight="bold" style:font-name-asian="Helv" style:font-size-asian="11pt" style:font-weight-asian="bold" style:font-name-complex="Helv" style:font-size-complex="11pt" style:font-weight-complex="bold"/>
    </style:style>
    <style:style style:name="P206" style:family="paragraph" style:parent-style-name="Header">
      <style:text-properties style:font-name="Courier New" style:font-name-asian="Courier New" style:font-name-complex="Courier New"/>
    </style:style>
    <style:style style:name="P207" style:family="paragraph" style:parent-style-name="Header">
      <style:paragraph-properties fo:text-align="end" style:justify-single-word="false"/>
    </style:style>
    <style:style style:name="P208" style:family="paragraph" style:parent-style-name="Header">
      <style:text-properties fo:font-size="11pt" fo:font-weight="bold" style:font-size-asian="11pt" style:font-weight-asian="bold" style:font-size-complex="11pt" style:font-weight-complex="bold"/>
    </style:style>
    <style:style style:name="P209" style:family="paragraph" style:parent-style-name="Header">
      <style:paragraph-properties>
        <style:tab-stops>
          <style:tab-stop style:position="85.02mm" style:type="center"/>
          <style:tab-stop style:position="120.02mm"/>
          <style:tab-stop style:position="170.02mm" style:type="right"/>
        </style:tab-stops>
      </style:paragraph-properties>
    </style:style>
    <style:style style:name="P210" style:family="paragraph" style:parent-style-name="Header">
      <style:paragraph-properties>
        <style:tab-stops>
          <style:tab-stop style:position="76.2mm" style:type="center"/>
          <style:tab-stop style:position="120.02mm"/>
          <style:tab-stop style:position="152.4mm" style:type="right"/>
        </style:tab-stops>
      </style:paragraph-properties>
    </style:style>
    <style:style style:name="P211" style:family="paragraph" style:parent-style-name="Header">
      <style:text-properties style:font-name="Arial" fo:font-size="8pt" fo:font-weight="bold" style:font-name-asian="Arial" style:font-size-asian="8pt" style:font-weight-asian="bold" style:font-name-complex="Arial" style:font-size-complex="8pt" style:font-weight-complex="bold"/>
    </style:style>
    <style:style style:name="P212" style:family="paragraph" style:parent-style-name="Header">
      <style:paragraph-properties fo:text-align="end" style:justify-single-word="false"/>
      <style:text-properties style:font-name="Arial" fo:font-size="8pt" fo:font-weight="bold" style:font-name-asian="Arial" style:font-size-asian="8pt" style:font-weight-asian="bold" style:font-name-complex="Arial" style:font-size-complex="8pt" style:font-weight-complex="bold"/>
    </style:style>
    <style:style style:name="P213" style:family="paragraph" style:parent-style-name="Header">
      <style:text-properties style:font-name="Arial" fo:font-size="11pt" fo:font-weight="bold" style:font-name-asian="Arial" style:font-size-asian="11pt" style:font-weight-asian="bold" style:font-name-complex="Arial" style:font-size-complex="11pt" style:font-weight-complex="bold"/>
    </style:style>
    <style:style style:name="P214"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Arial" fo:font-size="14pt" fo:font-weight="bold" style:font-name-asian="Arial" style:font-size-asian="14pt" style:font-weight-asian="bold" style:font-name-complex="Arial" style:font-size-complex="14pt" style:font-weight-complex="bold"/>
    </style:style>
    <style:style style:name="T3" style:family="text">
      <style:text-properties style:font-name="Arial" fo:font-size="26pt" fo:font-weight="bold" style:font-name-asian="Arial" style:font-size-asian="26pt" style:font-weight-asian="bold" style:font-name-complex="Arial" style:font-size-complex="26pt" style:font-weight-complex="bold"/>
    </style:style>
    <style:style style:name="T4" style:family="text">
      <style:text-properties style:font-name="Arial" fo:font-size="12pt" style:font-name-asian="Arial" style:font-size-asian="12pt" style:font-name-complex="Arial" style:font-size-complex="12pt"/>
    </style:style>
    <style:style style:name="T5" style:family="text">
      <style:text-properties style:font-name="Arial" fo:font-size="12pt" fo:letter-spacing="-0.04mm" style:font-name-asian="Arial" style:font-size-asian="12pt" style:font-name-complex="Arial" style:font-size-complex="12pt"/>
    </style:style>
    <style:style style:name="T6" style:family="text">
      <style:text-properties style:font-name="Arial" style:font-name-asian="Arial" style:font-name-complex="Arial"/>
    </style:style>
    <style:style style:name="T7" style:family="text">
      <style:text-properties style:font-name="Arial" fo:font-size="11pt" style:font-name-asian="Arial" style:font-size-asian="11pt" style:font-name-complex="Arial" style:font-size-complex="11pt"/>
    </style:style>
    <style:style style:name="T8" style:family="text">
      <style:text-properties style:font-name="Arial" fo:font-size="11pt" fo:font-style="italic" style:font-name-asian="Arial" style:font-size-asian="11pt" style:font-style-asian="italic" style:font-name-complex="Arial" style:font-size-complex="11pt" style:font-style-complex="italic"/>
    </style:style>
    <style:style style:name="T9" style:family="text">
      <style:text-properties style:font-name="Arial" fo:letter-spacing="-0.04mm" fo:font-weight="bold" style:font-name-asian="Arial" style:font-weight-asian="bold" style:font-name-complex="Arial" style:font-weight-complex="bold"/>
    </style:style>
    <style:style style:name="T10" style:family="text">
      <style:text-properties style:font-name="Arial" fo:letter-spacing="-0.04mm" style:font-name-asian="Arial" style:font-name-complex="Arial"/>
    </style:style>
    <style:style style:name="T11" style:family="text">
      <style:text-properties style:font-name="Arial" fo:letter-spacing="-0.04mm" fo:font-style="italic" style:font-name-asian="Arial" style:font-style-asian="italic" style:font-name-complex="Arial" style:font-style-complex="italic"/>
    </style:style>
    <style:style style:name="T12" style:family="text">
      <style:text-properties style:font-name="Arial" fo:letter-spacing="-0.04mm" style:text-underline-style="solid" style:text-underline-width="auto" style:text-underline-color="font-color" style:font-name-asian="Arial" style:font-name-complex="Arial"/>
    </style:style>
    <style:style style:name="T13" style:family="text">
      <style:text-properties style:font-name="Courier" style:font-name-asian="Courier" style:font-name-complex="Courier"/>
    </style:style>
    <style:style style:name="T14" style:family="text">
      <style:text-properties style:font-name="Courier" style:text-underline-style="solid" style:text-underline-width="auto" style:text-underline-color="font-color" style:font-name-asian="Courier" style:font-name-complex="Courier"/>
    </style:style>
    <style:style style:name="T15" style:family="text">
      <style:text-properties style:font-name="Courier" fo:font-weight="bold" style:font-name-asian="Courier" style:font-weight-asian="bold" style:font-name-complex="Courier" style:font-weight-complex="bold"/>
    </style:style>
    <style:style style:name="T16" style:family="text">
      <style:text-properties fo:font-size="12pt" style:font-size-asian="12pt" style:font-size-complex="12pt"/>
    </style:style>
    <style:style style:name="T17" style:family="text">
      <style:text-properties fo:letter-spacing="-0.04mm"/>
    </style:style>
    <style:style style:name="T18" style:family="text">
      <style:text-properties fo:font-size="11pt" fo:font-weight="bold" style:font-size-asian="11pt" style:font-weight-asian="bold" style:font-size-complex="11pt" style:font-weight-complex="bold"/>
    </style:style>
    <style:style style:name="T19" style:family="text">
      <style:text-properties text:display="none"/>
    </style:style>
    <style:style style:name="T20" style:family="text">
      <style:text-properties style:font-name="Courier New" style:font-name-asian="Courier New" style:font-name-complex="Courier New"/>
    </style:style>
    <style:style style:name="T21" style:family="text">
      <style:text-properties style:font-name="Courier New" fo:font-size="11pt" fo:font-weight="bold" style:font-name-asian="Courier New" style:font-size-asian="11pt" style:font-weight-asian="bold" style:font-name-complex="Courier New" style:font-size-complex="11pt" style:font-weight-complex="bold"/>
    </style:style>
    <style:style style:name="T22" style:family="text">
      <style:text-properties style:font-name="Helv" fo:font-size="8pt" fo:font-weight="bold" style:font-name-asian="Helv" style:font-size-asian="8pt" style:font-weight-asian="bold" style:font-name-complex="Helv" style:font-size-complex="8pt" style:font-weight-complex="bold"/>
    </style:style>
    <style:style style:name="fr1" style:family="graphic" style:parent-style-name="Frame">
      <style:graphic-properties style:wrap="dynamic" style:number-wrapped-paragraphs="1" style:vertical-pos="from-top" style:vertical-rel="paragraph" style:horizontal-pos="from-left" style:horizontal-rel="page-content" fo:background-color="#000000" style:background-transparency="0%" draw:fill="solid" draw:fill-color="#000000" draw:opacity="100%" style:writing-mode="lr-tb" draw:wrap-influence-on-position="once-successive"/>
    </style:style>
    <style:style style:name="fr2" style:family="graphic" style:parent-style-name="Graphics">
      <style:graphic-properties fo:margin-left="0mm" fo:margin-right="0mm" style:vertical-pos="top" style:vertical-rel="baseline" style:mirror="none" fo:clip="rect(0mm, 0mm, 0mm, 0mm)" draw:luminance="0%" draw:contrast="0%" draw:red="0%" draw:green="0%" draw:blue="0%" draw:gamma="100%" draw:color-inversion="false" draw:image-opacity="100%" draw:color-mode="standard"/>
    </style:style>
    <style:style style:name="gr1" style:family="graphic">
      <style:graphic-properties draw:stroke="solid" svg:stroke-width="0.26mm" svg:stroke-color="#000000" draw:textarea-horizontal-align="center" draw:textarea-vertical-align="middle" fo:padding-top="0.12mm" fo:padding-bottom="0.12mm" fo:padding-left="0.12mm" fo:padding-right="0.12m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style-name="Table1.1">
          <table:table-cell table:style-name="Table1.A1" office:value-type="string">
            <text:p text:style-name="P2">UNITED</text:p>
            <text:p text:style-name="P2">NATIONS</text:p>
          </table:table-cell>
          <table:table-cell table:style-name="Table1.A1" office:value-type="string">
            <text:p text:style-name="P74">E</text:p>
          </table:table-cell>
        </table:table-row>
      </table:table>
      <text:p text:style-name="P75"/>
      <text:p text:style-name="P6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6"><draw:frame draw:style-name="fr2" draw:name="Image1" text:anchor-type="as-char" svg:width="23.62mm" svg:height="19.28mm" draw:z-index="0"><draw:image xlink:href="Pictures/20000009000069D50000564D51EBA307E6838C12.svm" xlink:type="simple" xlink:show="embed" xlink:actuate="onLoad"/></draw:frame></text:p>
          </table:table-cell>
          <table:table-cell table:style-name="Table2.A1" office:value-type="string">
            <text:p text:style-name="P77">Economic and Social</text:p>
            <text:p text:style-name="P78">Council</text:p>
          </table:table-cell>
          <table:table-cell table:style-name="Table2.A1" office:value-type="string">
            <text:p text:style-name="P80"/>
            <text:p text:style-name="P79">Distr.</text:p>
            <text:p text:style-name="P79">GENERAL</text:p>
            <text:p text:style-name="P69"/>
            <text:p text:style-name="P69">TRADE/WP.4/R.1244/Rev.1</text:p>
            <text:p text:style-name="P69">24 June 1997</text:p>
            <text:p text:style-name="P69"/>
            <text:p text:style-name="P79">ENGLISH ONLY</text:p>
            <text:p text:style-name="P69"/>
          </table:table-cell>
        </table:table-row>
      </table:table>
      <text:p text:style-name="P81"/>
      <text:p text:style-name="P67"/>
      <text:p text:style-name="P88"><draw:frame draw:style-name="fr1" draw:name="Frame1" text:anchor-type="paragraph" svg:x="0mm" svg:y="0mm" svg:width="175.01mm" svg:height="0.99mm" draw:z-index="1"><draw:text-box><text:p text:style-name="P87"><text:tab/></text:p></draw:text-box></draw:frame></text:p>
      <text:p text:style-name="P85">ECONOMIC COMMISSION FOR EUROPE</text:p>
      <text:p text:style-name="P82"/>
      <text:p text:style-name="P83">COMMITTEE FOR TRADE, INDUSTRY AND ENTERPRISE DEVELOPMENT </text:p>
      <text:p text:style-name="P83"/>
      <text:p text:style-name="P84">Centre for the Facilitation of Procedures</text:p>
      <text:p text:style-name="P84">and Practices for Administration,</text:p>
      <text:p text:style-name="P86"><text:span text:style-name="T14">Commerce and Transport</text:span><text:span text:style-name="T13"> </text:span></text:p>
      <text:p text:style-name="P83">(Item 3 of the provisional agenda of the</text:p>
      <text:p text:style-name="P83">Meeting of Experts on Data Elements</text:p>
      <text:p text:style-name="P83">and Automatic Data Interchange (GE.1)</text:p>
      <text:p text:style-name="P83">(fifty-sixth session, 17-18 September 1997)</text:p>
      <text:p text:style-name="P83"/>
      <text:p text:style-name="P83"/>
      <text:p text:style-name="P90"/>
      <text:p text:style-name="P68">Electronic Data Interchange for Administration, Commerce </text:p>
      <text:p text:style-name="P68">and Transport (EDIFACT) - Application level syntax rules</text:p>
      <text:p text:style-name="P68"/>
      <text:p text:style-name="P90">Part 4 - Syntax and service report message for batch EDI </text:p>
      <text:p text:style-name="P90">(message type CONTRL)</text:p>
      <text:p text:style-name="P90"><text:s text:c="4"/>* * *</text:p>
      <text:p text:style-name="P90"/>
      <text:p text:style-name="P71"><text:span text:style-name="T14">Submitted by the Syntax Development Group</text:span><text:span text:style-name="T13">*</text:span></text:p>
      <text:p text:style-name="P70"/>
      <text:p text:style-name="P89"/>
      <text:p text:style-name="P91">As requested during the March 1997 sessions of GE.1 and CEFACT, <text:s text:c="6"/>this document presents part 4 of the revised EDIFACT syntax as prepared by the Syntax Development Group and will, upon approval, be submitted to ISO. <text:s/>It takes into account comments received on the previous version.</text:p>
      <text:p text:style-name="P92">The Group of Experts is invited to: approve this document.</text:p>
      <text:p text:style-name="P93"/>
      <text:p text:style-name="P94"/>
      <text:p text:style-name="P94">______________________________________________________________________________________________</text:p>
      <text:p text:style-name="P94">* <text:s/>The present document is reproduced in the form in which it was received by the secretariat.</text:p>
      <text:p text:style-name="P94"/>
      <text:p text:style-name="P94"/>
      <text:p text:style-name="Standard"><text:soft-page-break/><text:span text:style-name="T13">GE.97- </text:span><text:span text:style-name="T16"><text:s text:c="3"/><text:tab/><text:tab/><text:tab/><text:tab/><text:tab/><text:tab/><text:tab/></text:span></text:p>
      <text:p text:style-name="P72"><text:tab/><text:tab/><text:tab/><text:tab/><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3"/>
          </table:table-cell>
          <table:table-cell table:style-name="Table3.A1" office:value-type="string">
            <text:p text:style-name="P34"/>
          </table:table-cell>
          <table:table-cell table:style-name="Table3.A1" office:value-type="string">
            <text:p text:style-name="P39">ISO 9735-4</text:p>
          </table:table-cell>
        </table:table-row>
      </table:table>
      <text:p text:style-name="P95"/>
      <text:p text:style-name="P95"/>
      <text:p text:style-name="P97">Release 2</text:p>
      <text:p text:style-name="P97">1997-09-15</text:p>
      <text:p text:style-name="P95"/>
      <text:p text:style-name="P95"/>
      <text:p text:style-name="P95"/>
      <text:p text:style-name="P95"/>
      <text:p text:style-name="P95"/>
      <text:p text:style-name="P95"/>
      <text:p text:style-name="P95"/>
      <text:p text:style-name="P97"/>
      <table:table table:name="Table4" table:style-name="Table4">
        <table:table-column table:style-name="Table4.A"/>
        <table:table-column table:style-name="Table4.B"/>
        <table:table-row table:style-name="Table4.1">
          <table:table-cell table:style-name="Table4.A1" office:value-type="string">
            <text:p text:style-name="P96"/>
          </table:table-cell>
          <table:table-cell table:style-name="Table4.B1" office:value-type="string">
            <text:p text:style-name="P98"/>
          </table:table-cell>
        </table:table-row>
      </table:table>
      <text:p text:style-name="P99"/>
      <text:p text:style-name="P101">Electronic data interchange for</text:p>
      <text:p text:style-name="P101">administration, commerce and transport</text:p>
      <text:p text:style-name="P101">(EDIFACT) - Application level syntax rules</text:p>
      <text:p text:style-name="P101"/>
      <text:p text:style-name="P101">Part 4:</text:p>
      <text:p text:style-name="P102">Syntax and service report message for batch EDI (message type - CONTRL)</text:p>
      <text:p text:style-name="P99"/>
      <text:p text:style-name="P99"/>
      <text:p text:style-name="P100"/>
      <text:p text:style-name="P100"/>
      <text:p text:style-name="P100"/>
      <text:p text:style-name="P100"/>
      <text:p text:style-name="P100"/>
      <text:p text:style-name="P100"/>
      <text:p text:style-name="P100"/>
      <text:p text:style-name="P97"/>
      <table:table table:name="Table5" table:style-name="Table5">
        <table:table-column table:style-name="Table5.A"/>
        <table:table-column table:style-name="Table5.B"/>
        <table:table-row table:style-name="Table5.1">
          <table:table-cell table:style-name="Table5.A1" office:value-type="string">
            <text:p text:style-name="P96"/>
          </table:table-cell>
          <table:table-cell table:style-name="Table5.B1" office:value-type="string">
            <text:p text:style-name="P98"/>
          </table:table-cell>
        </table:table-row>
      </table:table>
      <text:p text:style-name="P36"/>
      <text:p text:style-name="P200"/>
      <text:p text:style-name="P36"/>
      <text:p text:style-name="P10">Contents</text:p>
      <text:p text:style-name="P10"/>
      <text:p text:style-name="P40"><text:tab/><text:tab/>Page</text:p>
      <text:p text:style-name="P41"/>
      <text:p text:style-name="P18">Foreword<text:tab/>4</text:p>
      <text:p text:style-name="P18"/>
      <text:p text:style-name="P18">Introduction<text:tab/>5</text:p>
      <text:p text:style-name="P18"/>
      <text:p text:style-name="P3">1<text:tab/>Scope<text:tab/>6</text:p>
      <text:p text:style-name="P3"/>
      <text:p text:style-name="P3">2<text:tab/>Conformance<text:tab/>6</text:p>
      <text:p text:style-name="P3"/>
      <text:p text:style-name="P3">3<text:tab/>References<text:tab/>6</text:p>
      <text:p text:style-name="P3"/>
      <text:p text:style-name="P3">4<text:tab/>Message terms and definitions<text:tab/>7</text:p>
      <text:p text:style-name="P3"/>
      <text:p text:style-name="P3">5<text:tab/>Rules for the use of the syntax and service report message </text:p>
      <text:p text:style-name="P3"><text:tab/>for batch EDI<text:tab/>8</text:p>
      <text:p text:style-name="P103"/>
      <text:p text:style-name="P106"><text:tab/>5.1<text:tab/>Functional definition<text:tab/>8</text:p>
      <text:p text:style-name="P104"/>
      <text:p text:style-name="P106"><text:tab/>5.2<text:tab/>Field of application<text:tab/>8</text:p>
      <text:p text:style-name="P104"/>
      <text:p text:style-name="P106"><text:tab/>5.3<text:tab/>Principles<text:tab/>8</text:p>
      <text:p text:style-name="P104"/>
      <text:p text:style-name="P106"><text:tab/>5.4<text:tab/>Message definition<text:tab/>11</text:p>
      <text:p text:style-name="P103"/>
      <text:p text:style-name="P103"/>
      <text:p text:style-name="P104">Annex A:<text:tab/>Use of error codes<text:tab/>15</text:p>
      <text:p text:style-name="P104"/>
      <text:p text:style-name="P104">Addendum - to be added to Part 1 annex C when approved<text:tab/>16</text:p>
      <text:p text:style-name="P104"/>
      <text:p text:style-name="P104">Addendum - to be added to Part 1 annex D when approved<text:tab/>24</text:p>
      <text:p text:style-name="P104"/>
      <text:p text:style-name="P122"/>
      <text:p text:style-name="P11">Foreword</text:p>
      <text:p text:style-name="P43"/>
      <text:p text:style-name="P44">(To be amended as necessary, according to ISO procedures)</text:p>
      <text:p text:style-name="P42"/>
      <text:p text:style-name="P42">ISO (the International Organization for Standardization) is a worldwide federation of national standards bodies (ISO member bodies). <text:s/>The work of preparing International Standards is normally carried out through ISO technical committees. <text:s/>Each member body interested in a subject for which a technical committee has been established has the right to be represented on that committee. <text:s/>International organizations, governmental and non-governmental, in liaison with ISO, also take part in the work. <text:s/>ISO collaborates closely with the International Electrotechnical Commission (IEC) on all matters of electrotechnical standardization.</text:p>
      <text:p text:style-name="P42">Draft International Standards adopted by the technical committees are circulated to the member bodies for approval before their acceptance as International Standards by the ISO Council. <text:s/>They are approved in accordance with ISO procedures requiring at least 75% approval by the member bodies voting.</text:p>
      <text:p text:style-name="P42"/>
      <text:p text:style-name="P73"><text:span text:style-name="T7">International Standard ISO 9735 Version 4 was prepared by the UN/ECE Trade Division (as UN/EDIFACT) and was adopted, under the "fast-track procedure" as an existing standard, by Technical Committee ISO TC 154, </text:span><text:span text:style-name="T8">Documents and data elements in administration; commerce and industry.</text:span></text:p>
      <text:p text:style-name="P42"/>
      <text:p text:style-name="P73"><text:span text:style-name="T7">ISO 9735 consists (currently) of the following parts, under the general title </text:span><text:span text:style-name="T8">Electronic data interchange for administration, commerce and transport (EDIFACT) - Application level syntax rules:</text:span></text:p>
      <text:p text:style-name="P44"/>
      <text:p text:style-name="P130"><text:tab/>ISO 9735-1<text:tab/>-<text:tab/>Syntax rules common to all parts, together with syntax service directories for each of the parts</text:p>
      <text:p text:style-name="P130"/>
      <text:p text:style-name="P130"><text:tab/>ISO 9735-2<text:tab/>-<text:tab/>Syntax rules specific to batch EDI</text:p>
      <text:p text:style-name="P130"/>
      <text:p text:style-name="P130"><text:tab/>ISO 9735-3<text:tab/>-<text:tab/>Syntax rules specific to interactive EDI</text:p>
      <text:p text:style-name="P130"/>
      <text:p text:style-name="P130"><text:tab/>ISO 9735-4<text:tab/>-<text:tab/>Syntax and service report message for batch EDI (message type - CONTRL)</text:p>
      <text:p text:style-name="P130"/>
      <text:p text:style-name="P130"><text:tab/>ISO 9735-5<text:tab/>-<text:tab/>Security rules for batch EDI (authenticity, integrity and non-repudiation of origin)</text:p>
      <text:p text:style-name="P130"/>
      <text:p text:style-name="P130"><text:tab/>ISO 9735-6<text:tab/>-<text:tab/>Secure authentication and acknowledgement message (message type - AUTACK)</text:p>
      <text:p text:style-name="P130"/>
      <text:p text:style-name="P130"><text:tab/>ISO 9735-7<text:tab/>-<text:tab/>Security rules for batch EDI (confidentiality)</text:p>
      <text:p text:style-name="P130"/>
      <text:p text:style-name="P130"><text:tab/>ISO 9735-8<text:tab/>-<text:tab/>Associated data in EDI</text:p>
      <text:p text:style-name="P130"/>
      <text:p text:style-name="P130"><text:tab/>ISO 9735-9<text:tab/>-<text:tab/>Security key and certificate management message (message type - KEYMAN)</text:p>
      <text:p text:style-name="P45"/>
      <text:p text:style-name="P44">Further parts may be added in the future.</text:p>
      <text:p text:style-name="P42"/>
      <text:p text:style-name="P42">In this Part, annex A forms an integral part of this International Standard.</text:p>
      <text:p text:style-name="P123">Introduction</text:p>
      <text:p text:style-name="P131"/>
      <text:p text:style-name="P132">This is a new part which has been added to ISO 9735.</text:p>
      <text:p text:style-name="P132"/>
      <text:p text:style-name="P132">It provides the capability for the automatic preparation of a message in response to a received interchange, group, message or package, to:</text:p>
      <text:p text:style-name="P132"/>
      <text:p text:style-name="P133"><text:tab/>*<text:tab/>acknowledge a correct syntactical structure; or</text:p>
      <text:p text:style-name="P133"><text:tab/>*<text:tab/>to reject an incorrect syntactical structure.</text:p>
      <text:p text:style-name="P132"/>
      <text:p text:style-name="P132">In the case of rejection, the message lists any syntactical errors or unsupported functions encountered.</text:p>
      <text:p text:style-name="P132"/>
      <text:p text:style-name="P132">In addition to the above, the message may be used to indicate only the receipt of an interchange.</text:p>
      <text:p text:style-name="P132"/>
      <text:p text:style-name="P132">It is based upon a similar service message developed and published by UN/ECE for use with earlier versions of ISO 9735.</text:p>
      <text:p text:style-name="P201"/>
      <text:p text:style-name="P32"/>
      <text:p text:style-name="P32"/>
      <text:p text:style-name="P32"/>
      <text:p text:style-name="P15">Electronic data interchange for administration, commerce and</text:p>
      <text:p text:style-name="P15">transport (EDIFACT) - Application level syntax rules</text:p>
      <text:p text:style-name="P35"/>
      <text:p text:style-name="P15">Part 4:</text:p>
      <text:p text:style-name="P16">Syntax and service report message for batch EDI (message type - CONTRL)</text:p>
      <text:p text:style-name="P32"/>
      <text:p text:style-name="P32"/>
      <text:p text:style-name="P135">1<text:tab/>Scope</text:p>
      <text:p text:style-name="P109"/>
      <text:p text:style-name="P112">This part of ISO 9735 defines the syntax and service report message for batch EDI, CONTRL.</text:p>
      <text:p text:style-name="P112"/>
      <text:p text:style-name="P112"/>
      <text:p text:style-name="P110">2<text:tab/>Conformance</text:p>
      <text:p text:style-name="P109"/>
      <text:p text:style-name="P17">Conformance to a standard means that all of its requirements, including all options, are supported. <text:s/>If all options are not supported, any claim of conformance shall include a statement which identifies those options to which conformance is claimed.</text:p>
      <text:p text:style-name="P17"/>
      <text:p text:style-name="P17">Data that is interchanged is in conformance if the structure and representation of the data conforms to the syntax rules specified in this International Standard.</text:p>
      <text:p text:style-name="P17"/>
      <text:p text:style-name="P17">Devices supporting this International Standard are in conformance when they are capable of creating and/or interpreting the data structured and represented in conformance with the standard.</text:p>
      <text:p text:style-name="P17"/>
      <text:p text:style-name="P17">Conformance to this part of this International Standard shall include conformance to Part 1 and Part 2.</text:p>
      <text:p text:style-name="P17"/>
      <text:p text:style-name="P17">When identified in this International Standard, provisions defined in related standards shall form part of the conformance criteria.</text:p>
      <text:p text:style-name="P112"/>
      <text:p text:style-name="P112"/>
      <text:p text:style-name="P110">3<text:tab/>References</text:p>
      <text:p text:style-name="P109"/>
      <text:p text:style-name="P107">3.1<text:tab/>Normative references</text:p>
      <text:p text:style-name="P105"/>
      <text:p text:style-name="P17">There are no other standards which, through reference in this text, constitute provisions of this part of this International Standard.</text:p>
      <text:p text:style-name="P138"/>
      <text:p text:style-name="P138"/>
      <text:p text:style-name="P109">4<text:tab/>Message terms and definitions</text:p>
      <text:p text:style-name="P109"/>
      <text:p text:style-name="P112">For the purpose of this part of ISO 9735, the definitions in Part 1 annex A apply. <text:s/>In addition to those definitions, the following terms uniquely apply to CONTRL. <text:s/>(When a word or phrase appears in italics below, this means that a definition is one of the terms below or it exists in Part 1 annex A for this word or phrase):</text:p>
      <text:p text:style-name="P112"/>
      <text:p text:style-name="P139"><text:tab/>acknowledgement</text:p>
      <text:p text:style-name="P141"><text:span text:style-name="T10"><text:tab/><text:tab/>Acknowledgement implies that the recipient of the </text:span><text:span text:style-name="T11">subject interchange</text:span></text:p>
      <text:p text:style-name="P141"><text:span text:style-name="T10"><text:tab/><text:tab/>‑<text:tab/>has received the </text:span><text:span text:style-name="T11">referenced levels(s)</text:span><text:span text:style-name="T10"> of the </text:span><text:span text:style-name="T11">subject</text:span><text:span text:style-name="T10"> </text:span><text:span text:style-name="T11">interchange</text:span><text:span text:style-name="T10"> acknowledged, and</text:span></text:p>
      <text:p text:style-name="P141"><text:span text:style-name="T10"><text:s/><text:tab/><text:tab/>‑<text:tab/>has checked that there are no fatal syntactic errors in the acknowledged </text:span><text:span text:style-name="T11">referenced-level</text:span><text:span text:style-name="T10"> that prevents further processing of it, and</text:span></text:p>
      <text:p text:style-name="P141"><text:span text:style-name="T10"><text:tab/><text:tab/>‑<text:tab/>has checked that all acknowledged (parts of) </text:span><text:span text:style-name="T11">service segments</text:span><text:span text:style-name="T10"> are semantically correct (if no errors are reported), and</text:span></text:p>
      <text:p text:style-name="P141"><text:span text:style-name="T10"><text:tab/><text:tab/>‑<text:tab/>will comply with the actions requested in the acknowledged (</text:span><text:span text:style-name="T11">referenced-levels</text:span><text:span text:style-name="T10"> of the) </text:span><text:span text:style-name="T11">service segments</text:span><text:span text:style-name="T10">, and</text:span></text:p>
      <text:p text:style-name="P141"><text:span text:style-name="T10"><text:tab/><text:tab/>‑<text:tab/>has accepted responsibility for notifying the sender by other means than sending a CONTRL </text:span><text:span text:style-name="T11">message</text:span><text:span text:style-name="T10"> if</text:span></text:p>
      <text:p text:style-name="P149"><text:tab/><text:tab/><text:tab/>‑<text:tab/>any syntactic or semantic errors as described above, are later detected in the relevant part, or</text:p>
      <text:p text:style-name="P148"><text:span text:style-name="T10"><text:tab/><text:tab/><text:tab/>‑<text:tab/>the part can not be processed for some other reason after the part has been acknowledged in a submitted CONTRL </text:span><text:span text:style-name="T11">message</text:span><text:span text:style-name="T10">,</text:span></text:p>
      <text:p text:style-name="P142"><text:tab/><text:tab/>‑<text:tab/>has taken reasonable precautions in order to ensure that such errors are detected and that the sender is notified.</text:p>
      <text:p text:style-name="P142"/>
      <text:p text:style-name="P147"><text:tab/>indication of interchange receipt</text:p>
      <text:p text:style-name="P141"><text:span text:style-name="T10"><text:tab/><text:tab/>Indication of interchange receipt implies that the recipient of the </text:span><text:span text:style-name="T11">subject interchange</text:span></text:p>
      <text:p text:style-name="P141"><text:span text:style-name="T10"><text:tab/><text:tab/>‑<text:tab/>has received the </text:span><text:span text:style-name="T11">subject interchange</text:span><text:span text:style-name="T10">, and</text:span></text:p>
      <text:p text:style-name="P141"><text:span text:style-name="T10"><text:tab/><text:tab/>‑<text:tab/>acknowledges the parts of the </text:span><text:span text:style-name="T11">subject interchange</text:span><text:span text:style-name="T10"> that have been checked in order to assure that the </text:span><text:span text:style-name="T11">data elements</text:span><text:span text:style-name="T10"> copied into the reporting UCI </text:span><text:span text:style-name="T11">segment</text:span><text:span text:style-name="T10"> are syntactically correct, and</text:span></text:p>
      <text:p text:style-name="P141"><text:span text:style-name="T10"><text:tab/><text:tab/>‑<text:tab/>has accepted responsibility for notifying the sender of </text:span><text:span text:style-name="T11">acknowledgement</text:span><text:span text:style-name="T10"> or </text:span><text:span text:style-name="T11">rejection</text:span><text:span text:style-name="T10"> of the other parts of the </text:span><text:span text:style-name="T11">subject interchange</text:span><text:span text:style-name="T10">, and</text:span></text:p>
      <text:p text:style-name="P142"><text:tab/><text:tab/>‑<text:tab/>has taken reasonable precautions in order to ensure that the sender is so notified.</text:p>
      <text:p text:style-name="P142"/>
      <text:p text:style-name="P147"><text:tab/>rejection</text:p>
      <text:p text:style-name="P141"><text:span text:style-name="T10"><text:tab/><text:tab/>Rejection implies that the recipient of the </text:span><text:span text:style-name="T11">subject interchange</text:span></text:p>
      <text:p text:style-name="P141"><text:span text:style-name="T10"><text:tab/><text:tab/>‑<text:tab/>cannot acknowledge the </text:span><text:span text:style-name="T11">subject interchange</text:span><text:span text:style-name="T10">, or relevant part of it, for reasons indicated in the CONTRL </text:span><text:span text:style-name="T11">message</text:span><text:span text:style-name="T10">, and</text:span></text:p>
      <text:p text:style-name="P141"><text:span text:style-name="T10"><text:tab/><text:tab/>‑<text:tab/>will not take any further action on business information contained in the rejected part of the </text:span><text:span text:style-name="T11">subject interchange</text:span><text:span text:style-name="T10">.</text:span></text:p>
      <text:p text:style-name="P142"/>
      <text:p text:style-name="P147"><text:tab/>(to) report</text:p>
      <text:p text:style-name="P141"><text:span text:style-name="T10"><text:tab/><text:tab/>To indicate the action (</text:span><text:span text:style-name="T11">acknowledgement</text:span><text:span text:style-name="T10"> or </text:span><text:span text:style-name="T11">rejection</text:span><text:span text:style-name="T10">) taken for a </text:span><text:span text:style-name="T11">subject interchange</text:span><text:span text:style-name="T10"> or part of it.</text:span></text:p>
      <text:p text:style-name="P142"/>
      <text:p text:style-name="P147"><text:tab/>reporting‑level</text:p>
      <text:p text:style-name="P151"><text:span text:style-name="T10"><text:tab/><text:tab/>A reporting‑level is a </text:span><text:span text:style-name="T11">segment</text:span><text:span text:style-name="T10"> in CONTRL in which reporting of a corresponding </text:span><text:span text:style-name="T11">referenced‑level</text:span><text:span text:style-name="T10"> takes place. <text:s/>The reporting‑levels are UCI, UCF, UCM, UCS and UCD.</text:span></text:p>
      <text:p text:style-name="P142"/>
      <text:p text:style-name="P147"><text:tab/>referenced‑level</text:p>
      <text:p text:style-name="P151"><text:span text:style-name="T10"><text:tab/><text:tab/>The structure of CONTRL is based on five </text:span><text:span text:style-name="T11">segments</text:span><text:span text:style-name="T10"> (UCI, UCF, UCM, UCS and UCD) that contain a reference to a part of the </text:span><text:span text:style-name="T11">subject interchange</text:span><text:span text:style-name="T10">. <text:s/>The parts of the </text:span><text:span text:style-name="T11">subject interchange</text:span><text:span text:style-name="T10"> are:</text:span></text:p>
      <text:p text:style-name="P141"><text:span text:style-name="T10"><text:tab/><text:tab/>‑<text:tab/>the UNA, UNB and UNZ segments and any security segments used to secure the </text:span><text:span text:style-name="T11">subject interchange</text:span><text:span text:style-name="T10"> referenced in the UCI segment</text:span></text:p>
      <text:p text:style-name="P141"><text:span text:style-name="T10"><text:tab/><text:tab/>‑<text:tab/>the UNG and UNE segments and any security segments used to secure the group referenced in the UCF </text:span><text:span text:style-name="T11">segment </text:span></text:p>
      <text:p text:style-name="P141"><text:span text:style-name="T10"><text:tab/><text:tab/>‑<text:tab/>a complete </text:span><text:span text:style-name="T11">message</text:span><text:span text:style-name="T10"> or a complete </text:span><text:span text:style-name="T11">package </text:span><text:span text:style-name="T10">and any security segments used to secure the </text:span><text:span text:style-name="T11">message</text:span><text:span text:style-name="T10"> or </text:span><text:span text:style-name="T11">package </text:span><text:span text:style-name="T10">referenced in the UCM </text:span><text:span text:style-name="T11">segment</text:span></text:p>
      <text:p text:style-name="P141"><text:span text:style-name="T10"><text:tab/><text:tab/>‑<text:tab/>a </text:span><text:span text:style-name="T11">segment</text:span><text:span text:style-name="T10"> in a </text:span><text:span text:style-name="T11">message body</text:span><text:span text:style-name="T10">, referenced in the UCS </text:span><text:span text:style-name="T11">segment</text:span></text:p>
      <text:p text:style-name="P141"><text:span text:style-name="T10"><text:tab/><text:tab/>‑<text:tab/>a </text:span><text:span text:style-name="T11">stand-alone, composite or component data element</text:span><text:span text:style-name="T10">, referenced in the UCD </text:span><text:span text:style-name="T11">segment</text:span></text:p>
      <text:p text:style-name="P142"/>
      <text:p text:style-name="P141"><text:span text:style-name="T10"><text:tab/><text:tab/>These parts of the </text:span><text:span text:style-name="T11">subject interchange</text:span><text:span text:style-name="T10"> are called referenced‑levels.</text:span></text:p>
      <text:p text:style-name="P147"/>
      <text:p text:style-name="P147"><text:tab/>subject interchange</text:p>
      <text:p text:style-name="P141"><text:span text:style-name="T10"><text:tab/><text:tab/>The </text:span><text:span text:style-name="T11">interchange</text:span><text:span text:style-name="T10"> that a CONTRL </text:span><text:span text:style-name="T11">message</text:span><text:span text:style-name="T10"> is returned in response to.</text:span></text:p>
      <text:p text:style-name="P114"/>
      <text:p text:style-name="P118">5.<text:tab/>Rules for the use of the syntax and service report message for batch EDI</text:p>
      <text:p text:style-name="P111"/>
      <text:p text:style-name="P107">5.1<text:tab/>Functional definition</text:p>
      <text:p text:style-name="P105"/>
      <text:p text:style-name="P50">CONTRL is a message syntactically acknowledging or rejecting, with error indication, a received interchange, group, message, or package.</text:p>
      <text:p text:style-name="P51"/>
      <text:p text:style-name="P50">A CONTRL message shall be used to:</text:p>
      <text:p text:style-name="P51"/>
      <text:p text:style-name="P154">a)<text:tab/>acknowledge or reject a received interchange, group, message, or package and list any syntactical errors or unsupported functionality contained therein, or</text:p>
      <text:p text:style-name="P155"/>
      <text:p text:style-name="P154">b)<text:tab/>indicate only the receipt of an interchange.</text:p>
      <text:p text:style-name="P116"/>
      <text:p text:style-name="P105"/>
      <text:p text:style-name="P107">5.2<text:tab/>Field of application</text:p>
      <text:p text:style-name="P105"/>
      <text:p text:style-name="P112">This specification of CONTRL shall be used for version 4 of the EDIFACT syntax (ISO 9735), and for response to interchanges created using Parts 1, 2, 5, 6, 7, 8 and/or 9 of ISO 9735/Version 4 only.</text:p>
      <text:p text:style-name="P105"/>
      <text:p text:style-name="P105"/>
      <text:p text:style-name="P107">5.3<text:tab/>Principles</text:p>
      <text:p text:style-name="P112"/>
      <text:p text:style-name="P50">Support for submission and receipt of the CONTRL message type shall be agreed between partners, as shall the functionalities to be supported. Support for receipt of CONTRL messages shall be indicated either by the acknowledgement request in the subject interchange UNB segment or in an interchange agreement.</text:p>
      <text:p text:style-name="P114"/>
      <text:p text:style-name="P50">The sender (A) of an EDIFACT interchange can in segment UNB request a response from the recipient (B) that the interchange has been received, is syntactically correct, that the service segments are semantically correct and that the recipient supports those functions requested in the service segments. <text:s/>Alternatively, the request can be specified in an Interchange Agreement (IA) between the interchanging partners.</text:p>
      <text:p text:style-name="P51"/>
      <text:p text:style-name="P50">The interchange sent from A to B is called the subject interchange.</text:p>
      <text:p text:style-name="P51"/>
      <text:p text:style-name="P50">The response shall be sent from the recipient (B) of the subject interchange to the sender of the subject interchange (A) as one or two CONTRL messages.</text:p>
      <text:p text:style-name="P51"/>
      <text:p text:style-name="P50">A CONTRL message provides:</text:p>
      <text:p text:style-name="P152"><text:tab/>‑<text:tab/>indication of the action taken by the recipient as the result of a syntactical check of the subject interchange, or alternatively,</text:p>
      <text:p text:style-name="P152"><text:tab/>‑<text:tab/>only indication of interchange receipt.</text:p>
      <text:p text:style-name="P51"/>
      <text:p text:style-name="P50">In the first case, the action (acknowledgement or rejection) indicates the result of a syntactical check of the complete received interchange. <text:s/>An action may be indicated for the complete interchange, or it may be indicated for individual parts of it. <text:s/>Thus, some messages, packages, or groups may be acknowledged and others may be rejected. <text:s/>The CONTRL message shall indicate the action for all parts of the subject interchange.</text:p>
      <text:p text:style-name="P51"/>
      <text:p text:style-name="P50">In the second case, there is indication of interchange receipt only.</text:p>
      <text:p text:style-name="P50"/>
      <text:p text:style-name="P50">During a syntactical check, the interchange, or part of it, shall be checked for compliance with:</text:p>
      <text:p text:style-name="P153"><text:tab/>‑<text:tab/>the EDIFACT syntax rules (ISO 9735),including rules for use of service segments and</text:p>
      <text:p text:style-name="P153"><text:tab/>‑<text:tab/>the syntactical aspects in specifications for the message type(s) received.</text:p>
      <text:p text:style-name="P51"/>
      <text:p text:style-name="P51">CONTRL shall not be used to report errors, or the action taken, at the application level, i.e. reports related to the semantic information contained in user segments. <text:s/>Thus, acknowledgement indicated by means of CONTRL does not imply that the business content of a message or package has been accepted or can be complied with.</text:p>
      <text:p text:style-name="P51"/>
      <text:p text:style-name="P127">A recipient may choose to acknowledge an interchange, or part of it, even if it contains syntactical errors. <text:s/>These errors may also be reported. <text:s/>The definition of a non‑fatal error shall be determined by the recipient. <text:s/>The recipient may for example, choose to acknowledge a data element exceeding the specified maximum length.</text:p>
      <text:p text:style-name="P50"/>
      <text:p text:style-name="P50">An interchange containing a CONTRL message generated by the recipient of the subject interchange shall contain the same sender and receiver identifications in its UNB segment as was in the subject interchange, only reversed.</text:p>
      <text:p text:style-name="P51"/>
      <text:p text:style-name="P50">Partners may agree that a CONTRL message rejecting an erroneous subject interchange, or part of it, shall always be sent even if acknowledgement has not been requested in the subject interchange UNB segment.</text:p>
      <text:p text:style-name="P51">A CONTRL message shall never be sent in a group.</text:p>
      <text:p text:style-name="P117"/>
      <text:p text:style-name="P107">5.3.1<text:tab/>Relationship between CONTRL and the subject interchange</text:p>
      <text:p text:style-name="P113"/>
      <text:p text:style-name="P50">A maximum of two CONTRL messages may be sent in response to a received interchange. <text:s/>The first, which is optional, <text:s/>provides indication of interchange receipt. <text:s/>The second reports the action taken after the syntax check of the subject interchange. <text:s/>The action code in the UCI segment shall indicate if the message is of the first or second type.</text:p>
      <text:p text:style-name="P51"/>
      <text:p text:style-name="P50">If a request for acknowledgement is indicated in the subject interchange UNB, then the second type of CONTRL message shall be sent to report the results of a syntax check of the subject interchange (unless the subject interchange contains only a CONTRL message or messages). <text:s/>The optionality of the first message implies that, if any CONTRL message is sent at all, the second type of CONTRL message shall always be sent, (unless the subject interchange contains only a CONTRL message or messages). <text:s/>The UCI segment in CONTRL messages of the first type shall not be used to report any errors, i.e. only a message of the second type shall be sent when there is a need to report errors by means of the UCI segment.</text:p>
      <text:p text:style-name="P51"/>
      <text:p text:style-name="P50">A CONTRL message shall only report the action taken for one subject interchange, i.e. <text:s/>it shall not refer to several subject interchanges, or to parts of several subject interchanges.</text:p>
      <text:p text:style-name="P51"/>
      <text:p text:style-name="P50">Segment groups 1 and 3 shall not be used in a CONTRL message which provides indication of interchange receipt. <text:s/>If the subject interchange contains groups (of messages and/or packages), only segment group 3 shall be used in the CONTRL message. <text:s/>If groups are not used in the subject interchange, only segment group 1 shall be used in the CONTRL message.</text:p>
      <text:p text:style-name="P51"/>
      <text:p text:style-name="P50">When there is a need to send a UCM‑group (segment group 1 or 4), no more than one UCM‑group shall be sent per received message or per received package.</text:p>
      <text:p text:style-name="P51"/>
      <text:p text:style-name="P50">All reporting‑levels shall be in the same order as their corresponding referenced‑levels in the subject interchange.</text:p>
      <text:p text:style-name="P115"/>
      <text:p text:style-name="P107">5.3.2<text:tab/>Action codes usage</text:p>
      <text:p text:style-name="P107"/>
      <text:p text:style-name="P50">The referenced‑levels of the subject interchange that may be acknowledged or rejected are those referenced by the UCI, UCF and UCM segments.</text:p>
      <text:p text:style-name="P50"/>
      <text:p text:style-name="P50">The CONTRL message also provides the means to acknowledge or reject a complete interchange or a complete group, without referencing messages, packages, or groups contained in it.</text:p>
      <text:p text:style-name="P50"/>
      <text:p text:style-name="P50">The action (acknowledgement or rejection) shall be indicated by the action code in the UCI, UCF and UCM. <text:s/>This code may indicate the action for the corresponding referenced‑level, and in some cases also for its lower levels.</text:p>
      <text:p text:style-name="P51"/>
      <text:p text:style-name="P50">A referenced‑level in the subject interchange is said to be explicitly reported if the CONTRL message contains a corresponding segment that references that level. <text:s/>Explicit reporting of a lower referenced‑level requires that all referenced‑levels above are acknowledged.</text:p>
      <text:p text:style-name="P51"/>
      <text:p text:style-name="P127">A referenced‑level is said to be implicitly reported if the action taken for the level is reported by a UCI or UCF segment referencing a higher level in the subject interchange. <text:s/>Thus, for example, a group and all messages or packages within it are implicitly rejected if the action code in the UCI segment indicate rejection of the complete subject interchange. <text:s/>Also, a message or package is implicitly acknowledged when the action code in UCI or UCF indicates acknowledgement of messages and packages at the next lower level, and no UCM rejecting the message or package is present.</text:p>
      <text:p text:style-name="P51"/>
      <text:p text:style-name="P50">Action codes 4 and 7 shall only be used in CONTRL messages reporting the action after complete check of the interchange. <text:s/>Action code 8 shall only be used in CONTRL messages which provide indication of interchange receipt. <text:s/>Codes are specified in element 0083 Action, coded.</text:p>
      <text:p text:style-name="P115"/>
      <text:p text:style-name="P107">5.3.3<text:tab/>Reporting of syntactical errors</text:p>
      <text:p text:style-name="P113"/>
      <text:p text:style-name="P50">Errors can be reported at all reporting‑levels of CONTRL by means of data elements in the segment constituting the reporting-level. <text:s/>These data elements identify the error's position in the subject interchange and indicate its nature.</text:p>
      <text:p text:style-name="P51"/>
      <text:p text:style-name="P50">Each reporting-level (i.e. the UCI, UCF, UCM, UCS and UCD segments) can only report one error. <text:s/>If more than one error is detected at a level referenced by one of these segments, the receiver of the subject interchange shall be free to choose which error to report. <text:s/>Several CONTRL messages shall not be sent in order to report several errors, and no more than one reporting-level shall be present for each instance of a referenced-level.</text:p>
      <text:p text:style-name="P51"/>
      <text:p text:style-name="P51">Errors may be reported even if the referenced‑level (including erroneous parts) is acknowledged. <text:s/>Users should be aware that some syntactical errors could change the semantics of data, and that the receiver of the subject interchange shall be responsible for any consequences when data with syntactic errors are acknowledged.</text:p>
      <text:p text:style-name="P51"/>
      <text:p text:style-name="P50">It is recommended that errors are identified as precisely as possible. <text:s/>If a precise error code is defined, a more general (and imprecise) error code should not be used. <text:s/>Similarly, the position of the error should be identified as precisely as possible by using the lowest possible reporting-level.</text:p>
      <text:p text:style-name="P51"/>
      <text:p text:style-name="P50">No "copying" of error codes from a lower to a higher reporting‑level shall occur. <text:s/>It would otherwise, for example, be possible to report a data element error by an error code in UCD, and repeat the same error code in <text:s/>UCM. <text:s/>In this case, the error code identifying the error shall only appear in UCD. <text:s/>The same rule applies at all reporting‑levels.</text:p>
      <text:p text:style-name="P51"/>
      <text:p text:style-name="P50">Identification of an error's exact position and nature on receipt of the CONTRL message will often require access to the subject interchange in the format it was transferred.</text:p>
      <text:p text:style-name="P136"/>
      <text:p text:style-name="P134">5.3.4<text:tab/>Errors in data elements that are copied from the subject interchange to the CONTRL message</text:p>
      <text:p text:style-name="P137"/>
      <text:p text:style-name="P50">The CONTRL message contains several mandatory data elements that shall be copied from the subject interchange. <text:s/>If the data element in the subject interchange is missing or is syntactically invalid, a syntactically valid CONTRL message can not be generated. <text:s/>The error shall then be reported by other means than CONTRL, unless all parties processing the CONTRL message have agreed in an IA that copying of erroneous data elements into the CONTRL message is permitted.</text:p>
      <text:p text:style-name="P60"/>
      <text:p text:style-name="P60">5.3.5<text:tab/>Redundant reporting of action</text:p>
      <text:p text:style-name="P60"/>
      <text:p text:style-name="P50">If action code 7 is used in UCI, it is not an error if UCM or UCF segments are sent acknowledging a message, package, or group. <text:s/>Similarly, redundant UCM segments may acknowledge messages or packages in a group when the code is used in UCF.</text:p>
      <text:p text:style-name="P54"/>
      <text:p text:style-name="P60">5.3.6<text:tab/>Re-transmission</text:p>
      <text:p text:style-name="P54"/>
      <text:p text:style-name="P50">The conditions which determine the requirements to re‑send an interchange, group, message, or package shall be agreed between the interchanging partners outside the scope of CONTRL.</text:p>
      <text:p text:style-name="P60"/>
      <text:p text:style-name="P128">5.3.7<text:tab/>Acknowledgement or rejection of CONTRL messages</text:p>
      <text:p text:style-name="P54"/>
      <text:p text:style-name="P50">No CONTRL message of the second type (acknowledgement or rejection) shall be sent in response to received interchanges containing only a CONTRL message, or messages. <text:s/>Errors in received CONTRL messages shall be reported by other means than CONTRL.</text:p>
      <text:p text:style-name="P51"/>
      <text:p text:style-name="P50">If one or more CONTRL messages are contained in an interchange being responded to, the CONTRL messages generated as a response to that received interchange shall be generated as if no CONTRL messages were contained in the received interchange.</text:p>
      <text:p text:style-name="P51"/>
      <text:p text:style-name="P50">If CONTRL messages are mixed with other message types in an interchange, an implicit acknowledgement or rejection received for parts of that interchange does not apply to the CONTRL messages.</text:p>
      <text:p text:style-name="P117"/>
      <text:p text:style-name="P107"/>
      <text:p text:style-name="P107">5.4<text:tab/>Message definition</text:p>
      <text:p text:style-name="P107"/>
      <text:p text:style-name="P107">5.4.1<text:tab/>Data segment clarification</text:p>
      <text:p text:style-name="P107"/>
      <text:p text:style-name="P50">This section should be read in conjunction with the Segment Table which indicates mandatory, conditional and repeating requirements.</text:p>
      <text:p text:style-name="P51"/>
      <text:p text:style-name="P50">The corresponding information for data elements in the segments is given in Part 1 annex C section 1.5.</text:p>
      <text:p text:style-name="P51"/>
      <text:p text:style-name="P158">0010<text:tab/>UNH, Message header</text:p>
      <text:p text:style-name="P158"><text:tab/>A service segment starting and uniquely identifying a message. <text:s/>The message type code for Syntax and service report message is CONTRL.</text:p>
      <text:p text:style-name="P51"/>
      <text:p text:style-name="P159"><text:tab/>Note:<text:tab/>Syntax and service report messages conforming to this document shall contain the following data in segment UNH, composite S009:</text:p>
      <text:p text:style-name="P52"/>
      <text:p text:style-name="P163"><text:tab/>Data element<text:tab/>0065<text:tab/>CONTRL</text:p>
      <text:p text:style-name="P163"><text:tab/><text:tab/><text:tab/><text:tab/>0052<text:tab/>4</text:p>
      <text:p text:style-name="P163"><text:tab/><text:tab/><text:tab/><text:tab/>0054<text:tab/>1</text:p>
      <text:p text:style-name="P163"><text:tab/><text:tab/><text:tab/><text:tab/>0051<text:tab/>UN</text:p>
      <text:p text:style-name="P52"/>
      <text:p text:style-name="P158">0020<text:tab/>UCI, Interchange response</text:p>
      <text:p text:style-name="P158"><text:tab/>A segment identifying the interchange being responded to (the subject interchange). <text:s/>It also indicates interchange receipt, acknowledgement or rejection (action taken) of the UNA, UNB and UNZ segments, and identifies any error related to these segments. <text:s/>It can also identify errors related to the USA, USC, USD, USH, USR, UST, or USU security segments when they appear at the interchange level. <text:s/>Depending on the action code, it may also indicate the action taken on the groups, messages, and packages within that interchange.</text:p>
      <text:p text:style-name="P51"/>
      <text:p text:style-name="P158"><text:tab/>The subject interchange shall be identified by copying its Interchange Sender, Interchange Recipient, and Interchange Control Reference data elements into the identical data elements in this segment. <text:s/>An erroneous or missing UNA, UNB, UNZ, USA, USC, USD, USH, USR, UST, or USU segment may be identified. <text:s/>If no segment is identified, the error relates to the complete interchange.</text:p>
      <text:p text:style-name="P51"/>
      <text:p text:style-name="P158">0030<text:tab/>Segment Group 1: <text:s/>UCM‑SG2</text:p>
      <text:p text:style-name="P158"><text:tab/>A group of segments sent in response to a message or package in the subject interchange identified in the UCI segment. <text:s/>This segment group shall only be used if the subject interchange does not contain groups.</text:p>
      <text:p text:style-name="P51"/>
      <text:p text:style-name="P165">0040<text:tab/>UCM, Message/package response</text:p>
      <text:p text:style-name="P165"><text:tab/>A segment identifying a message or package in the subject interchange, indicating that message's or package's acknowledgement or rejection (action taken), and identifying any error related to the UNH, UNT, UNO, and UNP segments. <text:s/>It can also identify errors related to the USA, USC, USD, USH, USR, UST, or USU security segments when they appear at the message or package level.</text:p>
      <text:p text:style-name="P167"><text:tab/>A message shall be identified by copying its Message Identifier and Message Reference Number data elements into the identical data elements in this segment. <text:s/>An erroneous or missing UNH, UNT, USA, USC, USD, USH, USR, UST, or USU segment may be identified. <text:s/>If no segment is identified, the error relates to the complete message.</text:p>
      <text:p text:style-name="P166"/>
      <text:p text:style-name="P165"><text:tab/>A package shall be identified by copying its Reference Identification and Package Reference Number data elements into the identical data elements in this segment. <text:s/>An erroneous or missing UNO, UNP, USA, USC, USD, USH, USR, UST, or USU segment may be identified. <text:s/>If no segment is identified, the error relates to the complete package.</text:p>
      <text:p text:style-name="P166"/>
      <text:p text:style-name="P165">0050<text:tab/>Segment Group 2: <text:s/>UCS‑UCD</text:p>
      <text:p text:style-name="P165"><text:tab/>A group of segments sent in response to a segment containing one or more errors, and which was part of the message identified by the UCM segment in segment group 1.</text:p>
      <text:p text:style-name="P143"/>
      <text:p text:style-name="P143">0060<text:tab/>UCS, Segment error indication</text:p>
      <text:p text:style-name="P143"><text:tab/>A segment identifying a segment in the message, indicating that this segment contains an error, and identifying any error related to the complete segment.</text:p>
      <text:p text:style-name="P144"/>
      <text:p text:style-name="P144">0070<text:tab/>UCD, Data element error indication</text:p>
      <text:p text:style-name="P143"><text:tab/>A segment identifying an erroneous stand-alone, composite or component data element in the segment identified by the UCS segment in segment group 2, and identifying the nature of the error.</text:p>
      <text:p text:style-name="P51"/>
      <text:p text:style-name="P158">0080<text:tab/>Segment Group 3: <text:s/>UCF‑SG4</text:p>
      <text:p text:style-name="P158"><text:tab/>A group of segments sent in response to a group in the subject interchange identified in the UCI segment. <text:s/>This segment group shall only be used if the subject interchange contains groups.</text:p>
      <text:p text:style-name="P51"/>
      <text:p text:style-name="P165">0090<text:tab/>UCF, Group response</text:p>
      <text:p text:style-name="P165"><text:tab/>A segment identifying a group in the subject interchange. <text:s/>It also indicates acknowledgement or rejection (action taken) of the UNG and UNE segments, and identifies any error related to these segments. It can also identify errors related to the USA, USC, USD, USH, USR, UST, or USU security segments when they appear at the group level. Depending on the action code, it may also indicate the action taken on the messages and packages within that group.</text:p>
      <text:p text:style-name="P166"/>
      <text:p text:style-name="P165"><text:tab/>The group shall be identified by copying its Application Sender's Identification, Application Recipient's identification, and Group Reference Number data elements into the identical data elements in this segment. <text:s/>An erroneous or missing UNG, UNE, USA, USC, USD, USH, USR, UST, or USU segment may be identified. <text:s/>If no segment is identified, the error relates to the complete group.</text:p>
      <text:p text:style-name="P166"/>
      <text:p text:style-name="P165">0100<text:tab/>Segment Group 4: <text:s/>UCM‑SG5</text:p>
      <text:p text:style-name="P165"><text:tab/>A group of segments sent in response to a message or package in the group identified in segment group 3.</text:p>
      <text:p text:style-name="P51"/>
      <text:p text:style-name="P145">0110<text:tab/>UCM, Message/package response</text:p>
      <text:p text:style-name="P145"><text:tab/>A segment identifying a message or package in the subject interchange, indicating that message's or package's acknowledgement or rejection (action taken), and identifying any error related to the UNH, UNT, UNO, and UNP segments. <text:s/>It can also identify errors related to the USA, USC, USD, USH, USR, UST, or USU security segments when they appear at the message or package level.</text:p>
      <text:p text:style-name="P146"/>
      <text:p text:style-name="P145"><text:tab/>A message shall be identified by copying its Message Identifier and Message Reference Number data elements into the identical data elements in this segment. <text:s/>An erroneous or missing UNH, UNT, USA, USC, USD, USH, USR, UST, or USU segment may be identified. <text:s/>If no segment is identified, the error relates to the complete message.</text:p>
      <text:p text:style-name="P146"/>
      <text:p text:style-name="P140"><text:tab/>A package shall be identified by copying its Reference Identification and Package Reference Number data elements into the identical data elements in this segment. <text:s/>An erroneous or missing UNO, UNP, USA, USC, USD, USH, USR, UST, or USU segment may be identified. <text:s/>If no segment is identified, the error relates to the complete package.</text:p>
      <text:p text:style-name="P146"/>
      <text:p text:style-name="P145">0120<text:tab/>Segment Group 5: <text:s/>UCS‑UCD</text:p>
      <text:p text:style-name="P145"><text:tab/>A group of segments sent in response to a segment containing one or more errors, and which was part of the message identified by the UCM segment in segment group 4.</text:p>
      <text:p text:style-name="P51"/>
      <text:p text:style-name="P168">0130<text:tab/>UCS, Segment error indication</text:p>
      <text:p text:style-name="P168"><text:tab/>A segment identifying a segment in the message, indicating that this segment contains an error, and identifying any error related to the complete segment.</text:p>
      <text:p text:style-name="P169"/>
      <text:p text:style-name="P168">0140<text:tab/>UCD, Data element error indication</text:p>
      <text:p text:style-name="P168"><text:tab/>A segment identifying an erroneous stand-alone, composite or component data element in the segment identified by the UCS segment in segment group 5, and identifying the nature of the error.</text:p>
      <text:p text:style-name="P158"/>
      <text:p text:style-name="P158">0150<text:tab/>UNT, Message trailer</text:p>
      <text:p text:style-name="P158"><text:tab/>A service segment ending a message, giving the total number of segments and the control reference number of the message.</text:p>
      <text:p text:style-name="P117"/>
      <text:p text:style-name="P107"/>
      <text:p text:style-name="P107">5.4.2<text:tab/>Data segment index (alphabetical sequence by tag)</text:p>
      <text:p text:style-name="P107"/>
      <text:p text:style-name="P171"><text:tab/>UCD<text:tab/>Data element error indication</text:p>
      <text:p text:style-name="P171"><text:tab/>UCF<text:tab/>Group response</text:p>
      <text:p text:style-name="P171"><text:tab/>UCI<text:tab/>Interchange response</text:p>
      <text:p text:style-name="P171"><text:tab/>UCM<text:tab/>Message/package response</text:p>
      <text:p text:style-name="P171"><text:tab/>UCS<text:tab/>Segment error indication</text:p>
      <text:p text:style-name="P171"><text:tab/>UNH<text:tab/>Message header</text:p>
      <text:p text:style-name="P171"><text:tab/>UNT<text:tab/>Message trailer</text:p>
      <text:p text:style-name="P119"/>
      <text:p text:style-name="P108">5.4.3 Message structure</text:p>
      <text:p text:style-name="P108"/>
      <text:p text:style-name="P108">5.4.3.1 Segment table</text:p>
      <text:p text:style-name="P172"/>
      <text:p text:style-name="P20"/>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number-columns-repeated="6"/>
        <table:table-column table:style-name="Table6.L"/>
        <table:table-row table:style-name="Table6.1">
          <table:table-cell table:style-name="Table6.A1" office:value-type="string">
            <text:p text:style-name="P20">POS</text:p>
          </table:table-cell>
          <table:table-cell table:style-name="Table6.A1" office:value-type="string">
            <text:p text:style-name="P20">TAG</text:p>
          </table:table-cell>
          <table:table-cell table:style-name="Table6.A1" office:value-type="string">
            <text:p text:style-name="P20">Name</text:p>
          </table:table-cell>
          <table:table-cell table:style-name="Table6.A1" office:value-type="string">
            <text:p text:style-name="P22">S</text:p>
          </table:table-cell>
          <table:table-cell table:style-name="Table6.A1" office:value-type="string">
            <text:p text:style-name="P22">R</text:p>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182">Notes</text:p>
          </table:table-cell>
        </table:table-row>
        <table:table-row table:style-name="Table6.1">
          <table:table-cell table:style-name="Table6.A1" office:value-type="string">
            <text:p text:style-name="P21"/>
            <text:p text:style-name="P20"/>
          </table:table-cell>
          <table:table-cell table:style-name="Table6.A1" office:value-type="string">
            <text:p text:style-name="P21"/>
            <text:p text:style-name="P20"/>
          </table:table-cell>
          <table:table-cell table:style-name="Table6.A1" office:value-type="string">
            <text:p text:style-name="P21"/>
            <text:p text:style-name="P26"/>
          </table:table-cell>
          <table:table-cell table:style-name="Table6.A1" office:value-type="string">
            <text:p text:style-name="P23"/>
            <text:p text:style-name="P22"/>
          </table:table-cell>
          <table:table-cell table:style-name="Table6.A1" office:value-type="string">
            <text:p text:style-name="P23"/>
            <text:p text:style-name="P22"/>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183"/>
            <text:p text:style-name="P182"/>
          </table:table-cell>
        </table:table-row>
        <table:table-row table:style-name="Table6.1">
          <table:table-cell table:style-name="Table6.A1" office:value-type="string">
            <text:p text:style-name="P24">0010</text:p>
          </table:table-cell>
          <table:table-cell table:style-name="Table6.A1" office:value-type="string">
            <text:p text:style-name="P24">UNH</text:p>
          </table:table-cell>
          <table:table-cell table:style-name="Table6.A1" office:value-type="string">
            <text:p text:style-name="P27">Message header</text:p>
          </table:table-cell>
          <table:table-cell table:style-name="Table6.A1" office:value-type="string">
            <text:p text:style-name="P22">M</text:p>
          </table:table-cell>
          <table:table-cell table:style-name="Table6.A1" office:value-type="string">
            <text:p text:style-name="P22">1</text:p>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183"/>
          </table:table-cell>
        </table:table-row>
        <table:table-row table:style-name="Table6.1">
          <table:table-cell table:style-name="Table6.A1" office:value-type="string">
            <text:p text:style-name="P24">0020</text:p>
          </table:table-cell>
          <table:table-cell table:style-name="Table6.A1" office:value-type="string">
            <text:p text:style-name="P24">UCI</text:p>
          </table:table-cell>
          <table:table-cell table:style-name="Table6.A1" office:value-type="string">
            <text:p text:style-name="P27">Interchange response</text:p>
          </table:table-cell>
          <table:table-cell table:style-name="Table6.A1" office:value-type="string">
            <text:p text:style-name="P22">M</text:p>
          </table:table-cell>
          <table:table-cell table:style-name="Table6.A1" office:value-type="string">
            <text:p text:style-name="P22">1</text:p>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183"/>
          </table:table-cell>
        </table:table-row>
        <table:table-row table:style-name="Table6.1">
          <table:table-cell table:style-name="Table6.A1" office:value-type="string">
            <text:p text:style-name="P65"><draw:line text:anchor-type="char" draw:z-index="19" draw:style-name="gr1" draw:text-style-name="P214" svg:x1="55.07mm" svg:y1="6.01mm" svg:x2="96.61mm" svg:y2="6.03mm"><text:p/></draw:line><draw:line text:anchor-type="char" draw:z-index="4" draw:style-name="gr1" draw:text-style-name="P214" svg:x1="151.31mm" svg:y1="6.21mm" svg:x2="151.33mm" svg:y2="27.36mm"><text:p/></draw:line><draw:line text:anchor-type="char" draw:z-index="2" draw:style-name="gr1" draw:text-style-name="P214" svg:x1="121.07mm" svg:y1="6.01mm" svg:x2="151.16mm" svg:y2="6.03mm"><text:p/></draw:line><draw:line text:anchor-type="char" draw:z-index="14" draw:style-name="gr1" draw:text-style-name="P214" svg:x1="12.61mm" svg:y1="6.01mm" svg:x2="24.27mm" svg:y2="6.03mm"><text:p/></draw:line></text:p>
            <text:p text:style-name="P24">0030</text:p>
          </table:table-cell>
          <table:table-cell table:style-name="Table6.A1" office:value-type="string">
            <text:p text:style-name="P25"/>
            <text:p text:style-name="P24"/>
          </table:table-cell>
          <table:table-cell table:style-name="Table6.A1" office:value-type="string">
            <text:p text:style-name="P28"/>
            <text:p text:style-name="P27">Segment group 1</text:p>
          </table:table-cell>
          <table:table-cell table:style-name="Table6.A1" office:value-type="string">
            <text:p text:style-name="P23"/>
            <text:p text:style-name="P22">C</text:p>
          </table:table-cell>
          <table:table-cell table:style-name="Table6.A1" office:value-type="string">
            <text:p text:style-name="P23"/>
            <text:p text:style-name="P22">999999</text:p>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183"/>
            <text:p text:style-name="P182">1</text:p>
          </table:table-cell>
        </table:table-row>
        <table:table-row table:style-name="Table6.1">
          <table:table-cell table:style-name="Table6.A1" office:value-type="string">
            <text:p text:style-name="P24">0040</text:p>
          </table:table-cell>
          <table:table-cell table:style-name="Table6.A1" office:value-type="string">
            <text:p text:style-name="P24">UCM</text:p>
          </table:table-cell>
          <table:table-cell table:style-name="Table6.A1" office:value-type="string">
            <text:p text:style-name="P27">Message/package response</text:p>
          </table:table-cell>
          <table:table-cell table:style-name="Table6.A1" office:value-type="string">
            <text:p text:style-name="P22">M</text:p>
          </table:table-cell>
          <table:table-cell table:style-name="Table6.A1" office:value-type="string">
            <text:p text:style-name="P22">1</text:p>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183"/>
          </table:table-cell>
        </table:table-row>
        <table:table-row table:style-name="Table6.1">
          <table:table-cell table:style-name="Table6.A1" office:value-type="string">
            <text:p text:style-name="P65"><draw:line text:anchor-type="char" draw:z-index="6" draw:style-name="gr1" draw:text-style-name="P214" svg:x1="146.1mm" svg:y1="5.86mm" svg:x2="146.12mm" svg:y2="14.47mm"><text:p/></draw:line><draw:line text:anchor-type="char" draw:z-index="5" draw:style-name="gr1" draw:text-style-name="P214" svg:x1="121.07mm" svg:y1="5.86mm" svg:x2="146.12mm" svg:y2="5.88mm"><text:p/></draw:line><draw:line text:anchor-type="char" draw:z-index="20" draw:style-name="gr1" draw:text-style-name="P214" svg:x1="53.36mm" svg:y1="5.86mm" svg:x2="94.9mm" svg:y2="5.88mm"><text:p/></draw:line><draw:line text:anchor-type="char" draw:z-index="15" draw:style-name="gr1" draw:text-style-name="P214" svg:x1="12.42mm" svg:y1="5.86mm" svg:x2="24.27mm" svg:y2="5.88mm"><text:p/></draw:line></text:p>
            <text:p text:style-name="P24">0050</text:p>
          </table:table-cell>
          <table:table-cell table:style-name="Table6.A1" office:value-type="string">
            <text:p text:style-name="P25"/>
            <text:p text:style-name="P24"/>
          </table:table-cell>
          <table:table-cell table:style-name="Table6.A1" office:value-type="string">
            <text:p text:style-name="P28"/>
            <text:p text:style-name="P27">Segment group 2</text:p>
          </table:table-cell>
          <table:table-cell table:style-name="Table6.A1" office:value-type="string">
            <text:p text:style-name="P23"/>
            <text:p text:style-name="P22">C</text:p>
          </table:table-cell>
          <table:table-cell table:style-name="Table6.A1" office:value-type="string">
            <text:p text:style-name="P23"/>
            <text:p text:style-name="P22">999</text:p>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183"/>
            <text:p text:style-name="P182"/>
          </table:table-cell>
        </table:table-row>
        <table:table-row table:style-name="Table6.1">
          <table:table-cell table:style-name="Table6.A1" office:value-type="string">
            <text:p text:style-name="P24">0060</text:p>
          </table:table-cell>
          <table:table-cell table:style-name="Table6.A1" office:value-type="string">
            <text:p text:style-name="P24">UCS</text:p>
          </table:table-cell>
          <table:table-cell table:style-name="Table6.A1" office:value-type="string">
            <text:p text:style-name="P27">Segment error indication</text:p>
          </table:table-cell>
          <table:table-cell table:style-name="Table6.A1" office:value-type="string">
            <text:p text:style-name="P22">M</text:p>
          </table:table-cell>
          <table:table-cell table:style-name="Table6.A1" office:value-type="string">
            <text:p text:style-name="P22">1</text:p>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183"/>
          </table:table-cell>
        </table:table-row>
        <table:table-row table:style-name="Table6.1">
          <table:table-cell table:style-name="Table6.A1" office:value-type="string">
            <text:p text:style-name="P24"><draw:line text:anchor-type="char" draw:z-index="3" draw:style-name="gr1" draw:text-style-name="P214" svg:x1="121.27mm" svg:y1="1.92mm" svg:x2="151.36mm" svg:y2="1.94mm"><text:p/></draw:line>0070</text:p>
          </table:table-cell>
          <table:table-cell table:style-name="Table6.A1" office:value-type="string">
            <text:p text:style-name="P24">UCD</text:p>
          </table:table-cell>
          <table:table-cell table:style-name="Table6.A1" office:value-type="string">
            <text:p text:style-name="P27">Data element error indication</text:p>
          </table:table-cell>
          <table:table-cell table:style-name="Table6.A1" office:value-type="string">
            <text:p text:style-name="P22">C</text:p>
          </table:table-cell>
          <table:table-cell table:style-name="Table6.A1" office:value-type="string">
            <text:p text:style-name="P22">99</text:p>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183"/>
          </table:table-cell>
        </table:table-row>
        <table:table-row table:style-name="Table6.1">
          <table:table-cell table:style-name="Table6.A1" office:value-type="string">
            <text:p text:style-name="P65"><draw:line text:anchor-type="char" draw:z-index="9" draw:style-name="gr1" draw:text-style-name="P214" svg:x1="151.31mm" svg:y1="6.09mm" svg:x2="151.33mm" svg:y2="39.83mm"><text:p/></draw:line><draw:line text:anchor-type="char" draw:z-index="7" draw:style-name="gr1" draw:text-style-name="P214" svg:x1="121.27mm" svg:y1="5.89mm" svg:x2="151.17mm" svg:y2="5.91mm"><text:p/></draw:line><draw:line text:anchor-type="char" draw:z-index="21" draw:style-name="gr1" draw:text-style-name="P214" svg:x1="53.36mm" svg:y1="5.89mm" svg:x2="94.9mm" svg:y2="5.91mm"><text:p/></draw:line><draw:line text:anchor-type="char" draw:z-index="16" draw:style-name="gr1" draw:text-style-name="P214" svg:x1="12.42mm" svg:y1="5.89mm" svg:x2="24.27mm" svg:y2="5.91mm"><text:p/></draw:line></text:p>
            <text:p text:style-name="P24">0080</text:p>
          </table:table-cell>
          <table:table-cell table:style-name="Table6.A1" office:value-type="string">
            <text:p text:style-name="P25"/>
            <text:p text:style-name="P24"/>
          </table:table-cell>
          <table:table-cell table:style-name="Table6.A1" office:value-type="string">
            <text:p text:style-name="P28"/>
            <text:p text:style-name="P27">Segment group 3</text:p>
          </table:table-cell>
          <table:table-cell table:style-name="Table6.A1" office:value-type="string">
            <text:p text:style-name="P23"/>
            <text:p text:style-name="P22">C</text:p>
          </table:table-cell>
          <table:table-cell table:style-name="Table6.A1" office:value-type="string">
            <text:p text:style-name="P23"/>
            <text:p text:style-name="P22">999999</text:p>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183"/>
            <text:p text:style-name="P182">1</text:p>
          </table:table-cell>
        </table:table-row>
        <table:table-row table:style-name="Table6.1">
          <table:table-cell table:style-name="Table6.A1" office:value-type="string">
            <text:p text:style-name="P24">0090</text:p>
          </table:table-cell>
          <table:table-cell table:style-name="Table6.A1" office:value-type="string">
            <text:p text:style-name="P24">UCF</text:p>
          </table:table-cell>
          <table:table-cell table:style-name="Table6.A1" office:value-type="string">
            <text:p text:style-name="P27">Group response</text:p>
          </table:table-cell>
          <table:table-cell table:style-name="Table6.A1" office:value-type="string">
            <text:p text:style-name="P22">M</text:p>
          </table:table-cell>
          <table:table-cell table:style-name="Table6.A1" office:value-type="string">
            <text:p text:style-name="P22">1</text:p>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183"/>
          </table:table-cell>
        </table:table-row>
        <table:table-row table:style-name="Table6.1">
          <table:table-cell table:style-name="Table6.A1" office:value-type="string">
            <text:p text:style-name="P65"><draw:line text:anchor-type="char" draw:z-index="11" draw:style-name="gr1" draw:text-style-name="P214" svg:x1="146.1mm" svg:y1="6.12mm" svg:x2="146.12mm" svg:y2="27.13mm"><text:p/></draw:line><draw:line text:anchor-type="char" draw:z-index="10" draw:style-name="gr1" draw:text-style-name="P214" svg:x1="121.46mm" svg:y1="6.12mm" svg:x2="145.93mm" svg:y2="6.14mm"><text:p/></draw:line><draw:line text:anchor-type="char" draw:z-index="22" draw:style-name="gr1" draw:text-style-name="P214" svg:x1="53.16mm" svg:y1="6.12mm" svg:x2="95.09mm" svg:y2="6.14mm"><text:p/></draw:line><draw:line text:anchor-type="char" draw:z-index="17" draw:style-name="gr1" draw:text-style-name="P214" svg:x1="12.42mm" svg:y1="5.93mm" svg:x2="24.27mm" svg:y2="5.95mm"><text:p/></draw:line></text:p>
            <text:p text:style-name="P24">0100</text:p>
          </table:table-cell>
          <table:table-cell table:style-name="Table6.A1" office:value-type="string">
            <text:p text:style-name="P25"/>
            <text:p text:style-name="P24"/>
          </table:table-cell>
          <table:table-cell table:style-name="Table6.A1" office:value-type="string">
            <text:p text:style-name="P28"/>
            <text:p text:style-name="P27">Segment group 4</text:p>
          </table:table-cell>
          <table:table-cell table:style-name="Table6.A1" office:value-type="string">
            <text:p text:style-name="P23"/>
            <text:p text:style-name="P22">C</text:p>
          </table:table-cell>
          <table:table-cell table:style-name="Table6.A1" office:value-type="string">
            <text:p text:style-name="P23"/>
            <text:p text:style-name="P22">999999</text:p>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183"/>
            <text:p text:style-name="P182"/>
          </table:table-cell>
        </table:table-row>
        <table:table-row table:style-name="Table6.1">
          <table:table-cell table:style-name="Table6.A1" office:value-type="string">
            <text:p text:style-name="P24">0110</text:p>
          </table:table-cell>
          <table:table-cell table:style-name="Table6.A1" office:value-type="string">
            <text:p text:style-name="P24">UCM</text:p>
          </table:table-cell>
          <table:table-cell table:style-name="Table6.A1" office:value-type="string">
            <text:p text:style-name="P27">Message/package response</text:p>
          </table:table-cell>
          <table:table-cell table:style-name="Table6.A1" office:value-type="string">
            <text:p text:style-name="P22">M</text:p>
          </table:table-cell>
          <table:table-cell table:style-name="Table6.A1" office:value-type="string">
            <text:p text:style-name="P22">1</text:p>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183"/>
          </table:table-cell>
        </table:table-row>
        <table:table-row table:style-name="Table6.1">
          <table:table-cell table:style-name="Table6.A1" office:value-type="string">
            <text:p text:style-name="P65"><draw:line text:anchor-type="char" draw:z-index="13" draw:style-name="gr1" draw:text-style-name="P214" svg:x1="141.06mm" svg:y1="6.35mm" svg:x2="141.08mm" svg:y2="14.43mm"><text:p/></draw:line><draw:line text:anchor-type="char" draw:z-index="18" draw:style-name="gr1" draw:text-style-name="P214" svg:x1="12.81mm" svg:y1="5.96mm" svg:x2="24.28mm" svg:y2="5.98mm"><text:p/></draw:line><draw:line text:anchor-type="char" draw:z-index="12" draw:style-name="gr1" draw:text-style-name="P214" svg:x1="121.07mm" svg:y1="6.16mm" svg:x2="141.07mm" svg:y2="6.18mm"><text:p/></draw:line><draw:line text:anchor-type="char" draw:z-index="23" draw:style-name="gr1" draw:text-style-name="P214" svg:x1="53.16mm" svg:y1="6.16mm" svg:x2="94.89mm" svg:y2="6.18mm"><text:p/></draw:line></text:p>
            <text:p text:style-name="P24">0120</text:p>
          </table:table-cell>
          <table:table-cell table:style-name="Table6.A1" office:value-type="string">
            <text:p text:style-name="P25"/>
            <text:p text:style-name="P24"/>
          </table:table-cell>
          <table:table-cell table:style-name="Table6.A1" office:value-type="string">
            <text:p text:style-name="P28"/>
            <text:p text:style-name="P27">Segment group 5</text:p>
          </table:table-cell>
          <table:table-cell table:style-name="Table6.A1" office:value-type="string">
            <text:p text:style-name="P23"/>
            <text:p text:style-name="P22">C</text:p>
          </table:table-cell>
          <table:table-cell table:style-name="Table6.A1" office:value-type="string">
            <text:p text:style-name="P23"/>
            <text:p text:style-name="P22">999</text:p>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183"/>
          </table:table-cell>
        </table:table-row>
        <table:table-row table:style-name="Table6.1">
          <table:table-cell table:style-name="Table6.A1" office:value-type="string">
            <text:p text:style-name="P24">0130</text:p>
          </table:table-cell>
          <table:table-cell table:style-name="Table6.A1" office:value-type="string">
            <text:p text:style-name="P24">UCS</text:p>
          </table:table-cell>
          <table:table-cell table:style-name="Table6.A1" office:value-type="string">
            <text:p text:style-name="P27">Segment error indication</text:p>
          </table:table-cell>
          <table:table-cell table:style-name="Table6.A1" office:value-type="string">
            <text:p text:style-name="P22">M</text:p>
          </table:table-cell>
          <table:table-cell table:style-name="Table6.A1" office:value-type="string">
            <text:p text:style-name="P22">1</text:p>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183"/>
          </table:table-cell>
        </table:table-row>
        <table:table-row table:style-name="Table6.1">
          <table:table-cell table:style-name="Table6.A1" office:value-type="string">
            <text:p text:style-name="P24"><draw:line text:anchor-type="char" draw:z-index="8" draw:style-name="gr1" draw:text-style-name="P214" svg:x1="121.07mm" svg:y1="1.92mm" svg:x2="151.16mm" svg:y2="1.94mm"><text:p/></draw:line>0140</text:p>
          </table:table-cell>
          <table:table-cell table:style-name="Table6.A1" office:value-type="string">
            <text:p text:style-name="P24">UCD</text:p>
          </table:table-cell>
          <table:table-cell table:style-name="Table6.A1" office:value-type="string">
            <text:p text:style-name="P27">Data element error indication</text:p>
          </table:table-cell>
          <table:table-cell table:style-name="Table6.A1" office:value-type="string">
            <text:p text:style-name="P22">C</text:p>
          </table:table-cell>
          <table:table-cell table:style-name="Table6.A1" office:value-type="string">
            <text:p text:style-name="P22">99</text:p>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183"/>
          </table:table-cell>
        </table:table-row>
        <table:table-row table:style-name="Table6.1">
          <table:table-cell table:style-name="Table6.A1" office:value-type="string">
            <text:p text:style-name="P25"/>
            <text:p text:style-name="P24">0150</text:p>
          </table:table-cell>
          <table:table-cell table:style-name="Table6.A1" office:value-type="string">
            <text:p text:style-name="P25"/>
            <text:p text:style-name="P24">UNT</text:p>
          </table:table-cell>
          <table:table-cell table:style-name="Table6.A1" office:value-type="string">
            <text:p text:style-name="P28"/>
            <text:p text:style-name="P27">Message trailer</text:p>
          </table:table-cell>
          <table:table-cell table:style-name="Table6.A1" office:value-type="string">
            <text:p text:style-name="P23"/>
            <text:p text:style-name="P22">M</text:p>
          </table:table-cell>
          <table:table-cell table:style-name="Table6.A1" office:value-type="string">
            <text:p text:style-name="P23"/>
            <text:p text:style-name="P22">1</text:p>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183"/>
            <text:p text:style-name="P182"/>
          </table:table-cell>
        </table:table-row>
        <table:table-row table:style-name="Table6.1">
          <table:table-cell table:style-name="Table6.A1" office:value-type="string">
            <text:p text:style-name="P25"/>
          </table:table-cell>
          <table:table-cell table:style-name="Table6.A1" office:value-type="string">
            <text:p text:style-name="P25"/>
          </table:table-cell>
          <table:table-cell table:style-name="Table6.A1" office:value-type="string">
            <text:p text:style-name="P28"/>
          </table:table-cell>
          <table:table-cell table:style-name="Table6.A1" office:value-type="string">
            <text:p text:style-name="P23"/>
          </table:table-cell>
          <table:table-cell table:style-name="Table6.A1" office:value-type="string">
            <text:p text:style-name="P23"/>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183"/>
          </table:table-cell>
        </table:table-row>
      </table:table>
      <text:p text:style-name="P173"/>
      <text:p text:style-name="P29"/>
      <text:p text:style-name="P29">Notes:</text:p>
      <text:p text:style-name="P29"/>
      <text:p text:style-name="P184">1.<text:tab/>D4(0030,0080)<text:tab/>One or none</text:p>
      <text:p text:style-name="P157"/>
      <text:p text:style-name="P124">Annex A</text:p>
      <text:p text:style-name="P13">(normative)</text:p>
      <text:p text:style-name="P13"/>
      <text:p text:style-name="P13">Use of error codes</text:p>
      <text:p text:style-name="P13"/>
      <text:p text:style-name="P185"/>
      <text:p text:style-name="P46">The table below describes at which reporting-level an error code may be used.</text:p>
      <text:p text:style-name="P46"/>
      <table:table table:name="Table7" table:style-name="Table7">
        <table:table-column table:style-name="Table7.A"/>
        <table:table-column table:style-name="Table7.B"/>
        <table:table-column table:style-name="Table7.C" table:number-columns-repeated="2"/>
        <table:table-column table:style-name="Table7.E"/>
        <table:table-column table:style-name="Table7.F"/>
        <table:table-column table:style-name="Table7.G"/>
        <table:table-row table:style-name="Table7.1">
          <table:table-cell table:style-name="Table7.A1" office:value-type="string">
            <text:p text:style-name="P62"/>
          </table:table-cell>
          <table:table-cell table:style-name="Table7.B1" office:value-type="string">
            <text:p text:style-name="P62"/>
          </table:table-cell>
          <table:table-cell table:style-name="Table7.C1" table:number-columns-spanned="5" office:value-type="string">
            <text:p text:style-name="P63">Segment</text:p>
          </table:table-cell>
          <table:covered-table-cell/>
          <table:covered-table-cell/>
          <table:covered-table-cell/>
          <table:covered-table-cell/>
        </table:table-row>
        <table:table-row table:style-name="Table7.1">
          <table:table-cell table:style-name="Table7.A2" office:value-type="string">
            <text:p text:style-name="P62"/>
            <text:p text:style-name="P61">Code</text:p>
          </table:table-cell>
          <table:table-cell table:style-name="Table7.B2" office:value-type="string">
            <text:p text:style-name="P62"/>
            <text:p text:style-name="P61">Code name</text:p>
          </table:table-cell>
          <table:table-cell table:style-name="Table7.C2" office:value-type="string">
            <text:p text:style-name="P63">U</text:p>
            <text:p text:style-name="P63">C</text:p>
            <text:p text:style-name="P63">I</text:p>
          </table:table-cell>
          <table:table-cell table:style-name="Table7.C2" office:value-type="string">
            <text:p text:style-name="P63">U</text:p>
            <text:p text:style-name="P63">C</text:p>
            <text:p text:style-name="P63">F</text:p>
          </table:table-cell>
          <table:table-cell table:style-name="Table7.C2" office:value-type="string">
            <text:p text:style-name="P63">U</text:p>
            <text:p text:style-name="P63">C</text:p>
            <text:p text:style-name="P63">M</text:p>
          </table:table-cell>
          <table:table-cell table:style-name="Table7.C2" office:value-type="string">
            <text:p text:style-name="P63">U</text:p>
            <text:p text:style-name="P63">C</text:p>
            <text:p text:style-name="P63">S</text:p>
          </table:table-cell>
          <table:table-cell table:style-name="Table7.G2" office:value-type="string">
            <text:p text:style-name="P63">U</text:p>
            <text:p text:style-name="P63">C</text:p>
            <text:p text:style-name="P63">D</text:p>
          </table:table-cell>
        </table:table-row>
        <table:table-row table:style-name="Table7.1">
          <table:table-cell table:style-name="Table7.A3" office:value-type="string">
            <text:p text:style-name="P187">2</text:p>
          </table:table-cell>
          <table:table-cell table:style-name="Table7.B3" office:value-type="string">
            <text:p text:style-name="P187">Syntax version or level not supported</text:p>
          </table:table-cell>
          <table:table-cell table:style-name="Table7.B3" office:value-type="string">
            <text:p text:style-name="P188">x</text:p>
          </table:table-cell>
          <table:table-cell table:style-name="Table7.B3" office:value-type="string">
            <text:p text:style-name="P188">-</text:p>
          </table:table-cell>
          <table:table-cell table:style-name="Table7.B3" office:value-type="string">
            <text:p text:style-name="P188">-</text:p>
          </table:table-cell>
          <table:table-cell table:style-name="Table7.B3" office:value-type="string">
            <text:p text:style-name="P188">-</text:p>
          </table:table-cell>
          <table:table-cell table:style-name="Table7.G3" office:value-type="string">
            <text:p text:style-name="P188">-</text:p>
          </table:table-cell>
        </table:table-row>
        <table:table-row table:style-name="Table7.1">
          <table:table-cell table:style-name="Table7.A3" office:value-type="string">
            <text:p text:style-name="P187">7</text:p>
          </table:table-cell>
          <table:table-cell table:style-name="Table7.B3" office:value-type="string">
            <text:p text:style-name="P187">Interchange recipient not actual recipient</text:p>
          </table:table-cell>
          <table:table-cell table:style-name="Table7.B3" office:value-type="string">
            <text:p text:style-name="P188">x</text:p>
          </table:table-cell>
          <table:table-cell table:style-name="Table7.B3" office:value-type="string">
            <text:p text:style-name="P188">-</text:p>
          </table:table-cell>
          <table:table-cell table:style-name="Table7.B3" office:value-type="string">
            <text:p text:style-name="P188">-</text:p>
          </table:table-cell>
          <table:table-cell table:style-name="Table7.B3" office:value-type="string">
            <text:p text:style-name="P188">-</text:p>
          </table:table-cell>
          <table:table-cell table:style-name="Table7.G3" office:value-type="string">
            <text:p text:style-name="P188">-</text:p>
          </table:table-cell>
        </table:table-row>
        <table:table-row table:style-name="Table7.1">
          <table:table-cell table:style-name="Table7.A3" office:value-type="string">
            <text:p text:style-name="P187">12</text:p>
          </table:table-cell>
          <table:table-cell table:style-name="Table7.B3" office:value-type="string">
            <text:p text:style-name="P187">Invalid value</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G3" office:value-type="string">
            <text:p text:style-name="P188">x</text:p>
          </table:table-cell>
        </table:table-row>
        <table:table-row table:style-name="Table7.1">
          <table:table-cell table:style-name="Table7.A3" office:value-type="string">
            <text:p text:style-name="P187">13</text:p>
          </table:table-cell>
          <table:table-cell table:style-name="Table7.B3" office:value-type="string">
            <text:p text:style-name="P187">Missing</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G3" office:value-type="string">
            <text:p text:style-name="P188">x</text:p>
          </table:table-cell>
        </table:table-row>
        <table:table-row table:style-name="Table7.1">
          <table:table-cell table:style-name="Table7.A3" office:value-type="string">
            <text:p text:style-name="P187">14</text:p>
          </table:table-cell>
          <table:table-cell table:style-name="Table7.B3" office:value-type="string">
            <text:p text:style-name="P187">Value not supported in this position</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G3" office:value-type="string">
            <text:p text:style-name="P188">x</text:p>
          </table:table-cell>
        </table:table-row>
        <table:table-row table:style-name="Table7.1">
          <table:table-cell table:style-name="Table7.A3" office:value-type="string">
            <text:p text:style-name="P187">15</text:p>
          </table:table-cell>
          <table:table-cell table:style-name="Table7.B3" office:value-type="string">
            <text:p text:style-name="P187">Not supported in this position</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G3" office:value-type="string">
            <text:p text:style-name="P188">x</text:p>
          </table:table-cell>
        </table:table-row>
        <table:table-row table:style-name="Table7.1">
          <table:table-cell table:style-name="Table7.A3" office:value-type="string">
            <text:p text:style-name="P187">16</text:p>
          </table:table-cell>
          <table:table-cell table:style-name="Table7.B3" office:value-type="string">
            <text:p text:style-name="P187">Too many constituents</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G3" office:value-type="string">
            <text:p text:style-name="P188">x</text:p>
          </table:table-cell>
        </table:table-row>
        <table:table-row table:style-name="Table7.1">
          <table:table-cell table:style-name="Table7.A3" office:value-type="string">
            <text:p text:style-name="P187">17</text:p>
          </table:table-cell>
          <table:table-cell table:style-name="Table7.B3" office:value-type="string">
            <text:p text:style-name="P187">No agreement</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text:p>
          </table:table-cell>
          <table:table-cell table:style-name="Table7.G3" office:value-type="string">
            <text:p text:style-name="P188">-</text:p>
          </table:table-cell>
        </table:table-row>
        <table:table-row table:style-name="Table7.1">
          <table:table-cell table:style-name="Table7.A3" office:value-type="string">
            <text:p text:style-name="P187">18</text:p>
          </table:table-cell>
          <table:table-cell table:style-name="Table7.B3" office:value-type="string">
            <text:p text:style-name="P187">Unspecified error</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G3" office:value-type="string">
            <text:p text:style-name="P188">x</text:p>
          </table:table-cell>
        </table:table-row>
        <table:table-row table:style-name="Table7.1">
          <table:table-cell table:style-name="Table7.A3" office:value-type="string">
            <text:p text:style-name="P187">20</text:p>
          </table:table-cell>
          <table:table-cell table:style-name="Table7.B3" office:value-type="string">
            <text:p text:style-name="P187">Character invalid as service character</text:p>
          </table:table-cell>
          <table:table-cell table:style-name="Table7.B3" office:value-type="string">
            <text:p text:style-name="P188">x</text:p>
          </table:table-cell>
          <table:table-cell table:style-name="Table7.B3" office:value-type="string">
            <text:p text:style-name="P188">-</text:p>
          </table:table-cell>
          <table:table-cell table:style-name="Table7.B3" office:value-type="string">
            <text:p text:style-name="P188">-</text:p>
          </table:table-cell>
          <table:table-cell table:style-name="Table7.B3" office:value-type="string">
            <text:p text:style-name="P188">-</text:p>
          </table:table-cell>
          <table:table-cell table:style-name="Table7.G3" office:value-type="string">
            <text:p text:style-name="P188">-</text:p>
          </table:table-cell>
        </table:table-row>
        <table:table-row table:style-name="Table7.1">
          <table:table-cell table:style-name="Table7.A3" office:value-type="string">
            <text:p text:style-name="P187">21</text:p>
          </table:table-cell>
          <table:table-cell table:style-name="Table7.B3" office:value-type="string">
            <text:p text:style-name="P187">Invalid character(s)</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G3" office:value-type="string">
            <text:p text:style-name="P188">x</text:p>
          </table:table-cell>
        </table:table-row>
        <table:table-row table:style-name="Table7.1">
          <table:table-cell table:style-name="Table7.A3" office:value-type="string">
            <text:p text:style-name="P187">22</text:p>
          </table:table-cell>
          <table:table-cell table:style-name="Table7.B3" office:value-type="string">
            <text:p text:style-name="P187">Invalid service character(s)</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G3" office:value-type="string">
            <text:p text:style-name="P188">x</text:p>
          </table:table-cell>
        </table:table-row>
        <table:table-row table:style-name="Table7.1">
          <table:table-cell table:style-name="Table7.A3" office:value-type="string">
            <text:p text:style-name="P187">23</text:p>
          </table:table-cell>
          <table:table-cell table:style-name="Table7.B3" office:value-type="string">
            <text:p text:style-name="P187">Unknown Interchange sender</text:p>
          </table:table-cell>
          <table:table-cell table:style-name="Table7.B3" office:value-type="string">
            <text:p text:style-name="P188">x</text:p>
          </table:table-cell>
          <table:table-cell table:style-name="Table7.B3" office:value-type="string">
            <text:p text:style-name="P188">-</text:p>
          </table:table-cell>
          <table:table-cell table:style-name="Table7.B3" office:value-type="string">
            <text:p text:style-name="P188">-</text:p>
          </table:table-cell>
          <table:table-cell table:style-name="Table7.B3" office:value-type="string">
            <text:p text:style-name="P188">-</text:p>
          </table:table-cell>
          <table:table-cell table:style-name="Table7.G3" office:value-type="string">
            <text:p text:style-name="P188">-</text:p>
          </table:table-cell>
        </table:table-row>
        <table:table-row table:style-name="Table7.1">
          <table:table-cell table:style-name="Table7.A3" office:value-type="string">
            <text:p text:style-name="P187">24</text:p>
          </table:table-cell>
          <table:table-cell table:style-name="Table7.B3" office:value-type="string">
            <text:p text:style-name="P187">Too old</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text:p>
          </table:table-cell>
          <table:table-cell table:style-name="Table7.B3" office:value-type="string">
            <text:p text:style-name="P188">-</text:p>
          </table:table-cell>
          <table:table-cell table:style-name="Table7.G3" office:value-type="string">
            <text:p text:style-name="P188">-</text:p>
          </table:table-cell>
        </table:table-row>
        <table:table-row table:style-name="Table7.1">
          <table:table-cell table:style-name="Table7.A3" office:value-type="string">
            <text:p text:style-name="P187">25</text:p>
          </table:table-cell>
          <table:table-cell table:style-name="Table7.B3" office:value-type="string">
            <text:p text:style-name="P187">Test indicator not supported</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text:p>
          </table:table-cell>
          <table:table-cell table:style-name="Table7.G3" office:value-type="string">
            <text:p text:style-name="P188">-</text:p>
          </table:table-cell>
        </table:table-row>
        <table:table-row table:style-name="Table7.1">
          <table:table-cell table:style-name="Table7.A3" office:value-type="string">
            <text:p text:style-name="P187">26</text:p>
          </table:table-cell>
          <table:table-cell table:style-name="Table7.B3" office:value-type="string">
            <text:p text:style-name="P187">Duplicate detected</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text:p>
          </table:table-cell>
          <table:table-cell table:style-name="Table7.G3" office:value-type="string">
            <text:p text:style-name="P188">-</text:p>
          </table:table-cell>
        </table:table-row>
        <table:table-row table:style-name="Table7.1">
          <table:table-cell table:style-name="Table7.A3" office:value-type="string">
            <text:p text:style-name="P187">28</text:p>
          </table:table-cell>
          <table:table-cell table:style-name="Table7.B3" office:value-type="string">
            <text:p text:style-name="P187">References do not match</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text:p>
          </table:table-cell>
          <table:table-cell table:style-name="Table7.G3" office:value-type="string">
            <text:p text:style-name="P188">-</text:p>
          </table:table-cell>
        </table:table-row>
        <table:table-row table:style-name="Table7.1">
          <table:table-cell table:style-name="Table7.A3" office:value-type="string">
            <text:p text:style-name="P187">29</text:p>
          </table:table-cell>
          <table:table-cell table:style-name="Table7.B3" office:value-type="string">
            <text:p text:style-name="P187">Control or octet count does not match number of instances received</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text:p>
          </table:table-cell>
          <table:table-cell table:style-name="Table7.G3" office:value-type="string">
            <text:p text:style-name="P188">-</text:p>
          </table:table-cell>
        </table:table-row>
        <table:table-row table:style-name="Table7.1">
          <table:table-cell table:style-name="Table7.A3" office:value-type="string">
            <text:p text:style-name="P187">30</text:p>
          </table:table-cell>
          <table:table-cell table:style-name="Table7.B3" office:value-type="string">
            <text:p text:style-name="P187">Groups and messages/packages mixed</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text:p>
          </table:table-cell>
          <table:table-cell table:style-name="Table7.G3" office:value-type="string">
            <text:p text:style-name="P188">-</text:p>
          </table:table-cell>
        </table:table-row>
        <table:table-row table:style-name="Table7.1">
          <table:table-cell table:style-name="Table7.A3" office:value-type="string">
            <text:p text:style-name="P187">32</text:p>
          </table:table-cell>
          <table:table-cell table:style-name="Table7.B3" office:value-type="string">
            <text:p text:style-name="P187">Lower level empty</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text:p>
          </table:table-cell>
          <table:table-cell table:style-name="Table7.B3" office:value-type="string">
            <text:p text:style-name="P188">-</text:p>
          </table:table-cell>
          <table:table-cell table:style-name="Table7.G3" office:value-type="string">
            <text:p text:style-name="P188">-</text:p>
          </table:table-cell>
        </table:table-row>
        <table:table-row table:style-name="Table7.1">
          <table:table-cell table:style-name="Table7.A3" office:value-type="string">
            <text:p text:style-name="P187">33</text:p>
          </table:table-cell>
          <table:table-cell table:style-name="Table7.B3" office:value-type="string">
            <text:p text:style-name="P187">Invalid occurrence outside message, package or group</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text:p>
          </table:table-cell>
          <table:table-cell table:style-name="Table7.B3" office:value-type="string">
            <text:p text:style-name="P188">-</text:p>
          </table:table-cell>
          <table:table-cell table:style-name="Table7.G3" office:value-type="string">
            <text:p text:style-name="P188">-</text:p>
          </table:table-cell>
        </table:table-row>
        <table:table-row table:style-name="Table7.1">
          <table:table-cell table:style-name="Table7.A3" office:value-type="string">
            <text:p text:style-name="P187">35</text:p>
          </table:table-cell>
          <table:table-cell table:style-name="Table7.B3" office:value-type="string">
            <text:p text:style-name="P187">Too many repetitions</text:p>
          </table:table-cell>
          <table:table-cell table:style-name="Table7.B3" office:value-type="string">
            <text:p text:style-name="P188">-</text:p>
          </table:table-cell>
          <table:table-cell table:style-name="Table7.B3" office:value-type="string">
            <text:p text:style-name="P188">-</text:p>
          </table:table-cell>
          <table:table-cell table:style-name="Table7.B3" office:value-type="string">
            <text:p text:style-name="P188">x</text:p>
          </table:table-cell>
          <table:table-cell table:style-name="Table7.B3" office:value-type="string">
            <text:p text:style-name="P188">x</text:p>
          </table:table-cell>
          <table:table-cell table:style-name="Table7.G3" office:value-type="string">
            <text:p text:style-name="P188">x</text:p>
          </table:table-cell>
        </table:table-row>
        <table:table-row table:style-name="Table7.1">
          <table:table-cell table:style-name="Table7.A3" office:value-type="string">
            <text:p text:style-name="P187">36</text:p>
          </table:table-cell>
          <table:table-cell table:style-name="Table7.B3" office:value-type="string">
            <text:p text:style-name="P187">Too many segment group repetitions</text:p>
          </table:table-cell>
          <table:table-cell table:style-name="Table7.B3" office:value-type="string">
            <text:p text:style-name="P188">-</text:p>
          </table:table-cell>
          <table:table-cell table:style-name="Table7.B3" office:value-type="string">
            <text:p text:style-name="P188">-</text:p>
          </table:table-cell>
          <table:table-cell table:style-name="Table7.B3" office:value-type="string">
            <text:p text:style-name="P188">-</text:p>
          </table:table-cell>
          <table:table-cell table:style-name="Table7.B3" office:value-type="string">
            <text:p text:style-name="P188">x</text:p>
          </table:table-cell>
          <table:table-cell table:style-name="Table7.G3" office:value-type="string">
            <text:p text:style-name="P188">-</text:p>
          </table:table-cell>
        </table:table-row>
        <table:table-row table:style-name="Table7.1">
          <table:table-cell table:style-name="Table7.A3" office:value-type="string">
            <text:p text:style-name="P187">37</text:p>
          </table:table-cell>
          <table:table-cell table:style-name="Table7.B3" office:value-type="string">
            <text:p text:style-name="P187">Invalid type of character(s)</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text:p>
          </table:table-cell>
          <table:table-cell table:style-name="Table7.G3" office:value-type="string">
            <text:p text:style-name="P188">x</text:p>
          </table:table-cell>
        </table:table-row>
        <table:table-row table:style-name="Table7.1">
          <table:table-cell table:style-name="Table7.A3" office:value-type="string">
            <text:p text:style-name="P187">39</text:p>
          </table:table-cell>
          <table:table-cell table:style-name="Table7.B3" office:value-type="string">
            <text:p text:style-name="P187">Data element too long</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text:p>
          </table:table-cell>
          <table:table-cell table:style-name="Table7.G3" office:value-type="string">
            <text:p text:style-name="P188">x</text:p>
          </table:table-cell>
        </table:table-row>
        <table:table-row table:style-name="Table7.1">
          <table:table-cell table:style-name="Table7.A3" office:value-type="string">
            <text:p text:style-name="P187">40</text:p>
          </table:table-cell>
          <table:table-cell table:style-name="Table7.B3" office:value-type="string">
            <text:p text:style-name="P187">Data element too short</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text:p>
          </table:table-cell>
          <table:table-cell table:style-name="Table7.G3" office:value-type="string">
            <text:p text:style-name="P188">x</text:p>
          </table:table-cell>
        </table:table-row>
        <table:table-row table:style-name="Table7.1">
          <table:table-cell table:style-name="Table7.A3" office:value-type="string">
            <text:p text:style-name="P187">45</text:p>
          </table:table-cell>
          <table:table-cell table:style-name="Table7.B3" office:value-type="string">
            <text:p text:style-name="P187">Trailing separator</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B3" office:value-type="string">
            <text:p text:style-name="P188">x</text:p>
          </table:table-cell>
          <table:table-cell table:style-name="Table7.G3" office:value-type="string">
            <text:p text:style-name="P188">-</text:p>
          </table:table-cell>
        </table:table-row>
        <table:table-row table:style-name="Table7.1">
          <table:table-cell table:style-name="Table7.A2" office:value-type="string">
            <text:p text:style-name="P187">46</text:p>
          </table:table-cell>
          <table:table-cell table:style-name="Table7.B2" office:value-type="string">
            <text:p text:style-name="P187">Character set not supported</text:p>
          </table:table-cell>
          <table:table-cell table:style-name="Table7.B2" office:value-type="string">
            <text:p text:style-name="P188">x</text:p>
          </table:table-cell>
          <table:table-cell table:style-name="Table7.B2" office:value-type="string">
            <text:p text:style-name="P188">-</text:p>
          </table:table-cell>
          <table:table-cell table:style-name="Table7.B2" office:value-type="string">
            <text:p text:style-name="P188">-</text:p>
          </table:table-cell>
          <table:table-cell table:style-name="Table7.B2" office:value-type="string">
            <text:p text:style-name="P188">-</text:p>
          </table:table-cell>
          <table:table-cell table:style-name="Table7.G30" office:value-type="string">
            <text:p text:style-name="P188">-</text:p>
          </table:table-cell>
        </table:table-row>
        <table:table-row table:style-name="Table7.1">
          <table:table-cell table:style-name="Table7.A31" office:value-type="string">
            <text:p text:style-name="P187">47</text:p>
          </table:table-cell>
          <table:table-cell table:style-name="Table7.B31" office:value-type="string">
            <text:p text:style-name="P187">Envelope functionality not supported</text:p>
          </table:table-cell>
          <table:table-cell table:style-name="Table7.B31" office:value-type="string">
            <text:p text:style-name="P188">-</text:p>
          </table:table-cell>
          <table:table-cell table:style-name="Table7.B31" office:value-type="string">
            <text:p text:style-name="P188">x</text:p>
          </table:table-cell>
          <table:table-cell table:style-name="Table7.B31" office:value-type="string">
            <text:p text:style-name="P188">x</text:p>
          </table:table-cell>
          <table:table-cell table:style-name="Table7.B31" office:value-type="string">
            <text:p text:style-name="P188">-</text:p>
          </table:table-cell>
          <table:table-cell table:style-name="Table7.G31" office:value-type="string">
            <text:p text:style-name="P188">-</text:p>
          </table:table-cell>
        </table:table-row>
      </table:table>
      <text:p text:style-name="P46"/>
      <text:p text:style-name="P46">Legend:</text:p>
      <text:p text:style-name="P170"><text:tab/>x<text:tab/>=<text:tab/>may be used</text:p>
      <text:p text:style-name="P170"><text:tab/>-<text:tab/>=<text:tab/>shall not be used</text:p>
      <text:p text:style-name="P126">Addendum - to be added to Part 1 annex C when approved</text:p>
      <text:p text:style-name="P12"/>
      <text:p text:style-name="P12">Syntax Service Directories</text:p>
      <text:p text:style-name="P12"/>
      <text:p text:style-name="P37">(normative)</text:p>
      <text:p text:style-name="P175"/>
      <text:p text:style-name="P1"/>
      <text:p text:style-name="P17">Part 4 requires that the following content be added to Part 1 Annex C of this International Standard in the sections indicated.</text:p>
      <text:p text:style-name="P17"/>
      <text:p text:style-name="P17"/>
      <text:p text:style-name="P4">C.1.3<text:tab/>Index of segments by tag</text:p>
      <text:p text:style-name="P7"/>
      <text:p text:style-name="P7"><text:tab/>TAG<text:tab/>Name</text:p>
      <text:p text:style-name="P7"/>
      <text:p text:style-name="P189"><text:tab/>UCD<text:tab/>Data element error indication</text:p>
      <text:p text:style-name="P189"><text:tab/>UCF<text:tab/>Group response</text:p>
      <text:p text:style-name="P189"><text:tab/>UCI<text:tab/>Interchange response</text:p>
      <text:p text:style-name="P189"><text:tab/>UCM<text:tab/>Message/package response</text:p>
      <text:p text:style-name="P189"><text:tab/>UCS<text:tab/>Segment error indication</text:p>
      <text:p text:style-name="P64"/>
      <text:p text:style-name="P7"/>
      <text:p text:style-name="P7">C.1.4<text:tab/>Index of segments by name</text:p>
      <text:p text:style-name="P7"/>
      <text:p text:style-name="P7"><text:tab/>TAG<text:tab/>Name</text:p>
      <text:p text:style-name="P7"/>
      <text:p text:style-name="P189"><text:tab/>UCD<text:tab/>Data element error indication</text:p>
      <text:p text:style-name="P189"><text:tab/>UCF<text:tab/>Group response</text:p>
      <text:p text:style-name="P189"><text:tab/>UCI<text:tab/>Interchange response</text:p>
      <text:p text:style-name="P189"><text:tab/>UCM<text:tab/>Message/package response</text:p>
      <text:p text:style-name="P189"><text:tab/>UCS<text:tab/>Segment error indication</text:p>
      <text:p text:style-name="P64"/>
      <text:p text:style-name="P5"/>
      <text:p text:style-name="P6">C.1.5<text:tab/>Segment specifications</text:p>
      <text:p text:style-name="P20"/>
      <text:p text:style-name="P172"/>
      <text:p text:style-name="P51"/>
      <text:p text:style-name="P158">UCD<text:tab/>DATA ELEMENT ERROR INDICATION</text:p>
      <text:p text:style-name="P158"/>
      <text:p text:style-name="P191">Function:<text:tab/>To identify an erroneous stand-alone, composite or component data element, and to identify the nature of the error.</text:p>
      <text:p text:style-name="P51"/>
      <table:table table:name="Table8" table:style-name="Table8">
        <table:table-column table:style-name="Table8.A" table:number-columns-repeated="2"/>
        <table:table-column table:style-name="Table8.C"/>
        <table:table-column table:style-name="Table8.D"/>
        <table:table-column table:style-name="Table8.A"/>
        <table:table-column table:style-name="Table8.F" table:number-columns-repeated="2"/>
        <table:table-row table:style-name="Table8.1">
          <table:table-cell table:style-name="Table8.A1" office:value-type="string">
            <text:p text:style-name="P47">POS</text:p>
          </table:table-cell>
          <table:table-cell table:style-name="Table8.A1" office:value-type="string">
            <text:p text:style-name="P47">TAG</text:p>
          </table:table-cell>
          <table:table-cell table:style-name="Table8.A1" office:value-type="string">
            <text:p text:style-name="P47">Name</text:p>
          </table:table-cell>
          <table:table-cell table:style-name="Table8.A1" office:value-type="string">
            <text:p text:style-name="P47">S</text:p>
          </table:table-cell>
          <table:table-cell table:style-name="Table8.A1" office:value-type="string">
            <text:p text:style-name="P47">R</text:p>
          </table:table-cell>
          <table:table-cell table:style-name="Table8.A1" office:value-type="string">
            <text:p text:style-name="P47">Repr.</text:p>
          </table:table-cell>
          <table:table-cell table:style-name="Table8.A1" office:value-type="string">
            <text:p text:style-name="P47">Notes</text:p>
          </table:table-cell>
        </table:table-row>
        <table:table-row table:style-name="Table8.1">
          <table:table-cell table:style-name="Table8.A1" office:value-type="string">
            <text:p text:style-name="P48"/>
          </table:table-cell>
          <table:table-cell table:style-name="Table8.A1" office:value-type="string">
            <text:p text:style-name="P48"/>
          </table:table-cell>
          <table:table-cell table:style-name="Table8.A1" office:value-type="string">
            <text:p text:style-name="P48"/>
          </table:table-cell>
          <table:table-cell table:style-name="Table8.A1" office:value-type="string">
            <text:p text:style-name="P48"/>
          </table:table-cell>
          <table:table-cell table:style-name="Table8.A1" office:value-type="string">
            <text:p text:style-name="P48"/>
          </table:table-cell>
          <table:table-cell table:style-name="Table8.A1" office:value-type="string">
            <text:p text:style-name="P48"/>
          </table:table-cell>
          <table:table-cell table:style-name="Table8.A1" office:value-type="string">
            <text:p text:style-name="P48"/>
          </table:table-cell>
        </table:table-row>
        <table:table-row table:style-name="Table8.1">
          <table:table-cell table:style-name="Table8.A1" office:value-type="string">
            <text:p text:style-name="P47">010</text:p>
          </table:table-cell>
          <table:table-cell table:style-name="Table8.A1" office:value-type="string">
            <text:p text:style-name="P47">0085</text:p>
          </table:table-cell>
          <table:table-cell table:style-name="Table8.A1" office:value-type="string">
            <text:p text:style-name="P47">SYNTAX ERROR, CODED</text:p>
          </table:table-cell>
          <table:table-cell table:style-name="Table8.A1" office:value-type="string">
            <text:p text:style-name="P47">M</text:p>
          </table:table-cell>
          <table:table-cell table:style-name="Table8.A1" office:value-type="string">
            <text:p text:style-name="P47">1</text:p>
          </table:table-cell>
          <table:table-cell table:style-name="Table8.A1" office:value-type="string">
            <text:p text:style-name="P47">an..3</text:p>
          </table:table-cell>
          <table:table-cell table:style-name="Table8.A1" office:value-type="string">
            <text:p text:style-name="P48"/>
          </table:table-cell>
        </table:table-row>
        <table:table-row table:style-name="Table8.1">
          <table:table-cell table:style-name="Table8.A1" office:value-type="string">
            <text:p text:style-name="P48"/>
          </table:table-cell>
          <table:table-cell table:style-name="Table8.A1" office:value-type="string">
            <text:p text:style-name="P48"/>
          </table:table-cell>
          <table:table-cell table:style-name="Table8.A1" office:value-type="string">
            <text:p text:style-name="P48"/>
          </table:table-cell>
          <table:table-cell table:style-name="Table8.A1" office:value-type="string">
            <text:p text:style-name="P48"/>
          </table:table-cell>
          <table:table-cell table:style-name="Table8.A1" office:value-type="string">
            <text:p text:style-name="P48"/>
          </table:table-cell>
          <table:table-cell table:style-name="Table8.A1" office:value-type="string">
            <text:p text:style-name="P48"/>
          </table:table-cell>
          <table:table-cell table:style-name="Table8.A1" office:value-type="string">
            <text:p text:style-name="P48"/>
          </table:table-cell>
        </table:table-row>
        <table:table-row table:style-name="Table8.1">
          <table:table-cell table:style-name="Table8.A1" office:value-type="string">
            <text:p text:style-name="P47">020</text:p>
          </table:table-cell>
          <table:table-cell table:style-name="Table8.A1" office:value-type="string">
            <text:p text:style-name="P47">S011</text:p>
          </table:table-cell>
          <table:table-cell table:style-name="Table8.A1" office:value-type="string">
            <text:p text:style-name="P47">DATA ELEMENT IDENTIFICATION</text:p>
          </table:table-cell>
          <table:table-cell table:style-name="Table8.A1" office:value-type="string">
            <text:p text:style-name="P47">M</text:p>
          </table:table-cell>
          <table:table-cell table:style-name="Table8.A1" office:value-type="string">
            <text:p text:style-name="P47">1</text:p>
          </table:table-cell>
          <table:table-cell table:style-name="Table8.A1" office:value-type="string">
            <text:p text:style-name="P48"/>
          </table:table-cell>
          <table:table-cell table:style-name="Table8.A1" office:value-type="string">
            <text:p text:style-name="P48"/>
          </table:table-cell>
        </table:table-row>
        <table:table-row table:style-name="Table8.1">
          <table:table-cell table:style-name="Table8.A1" office:value-type="string">
            <text:p text:style-name="P48"/>
          </table:table-cell>
          <table:table-cell table:style-name="Table8.A1" office:value-type="string">
            <text:p text:style-name="P47">0098</text:p>
          </table:table-cell>
          <table:table-cell table:style-name="Table8.A1" office:value-type="string">
            <text:p text:style-name="P49"><text:tab/>Erroneous data element position in segment</text:p>
          </table:table-cell>
          <table:table-cell table:style-name="Table8.A1" office:value-type="string">
            <text:p text:style-name="P47">M</text:p>
          </table:table-cell>
          <table:table-cell table:style-name="Table8.A1" office:value-type="string">
            <text:p text:style-name="P48"/>
          </table:table-cell>
          <table:table-cell table:style-name="Table8.A1" office:value-type="string">
            <text:p text:style-name="P47">n..3</text:p>
          </table:table-cell>
          <table:table-cell table:style-name="Table8.A1" office:value-type="string">
            <text:p text:style-name="P48"/>
          </table:table-cell>
        </table:table-row>
        <table:table-row table:style-name="Table8.1">
          <table:table-cell table:style-name="Table8.A1" office:value-type="string">
            <text:p text:style-name="P48"/>
          </table:table-cell>
          <table:table-cell table:style-name="Table8.A1" office:value-type="string">
            <text:p text:style-name="P47">0104</text:p>
          </table:table-cell>
          <table:table-cell table:style-name="Table8.A1" office:value-type="string">
            <text:p text:style-name="P49"><text:tab/>Erroneous component data element position</text:p>
          </table:table-cell>
          <table:table-cell table:style-name="Table8.A1" office:value-type="string">
            <text:p text:style-name="P47">C</text:p>
          </table:table-cell>
          <table:table-cell table:style-name="Table8.A1" office:value-type="string">
            <text:p text:style-name="P48"/>
          </table:table-cell>
          <table:table-cell table:style-name="Table8.A1" office:value-type="string">
            <text:p text:style-name="P47">n..3</text:p>
          </table:table-cell>
          <table:table-cell table:style-name="Table8.A1" office:value-type="string">
            <text:p text:style-name="P48"/>
          </table:table-cell>
        </table:table-row>
        <table:table-row table:style-name="Table8.1">
          <table:table-cell table:style-name="Table8.A1" office:value-type="string">
            <text:p text:style-name="P48"/>
          </table:table-cell>
          <table:table-cell table:style-name="Table8.A1" office:value-type="string">
            <text:p text:style-name="P47">0136</text:p>
          </table:table-cell>
          <table:table-cell table:style-name="Table8.A1" office:value-type="string">
            <text:p text:style-name="P49"><text:tab/>Erroneous data element occurrence</text:p>
          </table:table-cell>
          <table:table-cell table:style-name="Table8.A1" office:value-type="string">
            <text:p text:style-name="P47">C</text:p>
          </table:table-cell>
          <table:table-cell table:style-name="Table8.A1" office:value-type="string">
            <text:p text:style-name="P48"/>
          </table:table-cell>
          <table:table-cell table:style-name="Table8.A1" office:value-type="string">
            <text:p text:style-name="P47">n..6</text:p>
          </table:table-cell>
          <table:table-cell table:style-name="Table8.A1" office:value-type="string">
            <text:p text:style-name="P48"/>
          </table:table-cell>
        </table:table-row>
      </table:table>
      <text:p text:style-name="P174"/>
      <text:p text:style-name="P129"/>
      <text:p text:style-name="P158">UCF<text:tab/>GROUP RESPONSE</text:p>
      <text:p text:style-name="P51"/>
      <text:p text:style-name="P191">Function:<text:tab/>To identify a group in the subject interchange and to indicate acknowledgement or rejection (action taken) of the UNG and UNE segments, and to identify any error related to these segments. <text:s/>t can also identify errors related to the USA, USC, USD, USH, USR, UST, or USU security segments when they appear at the group level. <text:s/>Depending on the action code, it may also indicate the action taken on the messages and packages within that group.</text:p>
      <text:p text:style-name="P51"/>
      <text:p text:style-name="P51"/>
      <table:table table:name="Table9" table:style-name="Table9">
        <table:table-column table:style-name="Table9.A" table:number-columns-repeated="2"/>
        <table:table-column table:style-name="Table9.C"/>
        <table:table-column table:style-name="Table9.D"/>
        <table:table-column table:style-name="Table9.A"/>
        <table:table-column table:style-name="Table9.F" table:number-columns-repeated="2"/>
        <table:table-row table:style-name="Table9.1">
          <table:table-cell table:style-name="Table9.A1" office:value-type="string">
            <text:p text:style-name="P47">POS</text:p>
          </table:table-cell>
          <table:table-cell table:style-name="Table9.A1" office:value-type="string">
            <text:p text:style-name="P47">TAG</text:p>
          </table:table-cell>
          <table:table-cell table:style-name="Table9.A1" office:value-type="string">
            <text:p text:style-name="P47">Name</text:p>
          </table:table-cell>
          <table:table-cell table:style-name="Table9.A1" office:value-type="string">
            <text:p text:style-name="P47">S</text:p>
          </table:table-cell>
          <table:table-cell table:style-name="Table9.A1" office:value-type="string">
            <text:p text:style-name="P47">R</text:p>
          </table:table-cell>
          <table:table-cell table:style-name="Table9.A1" office:value-type="string">
            <text:p text:style-name="P47">Repr.</text:p>
          </table:table-cell>
          <table:table-cell table:style-name="Table9.A1" office:value-type="string">
            <text:p text:style-name="P47">Notes</text:p>
          </table:table-cell>
        </table:table-row>
        <table:table-row table:style-name="Table9.1">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row>
        <table:table-row table:style-name="Table9.1">
          <table:table-cell table:style-name="Table9.A1" office:value-type="string">
            <text:p text:style-name="P47">010</text:p>
          </table:table-cell>
          <table:table-cell table:style-name="Table9.A1" office:value-type="string">
            <text:p text:style-name="P47">0048</text:p>
          </table:table-cell>
          <table:table-cell table:style-name="Table9.A1" office:value-type="string">
            <text:p text:style-name="P47">GROUP REFERENCE NUMBER</text:p>
          </table:table-cell>
          <table:table-cell table:style-name="Table9.A1" office:value-type="string">
            <text:p text:style-name="P47">M</text:p>
          </table:table-cell>
          <table:table-cell table:style-name="Table9.A1" office:value-type="string">
            <text:p text:style-name="P47">1</text:p>
          </table:table-cell>
          <table:table-cell table:style-name="Table9.A1" office:value-type="string">
            <text:p text:style-name="P47">an..14</text:p>
          </table:table-cell>
          <table:table-cell table:style-name="Table9.A1" office:value-type="string">
            <text:p text:style-name="P48"/>
          </table:table-cell>
        </table:table-row>
        <table:table-row table:style-name="Table9.1">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row>
        <table:table-row table:style-name="Table9.1">
          <table:table-cell table:style-name="Table9.A1" office:value-type="string">
            <text:p text:style-name="P47">020</text:p>
          </table:table-cell>
          <table:table-cell table:style-name="Table9.A1" office:value-type="string">
            <text:p text:style-name="P47">S006</text:p>
          </table:table-cell>
          <table:table-cell table:style-name="Table9.A1" office:value-type="string">
            <text:p text:style-name="P47">APPLICATION SENDER IDENTIFICATION</text:p>
          </table:table-cell>
          <table:table-cell table:style-name="Table9.A1" office:value-type="string">
            <text:p text:style-name="P47">C</text:p>
          </table:table-cell>
          <table:table-cell table:style-name="Table9.A1" office:value-type="string">
            <text:p text:style-name="P47">1</text:p>
          </table:table-cell>
          <table:table-cell table:style-name="Table9.A1" office:value-type="string">
            <text:p text:style-name="P48"/>
          </table:table-cell>
          <table:table-cell table:style-name="Table9.A1" office:value-type="string">
            <text:p text:style-name="P47">7</text:p>
          </table:table-cell>
        </table:table-row>
        <table:table-row table:style-name="Table9.1">
          <table:table-cell table:style-name="Table9.A1" office:value-type="string">
            <text:p text:style-name="P48"/>
          </table:table-cell>
          <table:table-cell table:style-name="Table9.A1" office:value-type="string">
            <text:p text:style-name="P47">0040</text:p>
          </table:table-cell>
          <table:table-cell table:style-name="Table9.A1" office:value-type="string">
            <text:p text:style-name="P49"><text:tab/>Application sender identification</text:p>
          </table:table-cell>
          <table:table-cell table:style-name="Table9.A1" office:value-type="string">
            <text:p text:style-name="P47">M</text:p>
          </table:table-cell>
          <table:table-cell table:style-name="Table9.A1" office:value-type="string">
            <text:p text:style-name="P48"/>
          </table:table-cell>
          <table:table-cell table:style-name="Table9.A1" office:value-type="string">
            <text:p text:style-name="P47">an..35</text:p>
          </table:table-cell>
          <table:table-cell table:style-name="Table9.A1" office:value-type="string">
            <text:p text:style-name="P48"/>
          </table:table-cell>
        </table:table-row>
        <table:table-row table:style-name="Table9.1">
          <table:table-cell table:style-name="Table9.A1" office:value-type="string">
            <text:p text:style-name="P48"/>
          </table:table-cell>
          <table:table-cell table:style-name="Table9.A1" office:value-type="string">
            <text:p text:style-name="P47">0007</text:p>
          </table:table-cell>
          <table:table-cell table:style-name="Table9.A1" office:value-type="string">
            <text:p text:style-name="P49"><text:tab/>Identification code qualifier</text:p>
          </table:table-cell>
          <table:table-cell table:style-name="Table9.A1" office:value-type="string">
            <text:p text:style-name="P47">C</text:p>
          </table:table-cell>
          <table:table-cell table:style-name="Table9.A1" office:value-type="string">
            <text:p text:style-name="P48"/>
          </table:table-cell>
          <table:table-cell table:style-name="Table9.A1" office:value-type="string">
            <text:p text:style-name="P47">an..4</text:p>
          </table:table-cell>
          <table:table-cell table:style-name="Table9.A1" office:value-type="string">
            <text:p text:style-name="P48"/>
          </table:table-cell>
        </table:table-row>
        <table:table-row table:style-name="Table9.1">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row>
        <table:table-row table:style-name="Table9.1">
          <table:table-cell table:style-name="Table9.A1" office:value-type="string">
            <text:p text:style-name="P47">030</text:p>
          </table:table-cell>
          <table:table-cell table:style-name="Table9.A1" office:value-type="string">
            <text:p text:style-name="P47">S007</text:p>
          </table:table-cell>
          <table:table-cell table:style-name="Table9.A1" office:value-type="string">
            <text:p text:style-name="P47">APPLICATION RECIPIENT IDENTIFICATION</text:p>
          </table:table-cell>
          <table:table-cell table:style-name="Table9.A1" office:value-type="string">
            <text:p text:style-name="P47">C</text:p>
          </table:table-cell>
          <table:table-cell table:style-name="Table9.A1" office:value-type="string">
            <text:p text:style-name="P47">1</text:p>
          </table:table-cell>
          <table:table-cell table:style-name="Table9.A1" office:value-type="string">
            <text:p text:style-name="P48"/>
          </table:table-cell>
          <table:table-cell table:style-name="Table9.A1" office:value-type="string">
            <text:p text:style-name="P47">7</text:p>
          </table:table-cell>
        </table:table-row>
        <table:table-row table:style-name="Table9.1">
          <table:table-cell table:style-name="Table9.A1" office:value-type="string">
            <text:p text:style-name="P48"/>
          </table:table-cell>
          <table:table-cell table:style-name="Table9.A1" office:value-type="string">
            <text:p text:style-name="P47">0044</text:p>
          </table:table-cell>
          <table:table-cell table:style-name="Table9.A1" office:value-type="string">
            <text:p text:style-name="P49"><text:tab/>Application recipient identification</text:p>
          </table:table-cell>
          <table:table-cell table:style-name="Table9.A1" office:value-type="string">
            <text:p text:style-name="P47">M</text:p>
          </table:table-cell>
          <table:table-cell table:style-name="Table9.A1" office:value-type="string">
            <text:p text:style-name="P48"/>
          </table:table-cell>
          <table:table-cell table:style-name="Table9.A1" office:value-type="string">
            <text:p text:style-name="P47">an..35</text:p>
          </table:table-cell>
          <table:table-cell table:style-name="Table9.A1" office:value-type="string">
            <text:p text:style-name="P48"/>
          </table:table-cell>
        </table:table-row>
        <table:table-row table:style-name="Table9.1">
          <table:table-cell table:style-name="Table9.A1" office:value-type="string">
            <text:p text:style-name="P48"/>
          </table:table-cell>
          <table:table-cell table:style-name="Table9.A1" office:value-type="string">
            <text:p text:style-name="P47">0007</text:p>
          </table:table-cell>
          <table:table-cell table:style-name="Table9.A1" office:value-type="string">
            <text:p text:style-name="P49"><text:tab/>Identification code qualifier</text:p>
          </table:table-cell>
          <table:table-cell table:style-name="Table9.A1" office:value-type="string">
            <text:p text:style-name="P47">C</text:p>
          </table:table-cell>
          <table:table-cell table:style-name="Table9.A1" office:value-type="string">
            <text:p text:style-name="P48"/>
          </table:table-cell>
          <table:table-cell table:style-name="Table9.A1" office:value-type="string">
            <text:p text:style-name="P47">an..4</text:p>
          </table:table-cell>
          <table:table-cell table:style-name="Table9.A1" office:value-type="string">
            <text:p text:style-name="P48"/>
          </table:table-cell>
        </table:table-row>
        <table:table-row table:style-name="Table9.1">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row>
        <table:table-row table:style-name="Table9.1">
          <table:table-cell table:style-name="Table9.A1" office:value-type="string">
            <text:p text:style-name="P47">040</text:p>
          </table:table-cell>
          <table:table-cell table:style-name="Table9.A1" office:value-type="string">
            <text:p text:style-name="P47">0083</text:p>
          </table:table-cell>
          <table:table-cell table:style-name="Table9.A1" office:value-type="string">
            <text:p text:style-name="P47">ACTION, CODED</text:p>
          </table:table-cell>
          <table:table-cell table:style-name="Table9.A1" office:value-type="string">
            <text:p text:style-name="P47">M</text:p>
          </table:table-cell>
          <table:table-cell table:style-name="Table9.A1" office:value-type="string">
            <text:p text:style-name="P47">1</text:p>
          </table:table-cell>
          <table:table-cell table:style-name="Table9.A1" office:value-type="string">
            <text:p text:style-name="P47">an..3</text:p>
          </table:table-cell>
          <table:table-cell table:style-name="Table9.A1" office:value-type="string">
            <text:p text:style-name="P48"/>
          </table:table-cell>
        </table:table-row>
        <table:table-row table:style-name="Table9.1">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row>
        <table:table-row table:style-name="Table9.1">
          <table:table-cell table:style-name="Table9.A1" office:value-type="string">
            <text:p text:style-name="P47">050</text:p>
          </table:table-cell>
          <table:table-cell table:style-name="Table9.A1" office:value-type="string">
            <text:p text:style-name="P47">0085</text:p>
          </table:table-cell>
          <table:table-cell table:style-name="Table9.A1" office:value-type="string">
            <text:p text:style-name="P47">SYNTAX ERROR, CODED</text:p>
          </table:table-cell>
          <table:table-cell table:style-name="Table9.A1" office:value-type="string">
            <text:p text:style-name="P47">C</text:p>
          </table:table-cell>
          <table:table-cell table:style-name="Table9.A1" office:value-type="string">
            <text:p text:style-name="P47">1</text:p>
          </table:table-cell>
          <table:table-cell table:style-name="Table9.A1" office:value-type="string">
            <text:p text:style-name="P47">an..3</text:p>
          </table:table-cell>
          <table:table-cell table:style-name="Table9.A1" office:value-type="string">
            <text:p text:style-name="P47">1,2,3,4</text:p>
          </table:table-cell>
        </table:table-row>
        <table:table-row table:style-name="Table9.1">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row>
        <table:table-row table:style-name="Table9.1">
          <table:table-cell table:style-name="Table9.A1" office:value-type="string">
            <text:p text:style-name="P47">060</text:p>
          </table:table-cell>
          <table:table-cell table:style-name="Table9.A1" office:value-type="string">
            <text:p text:style-name="P47">0135</text:p>
          </table:table-cell>
          <table:table-cell table:style-name="Table9.A1" office:value-type="string">
            <text:p text:style-name="P47">SERVICE SEGMENT TAG, CODED</text:p>
          </table:table-cell>
          <table:table-cell table:style-name="Table9.A1" office:value-type="string">
            <text:p text:style-name="P47">C</text:p>
          </table:table-cell>
          <table:table-cell table:style-name="Table9.A1" office:value-type="string">
            <text:p text:style-name="P47">1</text:p>
          </table:table-cell>
          <table:table-cell table:style-name="Table9.A1" office:value-type="string">
            <text:p text:style-name="P47">an..3</text:p>
          </table:table-cell>
          <table:table-cell table:style-name="Table9.A1" office:value-type="string">
            <text:p text:style-name="P47">1,2,3,</text:p>
            <text:p text:style-name="P47">4,5</text:p>
          </table:table-cell>
        </table:table-row>
        <table:table-row table:style-name="Table9.1">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row>
        <table:table-row table:style-name="Table9.1">
          <table:table-cell table:style-name="Table9.A1" office:value-type="string">
            <text:p text:style-name="P47">070</text:p>
          </table:table-cell>
          <table:table-cell table:style-name="Table9.A1" office:value-type="string">
            <text:p text:style-name="P47">S011</text:p>
          </table:table-cell>
          <table:table-cell table:style-name="Table9.A1" office:value-type="string">
            <text:p text:style-name="P47">DATA ELEMENT IDENTIFICATION</text:p>
          </table:table-cell>
          <table:table-cell table:style-name="Table9.A1" office:value-type="string">
            <text:p text:style-name="P47">C</text:p>
          </table:table-cell>
          <table:table-cell table:style-name="Table9.A1" office:value-type="string">
            <text:p text:style-name="P47">1</text:p>
          </table:table-cell>
          <table:table-cell table:style-name="Table9.A1" office:value-type="string">
            <text:p text:style-name="P48"/>
          </table:table-cell>
          <table:table-cell table:style-name="Table9.A1" office:value-type="string">
            <text:p text:style-name="P47">2</text:p>
          </table:table-cell>
        </table:table-row>
        <table:table-row table:style-name="Table9.1">
          <table:table-cell table:style-name="Table9.A1" office:value-type="string">
            <text:p text:style-name="P48"/>
          </table:table-cell>
          <table:table-cell table:style-name="Table9.A1" office:value-type="string">
            <text:p text:style-name="P47">0098</text:p>
          </table:table-cell>
          <table:table-cell table:style-name="Table9.A1" office:value-type="string">
            <text:p text:style-name="P49"><text:tab/>Erroneous data element position in segment</text:p>
          </table:table-cell>
          <table:table-cell table:style-name="Table9.A1" office:value-type="string">
            <text:p text:style-name="P47">M</text:p>
          </table:table-cell>
          <table:table-cell table:style-name="Table9.A1" office:value-type="string">
            <text:p text:style-name="P48"/>
          </table:table-cell>
          <table:table-cell table:style-name="Table9.A1" office:value-type="string">
            <text:p text:style-name="P47">n..3</text:p>
          </table:table-cell>
          <table:table-cell table:style-name="Table9.A1" office:value-type="string">
            <text:p text:style-name="P48"/>
          </table:table-cell>
        </table:table-row>
        <table:table-row table:style-name="Table9.1">
          <table:table-cell table:style-name="Table9.A1" office:value-type="string">
            <text:p text:style-name="P48"/>
          </table:table-cell>
          <table:table-cell table:style-name="Table9.A1" office:value-type="string">
            <text:p text:style-name="P47">0104</text:p>
          </table:table-cell>
          <table:table-cell table:style-name="Table9.A1" office:value-type="string">
            <text:p text:style-name="P49"><text:tab/>Erroneous component data element position</text:p>
          </table:table-cell>
          <table:table-cell table:style-name="Table9.A1" office:value-type="string">
            <text:p text:style-name="P47">C</text:p>
          </table:table-cell>
          <table:table-cell table:style-name="Table9.A1" office:value-type="string">
            <text:p text:style-name="P48"/>
          </table:table-cell>
          <table:table-cell table:style-name="Table9.A1" office:value-type="string">
            <text:p text:style-name="P47">n..3</text:p>
          </table:table-cell>
          <table:table-cell table:style-name="Table9.A1" office:value-type="string">
            <text:p text:style-name="P48"/>
          </table:table-cell>
        </table:table-row>
        <table:table-row table:style-name="Table9.1">
          <table:table-cell table:style-name="Table9.A1" office:value-type="string">
            <text:p text:style-name="P48"/>
          </table:table-cell>
          <table:table-cell table:style-name="Table9.A1" office:value-type="string">
            <text:p text:style-name="P47">0136</text:p>
          </table:table-cell>
          <table:table-cell table:style-name="Table9.A1" office:value-type="string">
            <text:p text:style-name="P49"><text:tab/>Erroneous data element occurrence</text:p>
          </table:table-cell>
          <table:table-cell table:style-name="Table9.A1" office:value-type="string">
            <text:p text:style-name="P47">C</text:p>
          </table:table-cell>
          <table:table-cell table:style-name="Table9.A1" office:value-type="string">
            <text:p text:style-name="P48"/>
          </table:table-cell>
          <table:table-cell table:style-name="Table9.A1" office:value-type="string">
            <text:p text:style-name="P47">n..6</text:p>
          </table:table-cell>
          <table:table-cell table:style-name="Table9.A1" office:value-type="string">
            <text:p text:style-name="P48"/>
          </table:table-cell>
        </table:table-row>
        <table:table-row table:style-name="Table9.1">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row>
        <table:table-row table:style-name="Table9.1">
          <table:table-cell table:style-name="Table9.A1" office:value-type="string">
            <text:p text:style-name="P47">080</text:p>
          </table:table-cell>
          <table:table-cell table:style-name="Table9.A1" office:value-type="string">
            <text:p text:style-name="P47">0534 <text:s text:c="9"/></text:p>
          </table:table-cell>
          <table:table-cell table:style-name="Table9.A1" office:value-type="string">
            <text:p text:style-name="P49">SECURITY REFERENCE NUMBER</text:p>
          </table:table-cell>
          <table:table-cell table:style-name="Table9.A1" office:value-type="string">
            <text:p text:style-name="P47">C</text:p>
          </table:table-cell>
          <table:table-cell table:style-name="Table9.A1" office:value-type="string">
            <text:p text:style-name="P47">1</text:p>
          </table:table-cell>
          <table:table-cell table:style-name="Table9.A1" office:value-type="string">
            <text:p text:style-name="P47">an..14</text:p>
          </table:table-cell>
          <table:table-cell table:style-name="Table9.A1" office:value-type="string">
            <text:p text:style-name="P47">3,4,6</text:p>
          </table:table-cell>
        </table:table-row>
        <table:table-row table:style-name="Table9.1">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cell table:style-name="Table9.A1" office:value-type="string">
            <text:p text:style-name="P48"/>
          </table:table-cell>
        </table:table-row>
        <table:table-row table:style-name="Table9.1">
          <table:table-cell table:style-name="Table9.A1" office:value-type="string">
            <text:p text:style-name="P47">090</text:p>
          </table:table-cell>
          <table:table-cell table:style-name="Table9.A1" office:value-type="string">
            <text:p text:style-name="P47">0138</text:p>
          </table:table-cell>
          <table:table-cell table:style-name="Table9.A1" office:value-type="string">
            <text:p text:style-name="P49">SECURITY SEGMENT POSITION</text:p>
          </table:table-cell>
          <table:table-cell table:style-name="Table9.A1" office:value-type="string">
            <text:p text:style-name="P47">C</text:p>
          </table:table-cell>
          <table:table-cell table:style-name="Table9.A1" office:value-type="string">
            <text:p text:style-name="P47">1</text:p>
          </table:table-cell>
          <table:table-cell table:style-name="Table9.A1" office:value-type="string">
            <text:p text:style-name="P47">n..6</text:p>
          </table:table-cell>
          <table:table-cell table:style-name="Table9.A1" office:value-type="string">
            <text:p text:style-name="P47">3,4,6</text:p>
          </table:table-cell>
        </table:table-row>
      </table:table>
      <text:p text:style-name="P51"/>
      <text:p text:style-name="P51">Notes:</text:p>
      <text:p text:style-name="P51"/>
      <text:p text:style-name="P193">1.<text:tab/>D5(060, 050) <text:s/>If first, then all</text:p>
      <text:p text:style-name="P193">2.<text:tab/>D5(070, 060, 050) <text:s/>If first, then all</text:p>
      <text:p text:style-name="P57">3.<text:tab/>D5(080, 060, 050, 090) <text:s/>If first, then all</text:p>
      <text:p text:style-name="P57">4.<text:tab/>D5(090, 080, 060, 050) <text:s/>If first, then all</text:p>
      <text:p text:style-name="P57">5.<text:tab/>0135, may only contain the values UNG, UNE, USA, USC, USD, USH, USR, UST, or USU</text:p>
      <text:p text:style-name="P57">6.<text:tab/>This data element shall be present when reporting an error in a security segment</text:p>
      <text:p text:style-name="P177">7.<text:tab/>This data element shall be present if it was present in the subject interchange</text:p>
      <text:p text:style-name="P177"/>
      <text:p text:style-name="P161"/>
      <text:p text:style-name="P158">UCI<text:tab/>INTERCHANGE RESPONSE</text:p>
      <text:p text:style-name="P51"/>
      <text:p text:style-name="P191">Function:<text:tab/>To identify the subject interchange, to indicate interchange receipt, to indicate acknowledgement or rejection (action taken) of the UNA, UNB and UNZ segments, and to identify any error related to these segments. <text:s/>It can also identify errors related to the USA, USC, USD, USH, USR, UST, or USU security segments when they appear at the interchange level. <text:s/>Depending on the action code, it may also indicate the action taken on the groups, messages, and packages within that interchange.</text:p>
      <text:p text:style-name="P51"/>
      <table:table table:name="Table10" table:style-name="Table10">
        <table:table-column table:style-name="Table10.A" table:number-columns-repeated="2"/>
        <table:table-column table:style-name="Table10.C"/>
        <table:table-column table:style-name="Table10.D"/>
        <table:table-column table:style-name="Table10.A"/>
        <table:table-column table:style-name="Table10.F" table:number-columns-repeated="2"/>
        <table:table-row table:style-name="Table10.1">
          <table:table-cell table:style-name="Table10.A1" office:value-type="string">
            <text:p text:style-name="P47">POS</text:p>
          </table:table-cell>
          <table:table-cell table:style-name="Table10.A1" office:value-type="string">
            <text:p text:style-name="P47">TAG</text:p>
          </table:table-cell>
          <table:table-cell table:style-name="Table10.A1" office:value-type="string">
            <text:p text:style-name="P47">Name</text:p>
          </table:table-cell>
          <table:table-cell table:style-name="Table10.A1" office:value-type="string">
            <text:p text:style-name="P47">S</text:p>
          </table:table-cell>
          <table:table-cell table:style-name="Table10.A1" office:value-type="string">
            <text:p text:style-name="P47">R</text:p>
          </table:table-cell>
          <table:table-cell table:style-name="Table10.A1" office:value-type="string">
            <text:p text:style-name="P47">Repr.</text:p>
          </table:table-cell>
          <table:table-cell table:style-name="Table10.A1" office:value-type="string">
            <text:p text:style-name="P47">Notes</text:p>
          </table:table-cell>
        </table:table-row>
        <table:table-row table:style-name="Table10.1">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row>
        <table:table-row table:style-name="Table10.1">
          <table:table-cell table:style-name="Table10.A1" office:value-type="string">
            <text:p text:style-name="P47">010</text:p>
          </table:table-cell>
          <table:table-cell table:style-name="Table10.A1" office:value-type="string">
            <text:p text:style-name="P47">0020</text:p>
          </table:table-cell>
          <table:table-cell table:style-name="Table10.A1" office:value-type="string">
            <text:p text:style-name="P47">INTERCHANGE CONTROL REFERENCE</text:p>
          </table:table-cell>
          <table:table-cell table:style-name="Table10.A1" office:value-type="string">
            <text:p text:style-name="P47">M</text:p>
          </table:table-cell>
          <table:table-cell table:style-name="Table10.A1" office:value-type="string">
            <text:p text:style-name="P47">1</text:p>
          </table:table-cell>
          <table:table-cell table:style-name="Table10.A1" office:value-type="string">
            <text:p text:style-name="P47">an..14</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row>
        <table:table-row table:style-name="Table10.1">
          <table:table-cell table:style-name="Table10.A1" office:value-type="string">
            <text:p text:style-name="P47">020</text:p>
          </table:table-cell>
          <table:table-cell table:style-name="Table10.A1" office:value-type="string">
            <text:p text:style-name="P47">S002</text:p>
          </table:table-cell>
          <table:table-cell table:style-name="Table10.A1" office:value-type="string">
            <text:p text:style-name="P47">INTERCHANGE SENDER</text:p>
          </table:table-cell>
          <table:table-cell table:style-name="Table10.A1" office:value-type="string">
            <text:p text:style-name="P47">M</text:p>
          </table:table-cell>
          <table:table-cell table:style-name="Table10.A1" office:value-type="string">
            <text:p text:style-name="P47">1</text:p>
          </table:table-cell>
          <table:table-cell table:style-name="Table10.A1" office:value-type="string">
            <text:p text:style-name="P48"/>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47">0004</text:p>
          </table:table-cell>
          <table:table-cell table:style-name="Table10.A1" office:value-type="string">
            <text:p text:style-name="P194"><text:tab/>Interchange sender identification</text:p>
          </table:table-cell>
          <table:table-cell table:style-name="Table10.A1" office:value-type="string">
            <text:p text:style-name="P47">M</text:p>
          </table:table-cell>
          <table:table-cell table:style-name="Table10.A1" office:value-type="string">
            <text:p text:style-name="P48"/>
          </table:table-cell>
          <table:table-cell table:style-name="Table10.A1" office:value-type="string">
            <text:p text:style-name="P47">an..35</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47">0007</text:p>
          </table:table-cell>
          <table:table-cell table:style-name="Table10.A1" office:value-type="string">
            <text:p text:style-name="P194"><text:tab/>Identification code qualifier</text:p>
          </table:table-cell>
          <table:table-cell table:style-name="Table10.A1" office:value-type="string">
            <text:p text:style-name="P47">C</text:p>
          </table:table-cell>
          <table:table-cell table:style-name="Table10.A1" office:value-type="string">
            <text:p text:style-name="P48"/>
          </table:table-cell>
          <table:table-cell table:style-name="Table10.A1" office:value-type="string">
            <text:p text:style-name="P47">an..4</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47">0008</text:p>
          </table:table-cell>
          <table:table-cell table:style-name="Table10.A1" office:value-type="string">
            <text:p text:style-name="P194"><text:tab/>Interchange sender internal identification</text:p>
          </table:table-cell>
          <table:table-cell table:style-name="Table10.A1" office:value-type="string">
            <text:p text:style-name="P47">C</text:p>
          </table:table-cell>
          <table:table-cell table:style-name="Table10.A1" office:value-type="string">
            <text:p text:style-name="P48"/>
          </table:table-cell>
          <table:table-cell table:style-name="Table10.A1" office:value-type="string">
            <text:p text:style-name="P47">an..35</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47">0042</text:p>
          </table:table-cell>
          <table:table-cell table:style-name="Table10.A1" office:value-type="string">
            <text:p text:style-name="P194"><text:tab/>Interchange sender internal sub-identification</text:p>
          </table:table-cell>
          <table:table-cell table:style-name="Table10.A1" office:value-type="string">
            <text:p text:style-name="P47">C</text:p>
          </table:table-cell>
          <table:table-cell table:style-name="Table10.A1" office:value-type="string">
            <text:p text:style-name="P48"/>
          </table:table-cell>
          <table:table-cell table:style-name="Table10.A1" office:value-type="string">
            <text:p text:style-name="P47">an..35</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row>
        <table:table-row table:style-name="Table10.1">
          <table:table-cell table:style-name="Table10.A1" office:value-type="string">
            <text:p text:style-name="P47">030</text:p>
          </table:table-cell>
          <table:table-cell table:style-name="Table10.A1" office:value-type="string">
            <text:p text:style-name="P47">S003</text:p>
          </table:table-cell>
          <table:table-cell table:style-name="Table10.A1" office:value-type="string">
            <text:p text:style-name="P47">INTERCHANGE RECIPIENT</text:p>
          </table:table-cell>
          <table:table-cell table:style-name="Table10.A1" office:value-type="string">
            <text:p text:style-name="P47">M</text:p>
          </table:table-cell>
          <table:table-cell table:style-name="Table10.A1" office:value-type="string">
            <text:p text:style-name="P47">1</text:p>
          </table:table-cell>
          <table:table-cell table:style-name="Table10.A1" office:value-type="string">
            <text:p text:style-name="P48"/>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47">0010</text:p>
          </table:table-cell>
          <table:table-cell table:style-name="Table10.A1" office:value-type="string">
            <text:p text:style-name="P49"><text:tab/>Interchange recipient identification</text:p>
          </table:table-cell>
          <table:table-cell table:style-name="Table10.A1" office:value-type="string">
            <text:p text:style-name="P47">M</text:p>
          </table:table-cell>
          <table:table-cell table:style-name="Table10.A1" office:value-type="string">
            <text:p text:style-name="P48"/>
          </table:table-cell>
          <table:table-cell table:style-name="Table10.A1" office:value-type="string">
            <text:p text:style-name="P47">an..35</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47">0007</text:p>
          </table:table-cell>
          <table:table-cell table:style-name="Table10.A1" office:value-type="string">
            <text:p text:style-name="P49"><text:tab/>Identification code qualifier</text:p>
          </table:table-cell>
          <table:table-cell table:style-name="Table10.A1" office:value-type="string">
            <text:p text:style-name="P47">C</text:p>
          </table:table-cell>
          <table:table-cell table:style-name="Table10.A1" office:value-type="string">
            <text:p text:style-name="P48"/>
          </table:table-cell>
          <table:table-cell table:style-name="Table10.A1" office:value-type="string">
            <text:p text:style-name="P47">an..4</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47">0014</text:p>
          </table:table-cell>
          <table:table-cell table:style-name="Table10.A1" office:value-type="string">
            <text:p text:style-name="P49"><text:tab/>Interchange recipient internal identification</text:p>
          </table:table-cell>
          <table:table-cell table:style-name="Table10.A1" office:value-type="string">
            <text:p text:style-name="P47">C</text:p>
          </table:table-cell>
          <table:table-cell table:style-name="Table10.A1" office:value-type="string">
            <text:p text:style-name="P48"/>
          </table:table-cell>
          <table:table-cell table:style-name="Table10.A1" office:value-type="string">
            <text:p text:style-name="P47">an..35</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47">0046</text:p>
          </table:table-cell>
          <table:table-cell table:style-name="Table10.A1" office:value-type="string">
            <text:p text:style-name="P49"><text:tab/>Interchange recipient internal sub-identification</text:p>
          </table:table-cell>
          <table:table-cell table:style-name="Table10.A1" office:value-type="string">
            <text:p text:style-name="P47">C</text:p>
          </table:table-cell>
          <table:table-cell table:style-name="Table10.A1" office:value-type="string">
            <text:p text:style-name="P48"/>
          </table:table-cell>
          <table:table-cell table:style-name="Table10.A1" office:value-type="string">
            <text:p text:style-name="P47">an..35</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row>
        <table:table-row table:style-name="Table10.1">
          <table:table-cell table:style-name="Table10.A1" office:value-type="string">
            <text:p text:style-name="P47">040</text:p>
          </table:table-cell>
          <table:table-cell table:style-name="Table10.A1" office:value-type="string">
            <text:p text:style-name="P47">0083</text:p>
          </table:table-cell>
          <table:table-cell table:style-name="Table10.A1" office:value-type="string">
            <text:p text:style-name="P47">ACTION, CODED</text:p>
          </table:table-cell>
          <table:table-cell table:style-name="Table10.A1" office:value-type="string">
            <text:p text:style-name="P47">M</text:p>
          </table:table-cell>
          <table:table-cell table:style-name="Table10.A1" office:value-type="string">
            <text:p text:style-name="P47">1</text:p>
          </table:table-cell>
          <table:table-cell table:style-name="Table10.A1" office:value-type="string">
            <text:p text:style-name="P47">an..3</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row>
        <table:table-row table:style-name="Table10.1">
          <table:table-cell table:style-name="Table10.A1" office:value-type="string">
            <text:p text:style-name="P47">050</text:p>
          </table:table-cell>
          <table:table-cell table:style-name="Table10.A1" office:value-type="string">
            <text:p text:style-name="P47">0085</text:p>
          </table:table-cell>
          <table:table-cell table:style-name="Table10.A1" office:value-type="string">
            <text:p text:style-name="P47">SYNTAX ERROR, CODED</text:p>
          </table:table-cell>
          <table:table-cell table:style-name="Table10.A1" office:value-type="string">
            <text:p text:style-name="P47">C</text:p>
          </table:table-cell>
          <table:table-cell table:style-name="Table10.A1" office:value-type="string">
            <text:p text:style-name="P47">1</text:p>
          </table:table-cell>
          <table:table-cell table:style-name="Table10.A1" office:value-type="string">
            <text:p text:style-name="P47">an..3</text:p>
          </table:table-cell>
          <table:table-cell table:style-name="Table10.A1" office:value-type="string">
            <text:p text:style-name="P47">1,2,3,4</text:p>
          </table:table-cell>
        </table:table-row>
        <table:table-row table:style-name="Table10.1">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row>
        <table:table-row table:style-name="Table10.1">
          <table:table-cell table:style-name="Table10.A1" office:value-type="string">
            <text:p text:style-name="P47">060</text:p>
          </table:table-cell>
          <table:table-cell table:style-name="Table10.A1" office:value-type="string">
            <text:p text:style-name="P47">0135</text:p>
          </table:table-cell>
          <table:table-cell table:style-name="Table10.A1" office:value-type="string">
            <text:p text:style-name="P47">SERVICE SEGMENT TAG, CODED</text:p>
          </table:table-cell>
          <table:table-cell table:style-name="Table10.A1" office:value-type="string">
            <text:p text:style-name="P47">C</text:p>
          </table:table-cell>
          <table:table-cell table:style-name="Table10.A1" office:value-type="string">
            <text:p text:style-name="P47">1</text:p>
          </table:table-cell>
          <table:table-cell table:style-name="Table10.A1" office:value-type="string">
            <text:p text:style-name="P47">an..3</text:p>
          </table:table-cell>
          <table:table-cell table:style-name="Table10.A1" office:value-type="string">
            <text:p text:style-name="P47">1,2,3,</text:p>
            <text:p text:style-name="P47">4,5</text:p>
          </table:table-cell>
        </table:table-row>
        <table:table-row table:style-name="Table10.1">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row>
        <table:table-row table:style-name="Table10.1">
          <table:table-cell table:style-name="Table10.A1" office:value-type="string">
            <text:p text:style-name="P47">070</text:p>
          </table:table-cell>
          <table:table-cell table:style-name="Table10.A1" office:value-type="string">
            <text:p text:style-name="P47">S011</text:p>
          </table:table-cell>
          <table:table-cell table:style-name="Table10.A1" office:value-type="string">
            <text:p text:style-name="P47">DATA ELEMENT IDENTIFICATION</text:p>
          </table:table-cell>
          <table:table-cell table:style-name="Table10.A1" office:value-type="string">
            <text:p text:style-name="P47">C</text:p>
          </table:table-cell>
          <table:table-cell table:style-name="Table10.A1" office:value-type="string">
            <text:p text:style-name="P47">1</text:p>
          </table:table-cell>
          <table:table-cell table:style-name="Table10.A1" office:value-type="string">
            <text:p text:style-name="P48"/>
          </table:table-cell>
          <table:table-cell table:style-name="Table10.A1" office:value-type="string">
            <text:p text:style-name="P47">2</text:p>
          </table:table-cell>
        </table:table-row>
        <table:table-row table:style-name="Table10.1">
          <table:table-cell table:style-name="Table10.A1" office:value-type="string">
            <text:p text:style-name="P48"/>
          </table:table-cell>
          <table:table-cell table:style-name="Table10.A1" office:value-type="string">
            <text:p text:style-name="P47">0098</text:p>
          </table:table-cell>
          <table:table-cell table:style-name="Table10.A1" office:value-type="string">
            <text:p text:style-name="P49"><text:tab/>Erroneous data element position in segment</text:p>
          </table:table-cell>
          <table:table-cell table:style-name="Table10.A1" office:value-type="string">
            <text:p text:style-name="P47">M</text:p>
          </table:table-cell>
          <table:table-cell table:style-name="Table10.A1" office:value-type="string">
            <text:p text:style-name="P48"/>
          </table:table-cell>
          <table:table-cell table:style-name="Table10.A1" office:value-type="string">
            <text:p text:style-name="P47">n..3</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47">0104</text:p>
          </table:table-cell>
          <table:table-cell table:style-name="Table10.A1" office:value-type="string">
            <text:p text:style-name="P49"><text:tab/>Erroneous component data element position</text:p>
          </table:table-cell>
          <table:table-cell table:style-name="Table10.A1" office:value-type="string">
            <text:p text:style-name="P47">C</text:p>
          </table:table-cell>
          <table:table-cell table:style-name="Table10.A1" office:value-type="string">
            <text:p text:style-name="P48"/>
          </table:table-cell>
          <table:table-cell table:style-name="Table10.A1" office:value-type="string">
            <text:p text:style-name="P47">n..3</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47">0136</text:p>
          </table:table-cell>
          <table:table-cell table:style-name="Table10.A1" office:value-type="string">
            <text:p text:style-name="P49"><text:tab/>Erroneous data element occurrence</text:p>
          </table:table-cell>
          <table:table-cell table:style-name="Table10.A1" office:value-type="string">
            <text:p text:style-name="P47">C</text:p>
          </table:table-cell>
          <table:table-cell table:style-name="Table10.A1" office:value-type="string">
            <text:p text:style-name="P48"/>
          </table:table-cell>
          <table:table-cell table:style-name="Table10.A1" office:value-type="string">
            <text:p text:style-name="P47">n..6</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row>
        <table:table-row table:style-name="Table10.1">
          <table:table-cell table:style-name="Table10.A1" office:value-type="string">
            <text:p text:style-name="P47">080</text:p>
          </table:table-cell>
          <table:table-cell table:style-name="Table10.A1" office:value-type="string">
            <text:p text:style-name="P47">0534 <text:s text:c="9"/></text:p>
          </table:table-cell>
          <table:table-cell table:style-name="Table10.A1" office:value-type="string">
            <text:p text:style-name="P49">SECURITY REFERENCE NUMBER</text:p>
          </table:table-cell>
          <table:table-cell table:style-name="Table10.A1" office:value-type="string">
            <text:p text:style-name="P47">C</text:p>
          </table:table-cell>
          <table:table-cell table:style-name="Table10.A1" office:value-type="string">
            <text:p text:style-name="P47">1</text:p>
          </table:table-cell>
          <table:table-cell table:style-name="Table10.A1" office:value-type="string">
            <text:p text:style-name="P47">an..14</text:p>
          </table:table-cell>
          <table:table-cell table:style-name="Table10.A1" office:value-type="string">
            <text:p text:style-name="P47">3,4,6</text:p>
          </table:table-cell>
        </table:table-row>
        <table:table-row table:style-name="Table10.1">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row>
        <table:table-row table:style-name="Table10.1">
          <table:table-cell table:style-name="Table10.A1" office:value-type="string">
            <text:p text:style-name="P47">090</text:p>
          </table:table-cell>
          <table:table-cell table:style-name="Table10.A1" office:value-type="string">
            <text:p text:style-name="P47">0138</text:p>
          </table:table-cell>
          <table:table-cell table:style-name="Table10.A1" office:value-type="string">
            <text:p text:style-name="P49">SECURITY SEGMENT POSITION</text:p>
          </table:table-cell>
          <table:table-cell table:style-name="Table10.A1" office:value-type="string">
            <text:p text:style-name="P47">C</text:p>
          </table:table-cell>
          <table:table-cell table:style-name="Table10.A1" office:value-type="string">
            <text:p text:style-name="P47">1</text:p>
          </table:table-cell>
          <table:table-cell table:style-name="Table10.A1" office:value-type="string">
            <text:p text:style-name="P47">n..6</text:p>
          </table:table-cell>
          <table:table-cell table:style-name="Table10.A1" office:value-type="string">
            <text:p text:style-name="P47">3,4,6</text:p>
          </table:table-cell>
        </table:table-row>
      </table:table>
      <text:p text:style-name="P51"/>
      <text:p text:style-name="P51">Notes:</text:p>
      <text:p text:style-name="P51"/>
      <text:p text:style-name="P193">1.<text:tab/>D5(060, 050) <text:s/>If first, then all</text:p>
      <text:p text:style-name="P192"><text:span text:style-name="T10">2.<text:tab/>D5(070, 060, 050) <text:s/>If first then all</text:span></text:p>
      <text:p text:style-name="P57">3.<text:tab/>D5(080, 060, 050, 090) <text:s/>If first, then all</text:p>
      <text:p text:style-name="P57">4.<text:tab/>D5(090, 080, 060, 050) <text:s/>If first, then all</text:p>
      <text:p text:style-name="P57">5.<text:tab/>0135, may only contain the values UNA, UNB, UNZ, USA, USC, USD, USH, USR, UST, or USU</text:p>
      <text:p text:style-name="P57">6.<text:tab/>This data element shall be present when reporting an error in a security segment</text:p>
      <text:p text:style-name="P178"/>
      <text:p text:style-name="P129"/>
      <text:p text:style-name="P158">UCM<text:tab/>MESSAGE/PACKAGE RESPONSE</text:p>
      <text:p text:style-name="P51"/>
      <text:p text:style-name="P191">Function:<text:tab/>To identify a message or package in the subject interchange, and to indicate that message's or package's acknowledgement or rejection (action taken), and to identify any error related to the UNH, UNT, UNO, and UNP segments. <text:s/>It can also identify errors related to the USA, USC, USD, USH, USR, UST, or USU security segments when they appear at the message or package level.</text:p>
      <text:p text:style-name="P51"/>
      <table:table table:name="Table11" table:style-name="Table11">
        <table:table-column table:style-name="Table11.A" table:number-columns-repeated="2"/>
        <table:table-column table:style-name="Table11.C"/>
        <table:table-column table:style-name="Table11.D"/>
        <table:table-column table:style-name="Table11.A"/>
        <table:table-column table:style-name="Table11.F" table:number-columns-repeated="2"/>
        <table:table-row table:style-name="Table11.1">
          <table:table-cell table:style-name="Table11.A1" office:value-type="string">
            <text:p text:style-name="P47">POS</text:p>
          </table:table-cell>
          <table:table-cell table:style-name="Table11.A1" office:value-type="string">
            <text:p text:style-name="P47">TAG</text:p>
          </table:table-cell>
          <table:table-cell table:style-name="Table11.A1" office:value-type="string">
            <text:p text:style-name="P47">Name</text:p>
          </table:table-cell>
          <table:table-cell table:style-name="Table11.A1" office:value-type="string">
            <text:p text:style-name="P47">S</text:p>
          </table:table-cell>
          <table:table-cell table:style-name="Table11.A1" office:value-type="string">
            <text:p text:style-name="P47">R</text:p>
          </table:table-cell>
          <table:table-cell table:style-name="Table11.A1" office:value-type="string">
            <text:p text:style-name="P47">Repr.</text:p>
          </table:table-cell>
          <table:table-cell table:style-name="Table11.A1" office:value-type="string">
            <text:p text:style-name="P47">Notes</text:p>
          </table:table-cell>
        </table:table-row>
        <table:table-row table:style-name="Table11.1">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row>
        <table:table-row table:style-name="Table11.1">
          <table:table-cell table:style-name="Table11.A1" office:value-type="string">
            <text:p text:style-name="P47">010</text:p>
          </table:table-cell>
          <table:table-cell table:style-name="Table11.A1" office:value-type="string">
            <text:p text:style-name="P47">0062</text:p>
          </table:table-cell>
          <table:table-cell table:style-name="Table11.A1" office:value-type="string">
            <text:p text:style-name="P47">MESSAGE REFERENCE NUMBER</text:p>
          </table:table-cell>
          <table:table-cell table:style-name="Table11.A1" office:value-type="string">
            <text:p text:style-name="P47">C</text:p>
          </table:table-cell>
          <table:table-cell table:style-name="Table11.A1" office:value-type="string">
            <text:p text:style-name="P47">1</text:p>
          </table:table-cell>
          <table:table-cell table:style-name="Table11.A1" office:value-type="string">
            <text:p text:style-name="P47">an..14</text:p>
          </table:table-cell>
          <table:table-cell table:style-name="Table11.A1" office:value-type="string">
            <text:p text:style-name="P47">1,2</text:p>
          </table:table-cell>
        </table:table-row>
        <table:table-row table:style-name="Table11.1">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row>
        <table:table-row table:style-name="Table11.1">
          <table:table-cell table:style-name="Table11.A1" office:value-type="string">
            <text:p text:style-name="P47">020</text:p>
          </table:table-cell>
          <table:table-cell table:style-name="Table11.A1" office:value-type="string">
            <text:p text:style-name="P47">S009</text:p>
          </table:table-cell>
          <table:table-cell table:style-name="Table11.A1" office:value-type="string">
            <text:p text:style-name="P47">MESSAGE IDENTIFIER</text:p>
          </table:table-cell>
          <table:table-cell table:style-name="Table11.A1" office:value-type="string">
            <text:p text:style-name="P47">C</text:p>
          </table:table-cell>
          <table:table-cell table:style-name="Table11.A1" office:value-type="string">
            <text:p text:style-name="P47">1</text:p>
          </table:table-cell>
          <table:table-cell table:style-name="Table11.A1" office:value-type="string">
            <text:p text:style-name="P48"/>
          </table:table-cell>
          <table:table-cell table:style-name="Table11.A1" office:value-type="string">
            <text:p text:style-name="P47">2</text:p>
          </table:table-cell>
        </table:table-row>
        <table:table-row table:style-name="Table11.1">
          <table:table-cell table:style-name="Table11.A1" office:value-type="string">
            <text:p text:style-name="P48"/>
          </table:table-cell>
          <table:table-cell table:style-name="Table11.A1" office:value-type="string">
            <text:p text:style-name="P47">0065</text:p>
          </table:table-cell>
          <table:table-cell table:style-name="Table11.A1" office:value-type="string">
            <text:p text:style-name="P49"><text:tab/>Message type</text:p>
          </table:table-cell>
          <table:table-cell table:style-name="Table11.A1" office:value-type="string">
            <text:p text:style-name="P47">M</text:p>
          </table:table-cell>
          <table:table-cell table:style-name="Table11.A1" office:value-type="string">
            <text:p text:style-name="P48"/>
          </table:table-cell>
          <table:table-cell table:style-name="Table11.A1" office:value-type="string">
            <text:p text:style-name="P47">an..6</text:p>
          </table:table-cell>
          <table:table-cell table:style-name="Table11.A1" office:value-type="string">
            <text:p text:style-name="P48"/>
          </table:table-cell>
        </table:table-row>
        <table:table-row table:style-name="Table11.1">
          <table:table-cell table:style-name="Table11.A1" office:value-type="string">
            <text:p text:style-name="P48"/>
          </table:table-cell>
          <table:table-cell table:style-name="Table11.A1" office:value-type="string">
            <text:p text:style-name="P47">0052</text:p>
          </table:table-cell>
          <table:table-cell table:style-name="Table11.A1" office:value-type="string">
            <text:p text:style-name="P49"><text:tab/>Message version number</text:p>
          </table:table-cell>
          <table:table-cell table:style-name="Table11.A1" office:value-type="string">
            <text:p text:style-name="P47">M</text:p>
          </table:table-cell>
          <table:table-cell table:style-name="Table11.A1" office:value-type="string">
            <text:p text:style-name="P48"/>
          </table:table-cell>
          <table:table-cell table:style-name="Table11.A1" office:value-type="string">
            <text:p text:style-name="P47">an..3</text:p>
          </table:table-cell>
          <table:table-cell table:style-name="Table11.A1" office:value-type="string">
            <text:p text:style-name="P48"/>
          </table:table-cell>
        </table:table-row>
        <table:table-row table:style-name="Table11.1">
          <table:table-cell table:style-name="Table11.A1" office:value-type="string">
            <text:p text:style-name="P48"/>
          </table:table-cell>
          <table:table-cell table:style-name="Table11.A1" office:value-type="string">
            <text:p text:style-name="P47">0054</text:p>
          </table:table-cell>
          <table:table-cell table:style-name="Table11.A1" office:value-type="string">
            <text:p text:style-name="P49"><text:tab/>Message release number</text:p>
          </table:table-cell>
          <table:table-cell table:style-name="Table11.A1" office:value-type="string">
            <text:p text:style-name="P47">M</text:p>
          </table:table-cell>
          <table:table-cell table:style-name="Table11.A1" office:value-type="string">
            <text:p text:style-name="P48"/>
          </table:table-cell>
          <table:table-cell table:style-name="Table11.A1" office:value-type="string">
            <text:p text:style-name="P47">an..3</text:p>
          </table:table-cell>
          <table:table-cell table:style-name="Table11.A1" office:value-type="string">
            <text:p text:style-name="P48"/>
          </table:table-cell>
        </table:table-row>
        <table:table-row table:style-name="Table11.1">
          <table:table-cell table:style-name="Table11.A1" office:value-type="string">
            <text:p text:style-name="P48"/>
          </table:table-cell>
          <table:table-cell table:style-name="Table11.A1" office:value-type="string">
            <text:p text:style-name="P47">0051</text:p>
          </table:table-cell>
          <table:table-cell table:style-name="Table11.A1" office:value-type="string">
            <text:p text:style-name="P49"><text:tab/>Controlling agency, coded</text:p>
          </table:table-cell>
          <table:table-cell table:style-name="Table11.A1" office:value-type="string">
            <text:p text:style-name="P47">M</text:p>
          </table:table-cell>
          <table:table-cell table:style-name="Table11.A1" office:value-type="string">
            <text:p text:style-name="P48"/>
          </table:table-cell>
          <table:table-cell table:style-name="Table11.A1" office:value-type="string">
            <text:p text:style-name="P47">an..3</text:p>
          </table:table-cell>
          <table:table-cell table:style-name="Table11.A1" office:value-type="string">
            <text:p text:style-name="P48"/>
          </table:table-cell>
        </table:table-row>
        <table:table-row table:style-name="Table11.1">
          <table:table-cell table:style-name="Table11.A1" office:value-type="string">
            <text:p text:style-name="P48"/>
          </table:table-cell>
          <table:table-cell table:style-name="Table11.A1" office:value-type="string">
            <text:p text:style-name="P47">0057</text:p>
          </table:table-cell>
          <table:table-cell table:style-name="Table11.A1" office:value-type="string">
            <text:p text:style-name="P49"><text:tab/>Association assigned code</text:p>
          </table:table-cell>
          <table:table-cell table:style-name="Table11.A1" office:value-type="string">
            <text:p text:style-name="P47">C</text:p>
          </table:table-cell>
          <table:table-cell table:style-name="Table11.A1" office:value-type="string">
            <text:p text:style-name="P48"/>
          </table:table-cell>
          <table:table-cell table:style-name="Table11.A1" office:value-type="string">
            <text:p text:style-name="P47">an..6</text:p>
          </table:table-cell>
          <table:table-cell table:style-name="Table11.A1" office:value-type="string">
            <text:p text:style-name="P48"/>
          </table:table-cell>
        </table:table-row>
        <table:table-row table:style-name="Table11.1">
          <table:table-cell table:style-name="Table11.A1" office:value-type="string">
            <text:p text:style-name="P48"/>
          </table:table-cell>
          <table:table-cell table:style-name="Table11.A1" office:value-type="string">
            <text:p text:style-name="P47">0110</text:p>
          </table:table-cell>
          <table:table-cell table:style-name="Table11.A1" office:value-type="string">
            <text:p text:style-name="P49"><text:tab/>Code list directory version number</text:p>
          </table:table-cell>
          <table:table-cell table:style-name="Table11.A1" office:value-type="string">
            <text:p text:style-name="P47">C</text:p>
          </table:table-cell>
          <table:table-cell table:style-name="Table11.A1" office:value-type="string">
            <text:p text:style-name="P48"/>
          </table:table-cell>
          <table:table-cell table:style-name="Table11.A1" office:value-type="string">
            <text:p text:style-name="P47">an..6</text:p>
          </table:table-cell>
          <table:table-cell table:style-name="Table11.A1" office:value-type="string">
            <text:p text:style-name="P48"/>
          </table:table-cell>
        </table:table-row>
        <table:table-row table:style-name="Table11.1">
          <table:table-cell table:style-name="Table11.A1" office:value-type="string">
            <text:p text:style-name="P48"/>
          </table:table-cell>
          <table:table-cell table:style-name="Table11.A1" office:value-type="string">
            <text:p text:style-name="P47">0113</text:p>
          </table:table-cell>
          <table:table-cell table:style-name="Table11.A1" office:value-type="string">
            <text:p text:style-name="P49"><text:tab/>Message type sub-function identification</text:p>
          </table:table-cell>
          <table:table-cell table:style-name="Table11.A1" office:value-type="string">
            <text:p text:style-name="P47">C</text:p>
          </table:table-cell>
          <table:table-cell table:style-name="Table11.A1" office:value-type="string">
            <text:p text:style-name="P48"/>
          </table:table-cell>
          <table:table-cell table:style-name="Table11.A1" office:value-type="string">
            <text:p text:style-name="P47">an..6</text:p>
          </table:table-cell>
          <table:table-cell table:style-name="Table11.A1" office:value-type="string">
            <text:p text:style-name="P48"/>
          </table:table-cell>
        </table:table-row>
        <table:table-row table:style-name="Table11.1">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row>
        <table:table-row table:style-name="Table11.1">
          <table:table-cell table:style-name="Table11.A1" office:value-type="string">
            <text:p text:style-name="P47">030</text:p>
          </table:table-cell>
          <table:table-cell table:style-name="Table11.A1" office:value-type="string">
            <text:p text:style-name="P47">0083</text:p>
          </table:table-cell>
          <table:table-cell table:style-name="Table11.A1" office:value-type="string">
            <text:p text:style-name="P47">ACTION, CODED</text:p>
          </table:table-cell>
          <table:table-cell table:style-name="Table11.A1" office:value-type="string">
            <text:p text:style-name="P47">M</text:p>
          </table:table-cell>
          <table:table-cell table:style-name="Table11.A1" office:value-type="string">
            <text:p text:style-name="P47">1</text:p>
          </table:table-cell>
          <table:table-cell table:style-name="Table11.A1" office:value-type="string">
            <text:p text:style-name="P47">an..3</text:p>
          </table:table-cell>
          <table:table-cell table:style-name="Table11.A1" office:value-type="string">
            <text:p text:style-name="P48"/>
          </table:table-cell>
        </table:table-row>
        <table:table-row table:style-name="Table11.1">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row>
        <table:table-row table:style-name="Table11.1">
          <table:table-cell table:style-name="Table11.A1" office:value-type="string">
            <text:p text:style-name="P47">040</text:p>
          </table:table-cell>
          <table:table-cell table:style-name="Table11.A1" office:value-type="string">
            <text:p text:style-name="P47">0085</text:p>
          </table:table-cell>
          <table:table-cell table:style-name="Table11.A1" office:value-type="string">
            <text:p text:style-name="P47">SYNTAX ERROR, CODED</text:p>
          </table:table-cell>
          <table:table-cell table:style-name="Table11.A1" office:value-type="string">
            <text:p text:style-name="P47">C</text:p>
          </table:table-cell>
          <table:table-cell table:style-name="Table11.A1" office:value-type="string">
            <text:p text:style-name="P47">1</text:p>
          </table:table-cell>
          <table:table-cell table:style-name="Table11.A1" office:value-type="string">
            <text:p text:style-name="P47">an..3</text:p>
          </table:table-cell>
          <table:table-cell table:style-name="Table11.A1" office:value-type="string">
            <text:p text:style-name="P47">4,5,6,7</text:p>
          </table:table-cell>
        </table:table-row>
        <table:table-row table:style-name="Table11.1">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row>
        <table:table-row table:style-name="Table11.1">
          <table:table-cell table:style-name="Table11.A1" office:value-type="string">
            <text:p text:style-name="P47">050</text:p>
          </table:table-cell>
          <table:table-cell table:style-name="Table11.A1" office:value-type="string">
            <text:p text:style-name="P47">0135</text:p>
          </table:table-cell>
          <table:table-cell table:style-name="Table11.A1" office:value-type="string">
            <text:p text:style-name="P47">SERVICE SEGMENT TAG, CODED</text:p>
          </table:table-cell>
          <table:table-cell table:style-name="Table11.A1" office:value-type="string">
            <text:p text:style-name="P47">C</text:p>
          </table:table-cell>
          <table:table-cell table:style-name="Table11.A1" office:value-type="string">
            <text:p text:style-name="P47">1</text:p>
          </table:table-cell>
          <table:table-cell table:style-name="Table11.A1" office:value-type="string">
            <text:p text:style-name="P47">an..3</text:p>
          </table:table-cell>
          <table:table-cell table:style-name="Table11.A1" office:value-type="string">
            <text:p text:style-name="P47">4,5,6,</text:p>
            <text:p text:style-name="P47">7,8</text:p>
          </table:table-cell>
        </table:table-row>
        <table:table-row table:style-name="Table11.1">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row>
        <table:table-row table:style-name="Table11.1">
          <table:table-cell table:style-name="Table11.A1" office:value-type="string">
            <text:p text:style-name="P47">060</text:p>
          </table:table-cell>
          <table:table-cell table:style-name="Table11.A1" office:value-type="string">
            <text:p text:style-name="P47">S011</text:p>
          </table:table-cell>
          <table:table-cell table:style-name="Table11.A1" office:value-type="string">
            <text:p text:style-name="P47">DATA ELEMENT IDENTIFICATION</text:p>
          </table:table-cell>
          <table:table-cell table:style-name="Table11.A1" office:value-type="string">
            <text:p text:style-name="P47">C</text:p>
          </table:table-cell>
          <table:table-cell table:style-name="Table11.A1" office:value-type="string">
            <text:p text:style-name="P47">1</text:p>
          </table:table-cell>
          <table:table-cell table:style-name="Table11.A1" office:value-type="string">
            <text:p text:style-name="P48"/>
          </table:table-cell>
          <table:table-cell table:style-name="Table11.A1" office:value-type="string">
            <text:p text:style-name="P47">5</text:p>
          </table:table-cell>
        </table:table-row>
        <table:table-row table:style-name="Table11.1">
          <table:table-cell table:style-name="Table11.A1" office:value-type="string">
            <text:p text:style-name="P48"/>
          </table:table-cell>
          <table:table-cell table:style-name="Table11.A1" office:value-type="string">
            <text:p text:style-name="P47">0098</text:p>
          </table:table-cell>
          <table:table-cell table:style-name="Table11.A1" office:value-type="string">
            <text:p text:style-name="P49"><text:tab/>Erroneous data element position in segment</text:p>
          </table:table-cell>
          <table:table-cell table:style-name="Table11.A1" office:value-type="string">
            <text:p text:style-name="P47">M</text:p>
          </table:table-cell>
          <table:table-cell table:style-name="Table11.A1" office:value-type="string">
            <text:p text:style-name="P48"/>
          </table:table-cell>
          <table:table-cell table:style-name="Table11.A1" office:value-type="string">
            <text:p text:style-name="P47">n..3</text:p>
          </table:table-cell>
          <table:table-cell table:style-name="Table11.A1" office:value-type="string">
            <text:p text:style-name="P48"/>
          </table:table-cell>
        </table:table-row>
        <table:table-row table:style-name="Table11.1">
          <table:table-cell table:style-name="Table11.A1" office:value-type="string">
            <text:p text:style-name="P48"/>
          </table:table-cell>
          <table:table-cell table:style-name="Table11.A1" office:value-type="string">
            <text:p text:style-name="P47">0104</text:p>
          </table:table-cell>
          <table:table-cell table:style-name="Table11.A1" office:value-type="string">
            <text:p text:style-name="P49"><text:tab/>Erroneous component data element position</text:p>
          </table:table-cell>
          <table:table-cell table:style-name="Table11.A1" office:value-type="string">
            <text:p text:style-name="P47">C</text:p>
          </table:table-cell>
          <table:table-cell table:style-name="Table11.A1" office:value-type="string">
            <text:p text:style-name="P48"/>
          </table:table-cell>
          <table:table-cell table:style-name="Table11.A1" office:value-type="string">
            <text:p text:style-name="P47">n..3</text:p>
          </table:table-cell>
          <table:table-cell table:style-name="Table11.A1" office:value-type="string">
            <text:p text:style-name="P48"/>
          </table:table-cell>
        </table:table-row>
        <table:table-row table:style-name="Table11.1">
          <table:table-cell table:style-name="Table11.A1" office:value-type="string">
            <text:p text:style-name="P48"/>
          </table:table-cell>
          <table:table-cell table:style-name="Table11.A1" office:value-type="string">
            <text:p text:style-name="P47">0136</text:p>
          </table:table-cell>
          <table:table-cell table:style-name="Table11.A1" office:value-type="string">
            <text:p text:style-name="P49"><text:tab/>Erroneous data element occurrence</text:p>
          </table:table-cell>
          <table:table-cell table:style-name="Table11.A1" office:value-type="string">
            <text:p text:style-name="P47">C</text:p>
          </table:table-cell>
          <table:table-cell table:style-name="Table11.A1" office:value-type="string">
            <text:p text:style-name="P48"/>
          </table:table-cell>
          <table:table-cell table:style-name="Table11.A1" office:value-type="string">
            <text:p text:style-name="P47">n..6</text:p>
          </table:table-cell>
          <table:table-cell table:style-name="Table11.A1" office:value-type="string">
            <text:p text:style-name="P48"/>
          </table:table-cell>
        </table:table-row>
        <table:table-row table:style-name="Table11.1">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row>
        <table:table-row table:style-name="Table11.1">
          <table:table-cell table:style-name="Table11.A1" office:value-type="string">
            <text:p text:style-name="P47">070</text:p>
          </table:table-cell>
          <table:table-cell table:style-name="Table11.A1" office:value-type="string">
            <text:p text:style-name="P47">0800</text:p>
          </table:table-cell>
          <table:table-cell table:style-name="Table11.A1" office:value-type="string">
            <text:p text:style-name="P47">PACKAGE REFERENCE NUMBER</text:p>
          </table:table-cell>
          <table:table-cell table:style-name="Table11.A1" office:value-type="string">
            <text:p text:style-name="P47">C</text:p>
          </table:table-cell>
          <table:table-cell table:style-name="Table11.A1" office:value-type="string">
            <text:p text:style-name="P47">1</text:p>
          </table:table-cell>
          <table:table-cell table:style-name="Table11.A1" office:value-type="string">
            <text:p text:style-name="P47">an..35</text:p>
          </table:table-cell>
          <table:table-cell table:style-name="Table11.A1" office:value-type="string">
            <text:p text:style-name="P47">1,3</text:p>
          </table:table-cell>
        </table:table-row>
        <table:table-row table:style-name="Table11.1">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row>
        <table:table-row table:style-name="Table11.1">
          <table:table-cell table:style-name="Table11.A1" office:value-type="string">
            <text:p text:style-name="P47">080</text:p>
          </table:table-cell>
          <table:table-cell table:style-name="Table11.A1" office:value-type="string">
            <text:p text:style-name="P47">S020</text:p>
          </table:table-cell>
          <table:table-cell table:style-name="Table11.A1" office:value-type="string">
            <text:p text:style-name="P47">REFERENCE IDENTIFICATION</text:p>
          </table:table-cell>
          <table:table-cell table:style-name="Table11.A1" office:value-type="string">
            <text:p text:style-name="P47">C</text:p>
          </table:table-cell>
          <table:table-cell table:style-name="Table11.A1" office:value-type="string">
            <text:p text:style-name="P47">99</text:p>
          </table:table-cell>
          <table:table-cell table:style-name="Table11.A1" office:value-type="string">
            <text:p text:style-name="P48"/>
          </table:table-cell>
          <table:table-cell table:style-name="Table11.A1" office:value-type="string">
            <text:p text:style-name="P47">3</text:p>
          </table:table-cell>
        </table:table-row>
        <table:table-row table:style-name="Table11.1">
          <table:table-cell table:style-name="Table11.A1" office:value-type="string">
            <text:p text:style-name="P48"/>
          </table:table-cell>
          <table:table-cell table:style-name="Table11.A1" office:value-type="string">
            <text:p text:style-name="P47">0813</text:p>
          </table:table-cell>
          <table:table-cell table:style-name="Table11.A1" office:value-type="string">
            <text:p text:style-name="P49"><text:tab/>Reference qualifier</text:p>
          </table:table-cell>
          <table:table-cell table:style-name="Table11.A1" office:value-type="string">
            <text:p text:style-name="P47">M</text:p>
          </table:table-cell>
          <table:table-cell table:style-name="Table11.A1" office:value-type="string">
            <text:p text:style-name="P48"/>
          </table:table-cell>
          <table:table-cell table:style-name="Table11.A1" office:value-type="string">
            <text:p text:style-name="P47">an..3</text:p>
          </table:table-cell>
          <table:table-cell table:style-name="Table11.A1" office:value-type="string">
            <text:p text:style-name="P48"/>
          </table:table-cell>
        </table:table-row>
        <table:table-row table:style-name="Table11.1">
          <table:table-cell table:style-name="Table11.A1" office:value-type="string">
            <text:p text:style-name="P48"/>
          </table:table-cell>
          <table:table-cell table:style-name="Table11.A1" office:value-type="string">
            <text:p text:style-name="P47">0802</text:p>
          </table:table-cell>
          <table:table-cell table:style-name="Table11.A1" office:value-type="string">
            <text:p text:style-name="P49"><text:tab/>Reference identification number</text:p>
          </table:table-cell>
          <table:table-cell table:style-name="Table11.A1" office:value-type="string">
            <text:p text:style-name="P47">M</text:p>
          </table:table-cell>
          <table:table-cell table:style-name="Table11.A1" office:value-type="string">
            <text:p text:style-name="P48"/>
          </table:table-cell>
          <table:table-cell table:style-name="Table11.A1" office:value-type="string">
            <text:p text:style-name="P47">an..35</text:p>
          </table:table-cell>
          <table:table-cell table:style-name="Table11.A1" office:value-type="string">
            <text:p text:style-name="P48"/>
          </table:table-cell>
        </table:table-row>
        <table:table-row table:style-name="Table11.1">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row>
        <table:table-row table:style-name="Table11.1">
          <table:table-cell table:style-name="Table11.A1" office:value-type="string">
            <text:p text:style-name="P47">090</text:p>
          </table:table-cell>
          <table:table-cell table:style-name="Table11.A1" office:value-type="string">
            <text:p text:style-name="P47">0534 <text:s text:c="9"/></text:p>
          </table:table-cell>
          <table:table-cell table:style-name="Table11.A1" office:value-type="string">
            <text:p text:style-name="P49">SECURITY REFERENCE NUMBER</text:p>
          </table:table-cell>
          <table:table-cell table:style-name="Table11.A1" office:value-type="string">
            <text:p text:style-name="P47">C</text:p>
          </table:table-cell>
          <table:table-cell table:style-name="Table11.A1" office:value-type="string">
            <text:p text:style-name="P47">1</text:p>
          </table:table-cell>
          <table:table-cell table:style-name="Table11.A1" office:value-type="string">
            <text:p text:style-name="P47">an..14</text:p>
          </table:table-cell>
          <table:table-cell table:style-name="Table11.A1" office:value-type="string">
            <text:p text:style-name="P47">6,7,9</text:p>
          </table:table-cell>
        </table:table-row>
        <table:table-row table:style-name="Table11.1">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cell table:style-name="Table11.A1" office:value-type="string">
            <text:p text:style-name="P48"/>
          </table:table-cell>
        </table:table-row>
        <table:table-row table:style-name="Table11.1">
          <table:table-cell table:style-name="Table11.A1" office:value-type="string">
            <text:p text:style-name="P47">100</text:p>
          </table:table-cell>
          <table:table-cell table:style-name="Table11.A1" office:value-type="string">
            <text:p text:style-name="P47">0138</text:p>
          </table:table-cell>
          <table:table-cell table:style-name="Table11.A1" office:value-type="string">
            <text:p text:style-name="P49">SECURITY SEGMENT POSITION</text:p>
          </table:table-cell>
          <table:table-cell table:style-name="Table11.A1" office:value-type="string">
            <text:p text:style-name="P47">C</text:p>
          </table:table-cell>
          <table:table-cell table:style-name="Table11.A1" office:value-type="string">
            <text:p text:style-name="P47">1</text:p>
          </table:table-cell>
          <table:table-cell table:style-name="Table11.A1" office:value-type="string">
            <text:p text:style-name="P47">n..6</text:p>
          </table:table-cell>
          <table:table-cell table:style-name="Table11.A1" office:value-type="string">
            <text:p text:style-name="P47">6,7,9</text:p>
          </table:table-cell>
        </table:table-row>
      </table:table>
      <text:p text:style-name="P51"/>
      <text:p text:style-name="P51"/>
      <text:p text:style-name="P51">Notes:</text:p>
      <text:p text:style-name="P51"/>
      <text:p text:style-name="P193">1.<text:tab/>D1(010, 070) <text:s/>One and only one</text:p>
      <text:p text:style-name="P193">2.<text:tab/>D2(010, 020) <text:s/>All or none</text:p>
      <text:p text:style-name="P193">3.<text:tab/>D2(070, 080) <text:s/>All or none</text:p>
      <text:p text:style-name="P193">4.<text:tab/>D5(050, 040) <text:s/>If first, then all</text:p>
      <text:p text:style-name="P193">5.<text:tab/>D5(060, 050, 040) <text:s/>If first, then all</text:p>
      <text:p text:style-name="P57">6.<text:tab/>D5(090, 050, 040, 100) <text:s/>If first, then all</text:p>
      <text:p text:style-name="P57">7.<text:tab/>D5(100, 090, 050, 040) <text:s/>If first, then all</text:p>
      <text:p text:style-name="P160">8.<text:tab/>0135, may only contain the values UNH, UNT, UNO, UNP, USA, USC, USD, USH, USR, UST, or USU</text:p>
      <text:p text:style-name="P57">9.<text:tab/>This data element shall be present when reporting an error in a security segment</text:p>
      <text:p text:style-name="P162"/>
      <text:p text:style-name="P129"/>
      <text:p text:style-name="P58">UCS<text:tab/>SEGMENT ERROR INDICATION</text:p>
      <text:p text:style-name="P51"/>
      <text:p text:style-name="P191">Function:<text:tab/>To identify either a segment containing an error or a missing segment, and to identify any error related to the complete segment.</text:p>
      <text:p text:style-name="P51"/>
      <table:table table:name="Table12" table:style-name="Table12">
        <table:table-column table:style-name="Table12.A" table:number-columns-repeated="2"/>
        <table:table-column table:style-name="Table12.C"/>
        <table:table-column table:style-name="Table12.D"/>
        <table:table-column table:style-name="Table12.A"/>
        <table:table-column table:style-name="Table12.F" table:number-columns-repeated="2"/>
        <table:table-row table:style-name="Table12.1">
          <table:table-cell table:style-name="Table12.A1" office:value-type="string">
            <text:p text:style-name="P47">POS</text:p>
          </table:table-cell>
          <table:table-cell table:style-name="Table12.A1" office:value-type="string">
            <text:p text:style-name="P47">TAG</text:p>
          </table:table-cell>
          <table:table-cell table:style-name="Table12.A1" office:value-type="string">
            <text:p text:style-name="P47">Name</text:p>
          </table:table-cell>
          <table:table-cell table:style-name="Table12.A1" office:value-type="string">
            <text:p text:style-name="P47">S</text:p>
          </table:table-cell>
          <table:table-cell table:style-name="Table12.A1" office:value-type="string">
            <text:p text:style-name="P47">R</text:p>
          </table:table-cell>
          <table:table-cell table:style-name="Table12.A1" office:value-type="string">
            <text:p text:style-name="P47">Repr.</text:p>
          </table:table-cell>
          <table:table-cell table:style-name="Table12.A1" office:value-type="string">
            <text:p text:style-name="P47">Notes</text:p>
          </table:table-cell>
        </table:table-row>
        <table:table-row table:style-name="Table12.1">
          <table:table-cell table:style-name="Table12.A1" office:value-type="string">
            <text:p text:style-name="P48"/>
          </table:table-cell>
          <table:table-cell table:style-name="Table12.A1" office:value-type="string">
            <text:p text:style-name="P48"/>
          </table:table-cell>
          <table:table-cell table:style-name="Table12.A1" office:value-type="string">
            <text:p text:style-name="P48"/>
          </table:table-cell>
          <table:table-cell table:style-name="Table12.A1" office:value-type="string">
            <text:p text:style-name="P48"/>
          </table:table-cell>
          <table:table-cell table:style-name="Table12.A1" office:value-type="string">
            <text:p text:style-name="P48"/>
          </table:table-cell>
          <table:table-cell table:style-name="Table12.A1" office:value-type="string">
            <text:p text:style-name="P48"/>
          </table:table-cell>
          <table:table-cell table:style-name="Table12.A1" office:value-type="string">
            <text:p text:style-name="P48"/>
          </table:table-cell>
        </table:table-row>
        <table:table-row table:style-name="Table12.1">
          <table:table-cell table:style-name="Table12.A1" office:value-type="string">
            <text:p text:style-name="P47">010</text:p>
          </table:table-cell>
          <table:table-cell table:style-name="Table12.A1" office:value-type="string">
            <text:p text:style-name="P47">0096</text:p>
          </table:table-cell>
          <table:table-cell table:style-name="Table12.A1" office:value-type="string">
            <text:p text:style-name="P47">SEGMENT POSITION IN MESSAGE BODY</text:p>
          </table:table-cell>
          <table:table-cell table:style-name="Table12.A1" office:value-type="string">
            <text:p text:style-name="P47">M</text:p>
          </table:table-cell>
          <table:table-cell table:style-name="Table12.A1" office:value-type="string">
            <text:p text:style-name="P47">1</text:p>
          </table:table-cell>
          <table:table-cell table:style-name="Table12.A1" office:value-type="string">
            <text:p text:style-name="P47">n..6</text:p>
          </table:table-cell>
          <table:table-cell table:style-name="Table12.A1" office:value-type="string">
            <text:p text:style-name="P48"/>
          </table:table-cell>
        </table:table-row>
        <table:table-row table:style-name="Table12.1">
          <table:table-cell table:style-name="Table12.A1" office:value-type="string">
            <text:p text:style-name="P48"/>
          </table:table-cell>
          <table:table-cell table:style-name="Table12.A1" office:value-type="string">
            <text:p text:style-name="P48"/>
          </table:table-cell>
          <table:table-cell table:style-name="Table12.A1" office:value-type="string">
            <text:p text:style-name="P48"/>
          </table:table-cell>
          <table:table-cell table:style-name="Table12.A1" office:value-type="string">
            <text:p text:style-name="P48"/>
          </table:table-cell>
          <table:table-cell table:style-name="Table12.A1" office:value-type="string">
            <text:p text:style-name="P48"/>
          </table:table-cell>
          <table:table-cell table:style-name="Table12.A1" office:value-type="string">
            <text:p text:style-name="P48"/>
          </table:table-cell>
          <table:table-cell table:style-name="Table12.A1" office:value-type="string">
            <text:p text:style-name="P48"/>
          </table:table-cell>
        </table:table-row>
        <table:table-row table:style-name="Table12.1">
          <table:table-cell table:style-name="Table12.A1" office:value-type="string">
            <text:p text:style-name="P47">020</text:p>
          </table:table-cell>
          <table:table-cell table:style-name="Table12.A1" office:value-type="string">
            <text:p text:style-name="P47">0085</text:p>
          </table:table-cell>
          <table:table-cell table:style-name="Table12.A1" office:value-type="string">
            <text:p text:style-name="P47">SYNTAX ERROR, CODED</text:p>
          </table:table-cell>
          <table:table-cell table:style-name="Table12.A1" office:value-type="string">
            <text:p text:style-name="P47">C</text:p>
          </table:table-cell>
          <table:table-cell table:style-name="Table12.A1" office:value-type="string">
            <text:p text:style-name="P47">1</text:p>
          </table:table-cell>
          <table:table-cell table:style-name="Table12.A1" office:value-type="string">
            <text:p text:style-name="P47">an..3</text:p>
          </table:table-cell>
          <table:table-cell table:style-name="Table12.A1" office:value-type="string">
            <text:p text:style-name="P47">1</text:p>
          </table:table-cell>
        </table:table-row>
      </table:table>
      <text:p text:style-name="P195"/>
      <text:p text:style-name="P51">Notes:</text:p>
      <text:p text:style-name="P51"/>
      <text:p text:style-name="P156">1.<text:tab/>0085, shall contain a value only if the error pertains to the segment identified by data element 0096.</text:p>
      <text:p text:style-name="P162"/>
      <text:p text:style-name="P51"/>
      <text:p text:style-name="P121">C.2<text:tab/>Composite data element directory</text:p>
      <text:p text:style-name="P7"/>
      <text:p text:style-name="P7">C.2.3<text:tab/>Index of composite data element by TAG</text:p>
      <text:p text:style-name="P7"/>
      <text:p text:style-name="P196"><text:tab/>TAG<text:tab/>Name</text:p>
      <text:p text:style-name="P197"/>
      <text:p text:style-name="P190"><text:tab/>S011<text:tab/>DATA ELEMENT IDENTIFICATION</text:p>
      <text:p text:style-name="P64"/>
      <text:p text:style-name="P7"/>
      <text:p text:style-name="P7">C.2.4<text:tab/>Index of composite data element by name</text:p>
      <text:p text:style-name="P7"/>
      <text:p text:style-name="P196"><text:tab/>TAG<text:tab/>Name</text:p>
      <text:p text:style-name="P197"/>
      <text:p text:style-name="P190"><text:tab/>S011<text:tab/>DATA ELEMENT IDENTIFICATION</text:p>
      <text:p text:style-name="P55"/>
      <text:p text:style-name="P30"/>
      <text:p text:style-name="P8">C.2.5<text:tab/>Composite data element specifications</text:p>
      <text:p text:style-name="P20"/>
      <text:p text:style-name="P172"/>
      <text:p text:style-name="P20"/>
      <text:p text:style-name="P158">S011<text:tab/>DATA ELEMENT IDENTIFICATION</text:p>
      <text:p text:style-name="P51"/>
      <text:p text:style-name="P158">Desc:<text:tab/>Identification of the position for an erroneous data element. <text:s/>This can be the position of a stand-alone or composite data element in the definition of a segment or a component data element in the definition a composite data element.</text:p>
      <text:p text:style-name="P51"/>
      <table:table table:name="Table13" table:style-name="Table13">
        <table:table-column table:style-name="Table13.A" table:number-columns-repeated="2"/>
        <table:table-column table:style-name="Table13.C"/>
        <table:table-column table:style-name="Table13.D"/>
        <table:table-column table:style-name="Table13.E" table:number-columns-repeated="2"/>
        <table:table-row table:style-name="Table13.1">
          <table:table-cell table:style-name="Table13.A1" office:value-type="string">
            <text:p text:style-name="P47">POS</text:p>
          </table:table-cell>
          <table:table-cell table:style-name="Table13.A1" office:value-type="string">
            <text:p text:style-name="P47">TAG</text:p>
          </table:table-cell>
          <table:table-cell table:style-name="Table13.A1" office:value-type="string">
            <text:p text:style-name="P47">Name</text:p>
          </table:table-cell>
          <table:table-cell table:style-name="Table13.A1" office:value-type="string">
            <text:p text:style-name="P47">S</text:p>
          </table:table-cell>
          <table:table-cell table:style-name="Table13.A1" office:value-type="string">
            <text:p text:style-name="P47">Repr.</text:p>
          </table:table-cell>
          <table:table-cell table:style-name="Table13.A1" office:value-type="string">
            <text:p text:style-name="P47">Notes</text:p>
          </table:table-cell>
        </table:table-row>
        <table:table-row table:style-name="Table13.1">
          <table:table-cell table:style-name="Table13.A1" office:value-type="string">
            <text:p text:style-name="P48"/>
          </table:table-cell>
          <table:table-cell table:style-name="Table13.A1" office:value-type="string">
            <text:p text:style-name="P48"/>
          </table:table-cell>
          <table:table-cell table:style-name="Table13.A1" office:value-type="string">
            <text:p text:style-name="P48"/>
          </table:table-cell>
          <table:table-cell table:style-name="Table13.A1" office:value-type="string">
            <text:p text:style-name="P48"/>
          </table:table-cell>
          <table:table-cell table:style-name="Table13.A1" office:value-type="string">
            <text:p text:style-name="P48"/>
          </table:table-cell>
          <table:table-cell table:style-name="Table13.A1" office:value-type="string">
            <text:p text:style-name="P48"/>
          </table:table-cell>
        </table:table-row>
        <table:table-row table:style-name="Table13.1">
          <table:table-cell table:style-name="Table13.A1" office:value-type="string">
            <text:p text:style-name="P47">010</text:p>
          </table:table-cell>
          <table:table-cell table:style-name="Table13.A1" office:value-type="string">
            <text:p text:style-name="P47">0098</text:p>
          </table:table-cell>
          <table:table-cell table:style-name="Table13.A1" office:value-type="string">
            <text:p text:style-name="P47">Erroneous data element position in segment</text:p>
          </table:table-cell>
          <table:table-cell table:style-name="Table13.A1" office:value-type="string">
            <text:p text:style-name="P47">M</text:p>
          </table:table-cell>
          <table:table-cell table:style-name="Table13.A1" office:value-type="string">
            <text:p text:style-name="P47">n..3</text:p>
          </table:table-cell>
          <table:table-cell table:style-name="Table13.A1" office:value-type="string">
            <text:p text:style-name="P48"/>
          </table:table-cell>
        </table:table-row>
        <table:table-row table:style-name="Table13.1">
          <table:table-cell table:style-name="Table13.A1" office:value-type="string">
            <text:p text:style-name="P47">020</text:p>
          </table:table-cell>
          <table:table-cell table:style-name="Table13.A1" office:value-type="string">
            <text:p text:style-name="P47">0104</text:p>
          </table:table-cell>
          <table:table-cell table:style-name="Table13.A1" office:value-type="string">
            <text:p text:style-name="P47">Erroneous component data element position</text:p>
          </table:table-cell>
          <table:table-cell table:style-name="Table13.A1" office:value-type="string">
            <text:p text:style-name="P47">C</text:p>
          </table:table-cell>
          <table:table-cell table:style-name="Table13.A1" office:value-type="string">
            <text:p text:style-name="P47">n..3</text:p>
          </table:table-cell>
          <table:table-cell table:style-name="Table13.A1" office:value-type="string">
            <text:p text:style-name="P47">1,2</text:p>
          </table:table-cell>
        </table:table-row>
        <table:table-row table:style-name="Table13.1">
          <table:table-cell table:style-name="Table13.A1" office:value-type="string">
            <text:p text:style-name="P47">030</text:p>
          </table:table-cell>
          <table:table-cell table:style-name="Table13.A1" office:value-type="string">
            <text:p text:style-name="P47">0136</text:p>
          </table:table-cell>
          <table:table-cell table:style-name="Table13.A1" office:value-type="string">
            <text:p text:style-name="P47">Erroneous data element occurrence</text:p>
          </table:table-cell>
          <table:table-cell table:style-name="Table13.A1" office:value-type="string">
            <text:p text:style-name="P47">C</text:p>
          </table:table-cell>
          <table:table-cell table:style-name="Table13.A1" office:value-type="string">
            <text:p text:style-name="P47">n..6</text:p>
          </table:table-cell>
          <table:table-cell table:style-name="Table13.A1" office:value-type="string">
            <text:p text:style-name="P47">1,3</text:p>
          </table:table-cell>
        </table:table-row>
      </table:table>
      <text:p text:style-name="P51"/>
      <text:p text:style-name="P51">Notes:</text:p>
      <text:p text:style-name="P51"/>
      <text:p text:style-name="P150">1.<text:tab/>D4(020, 030) <text:s/>One or none</text:p>
      <text:p text:style-name="P150">2.<text:tab/>0104, only used if an error is to be reported in a component data element.</text:p>
      <text:p text:style-name="P150">3.<text:tab/>0136, only used if an error is to be reported in a repeating data element.</text:p>
      <text:p text:style-name="P150"/>
      <text:p text:style-name="P51"/>
      <text:p text:style-name="P186"/>
      <text:p text:style-name="P121">C.3<text:tab/>Simple data element directory</text:p>
      <text:p text:style-name="P7"/>
      <text:p text:style-name="P7">C.3.2<text:tab/>Index of simple data element by tag</text:p>
      <text:p text:style-name="P7"/>
      <text:p text:style-name="P196"><text:tab/>TAG<text:tab/>Name</text:p>
      <text:p text:style-name="P197"/>
      <text:p text:style-name="P190"><text:tab/>0083<text:tab/>Action, coded</text:p>
      <text:p text:style-name="P190"><text:tab/>0085<text:tab/>Syntax error, coded</text:p>
      <text:p text:style-name="P190"><text:tab/>0096<text:tab/>Segment position in message body</text:p>
      <text:p text:style-name="P190"><text:tab/>0098<text:tab/>Erroneous data element position in segment</text:p>
      <text:p text:style-name="P190"><text:tab/>0104<text:tab/>Erroneous component data element position</text:p>
      <text:p text:style-name="P190"><text:tab/>0136<text:tab/>Erroneous data element occurrence</text:p>
      <text:p text:style-name="P56"><text:tab/>0138<text:tab/>Security segment position</text:p>
      <text:p text:style-name="P64"/>
      <text:p text:style-name="P7">C.3.3<text:tab/>Index of simple data element by name</text:p>
      <text:p text:style-name="P7"/>
      <text:p text:style-name="P196"><text:tab/>TAG<text:tab/>Name</text:p>
      <text:p text:style-name="P197"/>
      <text:p text:style-name="P190"><text:tab/>0083<text:tab/>Action, coded</text:p>
      <text:p text:style-name="P190"><text:tab/>0104<text:tab/>Erroneous component data element position</text:p>
      <text:p text:style-name="P190"><text:tab/>0136<text:tab/>Erroneous data element occurrence</text:p>
      <text:p text:style-name="P190"><text:tab/>0098<text:tab/>Erroneous data element position in segment</text:p>
      <text:p text:style-name="P56"><text:tab/>0138<text:tab/>Security segment position</text:p>
      <text:p text:style-name="P190"><text:tab/>0096<text:tab/>Segment position in message body</text:p>
      <text:p text:style-name="P190"><text:tab/>0085<text:tab/>Syntax error, coded</text:p>
      <text:p text:style-name="P64"/>
      <text:p text:style-name="P7"/>
      <text:p text:style-name="P4">C.3.4<text:tab/>Simple data element specifications</text:p>
      <text:p text:style-name="P181"/>
      <text:p text:style-name="P20"/>
      <text:p text:style-name="P158">0083<text:tab/>Action, coded</text:p>
      <text:p text:style-name="P51"/>
      <text:p text:style-name="P158">Desc:<text:tab/>A code indicating acknowledgement, or rejection (the action taken) of a subject interchange, or part of the subject interchange, or indication of interchange receipt.</text:p>
      <text:p text:style-name="P51"/>
      <text:p text:style-name="P158">Repr:<text:tab/>an..3</text:p>
      <text:p text:style-name="P177"/>
      <text:p text:style-name="P51"/>
      <text:p text:style-name="P158">0085<text:tab/>Syntax error, coded</text:p>
      <text:p text:style-name="P51"/>
      <text:p text:style-name="P158">Desc:<text:tab/>A code indicating the error detected.</text:p>
      <text:p text:style-name="P51"/>
      <text:p text:style-name="P158">Repr:<text:tab/>an..3</text:p>
      <text:p text:style-name="P177"/>
      <text:p text:style-name="P51"/>
      <text:p text:style-name="P158">0096<text:tab/>Segment position in message body</text:p>
      <text:p text:style-name="P51"/>
      <text:p text:style-name="P158">Desc:<text:tab/>The numerical count position of a specific segment that is within the actual received message body. <text:s/>The numbering starts with, and includes, the UNH segment as segment number 1. <text:s/>To identify a segment that contains an error, this is the numerical count position of that segment. <text:s/>To report that a segment is missing, this is the numerical count position of the last segment that was processed before the position where the missing segment was expected to be. <text:s/>A missing segment group is denoted by identifying the first segment in the group as missing.</text:p>
      <text:p text:style-name="P51"/>
      <text:p text:style-name="P158">Repr:<text:tab/>n..6</text:p>
      <text:p text:style-name="P177"/>
      <text:p text:style-name="P129"/>
      <text:p text:style-name="P158">0098<text:tab/>Erroneous data element position in segment</text:p>
      <text:p text:style-name="P51"/>
      <text:p text:style-name="P158">Desc:<text:tab/>The numerical count position of the stand-alone or composite data element in error. <text:s/>The segment code and each following stand-alone or composite data element defined in the segment description shall cause the count to be incremented. <text:s/>The segment tag has position number 1.</text:p>
      <text:p text:style-name="P51"/>
      <text:p text:style-name="P158">Repr:<text:tab/>n..3</text:p>
      <text:p text:style-name="P177"/>
      <text:p text:style-name="P51"/>
      <text:p text:style-name="P158">0104<text:tab/>Erroneous component data element position</text:p>
      <text:p text:style-name="P51"/>
      <text:p text:style-name="P158">Desc:<text:tab/>The numerical count position of the component data element in error. <text:s/>Each component data element position defined in the composite data element description shall cause the count to be incremented. <text:s/>The count starts at 1.</text:p>
      <text:p text:style-name="P51"/>
      <text:p text:style-name="P158">Repr:<text:tab/>n..3</text:p>
      <text:p text:style-name="P177"/>
      <text:p text:style-name="P51"/>
      <text:p text:style-name="P158">0136<text:tab/>Erroneous data element occurrence</text:p>
      <text:p text:style-name="P51"/>
      <text:p text:style-name="P158">Desc:<text:tab/>The numerical occurrence of the repeating stand-alone or composite data element in error. <text:s/>Each occurrence (as indicated by the repetition separator) shall cause the count to be incremented. <text:s/>The count starts at 1.</text:p>
      <text:p text:style-name="P51"/>
      <text:p text:style-name="P158">Repr:<text:tab/>n..6</text:p>
      <text:p text:style-name="P177"/>
      <text:p text:style-name="P159"/>
      <text:p text:style-name="P59">0138<text:tab/>Security segment position</text:p>
      <text:p text:style-name="P52"/>
      <text:p text:style-name="P164">Desc:<text:tab/>The numerical count position of a specific security segment that is within the actual received security header/trailer segment group pair, identified by its security reference number. <text:s/>The numbering starts with, and includes, the USH segment as segment number 1. <text:s/>To identify a security segment that contains an error, this is the numerical count position of that security segment. <text:s/>To report that a security segment is missing, this is the numerical count position of the last security segment that was processed before the position where the missing security segment was expected to be. <text:s/>A missing security segment group is denoted by identifying the first segment in the security segment group as missing.</text:p>
      <text:p text:style-name="P52"/>
      <text:p text:style-name="P59">Repr:<text:tab/>n..6</text:p>
      <text:p text:style-name="P179"/>
      <text:p text:style-name="P125">Addendum - to be added to Part 1 annex D when approved</text:p>
      <text:p text:style-name="P14"/>
      <text:p text:style-name="P14">Syntax Service Code Directory</text:p>
      <text:p text:style-name="P14"/>
      <text:p text:style-name="P38">(informative)</text:p>
      <text:p text:style-name="P176"/>
      <text:p text:style-name="P9"/>
      <text:p text:style-name="P9"/>
      <text:p text:style-name="P31">Part 4 requires that the following content be added to Part 1 Annex D of this International Standard in the sections indicated.</text:p>
      <text:p text:style-name="P20"/>
      <text:p text:style-name="P20"/>
      <text:p text:style-name="P4">D.4<text:tab/>Code specifications</text:p>
      <text:p text:style-name="P8"/>
      <text:p text:style-name="P180"/>
      <text:p text:style-name="P51"/>
      <text:p text:style-name="P158">0083<text:tab/>Action, coded</text:p>
      <text:p text:style-name="P51"/>
      <text:p text:style-name="P158">Desc:<text:tab/>A code indicating acknowledgement, or rejection (the action taken) of a subject interchange, or part of the subject interchange, or indication of interchange receipt.</text:p>
      <text:p text:style-name="P51"/>
      <text:p text:style-name="P158">Repr:<text:tab/>an..3</text:p>
      <text:p text:style-name="P51"/>
      <text:p text:style-name="P158">Note:<text:tab/>Code values missing from this code list are applicable to earlier versions of CONTRL and will not be re-used.</text:p>
      <text:p text:style-name="P51"/>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53"/>
          </table:table-cell>
          <table:table-cell table:style-name="Table14.A1" office:value-type="string">
            <text:p text:style-name="P52">4</text:p>
          </table:table-cell>
          <table:table-cell table:style-name="Table14.A1" table:number-columns-spanned="2" office:value-type="string">
            <text:p text:style-name="P52">This level and all lower levels rejected</text:p>
          </table:table-cell>
          <table:covered-table-cell/>
        </table:table-row>
        <table:table-row table:style-name="Table14.1">
          <table:table-cell table:style-name="Table14.A1" office:value-type="string">
            <text:p text:style-name="P53"/>
          </table:table-cell>
          <table:table-cell table:style-name="Table14.A1" office:value-type="string">
            <text:p text:style-name="P53"/>
          </table:table-cell>
          <table:table-cell table:style-name="Table14.A1" office:value-type="string">
            <text:p text:style-name="P53"/>
          </table:table-cell>
          <table:table-cell table:style-name="Table14.A1" office:value-type="string">
            <text:p text:style-name="P52">The corresponding referenced‑level and all its lower referenced‑levels are rejected. <text:s/>One or more errors are reported at this reporting‑level or a lower reporting‑level.</text:p>
            <text:p text:style-name="P52"/>
          </table:table-cell>
        </table:table-row>
        <table:table-row table:style-name="Table14.1">
          <table:table-cell table:style-name="Table14.A1" office:value-type="string">
            <text:p text:style-name="P53"/>
          </table:table-cell>
          <table:table-cell table:style-name="Table14.A1" office:value-type="string">
            <text:p text:style-name="P52">7</text:p>
          </table:table-cell>
          <table:table-cell table:style-name="Table14.A1" table:number-columns-spanned="2" office:value-type="string">
            <text:p text:style-name="P52">This level acknowledged and all lower levels acknowledged if not explicitly rejected</text:p>
          </table:table-cell>
          <table:covered-table-cell/>
        </table:table-row>
        <table:table-row table:style-name="Table14.1">
          <table:table-cell table:style-name="Table14.A1" office:value-type="string">
            <text:p text:style-name="P53"/>
          </table:table-cell>
          <table:table-cell table:style-name="Table14.A1" office:value-type="string">
            <text:p text:style-name="P53"/>
          </table:table-cell>
          <table:table-cell table:style-name="Table14.A1" office:value-type="string">
            <text:p text:style-name="P53"/>
          </table:table-cell>
          <table:table-cell table:style-name="Table14.A1" office:value-type="string">
            <text:p text:style-name="P52">The corresponding referenced‑level is acknowledged. <text:s/>All messages, packages, or groups at the lower referenced‑levels are acknowledged except those explicitly reported as rejected at their reporting‑level in this CONTRL message.</text:p>
            <text:p text:style-name="P52"/>
          </table:table-cell>
        </table:table-row>
        <table:table-row table:style-name="Table14.1">
          <table:table-cell table:style-name="Table14.A1" office:value-type="string">
            <text:p text:style-name="P53"/>
          </table:table-cell>
          <table:table-cell table:style-name="Table14.A1" office:value-type="string">
            <text:p text:style-name="P52">8</text:p>
          </table:table-cell>
          <table:table-cell table:style-name="Table14.A1" table:number-columns-spanned="2" office:value-type="string">
            <text:p text:style-name="P52">Interchange received</text:p>
          </table:table-cell>
          <table:covered-table-cell/>
        </table:table-row>
        <table:table-row table:style-name="Table14.1">
          <table:table-cell table:style-name="Table14.A1" office:value-type="string">
            <text:p text:style-name="P53"/>
          </table:table-cell>
          <table:table-cell table:style-name="Table14.A1" office:value-type="string">
            <text:p text:style-name="P53"/>
          </table:table-cell>
          <table:table-cell table:style-name="Table14.A1" office:value-type="string">
            <text:p text:style-name="P53"/>
          </table:table-cell>
          <table:table-cell table:style-name="Table14.A1" office:value-type="string">
            <text:p text:style-name="P52">Indication of interchange receipt.</text:p>
            <text:p text:style-name="P52"/>
          </table:table-cell>
        </table:table-row>
      </table:table>
      <text:p text:style-name="P186"/>
      <text:p text:style-name="P158">0085<text:tab/>Syntax error, coded</text:p>
      <text:p text:style-name="P51"/>
      <text:p text:style-name="P158">Desc:<text:tab/>A code indicating the syntax error detected.</text:p>
      <text:p text:style-name="P51"/>
      <text:p text:style-name="P158">Repr:<text:tab/>an..3</text:p>
      <text:p text:style-name="P51"/>
      <text:p text:style-name="P51">Note:<text:tab/>Code values missing from this code list are applicable to earlier versions of CONTRL and will not be re-used.</text:p>
      <text:p text:style-name="P51"/>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53"/>
          </table:table-cell>
          <table:table-cell table:style-name="Table15.A1" office:value-type="string">
            <text:p text:style-name="P52">2</text:p>
          </table:table-cell>
          <table:table-cell table:style-name="Table15.A1" table:number-columns-spanned="2" office:value-type="string">
            <text:p text:style-name="P52">Syntax version or level not supported</text:p>
          </table:table-cell>
          <table:covered-table-cell/>
        </table:table-row>
        <table:table-row table:style-name="Table15.1">
          <table:table-cell table:style-name="Table15.A1" office:value-type="string">
            <text:p text:style-name="P53"/>
          </table:table-cell>
          <table:table-cell table:style-name="Table15.A1" office:value-type="string">
            <text:p text:style-name="P53"/>
          </table:table-cell>
          <table:table-cell table:style-name="Table15.A1" office:value-type="string">
            <text:p text:style-name="P53"/>
          </table:table-cell>
          <table:table-cell table:style-name="Table15.A1" office:value-type="string">
            <text:p text:style-name="P52">Notification that the syntax version and/or level is not supported by the recipient.</text:p>
            <text:p text:style-name="P52"/>
          </table:table-cell>
        </table:table-row>
        <table:table-row table:style-name="Table15.1">
          <table:table-cell table:style-name="Table15.A1" office:value-type="string">
            <text:p text:style-name="P53"/>
          </table:table-cell>
          <table:table-cell table:style-name="Table15.A1" office:value-type="string">
            <text:p text:style-name="P52">7</text:p>
          </table:table-cell>
          <table:table-cell table:style-name="Table15.A1" table:number-columns-spanned="2" office:value-type="string">
            <text:p text:style-name="P52">Interchange recipient not actual recipient</text:p>
          </table:table-cell>
          <table:covered-table-cell/>
        </table:table-row>
        <table:table-row table:style-name="Table15.1">
          <table:table-cell table:style-name="Table15.A1" office:value-type="string">
            <text:p text:style-name="P53"/>
          </table:table-cell>
          <table:table-cell table:style-name="Table15.A1" office:value-type="string">
            <text:p text:style-name="P53"/>
          </table:table-cell>
          <table:table-cell table:style-name="Table15.A1" office:value-type="string">
            <text:p text:style-name="P53"/>
          </table:table-cell>
          <table:table-cell table:style-name="Table15.A1" office:value-type="string">
            <text:p text:style-name="P52">Notification that the Interchange recipient (S003) is different from the actual recipient.</text:p>
            <text:p text:style-name="P52"/>
          </table:table-cell>
        </table:table-row>
      </table:table>
      <text:p text:style-name="P120"/>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53"/>
          </table:table-cell>
          <table:table-cell table:style-name="Table16.A1" office:value-type="string">
            <text:p text:style-name="P52">12</text:p>
          </table:table-cell>
          <table:table-cell table:style-name="Table16.A1" table:number-columns-spanned="2" office:value-type="string">
            <text:p text:style-name="P52">Invalid value</text:p>
          </table:table-cell>
          <table:covered-table-cell/>
        </table:table-row>
        <table:table-row table:style-name="Table16.1">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2">Notification that the value of a stand-alone data element, composite data element or component data element does not conform to the relevant specifications for the value.</text:p>
            <text:p text:style-name="P52"/>
          </table:table-cell>
        </table:table-row>
        <table:table-row table:style-name="Table16.1">
          <table:table-cell table:style-name="Table16.A1" office:value-type="string">
            <text:p text:style-name="P53"/>
          </table:table-cell>
          <table:table-cell table:style-name="Table16.A1" office:value-type="string">
            <text:p text:style-name="P52">13</text:p>
          </table:table-cell>
          <table:table-cell table:style-name="Table16.A1" table:number-columns-spanned="2" office:value-type="string">
            <text:p text:style-name="P52">Missing</text:p>
          </table:table-cell>
          <table:covered-table-cell/>
        </table:table-row>
        <table:table-row table:style-name="Table16.1">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2">Notification that a mandatory (or otherwise required) service or user segment, data element, composite data element or component data element is missing.</text:p>
            <text:p text:style-name="P52"/>
          </table:table-cell>
        </table:table-row>
        <table:table-row table:style-name="Table16.1">
          <table:table-cell table:style-name="Table16.A1" office:value-type="string">
            <text:p text:style-name="P53"/>
          </table:table-cell>
          <table:table-cell table:style-name="Table16.A1" office:value-type="string">
            <text:p text:style-name="P52">14</text:p>
          </table:table-cell>
          <table:table-cell table:style-name="Table16.A1" table:number-columns-spanned="2" office:value-type="string">
            <text:p text:style-name="P52">Value not supported in this position</text:p>
          </table:table-cell>
          <table:covered-table-cell/>
        </table:table-row>
        <table:table-row table:style-name="Table16.1">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2">Notification that the recipient does not support use of the specific value of an identified stand-alone data element, composite data element or component data element in the position where it is used. <text:s/>The value may be valid according to the relevant specifications and may be supported if it is used in another position.</text:p>
            <text:p text:style-name="P52"/>
          </table:table-cell>
        </table:table-row>
        <table:table-row table:style-name="Table16.1">
          <table:table-cell table:style-name="Table16.A1" office:value-type="string">
            <text:p text:style-name="P53"/>
          </table:table-cell>
          <table:table-cell table:style-name="Table16.A1" office:value-type="string">
            <text:p text:style-name="P52">15</text:p>
          </table:table-cell>
          <table:table-cell table:style-name="Table16.A1" table:number-columns-spanned="2" office:value-type="string">
            <text:p text:style-name="P52">Not supported in this position</text:p>
          </table:table-cell>
          <table:covered-table-cell/>
        </table:table-row>
        <table:table-row table:style-name="Table16.1">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2">Notification that the recipient does not support use of the segment type, stand-alone data element type, composite data element type or component data element type in the identified position.</text:p>
            <text:p text:style-name="P52"/>
          </table:table-cell>
        </table:table-row>
        <table:table-row table:style-name="Table16.1">
          <table:table-cell table:style-name="Table16.A1" office:value-type="string">
            <text:p text:style-name="P53"/>
          </table:table-cell>
          <table:table-cell table:style-name="Table16.A1" office:value-type="string">
            <text:p text:style-name="P52">16</text:p>
          </table:table-cell>
          <table:table-cell table:style-name="Table16.A1" table:number-columns-spanned="2" office:value-type="string">
            <text:p text:style-name="P52">Too many constituents</text:p>
          </table:table-cell>
          <table:covered-table-cell/>
        </table:table-row>
        <table:table-row table:style-name="Table16.1">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2">Notification that the identified segment contained to many data elements or that the identified composite data element contained too many component data elements.</text:p>
            <text:p text:style-name="P52"/>
          </table:table-cell>
        </table:table-row>
        <table:table-row table:style-name="Table16.1">
          <table:table-cell table:style-name="Table16.A1" office:value-type="string">
            <text:p text:style-name="P53"/>
          </table:table-cell>
          <table:table-cell table:style-name="Table16.A1" office:value-type="string">
            <text:p text:style-name="P52">17</text:p>
          </table:table-cell>
          <table:table-cell table:style-name="Table16.A1" table:number-columns-spanned="2" office:value-type="string">
            <text:p text:style-name="P52">No agreement</text:p>
          </table:table-cell>
          <table:covered-table-cell/>
        </table:table-row>
        <table:table-row table:style-name="Table16.1">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2">No agreement exists that allows receipt of an interchange, group, message, or package with the value of the identified stand-alone data element, composite data element or component data element.</text:p>
            <text:p text:style-name="P52"/>
          </table:table-cell>
        </table:table-row>
        <table:table-row table:style-name="Table16.1">
          <table:table-cell table:style-name="Table16.A1" office:value-type="string">
            <text:p text:style-name="P53"/>
          </table:table-cell>
          <table:table-cell table:style-name="Table16.A1" office:value-type="string">
            <text:p text:style-name="P52">18</text:p>
          </table:table-cell>
          <table:table-cell table:style-name="Table16.A1" table:number-columns-spanned="2" office:value-type="string">
            <text:p text:style-name="P52">Unspecified error</text:p>
          </table:table-cell>
          <table:covered-table-cell/>
        </table:table-row>
        <table:table-row table:style-name="Table16.1">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2">Notification that an error has been identified, but the nature of the error is not reported.</text:p>
            <text:p text:style-name="P52"/>
          </table:table-cell>
        </table:table-row>
        <table:table-row table:style-name="Table16.1">
          <table:table-cell table:style-name="Table16.A1" office:value-type="string">
            <text:p text:style-name="P53"/>
          </table:table-cell>
          <table:table-cell table:style-name="Table16.A1" office:value-type="string">
            <text:p text:style-name="P52">20</text:p>
          </table:table-cell>
          <table:table-cell table:style-name="Table16.A1" table:number-columns-spanned="2" office:value-type="string">
            <text:p text:style-name="P52">Character invalid as service character</text:p>
          </table:table-cell>
          <table:covered-table-cell/>
        </table:table-row>
        <table:table-row table:style-name="Table16.1">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2">Notification that a character advised in UNA is invalid as a service character.</text:p>
            <text:p text:style-name="P52"/>
          </table:table-cell>
        </table:table-row>
        <table:table-row table:style-name="Table16.1">
          <table:table-cell table:style-name="Table16.A1" office:value-type="string">
            <text:p text:style-name="P53"/>
          </table:table-cell>
          <table:table-cell table:style-name="Table16.A1" office:value-type="string">
            <text:p text:style-name="P52">21</text:p>
          </table:table-cell>
          <table:table-cell table:style-name="Table16.A1" table:number-columns-spanned="2" office:value-type="string">
            <text:p text:style-name="P52">Invalid character(s)</text:p>
          </table:table-cell>
          <table:covered-table-cell/>
        </table:table-row>
        <table:table-row table:style-name="Table16.1">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2">Notification that one or more character(s) used in the interchange is not a valid character as defined by the syntax identifier indicated in UNB. <text:s/>The invalid character is part of the referenced‑level, or followed immediately after the identified part of the interchange.</text:p>
            <text:p text:style-name="P52"/>
          </table:table-cell>
        </table:table-row>
        <table:table-row table:style-name="Table16.1">
          <table:table-cell table:style-name="Table16.A1" office:value-type="string">
            <text:p text:style-name="P53"/>
          </table:table-cell>
          <table:table-cell table:style-name="Table16.A1" office:value-type="string">
            <text:p text:style-name="P52">22</text:p>
          </table:table-cell>
          <table:table-cell table:style-name="Table16.A1" table:number-columns-spanned="2" office:value-type="string">
            <text:p text:style-name="P52">Invalid service character(s)</text:p>
          </table:table-cell>
          <table:covered-table-cell/>
        </table:table-row>
        <table:table-row table:style-name="Table16.1">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2">Notification that the service character(s) used in the interchange is not a valid service character as advised in UNA or not one of the default service characters. <text:s/>If the code is used in UCS or UCD, the invalid character followed immediately after the identified part of the interchange.</text:p>
            <text:p text:style-name="P52"/>
          </table:table-cell>
        </table:table-row>
        <table:table-row table:style-name="Table16.1">
          <table:table-cell table:style-name="Table16.A1" office:value-type="string">
            <text:p text:style-name="P53"/>
          </table:table-cell>
          <table:table-cell table:style-name="Table16.A1" office:value-type="string">
            <text:p text:style-name="P52">23</text:p>
          </table:table-cell>
          <table:table-cell table:style-name="Table16.A1" table:number-columns-spanned="2" office:value-type="string">
            <text:p text:style-name="P52">Unknown Interchange sender</text:p>
          </table:table-cell>
          <table:covered-table-cell/>
        </table:table-row>
        <table:table-row table:style-name="Table16.1">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2">Notification that the Interchange sender (S002) is unknown.</text:p>
            <text:p text:style-name="P52"/>
          </table:table-cell>
        </table:table-row>
        <table:table-row table:style-name="Table16.1">
          <table:table-cell table:style-name="Table16.A1" office:value-type="string">
            <text:p text:style-name="P53"/>
          </table:table-cell>
          <table:table-cell table:style-name="Table16.A1" office:value-type="string">
            <text:p text:style-name="P52">24</text:p>
          </table:table-cell>
          <table:table-cell table:style-name="Table16.A1" table:number-columns-spanned="2" office:value-type="string">
            <text:p text:style-name="P52">Too old</text:p>
          </table:table-cell>
          <table:covered-table-cell/>
        </table:table-row>
        <table:table-row table:style-name="Table16.1">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2">Notification that the received interchange or group is older than a limit specified in an IA or determined by the recipient.</text:p>
            <text:p text:style-name="P52"/>
          </table:table-cell>
        </table:table-row>
        <table:table-row table:style-name="Table16.1">
          <table:table-cell table:style-name="Table16.A1" office:value-type="string">
            <text:p text:style-name="P53"/>
          </table:table-cell>
          <table:table-cell table:style-name="Table16.A1" office:value-type="string">
            <text:p text:style-name="P52">25</text:p>
          </table:table-cell>
          <table:table-cell table:style-name="Table16.A1" table:number-columns-spanned="2" office:value-type="string">
            <text:p text:style-name="P52">Test indicator not supported</text:p>
          </table:table-cell>
          <table:covered-table-cell/>
        </table:table-row>
        <table:table-row table:style-name="Table16.1">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3"/>
          </table:table-cell>
          <table:table-cell table:style-name="Table16.A1" office:value-type="string">
            <text:p text:style-name="P52">Notification that test processing can not be performed for the identified interchange, group, message, or package.</text:p>
            <text:p text:style-name="P52"/>
          </table:table-cell>
        </table:table-row>
      </table:table>
      <text:p text:style-name="P120"/>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53"/>
          </table:table-cell>
          <table:table-cell table:style-name="Table17.A1" office:value-type="string">
            <text:p text:style-name="P52">26</text:p>
          </table:table-cell>
          <table:table-cell table:style-name="Table17.A1" table:number-columns-spanned="2" office:value-type="string">
            <text:p text:style-name="P52">Duplicate detected</text:p>
          </table:table-cell>
          <table:covered-table-cell/>
        </table:table-row>
        <table:table-row table:style-name="Table17.1">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2">Notification that a possible duplication of a previously received interchange, group, message, or package has been detected. <text:s/>The earlier transmission may have been rejected.</text:p>
            <text:p text:style-name="P52"/>
          </table:table-cell>
        </table:table-row>
        <table:table-row table:style-name="Table17.1">
          <table:table-cell table:style-name="Table17.A1" office:value-type="string">
            <text:p text:style-name="P53"/>
          </table:table-cell>
          <table:table-cell table:style-name="Table17.A1" office:value-type="string">
            <text:p text:style-name="P52">28</text:p>
          </table:table-cell>
          <table:table-cell table:style-name="Table17.A1" table:number-columns-spanned="2" office:value-type="string">
            <text:p text:style-name="P52">References do not match</text:p>
          </table:table-cell>
          <table:covered-table-cell/>
        </table:table-row>
        <table:table-row table:style-name="Table17.1">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2">Notification that the control reference in UNB, UNG, UNH, UNO, USH, or USD does not match the one in UNZ, UNE, UNT, UNP, UST, or USU, respectively.</text:p>
            <text:p text:style-name="P52"/>
          </table:table-cell>
        </table:table-row>
        <table:table-row table:style-name="Table17.1">
          <table:table-cell table:style-name="Table17.A1" office:value-type="string">
            <text:p text:style-name="P53"/>
          </table:table-cell>
          <table:table-cell table:style-name="Table17.A1" office:value-type="string">
            <text:p text:style-name="P52">29</text:p>
          </table:table-cell>
          <table:table-cell table:style-name="Table17.A1" table:number-columns-spanned="2" office:value-type="string">
            <text:p text:style-name="P52">Control count does not match number of instances received</text:p>
          </table:table-cell>
          <table:covered-table-cell/>
        </table:table-row>
        <table:table-row table:style-name="Table17.1">
          <table:table-cell table:style-name="Table17.A1" office:value-type="string">
            <text:p text:style-name="P19"><text:s/></text:p>
          </table:table-cell>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2">Notification that the number of groups, messages, or segments does not match the number given in UNZ, UNE, UNT, or UST or that the length of an object or of encrypted data is not equal to the length stated in the UNO, UNP, USD, or USU.</text:p>
            <text:p text:style-name="P52"/>
          </table:table-cell>
        </table:table-row>
        <table:table-row table:style-name="Table17.1">
          <table:table-cell table:style-name="Table17.A1" office:value-type="string">
            <text:p text:style-name="P53"/>
          </table:table-cell>
          <table:table-cell table:style-name="Table17.A1" office:value-type="string">
            <text:p text:style-name="P52">30</text:p>
          </table:table-cell>
          <table:table-cell table:style-name="Table17.A1" table:number-columns-spanned="2" office:value-type="string">
            <text:p text:style-name="P52">Groups and messages/packages mixed</text:p>
          </table:table-cell>
          <table:covered-table-cell/>
        </table:table-row>
        <table:table-row table:style-name="Table17.1">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2">Notification that groups have been mixed with messages/packages outside of groups in the interchange.</text:p>
            <text:p text:style-name="P52"/>
          </table:table-cell>
        </table:table-row>
        <table:table-row table:style-name="Table17.1">
          <table:table-cell table:style-name="Table17.A1" office:value-type="string">
            <text:p text:style-name="P53"/>
          </table:table-cell>
          <table:table-cell table:style-name="Table17.A1" office:value-type="string">
            <text:p text:style-name="P52">32</text:p>
          </table:table-cell>
          <table:table-cell table:style-name="Table17.A1" table:number-columns-spanned="2" office:value-type="string">
            <text:p text:style-name="P52">Lower level empty</text:p>
          </table:table-cell>
          <table:covered-table-cell/>
        </table:table-row>
        <table:table-row table:style-name="Table17.1">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2">Notification that the interchange does not contain any messages, packages, or groups, or a group does not contain any messages or packages.</text:p>
            <text:p text:style-name="P52"/>
          </table:table-cell>
        </table:table-row>
        <table:table-row table:style-name="Table17.1">
          <table:table-cell table:style-name="Table17.A1" office:value-type="string">
            <text:p text:style-name="P53"/>
          </table:table-cell>
          <table:table-cell table:style-name="Table17.A1" office:value-type="string">
            <text:p text:style-name="P52">33</text:p>
          </table:table-cell>
          <table:table-cell table:style-name="Table17.A1" table:number-columns-spanned="2" office:value-type="string">
            <text:p text:style-name="P52">Invalid occurrence outside message, package, or group</text:p>
          </table:table-cell>
          <table:covered-table-cell/>
        </table:table-row>
        <table:table-row table:style-name="Table17.1">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2">Notification of an invalid segment or data element in the interchange, between messages or between packages or between groups. <text:s/>Rejection is reported at the level above.</text:p>
            <text:p text:style-name="P52"/>
          </table:table-cell>
        </table:table-row>
        <table:table-row table:style-name="Table17.1">
          <table:table-cell table:style-name="Table17.A1" office:value-type="string">
            <text:p text:style-name="P53"/>
          </table:table-cell>
          <table:table-cell table:style-name="Table17.A1" office:value-type="string">
            <text:p text:style-name="P52">35</text:p>
          </table:table-cell>
          <table:table-cell table:style-name="Table17.A1" table:number-columns-spanned="2" office:value-type="string">
            <text:p text:style-name="P52">Too many repetitions</text:p>
          </table:table-cell>
          <table:covered-table-cell/>
        </table:table-row>
        <table:table-row table:style-name="Table17.1">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2">Notification that a stand-alone data element, composite data element or segment is repeated too many times.</text:p>
            <text:p text:style-name="P52"/>
          </table:table-cell>
        </table:table-row>
        <table:table-row table:style-name="Table17.1">
          <table:table-cell table:style-name="Table17.A1" office:value-type="string">
            <text:p text:style-name="P53"/>
          </table:table-cell>
          <table:table-cell table:style-name="Table17.A1" office:value-type="string">
            <text:p text:style-name="P52">36</text:p>
          </table:table-cell>
          <table:table-cell table:style-name="Table17.A1" table:number-columns-spanned="2" office:value-type="string">
            <text:p text:style-name="P52">Too many segment group repetitions</text:p>
          </table:table-cell>
          <table:covered-table-cell/>
        </table:table-row>
        <table:table-row table:style-name="Table17.1">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2">Notification that a segment group is repeated too many times.</text:p>
            <text:p text:style-name="P52"/>
          </table:table-cell>
        </table:table-row>
        <table:table-row table:style-name="Table17.1">
          <table:table-cell table:style-name="Table17.A1" office:value-type="string">
            <text:p text:style-name="P53"/>
          </table:table-cell>
          <table:table-cell table:style-name="Table17.A1" office:value-type="string">
            <text:p text:style-name="P52">37</text:p>
          </table:table-cell>
          <table:table-cell table:style-name="Table17.A1" table:number-columns-spanned="2" office:value-type="string">
            <text:p text:style-name="P52">Invalid type of character(s)</text:p>
          </table:table-cell>
          <table:covered-table-cell/>
        </table:table-row>
        <table:table-row table:style-name="Table17.1">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2">Notification that one or more numeric characters are used in an alphabetic (component) data element or that one or more alphabetic characters are used in a numeric (component) data element.</text:p>
            <text:p text:style-name="P52"/>
          </table:table-cell>
        </table:table-row>
        <table:table-row table:style-name="Table17.1">
          <table:table-cell table:style-name="Table17.A1" office:value-type="string">
            <text:p text:style-name="P53"/>
          </table:table-cell>
          <table:table-cell table:style-name="Table17.A1" office:value-type="string">
            <text:p text:style-name="P52">39</text:p>
          </table:table-cell>
          <table:table-cell table:style-name="Table17.A1" table:number-columns-spanned="2" office:value-type="string">
            <text:p text:style-name="P52">Data element too long</text:p>
          </table:table-cell>
          <table:covered-table-cell/>
        </table:table-row>
        <table:table-row table:style-name="Table17.1">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2">Notification that the length of the data element received exceeds the maximum length specified in the data element description.</text:p>
            <text:p text:style-name="P52"/>
          </table:table-cell>
        </table:table-row>
        <table:table-row table:style-name="Table17.1">
          <table:table-cell table:style-name="Table17.A1" office:value-type="string">
            <text:p text:style-name="P53"/>
          </table:table-cell>
          <table:table-cell table:style-name="Table17.A1" office:value-type="string">
            <text:p text:style-name="P52">40</text:p>
          </table:table-cell>
          <table:table-cell table:style-name="Table17.A1" table:number-columns-spanned="2" office:value-type="string">
            <text:p text:style-name="P52">Data element too short</text:p>
          </table:table-cell>
          <table:covered-table-cell/>
        </table:table-row>
        <table:table-row table:style-name="Table17.1">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2">Notification that the length of the data element received is shorter than the minimum length specified in the data element description.</text:p>
            <text:p text:style-name="P52"/>
          </table:table-cell>
        </table:table-row>
        <table:table-row table:style-name="Table17.1">
          <table:table-cell table:style-name="Table17.A1" office:value-type="string">
            <text:p text:style-name="P53"/>
          </table:table-cell>
          <table:table-cell table:style-name="Table17.A1" office:value-type="string">
            <text:p text:style-name="P52">45</text:p>
          </table:table-cell>
          <table:table-cell table:style-name="Table17.A1" table:number-columns-spanned="2" office:value-type="string">
            <text:p text:style-name="P52">Trailing separator</text:p>
          </table:table-cell>
          <table:covered-table-cell/>
        </table:table-row>
        <table:table-row table:style-name="Table17.1">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3"/>
          </table:table-cell>
          <table:table-cell table:style-name="Table17.A1" office:value-type="string">
            <text:p text:style-name="P52">Notification of one of the following:</text:p>
            <text:p text:style-name="P198">‑<text:tab/>the last character before the segment terminator is a data element separator or a component data element separator or a repeating data element separator, or</text:p>
            <text:p text:style-name="P199">‑<text:tab/>the last character before a data element separator is a component data element separator or a repeating data element separator.</text:p>
            <text:p text:style-name="P199"/>
          </table:table-cell>
        </table:table-row>
      </table:table>
      <text:p text:style-name="P120"/>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53"/>
          </table:table-cell>
          <table:table-cell table:style-name="Table18.A1" office:value-type="string">
            <text:p text:style-name="P52">46</text:p>
          </table:table-cell>
          <table:table-cell table:style-name="Table18.A1" table:number-columns-spanned="2" office:value-type="string">
            <text:p text:style-name="P52">Character set not supported</text:p>
          </table:table-cell>
          <table:covered-table-cell/>
        </table:table-row>
        <table:table-row table:style-name="Table18.1">
          <table:table-cell table:style-name="Table18.A1" office:value-type="string">
            <text:p text:style-name="P53"/>
          </table:table-cell>
          <table:table-cell table:style-name="Table18.A1" office:value-type="string">
            <text:p text:style-name="P53"/>
          </table:table-cell>
          <table:table-cell table:style-name="Table18.A1" office:value-type="string">
            <text:p text:style-name="P53"/>
          </table:table-cell>
          <table:table-cell table:style-name="Table18.A1" office:value-type="string">
            <text:p text:style-name="P52">Notification that one or more characters used are not in the character set defined by the syntax identifier, or the character set identified by the escape sequence for the code extension technique is not supported by the recipient.</text:p>
            <text:p text:style-name="P52"/>
          </table:table-cell>
        </table:table-row>
        <table:table-row table:style-name="Table18.1">
          <table:table-cell table:style-name="Table18.A1" office:value-type="string">
            <text:p text:style-name="P53"/>
          </table:table-cell>
          <table:table-cell table:style-name="Table18.A1" office:value-type="string">
            <text:p text:style-name="P52">47</text:p>
          </table:table-cell>
          <table:table-cell table:style-name="Table18.A1" table:number-columns-spanned="2" office:value-type="string">
            <text:p text:style-name="P52">Envelope functionality not supported</text:p>
          </table:table-cell>
          <table:covered-table-cell/>
        </table:table-row>
        <table:table-row table:style-name="Table18.1">
          <table:table-cell table:style-name="Table18.A1" office:value-type="string">
            <text:p text:style-name="P53"/>
          </table:table-cell>
          <table:table-cell table:style-name="Table18.A1" office:value-type="string">
            <text:p text:style-name="P53"/>
          </table:table-cell>
          <table:table-cell table:style-name="Table18.A1" office:value-type="string">
            <text:p text:style-name="P53"/>
          </table:table-cell>
          <table:table-cell table:style-name="Table18.A1" office:value-type="string">
            <text:p text:style-name="P52">Notification that the envelope structure encountered is not supported by the recipient.</text:p>
            <text:p text:style-name="P52"/>
          </table:table-cell>
        </table:table-row>
      </table:table>
      <text:p text:style-name="P51"/>
      <text:p text:style-name="P186"/>
      <text:p text:style-name="P51"/>
      <text:p text:style-name="P72"><text:span text:style-name="T10"><text:tab/><text:tab/><text:tab/><text:tab/><text:tab/></text:span><text:span text:style-name="T12"><text:tab/><text:tab/><text:tab/><text:tab/></text:span><text:span text:style-name="T10"><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face style:name="Courier New" svg:font-family="'Courier New'" style:font-family-generic="modern"/>
    <style:font-face style:name="ＭＳ 明朝" svg:font-family="'ＭＳ 明朝'"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ＭＳ 明朝" fo:font-family="'ＭＳ 明朝'" style:font-family-generic="roman" fo:font-size="10pt" fo:language="en" fo:country="GB" style:font-name-asian="ＭＳ 明朝" style:font-family-asian="'ＭＳ 明朝'" style:font-family-generic-asian="roman" style:font-size-asian="10pt" style:font-name-complex="ＭＳ 明朝" style:font-family-complex="'ＭＳ 明朝'" style:font-family-generic-complex="roman"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30.11mm" fo:text-indent="0mm" style:auto-text-indent="false">
        <style:tab-stops>
          <style:tab-stop style:position="5.08mm"/>
          <style:tab-stop style:position="15.24mm"/>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8" style:display-name="Contents 8" style:family="paragraph" style:parent-style-name="Standard" style:next-style-name="Standard" style:class="index">
      <style:paragraph-properties fo:margin-left="12.7mm" fo:margin-right="0mm" fo:text-indent="-12.7mm" style:auto-text-indent="false">
        <style:tab-stops>
          <style:tab-stop style:position="158.75mm"/>
          <style:tab-stop style:position="165.1mm" style:type="right"/>
        </style:tab-stops>
      </style:paragraph-properties>
      <style:text-properties fo:language="en" fo:country="US"/>
    </style:style>
    <style:style style:name="Contents_20_7" style:display-name="Contents 7" style:family="paragraph" style:parent-style-name="Standard" style:next-style-name="Standard" style:class="index">
      <style:paragraph-properties fo:margin-left="12.7mm" fo:margin-right="0mm" fo:text-indent="-12.7mm" style:auto-text-indent="false"/>
      <style:text-properties fo:language="en" fo:country="US"/>
    </style:style>
    <style:style style:name="Contents_20_6" style:display-name="Contents 6" style:family="paragraph" style:parent-style-name="Standard" style:next-style-name="Standard" style:class="index">
      <style:paragraph-properties fo:margin-left="12.7mm" fo:margin-right="0mm" fo:text-indent="-12.7mm" style:auto-text-indent="false">
        <style:tab-stops>
          <style:tab-stop style:position="158.75mm"/>
          <style:tab-stop style:position="165.1mm" style:type="right"/>
        </style:tab-stops>
      </style:paragraph-properties>
      <style:text-properties fo:language="en" fo:country="US"/>
    </style:style>
    <style:style style:name="Contents_20_5" style:display-name="Contents 5" style:family="paragraph" style:parent-style-name="Standard" style:next-style-name="Standard" style:class="index">
      <style:paragraph-properties fo:margin-left="63.5mm" fo:margin-right="12.7mm" fo:text-indent="-12.7mm" style:auto-text-indent="false">
        <style:tab-stops>
          <style:tab-stop style:position="158.75mm" style:leader-style="dotted" style:leader-text="."/>
          <style:tab-stop style:position="165.1mm" style:type="right"/>
        </style:tab-stops>
      </style:paragraph-properties>
      <style:text-properties fo:language="en" fo:country="US"/>
    </style:style>
    <style:style style:name="Contents_20_4" style:display-name="Contents 4" style:family="paragraph" style:parent-style-name="Standard" style:next-style-name="Standard" style:class="index">
      <style:paragraph-properties fo:margin-left="50.8mm" fo:margin-right="12.7mm" fo:text-indent="-12.7mm" style:auto-text-indent="false">
        <style:tab-stops>
          <style:tab-stop style:position="158.75mm" style:leader-style="dotted" style:leader-text="."/>
          <style:tab-stop style:position="165.1mm" style:type="right"/>
        </style:tab-stops>
      </style:paragraph-properties>
      <style:text-properties fo:language="en" fo:country="US"/>
    </style:style>
    <style:style style:name="Contents_20_3" style:display-name="Contents 3" style:family="paragraph" style:parent-style-name="Standard" style:next-style-name="Standard" style:class="index">
      <style:paragraph-properties fo:margin-left="38.1mm" fo:margin-right="12.7mm" fo:text-indent="-12.7mm" style:auto-text-indent="false">
        <style:tab-stops>
          <style:tab-stop style:position="158.75mm" style:leader-style="dotted" style:leader-text="."/>
          <style:tab-stop style:position="165.1mm" style:type="right"/>
        </style:tab-stops>
      </style:paragraph-properties>
      <style:text-properties fo:language="en" fo:country="US"/>
    </style:style>
    <style:style style:name="Contents_20_2" style:display-name="Contents 2" style:family="paragraph" style:parent-style-name="Standard" style:next-style-name="Standard" style:class="index">
      <style:paragraph-properties fo:margin-left="25.4mm" fo:margin-right="12.7mm" fo:text-indent="-12.7mm" style:auto-text-indent="false">
        <style:tab-stops>
          <style:tab-stop style:position="158.75mm" style:leader-style="dotted" style:leader-text="."/>
          <style:tab-stop style:position="165.1mm" style:type="right"/>
        </style:tab-stops>
      </style:paragraph-properties>
      <style:text-properties fo:language="en" fo:country="US"/>
    </style:style>
    <style:style style:name="Contents_20_1" style:display-name="Contents 1" style:family="paragraph" style:parent-style-name="Standard" style:next-style-name="Standard" style:class="index">
      <style:paragraph-properties fo:margin-left="12.7mm" fo:margin-right="12.7mm" fo:margin-top="8.47mm" fo:margin-bottom="0mm" loext:contextual-spacing="false" fo:text-indent="-12.7mm" style:auto-text-indent="false">
        <style:tab-stops>
          <style:tab-stop style:position="158.75mm" style:leader-style="dotted" style:leader-text="."/>
          <style:tab-stop style:position="165.1mm" style:type="right"/>
        </style:tab-stops>
      </style:paragraph-properties>
      <style:text-properties fo:language="en" fo:country="US"/>
    </style:style>
    <style:style style:name="Index_20_2" style:display-name="Index 2" style:family="paragraph" style:parent-style-name="Standard" style:next-style-name="Standard" style:class="index">
      <style:paragraph-properties fo:margin-left="25.4mm" fo:margin-right="12.7mm" fo:text-indent="-12.7mm" style:auto-text-indent="false">
        <style:tab-stops>
          <style:tab-stop style:position="158.75mm" style:leader-style="dotted" style:leader-text="."/>
          <style:tab-stop style:position="165.1mm" style:type="right"/>
        </style:tab-stops>
      </style:paragraph-properties>
      <style:text-properties fo:language="en" fo:country="US"/>
    </style:style>
    <style:style style:name="Index_20_1" style:display-name="Index 1" style:family="paragraph" style:parent-style-name="Standard" style:next-style-name="Standard" style:class="index">
      <style:paragraph-properties fo:margin-left="25.4mm" fo:margin-right="12.7mm" fo:text-indent="-25.4mm" style:auto-text-indent="false">
        <style:tab-stops>
          <style:tab-stop style:position="158.75mm" style:leader-style="dotted" style:leader-text="."/>
          <style:tab-stop style:position="165.1mm" style:type="right"/>
        </style:tab-stops>
      </style:paragraph-properties>
      <style:text-properties fo:language="en" fo:country="US"/>
    </style:style>
    <style:style style:name="Footer" style:family="paragraph" style:parent-style-name="Standard" style:class="extra">
      <style:paragraph-properties>
        <style:tab-stops>
          <style:tab-stop style:position="76.2mm" style:type="center"/>
          <style:tab-stop style:position="152.4mm" style:type="right"/>
        </style:tab-stops>
      </style:paragraph-properties>
    </style:style>
    <style:style style:name="Header" style:family="paragraph" style:parent-style-name="Standard" style:class="extra">
      <style:paragraph-properties>
        <style:tab-stops>
          <style:tab-stop style:position="76.2mm" style:type="center"/>
          <style:tab-stop style:position="152.4mm" style:type="right"/>
        </style:tab-stops>
      </style:paragraph-properties>
    </style:style>
    <style:style style:name="Endnote" style:family="paragraph" style:parent-style-name="Standard" style:class="extra"/>
    <style:style style:name="_5b__5b_rcszStiToc9_5d__5d_" style:display-name="[[rcszStiToc9]]" style:family="paragraph" style:parent-style-name="Standard" style:next-style-name="Standard">
      <style:paragraph-properties fo:margin-left="12.7mm" fo:margin-right="0mm" fo:text-indent="-12.7mm" style:auto-text-indent="false">
        <style:tab-stops>
          <style:tab-stop style:position="158.75mm" style:leader-style="dotted" style:leader-text="."/>
          <style:tab-stop style:position="165.1mm" style:type="right"/>
        </style:tab-stops>
      </style:paragraph-properties>
      <style:text-properties fo:language="en" fo:country="US"/>
    </style:style>
    <style:style style:name="_5b__5b_rcszStiToaHeading_5d__5d_" style:display-name="[[rcszStiToaHeading]]" style:family="paragraph" style:parent-style-name="Standard" style:next-style-name="Standard">
      <style:paragraph-properties>
        <style:tab-stops>
          <style:tab-stop style:position="158.75mm"/>
          <style:tab-stop style:position="165.1mm" style:type="right"/>
        </style:tab-stops>
      </style:paragraph-properties>
      <style:text-properties fo:language="en" fo:country="US"/>
    </style:style>
    <style:style style:name="_5b__5b_rcszStiCaption_5d__5d_" style:display-name="[[rcszStiCaption]]" style:family="paragraph" style:parent-style-name="Standard" style:next-style-name="Standard">
      <style:text-properties fo:font-size="12pt" style:font-size-asian="12pt" style:font-size-complex="12pt"/>
    </style:style>
    <style:style style:name="tiret" style:family="paragraph" style:parent-style-name="Standard">
      <style:paragraph-properties fo:margin-left="3mm" fo:margin-right="0mm" fo:line-height="110%" fo:text-align="justify" style:justify-single-word="false" fo:text-indent="-3mm" style:auto-text-indent="false"/>
      <style:text-properties fo:font-size="11pt" fo:language="fr" fo:country="FR" style:font-size-asian="11pt" style:font-size-complex="11pt"/>
    </style:style>
    <style:style style:name="simple" style:family="paragraph" style:parent-style-name="Standard">
      <style:paragraph-properties fo:line-height="110%" fo:text-align="justify" style:justify-single-word="false"/>
      <style:text-properties fo:font-size="11pt" fo:language="fr" fo:country="FR" style:font-size-asian="11pt" style:font-size-complex="11pt"/>
    </style:style>
    <style:style style:name="demi" style:family="paragraph" style:parent-style-name="Standard">
      <style:paragraph-properties fo:line-height="50%" fo:text-align="justify" style:justify-single-word="false"/>
      <style:text-properties fo:font-size="11pt" fo:language="fr" fo:country="FR" style:font-size-asian="11pt" style:font-size-complex="11pt"/>
    </style:style>
    <style:style style:name="saut_20_de_20_page" style:display-name="saut de page" style:family="paragraph" style:parent-style-name="Standard">
      <style:paragraph-properties fo:margin-top="0mm" fo:margin-bottom="4.23mm" loext:contextual-spacing="false" fo:line-height="110%" fo:text-align="justify" style:justify-single-word="false"/>
      <style:text-properties fo:font-size="11pt" fo:language="fr" fo:country="FR" style:font-size-asian="11pt" style:font-size-complex="11pt"/>
    </style:style>
    <style:style style:name="Normalsolid" style:family="paragraph" style:parent-style-name="Standard">
      <style:paragraph-properties fo:line-height="110%" fo:text-align="justify" style:justify-single-word="false" fo:keep-with-next="always"/>
      <style:text-properties fo:font-size="11pt" fo:language="fr" fo:country="FR" style:font-size-asian="11pt" style:font-size-complex="11pt"/>
    </style:style>
    <style:style style:name="UnelignAvant" style:family="paragraph" style:parent-style-name="Standard" style:next-style-name="Standard">
      <style:paragraph-properties fo:margin-top="4.23mm" fo:margin-bottom="0mm" loext:contextual-spacing="false" fo:line-height="110%" fo:text-align="justify" style:justify-single-word="false"/>
      <style:text-properties fo:font-size="11pt" fo:language="fr" fo:country="FR" style:font-size-asian="11pt" style:font-size-complex="11pt"/>
    </style:style>
    <style:style style:name="Automatique" style:family="paragraph">
      <style:paragraph-properties fo:text-align="justify" style:justify-single-word="false" fo:orphans="0" fo:widows="0"/>
      <style:text-properties style:use-window-font-color="true" style:font-name="ＭＳ 明朝" fo:font-family="'ＭＳ 明朝'" style:font-family-generic="roman" fo:font-size="10pt" fo:language="fr" fo:country="FR" style:font-name-asian="ＭＳ 明朝" style:font-family-asian="'ＭＳ 明朝'" style:font-family-generic-asian="roman" style:font-size-asian="10pt" style:font-name-complex="ＭＳ 明朝" style:font-family-complex="'ＭＳ 明朝'" style:font-family-generic-complex="roman" style:font-size-complex="10pt"/>
    </style:style>
    <style:style style:name="DefList" style:family="paragraph" style:parent-style-name="Standard">
      <style:paragraph-properties fo:margin-left="14.31mm" fo:margin-right="0mm" fo:margin-top="2.12mm" fo:margin-bottom="0mm" loext:contextual-spacing="false" fo:line-height="80%" fo:keep-together="always" fo:text-indent="-14.31mm" style:auto-text-indent="false">
        <style:tab-stops>
          <style:tab-stop style:position="14.29mm"/>
          <style:tab-stop style:position="22.86mm"/>
          <style:tab-stop style:position="25.4mm"/>
          <style:tab-stop style:position="37.52mm"/>
          <style:tab-stop style:position="42.51mm"/>
        </style:tab-stops>
      </style:paragraph-properties>
    </style:style>
    <style:style style:name="_28_i_29_" style:display-name="(i)" style:family="paragraph" style:parent-style-name="Standard">
      <style:paragraph-properties fo:margin-left="7.62mm" fo:margin-right="0mm" fo:text-indent="-7.62mm" style:auto-text-indent="false"/>
      <style:text-properties fo:font-size="12pt" style:font-size-asian="12pt" style:font-size-complex="12pt"/>
    </style:style>
    <style:style style:name="eltitle" style:family="paragraph" style:parent-style-name="Standard">
      <style:paragraph-properties fo:keep-with-next="always">
        <style:tab-stops>
          <style:tab-stop style:position="7.62mm"/>
          <style:tab-stop style:position="17.52mm"/>
          <style:tab-stop style:position="30mm"/>
          <style:tab-stop style:position="37.52mm"/>
          <style:tab-stop style:position="130.02mm"/>
          <style:tab-stop style:position="147.53mm"/>
          <style:tab-stop style:position="155.03m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style:font-name="Helv" fo:font-size="11pt" fo:font-weight="bold" style:font-name-asian="Helv" style:font-size-asian="11pt" style:font-weight-asian="bold" style:font-name-complex="Helv" style:font-size-complex="11pt" style:font-weight-complex="bold"/>
    </style:style>
    <style:style style:name="MP2" style:family="paragraph" style:parent-style-name="Header">
      <style:text-properties style:font-name="Courier New" style:font-name-asian="Courier New" style:font-name-complex="Courier New"/>
    </style:style>
    <style:style style:name="MP3" style:family="paragraph" style:parent-style-name="Header">
      <style:paragraph-properties fo:text-align="end" style:justify-single-word="false"/>
    </style:style>
    <style:style style:name="MP4" style:family="paragraph" style:parent-style-name="Header">
      <style:text-properties fo:font-size="11pt" fo:font-weight="bold" style:font-size-asian="11pt" style:font-weight-asian="bold" style:font-size-complex="11pt" style:font-weight-complex="bold"/>
    </style:style>
    <style:style style:name="MP5" style:family="paragraph" style:parent-style-name="Footer">
      <style:paragraph-properties fo:text-align="end" style:justify-single-word="false"/>
      <style:text-properties style:font-name="Courier" style:font-name-asian="Courier" style:font-name-complex="Courier"/>
    </style:style>
    <style:style style:name="MP6" style:family="paragraph" style:parent-style-name="Header">
      <style:paragraph-properties>
        <style:tab-stops>
          <style:tab-stop style:position="85.02mm" style:type="center"/>
          <style:tab-stop style:position="120.02mm"/>
          <style:tab-stop style:position="170.02mm" style:type="right"/>
        </style:tab-stops>
      </style:paragraph-properties>
    </style:style>
    <style:style style:name="MP7" style:family="paragraph" style:parent-style-name="Header">
      <style:paragraph-properties>
        <style:tab-stops>
          <style:tab-stop style:position="76.2mm" style:type="center"/>
          <style:tab-stop style:position="120.02mm"/>
          <style:tab-stop style:position="152.4mm" style:type="right"/>
        </style:tab-stops>
      </style:paragraph-properties>
    </style:style>
    <style:style style:name="MP8" style:family="paragraph" style:parent-style-name="Header">
      <style:text-properties style:font-name="Arial" fo:font-size="8pt" fo:font-weight="bold" style:font-name-asian="Arial" style:font-size-asian="8pt" style:font-weight-asian="bold" style:font-name-complex="Arial" style:font-size-complex="8pt" style:font-weight-complex="bold"/>
    </style:style>
    <style:style style:name="MP9" style:family="paragraph" style:parent-style-name="Header">
      <style:text-properties style:font-name="Arial" fo:font-size="11pt" fo:font-weight="bold" style:font-name-asian="Arial" style:font-size-asian="11pt" style:font-weight-asian="bold" style:font-name-complex="Arial" style:font-size-complex="11pt" style:font-weight-complex="bold"/>
    </style:style>
    <style:style style:name="MP10" style:family="paragraph" style:parent-style-name="Header">
      <style:paragraph-properties fo:text-align="end" style:justify-single-word="false"/>
      <style:text-properties style:font-name="Arial" fo:font-size="8pt" fo:font-weight="bold" style:font-name-asian="Arial" style:font-size-asian="8pt" style:font-weight-asian="bold" style:font-name-complex="Arial" style:font-size-complex="8pt" style:font-weight-complex="bold"/>
    </style:style>
    <style:style style:name="MP11" style:family="paragraph" style:parent-style-name="Footer">
      <style:text-properties fo:font-size="11pt" fo:font-weight="bold" style:font-size-asian="11pt" style:font-weight-asian="bold" style:font-size-complex="11pt" style:font-weight-complex="bold"/>
    </style:style>
    <style:style style:name="MP12" style:family="paragraph" style:parent-style-name="Footer">
      <style:text-properties fo:font-size="11pt" style:font-size-asian="11pt" style:font-size-complex="11pt"/>
    </style:style>
    <style:style style:name="MT1" style:family="text">
      <style:text-properties style:font-name="Courier New" style:font-name-asian="Courier New" style:font-name-complex="Courier New"/>
    </style:style>
    <style:style style:name="MT2" style:family="text">
      <style:text-properties style:font-name="Helv" fo:font-size="8pt" fo:font-weight="bold" style:font-name-asian="Helv" style:font-size-asian="8pt" style:font-weight-asian="bold" style:font-name-complex="Helv" style:font-size-complex="8pt" style:font-weight-complex="bold"/>
    </style:style>
    <style:page-layout style:name="Mpm1">
      <style:page-layout-properties fo:page-width="210.01mm" fo:page-height="297mm" style:num-format="1" style:print-orientation="portrait" fo:margin-top="11.01mm" fo:margin-bottom="15.01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11.5mm" fo:margin-bottom="10.51mm" style:dynamic-spacing="true"/>
      </style:header-style>
      <style:footer-style>
        <style:header-footer-properties fo:min-height="2.49mm" fo:margin-top="1.5mm" style:dynamic-spacing="true"/>
      </style:footer-style>
    </style:page-layout>
    <style:page-layout style:name="Mpm2">
      <style:page-layout-properties fo:page-width="210.01mm" fo:page-height="297mm" style:num-format="1" style:print-orientation="portrait" fo:margin-top="22.51mm" fo:margin-bottom="12.7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3mm" fo:margin-top="6.31mm" style:dynamic-spacing="true"/>
      </style:footer-style>
    </style:page-layout>
  </office:automatic-styles>
  <office:master-styles>
    <style:master-page style:name="Standard" style:page-layout-name="Mpm1">
      <style:header>
        <text:p text:style-name="MP1">UN/EDIFACT WD 9735-1:1994(E)</text:p>
      </style:header>
      <style:header-first>
        <text:p text:style-name="Header"/>
      </style:header-first>
      <style:header-left>
        <text:p text:style-name="MP2">TRADE/WP.4/R.1244/Rev.1</text:p>
        <text:p text:style-name="Header"><text:span text:style-name="MT1">page </text:span><text:span text:style-name="Page_20_Number"><text:span text:style-name="MT1"><text:page-number text:select-page="current">2</text:page-number></text:span></text:span></text:p>
        <text:p text:style-name="MP3"><text:span text:style-name="MT2">UN/EDIFACT WD 9735-1:1994(E)</text:span></text:p>
        <text:p text:style-name="MP4"/>
      </style:header-left>
      <style:footer>
        <text:p text:style-name="MP5"><text:page-number text:select-page="current">3</text:page-number></text:p>
      </style:footer>
      <style:footer-first>
        <text:p text:style-name="Footer"/>
      </style:footer-first>
      <style:footer-left>
        <text:p text:style-name="Footer"/>
      </style:footer-left>
    </style:master-page>
    <style:master-page style:name="Convert_20_1" style:display-name="Convert 1" style:page-layout-name="Mpm1">
      <style:header>
        <text:p text:style-name="MP6"><text:tab/><text:tab/><text:span text:style-name="MT1">TRADE/WP.4/R.1244/Rev.1</text:span></text:p>
        <text:p text:style-name="MP7"><text:span text:style-name="MT1"><text:tab/><text:tab/>page </text:span><text:span text:style-name="Page_20_Number"><text:span text:style-name="MT1"><text:page-number text:select-page="current">5</text:page-number></text:span></text:span></text:p>
        <text:p text:style-name="MP8">ISO 9735-4:1997</text:p>
        <text:p text:style-name="MP9"/>
      </style:header>
      <style:header-left>
        <text:p text:style-name="MP2">TRADE/WP.4/R.1244/Rev.1</text:p>
        <text:p text:style-name="Header"><text:span text:style-name="MT1">page </text:span><text:span text:style-name="Page_20_Number"><text:span text:style-name="MT1"><text:page-number text:select-page="current">4</text:page-number></text:span></text:span></text:p>
        <text:p text:style-name="MP10">ISO 9735-4:1997</text:p>
        <text:p text:style-name="MP4"/>
      </style:header-left>
      <style:footer>
        <text:p text:style-name="Footer"/>
      </style:footer>
      <style:footer-left>
        <text:p text:style-name="MP11"/>
      </style:footer-left>
    </style:master-page>
    <style:master-page style:name="Convert_20_2" style:display-name="Convert 2" style:page-layout-name="Mpm2">
      <style:footer>
        <text:p text:style-name="Footer"/>
      </style:footer>
      <style:footer-left>
        <text:p text:style-name="MP1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SO 9735</dc:title>
    <dc:subject>Part 4</dc:subject>
    <dc:description>For approval by UN/ECE/WP.4/GE.1 and submission to ISO.</dc:description>
    <meta:initial-creator>Martine Levrague</meta:initial-creator>
    <meta:creation-date>1997-06-23T18:09:00.000551000</meta:creation-date>
    <dc:creator>Martine Levrague</dc:creator>
    <dc:date>1997-06-25T17:05:00.000551000</dc:date>
    <meta:editing-cycles>5</meta:editing-cycles>
    <meta:editing-duration>PT4M</meta:editing-duration>
    <meta:document-statistic meta:table-count="18" meta:image-count="1" meta:object-count="0" meta:page-count="28" meta:paragraph-count="1186" meta:word-count="7703" meta:character-count="46512" meta:non-whitespace-character-count="39596"/>
    <meta:generator>LibreOffice/5.1.4.2$Linux_X86_64 LibreOffice_project/10m0$Build-2</meta:generator>
  </office:meta>
</office:document-meta>
</file>